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235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4">
      <style:table-properties table:display="true" style:writing-mode="lr-tb"/>
    </style:style>
    <style:style style:name="ta5" style:family="table" style:master-page-name="PageStyle_5f_Plan5">
      <style:table-properties table:display="true" style:writing-mode="lr-tb"/>
    </style:style>
    <style:style style:name="ta6" style:family="table" style:master-page-name="PageStyle_5f_Plan6">
      <style:table-properties table:display="true" style:writing-mode="lr-tb"/>
    </style:style>
    <style:style style:name="ta7" style:family="table" style:master-page-name="PageStyle_5f_Plan7">
      <style:table-properties table:display="true" style:writing-mode="lr-tb"/>
    </style:style>
    <style:style style:name="ta8" style:family="table" style:master-page-name="PageStyle_5f_Plan8">
      <style:table-properties table:display="true" style:writing-mode="lr-tb"/>
    </style:style>
    <style:style style:name="ta9" style:family="table" style:master-page-name="PageStyle_5f_Plan9">
      <style:table-properties table:display="true" style:writing-mode="lr-tb"/>
    </style:style>
    <style:style style:name="ta10" style:family="table" style:master-page-name="PageStyle_5f_Plan10">
      <style:table-properties table:display="true" style:writing-mode="lr-tb"/>
    </style:style>
    <style:style style:name="ta11" style:family="table" style:master-page-name="PageStyle_5f_Plan11">
      <style:table-properties table:display="true" style:writing-mode="lr-tb"/>
    </style:style>
    <style:style style:name="ta12" style:family="table" style:master-page-name="PageStyle_5f_Plan12">
      <style:table-properties table:display="true" style:writing-mode="lr-tb"/>
    </style:style>
    <style:style style:name="ta13" style:family="table" style:master-page-name="PageStyle_5f_Plan13">
      <style:table-properties table:display="true" style:writing-mode="lr-tb"/>
    </style:style>
    <style:style style:name="ta14" style:family="table" style:master-page-name="PageStyle_5f_Plan14">
      <style:table-properties table:display="true" style:writing-mode="lr-tb"/>
    </style:style>
    <style:style style:name="ta15" style:family="table" style:master-page-name="PageStyle_5f_Plan15">
      <style:table-properties table:display="true" style:writing-mode="lr-tb"/>
    </style:style>
    <style:style style:name="ta16" style:family="table" style:master-page-name="PageStyle_5f_Plan16">
      <style:table-properties table:display="true" style:writing-mode="lr-tb"/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39">
      <style:table-cell-properties fo:padding="0.071cm"/>
    </style:style>
    <style:style style:name="ce3" style:family="table-cell" style:parent-style-name="Default" style:data-style-name="N49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56" table:default-cell-style-name="ce1"/>
        <table:table-column table:style-name="co3" table:number-columns-repeated="16126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ATA_TS</text:p>
          </table:table-cell>
          <table:table-cell office:value-type="string" calcext:value-type="string">
            <text:p>RES65</text:p>
          </table:table-cell>
          <table:table-cell office:value-type="string" calcext:value-type="string">
            <text:p>PM10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no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01" calcext:value-type="date">
            <text:p>1 de jan de 97</text:p>
          </table:table-cell>
          <table:table-cell table:style-name="ce3" office:value-type="date" office:date-value="1997-01-01" calcext:value-type="date">
            <text:p>1997-01-01</text:p>
          </table:table-cell>
          <table:table-cell office:value-type="float" office:value="11" calcext:value-type="float">
            <text:p>11</text:p>
          </table:table-cell>
          <table:table-cell office:value-type="float" office:value="36.841" calcext:value-type="float">
            <text:p>36,841</text:p>
          </table:table-cell>
          <table:table-cell office:value-type="float" office:value="11.326" calcext:value-type="float">
            <text:p>11,326</text:p>
          </table:table-cell>
          <table:table-cell office:value-type="float" office:value="1.7133" calcext:value-type="float">
            <text:p>1,7133</text:p>
          </table:table-cell>
          <table:table-cell office:value-type="float" office:value="68.952" calcext:value-type="float">
            <text:p>68,952</text:p>
          </table:table-cell>
          <table:table-cell office:value-type="float" office:value="42.535" calcext:value-type="float">
            <text:p>42,53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02" calcext:value-type="date">
            <text:p>2 de jan de 97</text:p>
          </table:table-cell>
          <table:table-cell table:style-name="ce3" office:value-type="date" office:date-value="1997-01-02" calcext:value-type="date">
            <text:p>1997-01-02</text:p>
          </table:table-cell>
          <table:table-cell office:value-type="float" office:value="3" calcext:value-type="float">
            <text:p>3</text:p>
          </table:table-cell>
          <table:table-cell office:value-type="float" office:value="33.634" calcext:value-type="float">
            <text:p>33,634</text:p>
          </table:table-cell>
          <table:table-cell office:value-type="float" office:value="16.284" calcext:value-type="float">
            <text:p>16,284</text:p>
          </table:table-cell>
          <table:table-cell office:value-type="float" office:value="1.6083" calcext:value-type="float">
            <text:p>1,6083</text:p>
          </table:table-cell>
          <table:table-cell office:value-type="float" office:value="52.48" calcext:value-type="float">
            <text:p>52,48</text:p>
          </table:table-cell>
          <table:table-cell office:value-type="float" office:value="57.02" calcext:value-type="float">
            <text:p>57,0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03" calcext:value-type="date">
            <text:p>3 de jan de 97</text:p>
          </table:table-cell>
          <table:table-cell table:style-name="ce3" office:value-type="date" office:date-value="1997-01-03" calcext:value-type="date">
            <text:p>1997-01-03</text:p>
          </table:table-cell>
          <table:table-cell office:value-type="float" office:value="11" calcext:value-type="float">
            <text:p>11</text:p>
          </table:table-cell>
          <table:table-cell office:value-type="float" office:value="35.319" calcext:value-type="float">
            <text:p>35,319</text:p>
          </table:table-cell>
          <table:table-cell office:value-type="float" office:value="17.21" calcext:value-type="float">
            <text:p>17,21</text:p>
          </table:table-cell>
          <table:table-cell office:value-type="float" office:value="1.8983" calcext:value-type="float">
            <text:p>1,8983</text:p>
          </table:table-cell>
          <table:table-cell office:value-type="float" office:value="45.18" calcext:value-type="float">
            <text:p>45,18</text:p>
          </table:table-cell>
          <table:table-cell office:value-type="float" office:value="61.838" calcext:value-type="float">
            <text:p>61,83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04" calcext:value-type="date">
            <text:p>4 de jan de 97</text:p>
          </table:table-cell>
          <table:table-cell table:style-name="ce3" office:value-type="date" office:date-value="1997-01-04" calcext:value-type="date">
            <text:p>1997-01-04</text:p>
          </table:table-cell>
          <table:table-cell office:value-type="float" office:value="8" calcext:value-type="float">
            <text:p>8</text:p>
          </table:table-cell>
          <table:table-cell office:value-type="float" office:value="29.742" calcext:value-type="float">
            <text:p>29,742</text:p>
          </table:table-cell>
          <table:table-cell office:value-type="float" office:value="16.0025" calcext:value-type="float">
            <text:p>16,0025</text:p>
          </table:table-cell>
          <table:table-cell office:value-type="float" office:value="1.675" calcext:value-type="float">
            <text:p>1,675</text:p>
          </table:table-cell>
          <table:table-cell office:value-type="float" office:value="117.338" calcext:value-type="float">
            <text:p>117,338</text:p>
          </table:table-cell>
          <table:table-cell office:value-type="float" office:value="78.51" calcext:value-type="float">
            <text:p>78,51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05" calcext:value-type="date">
            <text:p>5 de jan de 97</text:p>
          </table:table-cell>
          <table:table-cell table:style-name="ce3" office:value-type="date" office:date-value="1997-01-05" calcext:value-type="date">
            <text:p>1997-01-05</text:p>
          </table:table-cell>
          <table:table-cell office:value-type="float" office:value="11" calcext:value-type="float">
            <text:p>11</text:p>
          </table:table-cell>
          <table:table-cell office:value-type="float" office:value="43.343" calcext:value-type="float">
            <text:p>43,343</text:p>
          </table:table-cell>
          <table:table-cell office:value-type="float" office:value="21.3" calcext:value-type="float">
            <text:p>21,3</text:p>
          </table:table-cell>
          <table:table-cell office:value-type="float" office:value="2.012" calcext:value-type="float">
            <text:p>2,012</text:p>
          </table:table-cell>
          <table:table-cell office:value-type="float" office:value="156.02" calcext:value-type="float">
            <text:p>156,02</text:p>
          </table:table-cell>
          <table:table-cell office:value-type="float" office:value="82.008" calcext:value-type="float">
            <text:p>82,00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06" calcext:value-type="date">
            <text:p>6 de jan de 97</text:p>
          </table:table-cell>
          <table:table-cell table:style-name="ce3" office:value-type="date" office:date-value="1997-01-06" calcext:value-type="date">
            <text:p>1997-01-06</text:p>
          </table:table-cell>
          <table:table-cell office:value-type="float" office:value="11" calcext:value-type="float">
            <text:p>11</text:p>
          </table:table-cell>
          <table:table-cell office:value-type="float" office:value="43.787" calcext:value-type="float">
            <text:p>43,787</text:p>
          </table:table-cell>
          <table:table-cell office:value-type="float" office:value="26.735" calcext:value-type="float">
            <text:p>26,735</text:p>
          </table:table-cell>
          <table:table-cell office:value-type="float" office:value="2.458" calcext:value-type="float">
            <text:p>2,458</text:p>
          </table:table-cell>
          <table:table-cell office:value-type="float" office:value="126.133" calcext:value-type="float">
            <text:p>126,133</text:p>
          </table:table-cell>
          <table:table-cell office:value-type="float" office:value="135.51" calcext:value-type="float">
            <text:p>135,51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07" calcext:value-type="date">
            <text:p>7 de jan de 97</text:p>
          </table:table-cell>
          <table:table-cell table:style-name="ce3" office:value-type="date" office:date-value="1997-01-07" calcext:value-type="date">
            <text:p>1997-01-07</text:p>
          </table:table-cell>
          <table:table-cell office:value-type="float" office:value="8" calcext:value-type="float">
            <text:p>8</text:p>
          </table:table-cell>
          <table:table-cell office:value-type="float" office:value="51.858" calcext:value-type="float">
            <text:p>51,858</text:p>
          </table:table-cell>
          <table:table-cell office:value-type="float" office:value="31.955" calcext:value-type="float">
            <text:p>31,955</text:p>
          </table:table-cell>
          <table:table-cell office:value-type="float" office:value="3.228" calcext:value-type="float">
            <text:p>3,228</text:p>
          </table:table-cell>
          <table:table-cell office:value-type="float" office:value="94.912" calcext:value-type="float">
            <text:p>94,912</text:p>
          </table:table-cell>
          <table:table-cell office:value-type="float" office:value="159.426" calcext:value-type="float">
            <text:p>159,42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08" calcext:value-type="date">
            <text:p>8 de jan de 97</text:p>
          </table:table-cell>
          <table:table-cell table:style-name="ce3" office:value-type="date" office:date-value="1997-01-08" calcext:value-type="date">
            <text:p>1997-01-08</text:p>
          </table:table-cell>
          <table:table-cell office:value-type="float" office:value="7" calcext:value-type="float">
            <text:p>7</text:p>
          </table:table-cell>
          <table:table-cell office:value-type="float" office:value="53.457" calcext:value-type="float">
            <text:p>53,457</text:p>
          </table:table-cell>
          <table:table-cell office:value-type="float" office:value="29.954" calcext:value-type="float">
            <text:p>29,954</text:p>
          </table:table-cell>
          <table:table-cell office:value-type="float" office:value="3.966" calcext:value-type="float">
            <text:p>3,966</text:p>
          </table:table-cell>
          <table:table-cell office:value-type="float" office:value="67.183" calcext:value-type="float">
            <text:p>67,183</text:p>
          </table:table-cell>
          <table:table-cell office:value-type="float" office:value="182.9" calcext:value-type="float">
            <text:p>182,9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09" calcext:value-type="date">
            <text:p>9 de jan de 97</text:p>
          </table:table-cell>
          <table:table-cell table:style-name="ce3" office:value-type="date" office:date-value="1997-01-09" calcext:value-type="date">
            <text:p>1997-01-09</text:p>
          </table:table-cell>
          <table:table-cell office:value-type="float" office:value="9" calcext:value-type="float">
            <text:p>9</text:p>
          </table:table-cell>
          <table:table-cell office:value-type="float" office:value="41.771" calcext:value-type="float">
            <text:p>41,771</text:p>
          </table:table-cell>
          <table:table-cell office:value-type="float" office:value="27.486" calcext:value-type="float">
            <text:p>27,486</text:p>
          </table:table-cell>
          <table:table-cell office:value-type="float" office:value="3.7217" calcext:value-type="float">
            <text:p>3,7217</text:p>
          </table:table-cell>
          <table:table-cell office:value-type="float" office:value="76.266" calcext:value-type="float">
            <text:p>76,266</text:p>
          </table:table-cell>
          <table:table-cell office:value-type="float" office:value="131.714" calcext:value-type="float">
            <text:p>131,71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10" calcext:value-type="date">
            <text:p>10 de jan de 97</text:p>
          </table:table-cell>
          <table:table-cell table:style-name="ce3" office:value-type="date" office:date-value="1997-01-10" calcext:value-type="date">
            <text:p>1997-01-10</text:p>
          </table:table-cell>
          <table:table-cell office:value-type="float" office:value="11" calcext:value-type="float">
            <text:p>11</text:p>
          </table:table-cell>
          <table:table-cell office:value-type="float" office:value="54.352" calcext:value-type="float">
            <text:p>54,352</text:p>
          </table:table-cell>
          <table:table-cell office:value-type="float" office:value="32.566" calcext:value-type="float">
            <text:p>32,566</text:p>
          </table:table-cell>
          <table:table-cell office:value-type="float" office:value="4.5267" calcext:value-type="float">
            <text:p>4,5267</text:p>
          </table:table-cell>
          <table:table-cell office:value-type="float" office:value="38.628" calcext:value-type="float">
            <text:p>38,628</text:p>
          </table:table-cell>
          <table:table-cell office:value-type="float" office:value="113.142" calcext:value-type="float">
            <text:p>113,14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11" calcext:value-type="date">
            <text:p>11 de jan de 97</text:p>
          </table:table-cell>
          <table:table-cell table:style-name="ce3" office:value-type="date" office:date-value="1997-01-11" calcext:value-type="date">
            <text:p>1997-01-11</text:p>
          </table:table-cell>
          <table:table-cell office:value-type="float" office:value="7" calcext:value-type="float">
            <text:p>7</text:p>
          </table:table-cell>
          <table:table-cell office:value-type="float" office:value="33.294" calcext:value-type="float">
            <text:p>33,294</text:p>
          </table:table-cell>
          <table:table-cell office:value-type="float" office:value="21.862" calcext:value-type="float">
            <text:p>21,862</text:p>
          </table:table-cell>
          <table:table-cell office:value-type="float" office:value="3.7667" calcext:value-type="float">
            <text:p>3,7667</text:p>
          </table:table-cell>
          <table:table-cell office:value-type="float" office:value="48.515" calcext:value-type="float">
            <text:p>48,515</text:p>
          </table:table-cell>
          <table:table-cell office:value-type="float" office:value="82.892" calcext:value-type="float">
            <text:p>82,89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12" calcext:value-type="date">
            <text:p>12 de jan de 97</text:p>
          </table:table-cell>
          <table:table-cell table:style-name="ce3" office:value-type="date" office:date-value="1997-01-12" calcext:value-type="date">
            <text:p>1997-01-12</text:p>
          </table:table-cell>
          <table:table-cell office:value-type="float" office:value="8" calcext:value-type="float">
            <text:p>8</text:p>
          </table:table-cell>
          <table:table-cell office:value-type="float" office:value="35.838" calcext:value-type="float">
            <text:p>35,838</text:p>
          </table:table-cell>
          <table:table-cell office:value-type="float" office:value="20.784" calcext:value-type="float">
            <text:p>20,784</text:p>
          </table:table-cell>
          <table:table-cell office:value-type="float" office:value="3.4433" calcext:value-type="float">
            <text:p>3,4433</text:p>
          </table:table-cell>
          <table:table-cell office:value-type="float" office:value="61.858" calcext:value-type="float">
            <text:p>61,858</text:p>
          </table:table-cell>
          <table:table-cell office:value-type="float" office:value="76.064" calcext:value-type="float">
            <text:p>76,06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13" calcext:value-type="date">
            <text:p>13 de jan de 97</text:p>
          </table:table-cell>
          <table:table-cell table:style-name="ce3" office:value-type="date" office:date-value="1997-01-13" calcext:value-type="date">
            <text:p>1997-01-13</text:p>
          </table:table-cell>
          <table:table-cell office:value-type="float" office:value="6" calcext:value-type="float">
            <text:p>6</text:p>
          </table:table-cell>
          <table:table-cell office:value-type="float" office:value="39.794" calcext:value-type="float">
            <text:p>39,794</text:p>
          </table:table-cell>
          <table:table-cell office:value-type="float" office:value="23.302" calcext:value-type="float">
            <text:p>23,302</text:p>
          </table:table-cell>
          <table:table-cell office:value-type="float" office:value="3.9433" calcext:value-type="float">
            <text:p>3,9433</text:p>
          </table:table-cell>
          <table:table-cell office:value-type="float" office:value="50.54" calcext:value-type="float">
            <text:p>50,54</text:p>
          </table:table-cell>
          <table:table-cell office:value-type="float" office:value="95.604" calcext:value-type="float">
            <text:p>95,60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14" calcext:value-type="date">
            <text:p>14 de jan de 97</text:p>
          </table:table-cell>
          <table:table-cell table:style-name="ce3" office:value-type="date" office:date-value="1997-01-14" calcext:value-type="date">
            <text:p>1997-01-14</text:p>
          </table:table-cell>
          <table:table-cell office:value-type="float" office:value="10" calcext:value-type="float">
            <text:p>10</text:p>
          </table:table-cell>
          <table:table-cell office:value-type="float" office:value="53.626" calcext:value-type="float">
            <text:p>53,626</text:p>
          </table:table-cell>
          <table:table-cell office:value-type="float" office:value="24.152" calcext:value-type="float">
            <text:p>24,152</text:p>
          </table:table-cell>
          <table:table-cell office:value-type="float" office:value="3.825" calcext:value-type="float">
            <text:p>3,825</text:p>
          </table:table-cell>
          <table:table-cell office:value-type="float" office:value="64.6" calcext:value-type="float">
            <text:p>64,6</text:p>
          </table:table-cell>
          <table:table-cell office:value-type="float" office:value="118.452" calcext:value-type="float">
            <text:p>118,45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15" calcext:value-type="date">
            <text:p>15 de jan de 97</text:p>
          </table:table-cell>
          <table:table-cell table:style-name="ce3" office:value-type="date" office:date-value="1997-01-15" calcext:value-type="date">
            <text:p>1997-01-15</text:p>
          </table:table-cell>
          <table:table-cell office:value-type="float" office:value="4" calcext:value-type="float">
            <text:p>4</text:p>
          </table:table-cell>
          <table:table-cell office:value-type="float" office:value="54.672" calcext:value-type="float">
            <text:p>54,672</text:p>
          </table:table-cell>
          <table:table-cell office:value-type="float" office:value="27.838" calcext:value-type="float">
            <text:p>27,838</text:p>
          </table:table-cell>
          <table:table-cell office:value-type="float" office:value="3.7017" calcext:value-type="float">
            <text:p>3,7017</text:p>
          </table:table-cell>
          <table:table-cell office:value-type="float" office:value="107.893" calcext:value-type="float">
            <text:p>107,893</text:p>
          </table:table-cell>
          <table:table-cell office:value-type="float" office:value="155.678" calcext:value-type="float">
            <text:p>155,67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16" calcext:value-type="date">
            <text:p>16 de jan de 97</text:p>
          </table:table-cell>
          <table:table-cell table:style-name="ce3" office:value-type="date" office:date-value="1997-01-16" calcext:value-type="date">
            <text:p>1997-01-16</text:p>
          </table:table-cell>
          <table:table-cell office:value-type="float" office:value="10" calcext:value-type="float">
            <text:p>10</text:p>
          </table:table-cell>
          <table:table-cell office:value-type="float" office:value="43.894" calcext:value-type="float">
            <text:p>43,894</text:p>
          </table:table-cell>
          <table:table-cell office:value-type="float" office:value="25.394" calcext:value-type="float">
            <text:p>25,394</text:p>
          </table:table-cell>
          <table:table-cell office:value-type="float" office:value="4.0917" calcext:value-type="float">
            <text:p>4,0917</text:p>
          </table:table-cell>
          <table:table-cell office:value-type="float" office:value="21.637" calcext:value-type="float">
            <text:p>21,637</text:p>
          </table:table-cell>
          <table:table-cell office:value-type="float" office:value="131.31" calcext:value-type="float">
            <text:p>131,31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17" calcext:value-type="date">
            <text:p>17 de jan de 97</text:p>
          </table:table-cell>
          <table:table-cell table:style-name="ce3" office:value-type="date" office:date-value="1997-01-17" calcext:value-type="date">
            <text:p>1997-01-17</text:p>
          </table:table-cell>
          <table:table-cell office:value-type="float" office:value="7" calcext:value-type="float">
            <text:p>7</text:p>
          </table:table-cell>
          <table:table-cell office:value-type="float" office:value="36.534" calcext:value-type="float">
            <text:p>36,534</text:p>
          </table:table-cell>
          <table:table-cell office:value-type="float" office:value="22.7" calcext:value-type="float">
            <text:p>22,7</text:p>
          </table:table-cell>
          <table:table-cell office:value-type="float" office:value="2.4117" calcext:value-type="float">
            <text:p>2,4117</text:p>
          </table:table-cell>
          <table:table-cell office:value-type="float" office:value="39.886" calcext:value-type="float">
            <text:p>39,886</text:p>
          </table:table-cell>
          <table:table-cell office:value-type="float" office:value="68.772" calcext:value-type="float">
            <text:p>68,77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18" calcext:value-type="date">
            <text:p>18 de jan de 97</text:p>
          </table:table-cell>
          <table:table-cell table:style-name="ce3" office:value-type="date" office:date-value="1997-01-18" calcext:value-type="date">
            <text:p>1997-01-18</text:p>
          </table:table-cell>
          <table:table-cell office:value-type="float" office:value="9" calcext:value-type="float">
            <text:p>9</text:p>
          </table:table-cell>
          <table:table-cell office:value-type="float" office:value="39.015" calcext:value-type="float">
            <text:p>39,015</text:p>
          </table:table-cell>
          <table:table-cell office:value-type="float" office:value="19.028" calcext:value-type="float">
            <text:p>19,028</text:p>
          </table:table-cell>
          <table:table-cell office:value-type="float" office:value="1.79" calcext:value-type="float">
            <text:p>1,79</text:p>
          </table:table-cell>
          <table:table-cell office:value-type="float" office:value="92.622" calcext:value-type="float">
            <text:p>92,622</text:p>
          </table:table-cell>
          <table:table-cell office:value-type="float" office:value="77.402" calcext:value-type="float">
            <text:p>77,40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19" calcext:value-type="date">
            <text:p>19 de jan de 97</text:p>
          </table:table-cell>
          <table:table-cell table:style-name="ce3" office:value-type="date" office:date-value="1997-01-19" calcext:value-type="date">
            <text:p>1997-01-19</text:p>
          </table:table-cell>
          <table:table-cell office:value-type="float" office:value="10" calcext:value-type="float">
            <text:p>10</text:p>
          </table:table-cell>
          <table:table-cell office:value-type="float" office:value="31.412" calcext:value-type="float">
            <text:p>31,412</text:p>
          </table:table-cell>
          <table:table-cell office:value-type="float" office:value="14.42" calcext:value-type="float">
            <text:p>14,42</text:p>
          </table:table-cell>
          <table:table-cell office:value-type="float" office:value="2.0183" calcext:value-type="float">
            <text:p>2,0183</text:p>
          </table:table-cell>
          <table:table-cell office:value-type="float" office:value="56.828" calcext:value-type="float">
            <text:p>56,828</text:p>
          </table:table-cell>
          <table:table-cell office:value-type="float" office:value="63.394" calcext:value-type="float">
            <text:p>63,39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20" calcext:value-type="date">
            <text:p>20 de jan de 97</text:p>
          </table:table-cell>
          <table:table-cell table:style-name="ce3" office:value-type="date" office:date-value="1997-01-20" calcext:value-type="date">
            <text:p>1997-01-20</text:p>
          </table:table-cell>
          <table:table-cell office:value-type="float" office:value="13" calcext:value-type="float">
            <text:p>13</text:p>
          </table:table-cell>
          <table:table-cell office:value-type="float" office:value="39.82" calcext:value-type="float">
            <text:p>39,82</text:p>
          </table:table-cell>
          <table:table-cell office:value-type="float" office:value="18.822" calcext:value-type="float">
            <text:p>18,822</text:p>
          </table:table-cell>
          <table:table-cell office:value-type="float" office:value="3.1567" calcext:value-type="float">
            <text:p>3,1567</text:p>
          </table:table-cell>
          <table:table-cell office:value-type="float" office:value="48.303" calcext:value-type="float">
            <text:p>48,303</text:p>
          </table:table-cell>
          <table:table-cell office:value-type="float" office:value="98.624" calcext:value-type="float">
            <text:p>98,62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21" calcext:value-type="date">
            <text:p>21 de jan de 97</text:p>
          </table:table-cell>
          <table:table-cell table:style-name="ce3" office:value-type="date" office:date-value="1997-01-21" calcext:value-type="date">
            <text:p>1997-01-21</text:p>
          </table:table-cell>
          <table:table-cell office:value-type="float" office:value="6" calcext:value-type="float">
            <text:p>6</text:p>
          </table:table-cell>
          <table:table-cell office:value-type="float" office:value="43.209" calcext:value-type="float">
            <text:p>43,209</text:p>
          </table:table-cell>
          <table:table-cell office:value-type="float" office:value="15.21" calcext:value-type="float">
            <text:p>15,21</text:p>
          </table:table-cell>
          <table:table-cell office:value-type="float" office:value="3.378" calcext:value-type="float">
            <text:p>3,378</text:p>
          </table:table-cell>
          <table:table-cell office:value-type="float" office:value="43.787" calcext:value-type="float">
            <text:p>43,787</text:p>
          </table:table-cell>
          <table:table-cell office:value-type="float" office:value="129.275" calcext:value-type="float">
            <text:p>129,27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22" calcext:value-type="date">
            <text:p>22 de jan de 97</text:p>
          </table:table-cell>
          <table:table-cell table:style-name="ce3" office:value-type="date" office:date-value="1997-01-22" calcext:value-type="date">
            <text:p>1997-01-22</text:p>
          </table:table-cell>
          <table:table-cell office:value-type="float" office:value="11" calcext:value-type="float">
            <text:p>11</text:p>
          </table:table-cell>
          <table:table-cell office:value-type="float" office:value="43.247" calcext:value-type="float">
            <text:p>43,247</text:p>
          </table:table-cell>
          <table:table-cell office:value-type="float" office:value="13.0625" calcext:value-type="float">
            <text:p>13,0625</text:p>
          </table:table-cell>
          <table:table-cell office:value-type="float" office:value="3.94" calcext:value-type="float">
            <text:p>3,94</text:p>
          </table:table-cell>
          <table:table-cell office:value-type="float" office:value="43.88" calcext:value-type="float">
            <text:p>43,88</text:p>
          </table:table-cell>
          <table:table-cell office:value-type="float" office:value="106.215" calcext:value-type="float">
            <text:p>106,21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23" calcext:value-type="date">
            <text:p>23 de jan de 97</text:p>
          </table:table-cell>
          <table:table-cell table:style-name="ce3" office:value-type="date" office:date-value="1997-01-23" calcext:value-type="date">
            <text:p>1997-01-23</text:p>
          </table:table-cell>
          <table:table-cell office:value-type="float" office:value="11" calcext:value-type="float">
            <text:p>11</text:p>
          </table:table-cell>
          <table:table-cell office:value-type="float" office:value="40.885" calcext:value-type="float">
            <text:p>40,885</text:p>
          </table:table-cell>
          <table:table-cell office:value-type="float" office:value="11.24" calcext:value-type="float">
            <text:p>11,24</text:p>
          </table:table-cell>
          <table:table-cell office:value-type="float" office:value="3.308" calcext:value-type="float">
            <text:p>3,308</text:p>
          </table:table-cell>
          <table:table-cell office:value-type="float" office:value="53.487" calcext:value-type="float">
            <text:p>53,487</text:p>
          </table:table-cell>
          <table:table-cell office:value-type="float" office:value="98.33" calcext:value-type="float">
            <text:p>98,3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24" calcext:value-type="date">
            <text:p>24 de jan de 97</text:p>
          </table:table-cell>
          <table:table-cell table:style-name="ce3" office:value-type="date" office:date-value="1997-01-24" calcext:value-type="date">
            <text:p>1997-01-24</text:p>
          </table:table-cell>
          <table:table-cell office:value-type="float" office:value="10" calcext:value-type="float">
            <text:p>10</text:p>
          </table:table-cell>
          <table:table-cell office:value-type="float" office:value="42.229" calcext:value-type="float">
            <text:p>42,229</text:p>
          </table:table-cell>
          <table:table-cell office:value-type="float" office:value="12.945" calcext:value-type="float">
            <text:p>12,945</text:p>
          </table:table-cell>
          <table:table-cell office:value-type="float" office:value="3.5017" calcext:value-type="float">
            <text:p>3,5017</text:p>
          </table:table-cell>
          <table:table-cell office:value-type="float" office:value="32.023" calcext:value-type="float">
            <text:p>32,023</text:p>
          </table:table-cell>
          <table:table-cell office:value-type="float" office:value="94.417" calcext:value-type="float">
            <text:p>94,41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25" calcext:value-type="date">
            <text:p>25 de jan de 97</text:p>
          </table:table-cell>
          <table:table-cell table:style-name="ce3" office:value-type="date" office:date-value="1997-01-25" calcext:value-type="date">
            <text:p>1997-01-25</text:p>
          </table:table-cell>
          <table:table-cell office:value-type="float" office:value="7" calcext:value-type="float">
            <text:p>7</text:p>
          </table:table-cell>
          <table:table-cell office:value-type="float" office:value="34.797" calcext:value-type="float">
            <text:p>34,797</text:p>
          </table:table-cell>
          <table:table-cell office:value-type="float" office:value="8.0575" calcext:value-type="float">
            <text:p>8,0575</text:p>
          </table:table-cell>
          <table:table-cell office:value-type="float" office:value="3.095" calcext:value-type="float">
            <text:p>3,095</text:p>
          </table:table-cell>
          <table:table-cell office:value-type="float" office:value="60.868" calcext:value-type="float">
            <text:p>60,868</text:p>
          </table:table-cell>
          <table:table-cell office:value-type="float" office:value="79.656" calcext:value-type="float">
            <text:p>79,65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26" calcext:value-type="date">
            <text:p>26 de jan de 97</text:p>
          </table:table-cell>
          <table:table-cell table:style-name="ce3" office:value-type="date" office:date-value="1997-01-26" calcext:value-type="date">
            <text:p>1997-01-26</text:p>
          </table:table-cell>
          <table:table-cell office:value-type="float" office:value="4" calcext:value-type="float">
            <text:p>4</text:p>
          </table:table-cell>
          <table:table-cell office:value-type="float" office:value="30.97" calcext:value-type="float">
            <text:p>30,97</text:p>
          </table:table-cell>
          <table:table-cell office:value-type="float" office:value="11.892" calcext:value-type="float">
            <text:p>11,892</text:p>
          </table:table-cell>
          <table:table-cell office:value-type="float" office:value="2.5386" calcext:value-type="float">
            <text:p>2,5386</text:p>
          </table:table-cell>
          <table:table-cell office:value-type="float" office:value="54.074" calcext:value-type="float">
            <text:p>54,074</text:p>
          </table:table-cell>
          <table:table-cell office:value-type="float" office:value="71.8" calcext:value-type="float">
            <text:p>71,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27" calcext:value-type="date">
            <text:p>27 de jan de 97</text:p>
          </table:table-cell>
          <table:table-cell table:style-name="ce3" office:value-type="date" office:date-value="1997-01-27" calcext:value-type="date">
            <text:p>1997-01-27</text:p>
          </table:table-cell>
          <table:table-cell office:value-type="float" office:value="10" calcext:value-type="float">
            <text:p>10</text:p>
          </table:table-cell>
          <table:table-cell office:value-type="float" office:value="42.828" calcext:value-type="float">
            <text:p>42,828</text:p>
          </table:table-cell>
          <table:table-cell office:value-type="float" office:value="17.208" calcext:value-type="float">
            <text:p>17,208</text:p>
          </table:table-cell>
          <table:table-cell office:value-type="float" office:value="3.8629" calcext:value-type="float">
            <text:p>3,8629</text:p>
          </table:table-cell>
          <table:table-cell office:value-type="float" office:value="40.282" calcext:value-type="float">
            <text:p>40,282</text:p>
          </table:table-cell>
          <table:table-cell office:value-type="float" office:value="94.386" calcext:value-type="float">
            <text:p>94,38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28" calcext:value-type="date">
            <text:p>28 de jan de 97</text:p>
          </table:table-cell>
          <table:table-cell table:style-name="ce3" office:value-type="date" office:date-value="1997-01-28" calcext:value-type="date">
            <text:p>1997-01-28</text:p>
          </table:table-cell>
          <table:table-cell office:value-type="float" office:value="5" calcext:value-type="float">
            <text:p>5</text:p>
          </table:table-cell>
          <table:table-cell office:value-type="float" office:value="46.9" calcext:value-type="float">
            <text:p>46,9</text:p>
          </table:table-cell>
          <table:table-cell office:value-type="float" office:value="15.04" calcext:value-type="float">
            <text:p>15,04</text:p>
          </table:table-cell>
          <table:table-cell office:value-type="float" office:value="3.5483" calcext:value-type="float">
            <text:p>3,5483</text:p>
          </table:table-cell>
          <table:table-cell office:value-type="float" office:value="45.657" calcext:value-type="float">
            <text:p>45,657</text:p>
          </table:table-cell>
          <table:table-cell office:value-type="float" office:value="85.477" calcext:value-type="float">
            <text:p>85,47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29" calcext:value-type="date">
            <text:p>29 de jan de 97</text:p>
          </table:table-cell>
          <table:table-cell table:style-name="ce3" office:value-type="date" office:date-value="1997-01-29" calcext:value-type="date">
            <text:p>1997-01-29</text:p>
          </table:table-cell>
          <table:table-cell office:value-type="float" office:value="8" calcext:value-type="float">
            <text:p>8</text:p>
          </table:table-cell>
          <table:table-cell office:value-type="float" office:value="56.243" calcext:value-type="float">
            <text:p>56,243</text:p>
          </table:table-cell>
          <table:table-cell office:value-type="float" office:value="17.3675" calcext:value-type="float">
            <text:p>17,3675</text:p>
          </table:table-cell>
          <table:table-cell office:value-type="float" office:value="4.0517" calcext:value-type="float">
            <text:p>4,0517</text:p>
          </table:table-cell>
          <table:table-cell office:value-type="float" office:value="47.127" calcext:value-type="float">
            <text:p>47,127</text:p>
          </table:table-cell>
          <table:table-cell office:value-type="float" office:value="92.612" calcext:value-type="float">
            <text:p>92,61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30" calcext:value-type="date">
            <text:p>30 de jan de 97</text:p>
          </table:table-cell>
          <table:table-cell table:style-name="ce3" office:value-type="date" office:date-value="1997-01-30" calcext:value-type="date">
            <text:p>1997-01-30</text:p>
          </table:table-cell>
          <table:table-cell office:value-type="float" office:value="7" calcext:value-type="float">
            <text:p>7</text:p>
          </table:table-cell>
          <table:table-cell office:value-type="float" office:value="58.775" calcext:value-type="float">
            <text:p>58,775</text:p>
          </table:table-cell>
          <table:table-cell office:value-type="float" office:value="28.402" calcext:value-type="float">
            <text:p>28,402</text:p>
          </table:table-cell>
          <table:table-cell office:value-type="float" office:value="4.14" calcext:value-type="float">
            <text:p>4,14</text:p>
          </table:table-cell>
          <table:table-cell office:value-type="float" office:value="52.384" calcext:value-type="float">
            <text:p>52,384</text:p>
          </table:table-cell>
          <table:table-cell office:value-type="float" office:value="110.463" calcext:value-type="float">
            <text:p>110,46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1-31" calcext:value-type="date">
            <text:p>31 de jan de 97</text:p>
          </table:table-cell>
          <table:table-cell table:style-name="ce3" office:value-type="date" office:date-value="1997-01-31" calcext:value-type="date">
            <text:p>1997-01-31</text:p>
          </table:table-cell>
          <table:table-cell office:value-type="float" office:value="7" calcext:value-type="float">
            <text:p>7</text:p>
          </table:table-cell>
          <table:table-cell office:value-type="float" office:value="40.902" calcext:value-type="float">
            <text:p>40,902</text:p>
          </table:table-cell>
          <table:table-cell office:value-type="float" office:value="19.77" calcext:value-type="float">
            <text:p>19,77</text:p>
          </table:table-cell>
          <table:table-cell office:value-type="float" office:value="2.862" calcext:value-type="float">
            <text:p>2,862</text:p>
          </table:table-cell>
          <table:table-cell office:value-type="float" office:value="45.136" calcext:value-type="float">
            <text:p>45,136</text:p>
          </table:table-cell>
          <table:table-cell office:value-type="float" office:value="100.272" calcext:value-type="float">
            <text:p>100,27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01" calcext:value-type="date">
            <text:p>1 de fev de 97</text:p>
          </table:table-cell>
          <table:table-cell table:style-name="ce3" office:value-type="date" office:date-value="1997-02-01" calcext:value-type="date">
            <text:p>1997-02-01</text:p>
          </table:table-cell>
          <table:table-cell office:value-type="float" office:value="8" calcext:value-type="float">
            <text:p>8</text:p>
          </table:table-cell>
          <table:table-cell office:value-type="float" office:value="31.632" calcext:value-type="float">
            <text:p>31,632</text:p>
          </table:table-cell>
          <table:table-cell office:value-type="float" office:value="12.595" calcext:value-type="float">
            <text:p>12,595</text:p>
          </table:table-cell>
          <table:table-cell office:value-type="float" office:value="2.55" calcext:value-type="float">
            <text:p>2,55</text:p>
          </table:table-cell>
          <table:table-cell office:value-type="float" office:value="48.225" calcext:value-type="float">
            <text:p>48,225</text:p>
          </table:table-cell>
          <table:table-cell office:value-type="float" office:value="55.557" calcext:value-type="float">
            <text:p>55,55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02" calcext:value-type="date">
            <text:p>2 de fev de 97</text:p>
          </table:table-cell>
          <table:table-cell table:style-name="ce3" office:value-type="date" office:date-value="1997-02-02" calcext:value-type="date">
            <text:p>1997-02-02</text:p>
          </table:table-cell>
          <table:table-cell office:value-type="float" office:value="6" calcext:value-type="float">
            <text:p>6</text:p>
          </table:table-cell>
          <table:table-cell office:value-type="float" office:value="28.422" calcext:value-type="float">
            <text:p>28,422</text:p>
          </table:table-cell>
          <table:table-cell office:value-type="float" office:value="6.7067" calcext:value-type="float">
            <text:p>6,7067</text:p>
          </table:table-cell>
          <table:table-cell office:value-type="float" office:value="2.3075" calcext:value-type="float">
            <text:p>2,3075</text:p>
          </table:table-cell>
          <table:table-cell office:value-type="float" office:value="56.623" calcext:value-type="float">
            <text:p>56,623</text:p>
          </table:table-cell>
          <table:table-cell office:value-type="float" office:value="57.865" calcext:value-type="float">
            <text:p>57,86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03" calcext:value-type="date">
            <text:p>3 de fev de 97</text:p>
          </table:table-cell>
          <table:table-cell table:style-name="ce3" office:value-type="date" office:date-value="1997-02-03" calcext:value-type="date">
            <text:p>1997-02-03</text:p>
          </table:table-cell>
          <table:table-cell office:value-type="float" office:value="7" calcext:value-type="float">
            <text:p>7</text:p>
          </table:table-cell>
          <table:table-cell office:value-type="float" office:value="42.492" calcext:value-type="float">
            <text:p>42,492</text:p>
          </table:table-cell>
          <table:table-cell office:value-type="float" office:value="15.44" calcext:value-type="float">
            <text:p>15,44</text:p>
          </table:table-cell>
          <table:table-cell office:value-type="float" office:value="2.6433" calcext:value-type="float">
            <text:p>2,6433</text:p>
          </table:table-cell>
          <table:table-cell office:value-type="float" office:value="55.037" calcext:value-type="float">
            <text:p>55,037</text:p>
          </table:table-cell>
          <table:table-cell office:value-type="float" office:value="135.895" calcext:value-type="float">
            <text:p>135,89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04" calcext:value-type="date">
            <text:p>4 de fev de 97</text:p>
          </table:table-cell>
          <table:table-cell table:style-name="ce3" office:value-type="date" office:date-value="1997-02-04" calcext:value-type="date">
            <text:p>1997-02-04</text:p>
          </table:table-cell>
          <table:table-cell office:value-type="float" office:value="9" calcext:value-type="float">
            <text:p>9</text:p>
          </table:table-cell>
          <table:table-cell office:value-type="float" office:value="61.359" calcext:value-type="float">
            <text:p>61,359</text:p>
          </table:table-cell>
          <table:table-cell office:value-type="float" office:value="21.12" calcext:value-type="float">
            <text:p>21,12</text:p>
          </table:table-cell>
          <table:table-cell office:value-type="float" office:value="3.31" calcext:value-type="float">
            <text:p>3,31</text:p>
          </table:table-cell>
          <table:table-cell office:value-type="float" office:value="78.495" calcext:value-type="float">
            <text:p>78,495</text:p>
          </table:table-cell>
          <table:table-cell office:value-type="float" office:value="191.48" calcext:value-type="float">
            <text:p>191,4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05" calcext:value-type="date">
            <text:p>5 de fev de 97</text:p>
          </table:table-cell>
          <table:table-cell table:style-name="ce3" office:value-type="date" office:date-value="1997-02-05" calcext:value-type="date">
            <text:p>1997-02-05</text:p>
          </table:table-cell>
          <table:table-cell office:value-type="float" office:value="8" calcext:value-type="float">
            <text:p>8</text:p>
          </table:table-cell>
          <table:table-cell office:value-type="float" office:value="68.107" calcext:value-type="float">
            <text:p>68,107</text:p>
          </table:table-cell>
          <table:table-cell office:value-type="float" office:value="25.62" calcext:value-type="float">
            <text:p>25,62</text:p>
          </table:table-cell>
          <table:table-cell office:value-type="float" office:value="2.9533" calcext:value-type="float">
            <text:p>2,9533</text:p>
          </table:table-cell>
          <table:table-cell office:value-type="float" office:value="122.403" calcext:value-type="float">
            <text:p>122,403</text:p>
          </table:table-cell>
          <table:table-cell office:value-type="float" office:value="125.24" calcext:value-type="float">
            <text:p>125,2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06" calcext:value-type="date">
            <text:p>6 de fev de 97</text:p>
          </table:table-cell>
          <table:table-cell table:style-name="ce3" office:value-type="date" office:date-value="1997-02-06" calcext:value-type="date">
            <text:p>1997-02-06</text:p>
          </table:table-cell>
          <table:table-cell office:value-type="float" office:value="11" calcext:value-type="float">
            <text:p>11</text:p>
          </table:table-cell>
          <table:table-cell office:value-type="float" office:value="73.784" calcext:value-type="float">
            <text:p>73,784</text:p>
          </table:table-cell>
          <table:table-cell office:value-type="float" office:value="26.185" calcext:value-type="float">
            <text:p>26,185</text:p>
          </table:table-cell>
          <table:table-cell office:value-type="float" office:value="3.2" calcext:value-type="float">
            <text:p>3,2</text:p>
          </table:table-cell>
          <table:table-cell office:value-type="float" office:value="121.452" calcext:value-type="float">
            <text:p>121,452</text:p>
          </table:table-cell>
          <table:table-cell office:value-type="float" office:value="120.79" calcext:value-type="float">
            <text:p>120,79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07" calcext:value-type="date">
            <text:p>7 de fev de 97</text:p>
          </table:table-cell>
          <table:table-cell table:style-name="ce3" office:value-type="date" office:date-value="1997-02-07" calcext:value-type="date">
            <text:p>1997-02-07</text:p>
          </table:table-cell>
          <table:table-cell office:value-type="float" office:value="12" calcext:value-type="float">
            <text:p>12</text:p>
          </table:table-cell>
          <table:table-cell office:value-type="float" office:value="79.42" calcext:value-type="float">
            <text:p>79,42</text:p>
          </table:table-cell>
          <table:table-cell office:value-type="float" office:value="31.57" calcext:value-type="float">
            <text:p>31,57</text:p>
          </table:table-cell>
          <table:table-cell office:value-type="float" office:value="2.7943" calcext:value-type="float">
            <text:p>2,7943</text:p>
          </table:table-cell>
          <table:table-cell office:value-type="float" office:value="181.802" calcext:value-type="float">
            <text:p>181,802</text:p>
          </table:table-cell>
          <table:table-cell office:value-type="float" office:value="158.18" calcext:value-type="float">
            <text:p>158,1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08" calcext:value-type="date">
            <text:p>8 de fev de 97</text:p>
          </table:table-cell>
          <table:table-cell table:style-name="ce3" office:value-type="date" office:date-value="1997-02-08" calcext:value-type="date">
            <text:p>1997-02-08</text:p>
          </table:table-cell>
          <table:table-cell office:value-type="float" office:value="7" calcext:value-type="float">
            <text:p>7</text:p>
          </table:table-cell>
          <table:table-cell office:value-type="float" office:value="64.553" calcext:value-type="float">
            <text:p>64,553</text:p>
          </table:table-cell>
          <table:table-cell office:value-type="float" office:value="19.3075" calcext:value-type="float">
            <text:p>19,3075</text:p>
          </table:table-cell>
          <table:table-cell office:value-type="float" office:value="1.9514" calcext:value-type="float">
            <text:p>1,9514</text:p>
          </table:table-cell>
          <table:table-cell office:value-type="float" office:value="146.552" calcext:value-type="float">
            <text:p>146,552</text:p>
          </table:table-cell>
          <table:table-cell office:value-type="float" office:value="77.22" calcext:value-type="float">
            <text:p>77,2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09" calcext:value-type="date">
            <text:p>9 de fev de 97</text:p>
          </table:table-cell>
          <table:table-cell table:style-name="ce3" office:value-type="date" office:date-value="1997-02-09" calcext:value-type="date">
            <text:p>1997-02-09</text:p>
          </table:table-cell>
          <table:table-cell office:value-type="float" office:value="8" calcext:value-type="float">
            <text:p>8</text:p>
          </table:table-cell>
          <table:table-cell office:value-type="float" office:value="48.675" calcext:value-type="float">
            <text:p>48,675</text:p>
          </table:table-cell>
          <table:table-cell office:value-type="float" office:value="17.6925" calcext:value-type="float">
            <text:p>17,6925</text:p>
          </table:table-cell>
          <table:table-cell office:value-type="float" office:value="2.0757" calcext:value-type="float">
            <text:p>2,0757</text:p>
          </table:table-cell>
          <table:table-cell office:value-type="float" office:value="138.304" calcext:value-type="float">
            <text:p>138,304</text:p>
          </table:table-cell>
          <table:table-cell office:value-type="float" office:value="104.628" calcext:value-type="float">
            <text:p>104,62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10" calcext:value-type="date">
            <text:p>10 de fev de 97</text:p>
          </table:table-cell>
          <table:table-cell table:style-name="ce3" office:value-type="date" office:date-value="1997-02-10" calcext:value-type="date">
            <text:p>1997-02-10</text:p>
          </table:table-cell>
          <table:table-cell office:value-type="float" office:value="9" calcext:value-type="float">
            <text:p>9</text:p>
          </table:table-cell>
          <table:table-cell office:value-type="float" office:value="58.014" calcext:value-type="float">
            <text:p>58,014</text:p>
          </table:table-cell>
          <table:table-cell office:value-type="float" office:value="19.0675" calcext:value-type="float">
            <text:p>19,0675</text:p>
          </table:table-cell>
          <table:table-cell office:value-type="float" office:value="2.5943" calcext:value-type="float">
            <text:p>2,5943</text:p>
          </table:table-cell>
          <table:table-cell office:value-type="float" office:value="105.984" calcext:value-type="float">
            <text:p>105,984</text:p>
          </table:table-cell>
          <table:table-cell office:value-type="float" office:value="135.39" calcext:value-type="float">
            <text:p>135,39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11" calcext:value-type="date">
            <text:p>11 de fev de 97</text:p>
          </table:table-cell>
          <table:table-cell table:style-name="ce3" office:value-type="date" office:date-value="1997-02-11" calcext:value-type="date">
            <text:p>1997-02-11</text:p>
          </table:table-cell>
          <table:table-cell office:value-type="float" office:value="14" calcext:value-type="float">
            <text:p>14</text:p>
          </table:table-cell>
          <table:table-cell office:value-type="float" office:value="70.038" calcext:value-type="float">
            <text:p>70,038</text:p>
          </table:table-cell>
          <table:table-cell office:value-type="float" office:value="25.565" calcext:value-type="float">
            <text:p>25,565</text:p>
          </table:table-cell>
          <table:table-cell office:value-type="float" office:value="4.03" calcext:value-type="float">
            <text:p>4,03</text:p>
          </table:table-cell>
          <table:table-cell office:value-type="float" office:value="81.558" calcext:value-type="float">
            <text:p>81,558</text:p>
          </table:table-cell>
          <table:table-cell office:value-type="float" office:value="110.4" calcext:value-type="float">
            <text:p>110,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12" calcext:value-type="date">
            <text:p>12 de fev de 97</text:p>
          </table:table-cell>
          <table:table-cell table:style-name="ce3" office:value-type="date" office:date-value="1997-02-12" calcext:value-type="date">
            <text:p>1997-02-12</text:p>
          </table:table-cell>
          <table:table-cell office:value-type="float" office:value="18" calcext:value-type="float">
            <text:p>18</text:p>
          </table:table-cell>
          <table:table-cell office:value-type="float" office:value="69.538" calcext:value-type="float">
            <text:p>69,538</text:p>
          </table:table-cell>
          <table:table-cell office:value-type="float" office:value="26.0625" calcext:value-type="float">
            <text:p>26,0625</text:p>
          </table:table-cell>
          <table:table-cell office:value-type="float" office:value="2.5786" calcext:value-type="float">
            <text:p>2,5786</text:p>
          </table:table-cell>
          <table:table-cell office:value-type="float" office:value="132.244" calcext:value-type="float">
            <text:p>132,244</text:p>
          </table:table-cell>
          <table:table-cell office:value-type="float" office:value="154.863" calcext:value-type="float">
            <text:p>154,86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13" calcext:value-type="date">
            <text:p>13 de fev de 97</text:p>
          </table:table-cell>
          <table:table-cell table:style-name="ce3" office:value-type="date" office:date-value="1997-02-13" calcext:value-type="date">
            <text:p>1997-02-13</text:p>
          </table:table-cell>
          <table:table-cell office:value-type="float" office:value="6" calcext:value-type="float">
            <text:p>6</text:p>
          </table:table-cell>
          <table:table-cell office:value-type="float" office:value="58.008" calcext:value-type="float">
            <text:p>58,008</text:p>
          </table:table-cell>
          <table:table-cell office:value-type="float" office:value="29.035" calcext:value-type="float">
            <text:p>29,035</text:p>
          </table:table-cell>
          <table:table-cell office:value-type="float" office:value="3.0929" calcext:value-type="float">
            <text:p>3,0929</text:p>
          </table:table-cell>
          <table:table-cell office:value-type="float" office:value="77.824" calcext:value-type="float">
            <text:p>77,824</text:p>
          </table:table-cell>
          <table:table-cell office:value-type="float" office:value="147.322" calcext:value-type="float">
            <text:p>147,32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14" calcext:value-type="date">
            <text:p>14 de fev de 97</text:p>
          </table:table-cell>
          <table:table-cell table:style-name="ce3" office:value-type="date" office:date-value="1997-02-14" calcext:value-type="date">
            <text:p>1997-02-14</text:p>
          </table:table-cell>
          <table:table-cell office:value-type="float" office:value="9" calcext:value-type="float">
            <text:p>9</text:p>
          </table:table-cell>
          <table:table-cell office:value-type="float" office:value="54.687" calcext:value-type="float">
            <text:p>54,687</text:p>
          </table:table-cell>
          <table:table-cell office:value-type="float" office:value="26.9875" calcext:value-type="float">
            <text:p>26,9875</text:p>
          </table:table-cell>
          <table:table-cell office:value-type="float" office:value="3.93" calcext:value-type="float">
            <text:p>3,93</text:p>
          </table:table-cell>
          <table:table-cell office:value-type="float" office:value="50.03" calcext:value-type="float">
            <text:p>50,03</text:p>
          </table:table-cell>
          <table:table-cell office:value-type="float" office:value="149.183" calcext:value-type="float">
            <text:p>149,18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15" calcext:value-type="date">
            <text:p>15 de fev de 97</text:p>
          </table:table-cell>
          <table:table-cell table:style-name="ce3" office:value-type="date" office:date-value="1997-02-15" calcext:value-type="date">
            <text:p>1997-02-15</text:p>
          </table:table-cell>
          <table:table-cell office:value-type="float" office:value="13" calcext:value-type="float">
            <text:p>13</text:p>
          </table:table-cell>
          <table:table-cell office:value-type="float" office:value="45.952" calcext:value-type="float">
            <text:p>45,952</text:p>
          </table:table-cell>
          <table:table-cell office:value-type="float" office:value="19.1325" calcext:value-type="float">
            <text:p>19,1325</text:p>
          </table:table-cell>
          <table:table-cell office:value-type="float" office:value="4.22" calcext:value-type="float">
            <text:p>4,22</text:p>
          </table:table-cell>
          <table:table-cell office:value-type="float" office:value="50.958" calcext:value-type="float">
            <text:p>50,958</text:p>
          </table:table-cell>
          <table:table-cell office:value-type="float" office:value="125.59" calcext:value-type="float">
            <text:p>125,59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16" calcext:value-type="date">
            <text:p>16 de fev de 97</text:p>
          </table:table-cell>
          <table:table-cell table:style-name="ce3" office:value-type="date" office:date-value="1997-02-16" calcext:value-type="date">
            <text:p>1997-02-16</text:p>
          </table:table-cell>
          <table:table-cell office:value-type="float" office:value="9" calcext:value-type="float">
            <text:p>9</text:p>
          </table:table-cell>
          <table:table-cell office:value-type="float" office:value="30.475" calcext:value-type="float">
            <text:p>30,475</text:p>
          </table:table-cell>
          <table:table-cell office:value-type="float" office:value="13.2075" calcext:value-type="float">
            <text:p>13,2075</text:p>
          </table:table-cell>
          <table:table-cell office:value-type="float" office:value="2.6829" calcext:value-type="float">
            <text:p>2,6829</text:p>
          </table:table-cell>
          <table:table-cell office:value-type="float" office:value="45.555" calcext:value-type="float">
            <text:p>45,555</text:p>
          </table:table-cell>
          <table:table-cell office:value-type="float" office:value="84.27" calcext:value-type="float">
            <text:p>84,2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17" calcext:value-type="date">
            <text:p>17 de fev de 97</text:p>
          </table:table-cell>
          <table:table-cell table:style-name="ce3" office:value-type="date" office:date-value="1997-02-17" calcext:value-type="date">
            <text:p>1997-02-17</text:p>
          </table:table-cell>
          <table:table-cell office:value-type="float" office:value="5" calcext:value-type="float">
            <text:p>5</text:p>
          </table:table-cell>
          <table:table-cell office:value-type="float" office:value="39.598" calcext:value-type="float">
            <text:p>39,598</text:p>
          </table:table-cell>
          <table:table-cell office:value-type="float" office:value="20.8275" calcext:value-type="float">
            <text:p>20,8275</text:p>
          </table:table-cell>
          <table:table-cell office:value-type="float" office:value="3.29" calcext:value-type="float">
            <text:p>3,29</text:p>
          </table:table-cell>
          <table:table-cell office:value-type="float" office:value="60.87" calcext:value-type="float">
            <text:p>60,87</text:p>
          </table:table-cell>
          <table:table-cell office:value-type="float" office:value="133.053" calcext:value-type="float">
            <text:p>133,05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18" calcext:value-type="date">
            <text:p>18 de fev de 97</text:p>
          </table:table-cell>
          <table:table-cell table:style-name="ce3" office:value-type="date" office:date-value="1997-02-18" calcext:value-type="date">
            <text:p>1997-02-18</text:p>
          </table:table-cell>
          <table:table-cell office:value-type="float" office:value="7" calcext:value-type="float">
            <text:p>7</text:p>
          </table:table-cell>
          <table:table-cell office:value-type="float" office:value="41.73" calcext:value-type="float">
            <text:p>41,73</text:p>
          </table:table-cell>
          <table:table-cell office:value-type="float" office:value="23.425" calcext:value-type="float">
            <text:p>23,425</text:p>
          </table:table-cell>
          <table:table-cell office:value-type="float" office:value="3.4757" calcext:value-type="float">
            <text:p>3,4757</text:p>
          </table:table-cell>
          <table:table-cell office:value-type="float" office:value="34.8" calcext:value-type="float">
            <text:p>34,8</text:p>
          </table:table-cell>
          <table:table-cell office:value-type="float" office:value="103.455" calcext:value-type="float">
            <text:p>103,45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19" calcext:value-type="date">
            <text:p>19 de fev de 97</text:p>
          </table:table-cell>
          <table:table-cell table:style-name="ce3" office:value-type="date" office:date-value="1997-02-19" calcext:value-type="date">
            <text:p>1997-02-19</text:p>
          </table:table-cell>
          <table:table-cell office:value-type="float" office:value="7" calcext:value-type="float">
            <text:p>7</text:p>
          </table:table-cell>
          <table:table-cell office:value-type="float" office:value="48.33" calcext:value-type="float">
            <text:p>48,33</text:p>
          </table:table-cell>
          <table:table-cell office:value-type="float" office:value="25.8" calcext:value-type="float">
            <text:p>25,8</text:p>
          </table:table-cell>
          <table:table-cell office:value-type="float" office:value="4.1557" calcext:value-type="float">
            <text:p>4,1557</text:p>
          </table:table-cell>
          <table:table-cell office:value-type="float" office:value="66.735" calcext:value-type="float">
            <text:p>66,735</text:p>
          </table:table-cell>
          <table:table-cell office:value-type="float" office:value="108.263" calcext:value-type="float">
            <text:p>108,26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20" calcext:value-type="date">
            <text:p>20 de fev de 97</text:p>
          </table:table-cell>
          <table:table-cell table:style-name="ce3" office:value-type="date" office:date-value="1997-02-20" calcext:value-type="date">
            <text:p>1997-02-20</text:p>
          </table:table-cell>
          <table:table-cell office:value-type="float" office:value="6" calcext:value-type="float">
            <text:p>6</text:p>
          </table:table-cell>
          <table:table-cell office:value-type="float" office:value="45.82" calcext:value-type="float">
            <text:p>45,82</text:p>
          </table:table-cell>
          <table:table-cell office:value-type="float" office:value="23.8275" calcext:value-type="float">
            <text:p>23,8275</text:p>
          </table:table-cell>
          <table:table-cell office:value-type="float" office:value="4.05" calcext:value-type="float">
            <text:p>4,05</text:p>
          </table:table-cell>
          <table:table-cell office:value-type="float" office:value="55.552" calcext:value-type="float">
            <text:p>55,552</text:p>
          </table:table-cell>
          <table:table-cell office:value-type="float" office:value="100.14" calcext:value-type="float">
            <text:p>100,1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21" calcext:value-type="date">
            <text:p>21 de fev de 97</text:p>
          </table:table-cell>
          <table:table-cell table:style-name="ce3" office:value-type="date" office:date-value="1997-02-21" calcext:value-type="date">
            <text:p>1997-02-21</text:p>
          </table:table-cell>
          <table:table-cell office:value-type="float" office:value="11" calcext:value-type="float">
            <text:p>11</text:p>
          </table:table-cell>
          <table:table-cell office:value-type="float" office:value="44.978" calcext:value-type="float">
            <text:p>44,978</text:p>
          </table:table-cell>
          <table:table-cell office:value-type="float" office:value="19.57" calcext:value-type="float">
            <text:p>19,57</text:p>
          </table:table-cell>
          <table:table-cell office:value-type="float" office:value="3.2343" calcext:value-type="float">
            <text:p>3,2343</text:p>
          </table:table-cell>
          <table:table-cell office:value-type="float" office:value="61.903" calcext:value-type="float">
            <text:p>61,903</text:p>
          </table:table-cell>
          <table:table-cell office:value-type="float" office:value="93.347" calcext:value-type="float">
            <text:p>93,34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22" calcext:value-type="date">
            <text:p>22 de fev de 97</text:p>
          </table:table-cell>
          <table:table-cell table:style-name="ce3" office:value-type="date" office:date-value="1997-02-22" calcext:value-type="date">
            <text:p>1997-02-22</text:p>
          </table:table-cell>
          <table:table-cell office:value-type="float" office:value="11" calcext:value-type="float">
            <text:p>11</text:p>
          </table:table-cell>
          <table:table-cell office:value-type="float" office:value="55.549" calcext:value-type="float">
            <text:p>55,549</text:p>
          </table:table-cell>
          <table:table-cell office:value-type="float" office:value="22.735" calcext:value-type="float">
            <text:p>22,735</text:p>
          </table:table-cell>
          <table:table-cell office:value-type="float" office:value="2.6186" calcext:value-type="float">
            <text:p>2,6186</text:p>
          </table:table-cell>
          <table:table-cell office:value-type="float" office:value="92.658" calcext:value-type="float">
            <text:p>92,658</text:p>
          </table:table-cell>
          <table:table-cell office:value-type="float" office:value="104.447" calcext:value-type="float">
            <text:p>104,44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23" calcext:value-type="date">
            <text:p>23 de fev de 97</text:p>
          </table:table-cell>
          <table:table-cell table:style-name="ce3" office:value-type="date" office:date-value="1997-02-23" calcext:value-type="date">
            <text:p>1997-02-23</text:p>
          </table:table-cell>
          <table:table-cell office:value-type="float" office:value="11" calcext:value-type="float">
            <text:p>11</text:p>
          </table:table-cell>
          <table:table-cell office:value-type="float" office:value="55.658" calcext:value-type="float">
            <text:p>55,658</text:p>
          </table:table-cell>
          <table:table-cell office:value-type="float" office:value="18.9625" calcext:value-type="float">
            <text:p>18,9625</text:p>
          </table:table-cell>
          <table:table-cell office:value-type="float" office:value="3.1386" calcext:value-type="float">
            <text:p>3,1386</text:p>
          </table:table-cell>
          <table:table-cell office:value-type="float" office:value="147.915" calcext:value-type="float">
            <text:p>147,915</text:p>
          </table:table-cell>
          <table:table-cell office:value-type="float" office:value="148.137" calcext:value-type="float">
            <text:p>148,13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24" calcext:value-type="date">
            <text:p>24 de fev de 97</text:p>
          </table:table-cell>
          <table:table-cell table:style-name="ce3" office:value-type="date" office:date-value="1997-02-24" calcext:value-type="date">
            <text:p>1997-02-24</text:p>
          </table:table-cell>
          <table:table-cell office:value-type="float" office:value="8" calcext:value-type="float">
            <text:p>8</text:p>
          </table:table-cell>
          <table:table-cell office:value-type="float" office:value="50.612" calcext:value-type="float">
            <text:p>50,612</text:p>
          </table:table-cell>
          <table:table-cell office:value-type="float" office:value="17.5675" calcext:value-type="float">
            <text:p>17,5675</text:p>
          </table:table-cell>
          <table:table-cell office:value-type="float" office:value="2.65" calcext:value-type="float">
            <text:p>2,65</text:p>
          </table:table-cell>
          <table:table-cell office:value-type="float" office:value="68.027" calcext:value-type="float">
            <text:p>68,027</text:p>
          </table:table-cell>
          <table:table-cell office:value-type="float" office:value="82.594" calcext:value-type="float">
            <text:p>82,59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25" calcext:value-type="date">
            <text:p>25 de fev de 97</text:p>
          </table:table-cell>
          <table:table-cell table:style-name="ce3" office:value-type="date" office:date-value="1997-02-25" calcext:value-type="date">
            <text:p>1997-02-25</text:p>
          </table:table-cell>
          <table:table-cell office:value-type="float" office:value="12" calcext:value-type="float">
            <text:p>12</text:p>
          </table:table-cell>
          <table:table-cell office:value-type="float" office:value="53.903" calcext:value-type="float">
            <text:p>53,903</text:p>
          </table:table-cell>
          <table:table-cell office:value-type="float" office:value="20.5525" calcext:value-type="float">
            <text:p>20,5525</text:p>
          </table:table-cell>
          <table:table-cell office:value-type="float" office:value="2.85" calcext:value-type="float">
            <text:p>2,85</text:p>
          </table:table-cell>
          <table:table-cell office:value-type="float" office:value="154.487" calcext:value-type="float">
            <text:p>154,487</text:p>
          </table:table-cell>
          <table:table-cell office:value-type="float" office:value="181.972" calcext:value-type="float">
            <text:p>181,97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26" calcext:value-type="date">
            <text:p>26 de fev de 97</text:p>
          </table:table-cell>
          <table:table-cell table:style-name="ce3" office:value-type="date" office:date-value="1997-02-26" calcext:value-type="date">
            <text:p>1997-02-26</text:p>
          </table:table-cell>
          <table:table-cell office:value-type="float" office:value="12" calcext:value-type="float">
            <text:p>12</text:p>
          </table:table-cell>
          <table:table-cell office:value-type="float" office:value="58.552" calcext:value-type="float">
            <text:p>58,552</text:p>
          </table:table-cell>
          <table:table-cell office:value-type="float" office:value="25.72" calcext:value-type="float">
            <text:p>25,72</text:p>
          </table:table-cell>
          <table:table-cell office:value-type="float" office:value="2.4571" calcext:value-type="float">
            <text:p>2,4571</text:p>
          </table:table-cell>
          <table:table-cell office:value-type="float" office:value="169.627" calcext:value-type="float">
            <text:p>169,627</text:p>
          </table:table-cell>
          <table:table-cell office:value-type="float" office:value="149.86" calcext:value-type="float">
            <text:p>149,8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27" calcext:value-type="date">
            <text:p>27 de fev de 97</text:p>
          </table:table-cell>
          <table:table-cell table:style-name="ce3" office:value-type="date" office:date-value="1997-02-27" calcext:value-type="date">
            <text:p>1997-02-27</text:p>
          </table:table-cell>
          <table:table-cell office:value-type="float" office:value="9" calcext:value-type="float">
            <text:p>9</text:p>
          </table:table-cell>
          <table:table-cell office:value-type="float" office:value="48.406" calcext:value-type="float">
            <text:p>48,406</text:p>
          </table:table-cell>
          <table:table-cell office:value-type="float" office:value="22.174" calcext:value-type="float">
            <text:p>22,174</text:p>
          </table:table-cell>
          <table:table-cell office:value-type="float" office:value="2.615" calcext:value-type="float">
            <text:p>2,615</text:p>
          </table:table-cell>
          <table:table-cell office:value-type="float" office:value="98.222" calcext:value-type="float">
            <text:p>98,222</text:p>
          </table:table-cell>
          <table:table-cell office:value-type="float" office:value="122.942" calcext:value-type="float">
            <text:p>122,94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2-28" calcext:value-type="date">
            <text:p>28 de fev de 97</text:p>
          </table:table-cell>
          <table:table-cell table:style-name="ce3" office:value-type="date" office:date-value="1997-02-28" calcext:value-type="date">
            <text:p>1997-02-28</text:p>
          </table:table-cell>
          <table:table-cell office:value-type="float" office:value="8" calcext:value-type="float">
            <text:p>8</text:p>
          </table:table-cell>
          <table:table-cell office:value-type="float" office:value="39.661" calcext:value-type="float">
            <text:p>39,661</text:p>
          </table:table-cell>
          <table:table-cell office:value-type="float" office:value="23.9475" calcext:value-type="float">
            <text:p>23,9475</text:p>
          </table:table-cell>
          <table:table-cell office:value-type="float" office:value="2.46" calcext:value-type="float">
            <text:p>2,46</text:p>
          </table:table-cell>
          <table:table-cell office:value-type="float" office:value="42.168" calcext:value-type="float">
            <text:p>42,168</text:p>
          </table:table-cell>
          <table:table-cell office:value-type="float" office:value="72.154" calcext:value-type="float">
            <text:p>72,15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01" calcext:value-type="date">
            <text:p>1 de mar de 97</text:p>
          </table:table-cell>
          <table:table-cell table:style-name="ce3" office:value-type="date" office:date-value="1997-03-01" calcext:value-type="date">
            <text:p>1997-03-01</text:p>
          </table:table-cell>
          <table:table-cell office:value-type="float" office:value="9" calcext:value-type="float">
            <text:p>9</text:p>
          </table:table-cell>
          <table:table-cell office:value-type="float" office:value="36.589" calcext:value-type="float">
            <text:p>36,589</text:p>
          </table:table-cell>
          <table:table-cell office:value-type="float" office:value="20.4075" calcext:value-type="float">
            <text:p>20,4075</text:p>
          </table:table-cell>
          <table:table-cell office:value-type="float" office:value="1.7571" calcext:value-type="float">
            <text:p>1,7571</text:p>
          </table:table-cell>
          <table:table-cell office:value-type="float" office:value="54.292" calcext:value-type="float">
            <text:p>54,292</text:p>
          </table:table-cell>
          <table:table-cell office:value-type="float" office:value="58.236" calcext:value-type="float">
            <text:p>58,23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02" calcext:value-type="date">
            <text:p>2 de mar de 97</text:p>
          </table:table-cell>
          <table:table-cell table:style-name="ce3" office:value-type="date" office:date-value="1997-03-02" calcext:value-type="date">
            <text:p>1997-03-02</text:p>
          </table:table-cell>
          <table:table-cell office:value-type="float" office:value="8" calcext:value-type="float">
            <text:p>8</text:p>
          </table:table-cell>
          <table:table-cell office:value-type="float" office:value="37.515" calcext:value-type="float">
            <text:p>37,515</text:p>
          </table:table-cell>
          <table:table-cell office:value-type="float" office:value="12.4225" calcext:value-type="float">
            <text:p>12,4225</text:p>
          </table:table-cell>
          <table:table-cell office:value-type="float" office:value="1.5471" calcext:value-type="float">
            <text:p>1,5471</text:p>
          </table:table-cell>
          <table:table-cell office:value-type="float" office:value="82.98" calcext:value-type="float">
            <text:p>82,98</text:p>
          </table:table-cell>
          <table:table-cell office:value-type="float" office:value="64.45" calcext:value-type="float">
            <text:p>64,4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03" calcext:value-type="date">
            <text:p>3 de mar de 97</text:p>
          </table:table-cell>
          <table:table-cell table:style-name="ce3" office:value-type="date" office:date-value="1997-03-03" calcext:value-type="date">
            <text:p>1997-03-03</text:p>
          </table:table-cell>
          <table:table-cell office:value-type="float" office:value="13" calcext:value-type="float">
            <text:p>13</text:p>
          </table:table-cell>
          <table:table-cell office:value-type="float" office:value="49.673" calcext:value-type="float">
            <text:p>49,673</text:p>
          </table:table-cell>
          <table:table-cell office:value-type="float" office:value="22.185" calcext:value-type="float">
            <text:p>22,185</text:p>
          </table:table-cell>
          <table:table-cell office:value-type="float" office:value="3.3586" calcext:value-type="float">
            <text:p>3,3586</text:p>
          </table:table-cell>
          <table:table-cell office:value-type="float" office:value="98.587" calcext:value-type="float">
            <text:p>98,587</text:p>
          </table:table-cell>
          <table:table-cell office:value-type="float" office:value="147.982" calcext:value-type="float">
            <text:p>147,98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04" calcext:value-type="date">
            <text:p>4 de mar de 97</text:p>
          </table:table-cell>
          <table:table-cell table:style-name="ce3" office:value-type="date" office:date-value="1997-03-04" calcext:value-type="date">
            <text:p>1997-03-04</text:p>
          </table:table-cell>
          <table:table-cell office:value-type="float" office:value="9" calcext:value-type="float">
            <text:p>9</text:p>
          </table:table-cell>
          <table:table-cell office:value-type="float" office:value="50.577" calcext:value-type="float">
            <text:p>50,577</text:p>
          </table:table-cell>
          <table:table-cell office:value-type="float" office:value="27.965" calcext:value-type="float">
            <text:p>27,965</text:p>
          </table:table-cell>
          <table:table-cell office:value-type="float" office:value="3.03" calcext:value-type="float">
            <text:p>3,03</text:p>
          </table:table-cell>
          <table:table-cell office:value-type="float" office:value="71.675" calcext:value-type="float">
            <text:p>71,675</text:p>
          </table:table-cell>
          <table:table-cell office:value-type="float" office:value="155.13" calcext:value-type="float">
            <text:p>155,1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05" calcext:value-type="date">
            <text:p>5 de mar de 97</text:p>
          </table:table-cell>
          <table:table-cell table:style-name="ce3" office:value-type="date" office:date-value="1997-03-05" calcext:value-type="date">
            <text:p>1997-03-05</text:p>
          </table:table-cell>
          <table:table-cell office:value-type="float" office:value="11" calcext:value-type="float">
            <text:p>11</text:p>
          </table:table-cell>
          <table:table-cell office:value-type="float" office:value="52.924" calcext:value-type="float">
            <text:p>52,924</text:p>
          </table:table-cell>
          <table:table-cell office:value-type="float" office:value="26.7925" calcext:value-type="float">
            <text:p>26,7925</text:p>
          </table:table-cell>
          <table:table-cell office:value-type="float" office:value="3.3814" calcext:value-type="float">
            <text:p>3,3814</text:p>
          </table:table-cell>
          <table:table-cell office:value-type="float" office:value="46.97" calcext:value-type="float">
            <text:p>46,97</text:p>
          </table:table-cell>
          <table:table-cell office:value-type="float" office:value="128.432" calcext:value-type="float">
            <text:p>128,43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06" calcext:value-type="date">
            <text:p>6 de mar de 97</text:p>
          </table:table-cell>
          <table:table-cell table:style-name="ce3" office:value-type="date" office:date-value="1997-03-06" calcext:value-type="date">
            <text:p>1997-03-06</text:p>
          </table:table-cell>
          <table:table-cell office:value-type="float" office:value="10" calcext:value-type="float">
            <text:p>10</text:p>
          </table:table-cell>
          <table:table-cell office:value-type="float" office:value="55.336" calcext:value-type="float">
            <text:p>55,336</text:p>
          </table:table-cell>
          <table:table-cell office:value-type="float" office:value="27.66" calcext:value-type="float">
            <text:p>27,66</text:p>
          </table:table-cell>
          <table:table-cell office:value-type="float" office:value="3.5267" calcext:value-type="float">
            <text:p>3,5267</text:p>
          </table:table-cell>
          <table:table-cell office:value-type="float" office:value="34.597" calcext:value-type="float">
            <text:p>34,597</text:p>
          </table:table-cell>
          <table:table-cell office:value-type="float" office:value="125.73" calcext:value-type="float">
            <text:p>125,7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07" calcext:value-type="date">
            <text:p>7 de mar de 97</text:p>
          </table:table-cell>
          <table:table-cell table:style-name="ce3" office:value-type="date" office:date-value="1997-03-07" calcext:value-type="date">
            <text:p>1997-03-07</text:p>
          </table:table-cell>
          <table:table-cell office:value-type="float" office:value="13" calcext:value-type="float">
            <text:p>13</text:p>
          </table:table-cell>
          <table:table-cell office:value-type="float" office:value="61.199" calcext:value-type="float">
            <text:p>61,199</text:p>
          </table:table-cell>
          <table:table-cell office:value-type="float" office:value="48.925" calcext:value-type="float">
            <text:p>48,925</text:p>
          </table:table-cell>
          <table:table-cell office:value-type="float" office:value="3.9233" calcext:value-type="float">
            <text:p>3,9233</text:p>
          </table:table-cell>
          <table:table-cell office:value-type="float" office:value="51.682" calcext:value-type="float">
            <text:p>51,682</text:p>
          </table:table-cell>
          <table:table-cell office:value-type="float" office:value="150.69" calcext:value-type="float">
            <text:p>150,69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08" calcext:value-type="date">
            <text:p>8 de mar de 97</text:p>
          </table:table-cell>
          <table:table-cell table:style-name="ce3" office:value-type="date" office:date-value="1997-03-08" calcext:value-type="date">
            <text:p>1997-03-08</text:p>
          </table:table-cell>
          <table:table-cell office:value-type="float" office:value="7" calcext:value-type="float">
            <text:p>7</text:p>
          </table:table-cell>
          <table:table-cell office:value-type="float" office:value="55.063" calcext:value-type="float">
            <text:p>55,063</text:p>
          </table:table-cell>
          <table:table-cell office:value-type="float" office:value="34.62" calcext:value-type="float">
            <text:p>34,62</text:p>
          </table:table-cell>
          <table:table-cell office:value-type="float" office:value="2.79" calcext:value-type="float">
            <text:p>2,79</text:p>
          </table:table-cell>
          <table:table-cell office:value-type="float" office:value="127.153" calcext:value-type="float">
            <text:p>127,153</text:p>
          </table:table-cell>
          <table:table-cell office:value-type="float" office:value="145.354" calcext:value-type="float">
            <text:p>145,35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09" calcext:value-type="date">
            <text:p>9 de mar de 97</text:p>
          </table:table-cell>
          <table:table-cell table:style-name="ce3" office:value-type="date" office:date-value="1997-03-09" calcext:value-type="date">
            <text:p>1997-03-09</text:p>
          </table:table-cell>
          <table:table-cell office:value-type="float" office:value="8" calcext:value-type="float">
            <text:p>8</text:p>
          </table:table-cell>
          <table:table-cell office:value-type="float" office:value="51.705" calcext:value-type="float">
            <text:p>51,705</text:p>
          </table:table-cell>
          <table:table-cell office:value-type="float" office:value="29.66" calcext:value-type="float">
            <text:p>29,66</text:p>
          </table:table-cell>
          <table:table-cell office:value-type="float" office:value="2.0717" calcext:value-type="float">
            <text:p>2,0717</text:p>
          </table:table-cell>
          <table:table-cell office:value-type="float" office:value="103.658" calcext:value-type="float">
            <text:p>103,658</text:p>
          </table:table-cell>
          <table:table-cell office:value-type="float" office:value="83.278" calcext:value-type="float">
            <text:p>83,27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10" calcext:value-type="date">
            <text:p>10 de mar de 97</text:p>
          </table:table-cell>
          <table:table-cell table:style-name="ce3" office:value-type="date" office:date-value="1997-03-10" calcext:value-type="date">
            <text:p>1997-03-10</text:p>
          </table:table-cell>
          <table:table-cell office:value-type="float" office:value="10" calcext:value-type="float">
            <text:p>10</text:p>
          </table:table-cell>
          <table:table-cell office:value-type="float" office:value="49.882" calcext:value-type="float">
            <text:p>49,882</text:p>
          </table:table-cell>
          <table:table-cell office:value-type="float" office:value="27.0633" calcext:value-type="float">
            <text:p>27,0633</text:p>
          </table:table-cell>
          <table:table-cell office:value-type="float" office:value="2.8267" calcext:value-type="float">
            <text:p>2,8267</text:p>
          </table:table-cell>
          <table:table-cell office:value-type="float" office:value="108.845" calcext:value-type="float">
            <text:p>108,845</text:p>
          </table:table-cell>
          <table:table-cell office:value-type="float" office:value="120.46" calcext:value-type="float">
            <text:p>120,4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11" calcext:value-type="date">
            <text:p>11 de mar de 97</text:p>
          </table:table-cell>
          <table:table-cell table:style-name="ce3" office:value-type="date" office:date-value="1997-03-11" calcext:value-type="date">
            <text:p>1997-03-11</text:p>
          </table:table-cell>
          <table:table-cell office:value-type="float" office:value="8" calcext:value-type="float">
            <text:p>8</text:p>
          </table:table-cell>
          <table:table-cell office:value-type="float" office:value="68.641" calcext:value-type="float">
            <text:p>68,641</text:p>
          </table:table-cell>
          <table:table-cell office:value-type="float" office:value="40.7167" calcext:value-type="float">
            <text:p>40,7167</text:p>
          </table:table-cell>
          <table:table-cell office:value-type="float" office:value="2.8643" calcext:value-type="float">
            <text:p>2,8643</text:p>
          </table:table-cell>
          <table:table-cell office:value-type="float" office:value="138.324" calcext:value-type="float">
            <text:p>138,324</text:p>
          </table:table-cell>
          <table:table-cell office:value-type="float" office:value="146.688" calcext:value-type="float">
            <text:p>146,68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12" calcext:value-type="date">
            <text:p>12 de mar de 97</text:p>
          </table:table-cell>
          <table:table-cell table:style-name="ce3" office:value-type="date" office:date-value="1997-03-12" calcext:value-type="date">
            <text:p>1997-03-12</text:p>
          </table:table-cell>
          <table:table-cell office:value-type="float" office:value="10" calcext:value-type="float">
            <text:p>10</text:p>
          </table:table-cell>
          <table:table-cell office:value-type="float" office:value="78.967" calcext:value-type="float">
            <text:p>78,967</text:p>
          </table:table-cell>
          <table:table-cell office:value-type="float" office:value="48.25" calcext:value-type="float">
            <text:p>48,25</text:p>
          </table:table-cell>
          <table:table-cell office:value-type="float" office:value="4.2757" calcext:value-type="float">
            <text:p>4,2757</text:p>
          </table:table-cell>
          <table:table-cell office:value-type="float" office:value="96.198" calcext:value-type="float">
            <text:p>96,198</text:p>
          </table:table-cell>
          <table:table-cell office:value-type="float" office:value="160.618" calcext:value-type="float">
            <text:p>160,61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13" calcext:value-type="date">
            <text:p>13 de mar de 97</text:p>
          </table:table-cell>
          <table:table-cell table:style-name="ce3" office:value-type="date" office:date-value="1997-03-13" calcext:value-type="date">
            <text:p>1997-03-13</text:p>
          </table:table-cell>
          <table:table-cell office:value-type="float" office:value="8" calcext:value-type="float">
            <text:p>8</text:p>
          </table:table-cell>
          <table:table-cell office:value-type="float" office:value="84.008" calcext:value-type="float">
            <text:p>84,008</text:p>
          </table:table-cell>
          <table:table-cell office:value-type="float" office:value="40.6975" calcext:value-type="float">
            <text:p>40,6975</text:p>
          </table:table-cell>
          <table:table-cell office:value-type="float" office:value="3.8586" calcext:value-type="float">
            <text:p>3,8586</text:p>
          </table:table-cell>
          <table:table-cell office:value-type="float" office:value="97.264" calcext:value-type="float">
            <text:p>97,264</text:p>
          </table:table-cell>
          <table:table-cell office:value-type="float" office:value="186.34" calcext:value-type="float">
            <text:p>186,3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14" calcext:value-type="date">
            <text:p>14 de mar de 97</text:p>
          </table:table-cell>
          <table:table-cell table:style-name="ce3" office:value-type="date" office:date-value="1997-03-14" calcext:value-type="date">
            <text:p>1997-03-14</text:p>
          </table:table-cell>
          <table:table-cell office:value-type="float" office:value="9" calcext:value-type="float">
            <text:p>9</text:p>
          </table:table-cell>
          <table:table-cell office:value-type="float" office:value="67.739" calcext:value-type="float">
            <text:p>67,739</text:p>
          </table:table-cell>
          <table:table-cell office:value-type="float" office:value="29.316" calcext:value-type="float">
            <text:p>29,316</text:p>
          </table:table-cell>
          <table:table-cell office:value-type="float" office:value="2.9729" calcext:value-type="float">
            <text:p>2,9729</text:p>
          </table:table-cell>
          <table:table-cell office:value-type="float" office:value="136.61" calcext:value-type="float">
            <text:p>136,61</text:p>
          </table:table-cell>
          <table:table-cell office:value-type="float" office:value="146.88" calcext:value-type="float">
            <text:p>146,8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15" calcext:value-type="date">
            <text:p>15 de mar de 97</text:p>
          </table:table-cell>
          <table:table-cell table:style-name="ce3" office:value-type="date" office:date-value="1997-03-15" calcext:value-type="date">
            <text:p>1997-03-15</text:p>
          </table:table-cell>
          <table:table-cell office:value-type="float" office:value="9" calcext:value-type="float">
            <text:p>9</text:p>
          </table:table-cell>
          <table:table-cell office:value-type="float" office:value="48.783" calcext:value-type="float">
            <text:p>48,783</text:p>
          </table:table-cell>
          <table:table-cell office:value-type="float" office:value="17.426" calcext:value-type="float">
            <text:p>17,426</text:p>
          </table:table-cell>
          <table:table-cell office:value-type="float" office:value="2.7171" calcext:value-type="float">
            <text:p>2,7171</text:p>
          </table:table-cell>
          <table:table-cell office:value-type="float" office:value="53.127" calcext:value-type="float">
            <text:p>53,127</text:p>
          </table:table-cell>
          <table:table-cell office:value-type="float" office:value="102.892" calcext:value-type="float">
            <text:p>102,89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16" calcext:value-type="date">
            <text:p>16 de mar de 97</text:p>
          </table:table-cell>
          <table:table-cell table:style-name="ce3" office:value-type="date" office:date-value="1997-03-16" calcext:value-type="date">
            <text:p>1997-03-16</text:p>
          </table:table-cell>
          <table:table-cell office:value-type="float" office:value="11" calcext:value-type="float">
            <text:p>11</text:p>
          </table:table-cell>
          <table:table-cell office:value-type="float" office:value="37.093" calcext:value-type="float">
            <text:p>37,093</text:p>
          </table:table-cell>
          <table:table-cell office:value-type="float" office:value="12.998" calcext:value-type="float">
            <text:p>12,998</text:p>
          </table:table-cell>
          <table:table-cell office:value-type="float" office:value="2.3" calcext:value-type="float">
            <text:p>2,3</text:p>
          </table:table-cell>
          <table:table-cell office:value-type="float" office:value="69.738" calcext:value-type="float">
            <text:p>69,738</text:p>
          </table:table-cell>
          <table:table-cell office:value-type="float" office:value="66.512" calcext:value-type="float">
            <text:p>66,51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17" calcext:value-type="date">
            <text:p>17 de mar de 97</text:p>
          </table:table-cell>
          <table:table-cell table:style-name="ce3" office:value-type="date" office:date-value="1997-03-17" calcext:value-type="date">
            <text:p>1997-03-17</text:p>
          </table:table-cell>
          <table:table-cell office:value-type="float" office:value="13" calcext:value-type="float">
            <text:p>13</text:p>
          </table:table-cell>
          <table:table-cell office:value-type="float" office:value="35.88" calcext:value-type="float">
            <text:p>35,88</text:p>
          </table:table-cell>
          <table:table-cell office:value-type="float" office:value="16.478" calcext:value-type="float">
            <text:p>16,478</text:p>
          </table:table-cell>
          <table:table-cell office:value-type="float" office:value="1.9714" calcext:value-type="float">
            <text:p>1,9714</text:p>
          </table:table-cell>
          <table:table-cell office:value-type="float" office:value="47.025" calcext:value-type="float">
            <text:p>47,025</text:p>
          </table:table-cell>
          <table:table-cell office:value-type="float" office:value="75.402" calcext:value-type="float">
            <text:p>75,40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18" calcext:value-type="date">
            <text:p>18 de mar de 97</text:p>
          </table:table-cell>
          <table:table-cell table:style-name="ce3" office:value-type="date" office:date-value="1997-03-18" calcext:value-type="date">
            <text:p>1997-03-18</text:p>
          </table:table-cell>
          <table:table-cell office:value-type="float" office:value="8" calcext:value-type="float">
            <text:p>8</text:p>
          </table:table-cell>
          <table:table-cell office:value-type="float" office:value="40.9" calcext:value-type="float">
            <text:p>40,9</text:p>
          </table:table-cell>
          <table:table-cell office:value-type="float" office:value="22.198" calcext:value-type="float">
            <text:p>22,198</text:p>
          </table:table-cell>
          <table:table-cell office:value-type="float" office:value="2.1371" calcext:value-type="float">
            <text:p>2,1371</text:p>
          </table:table-cell>
          <table:table-cell office:value-type="float" office:value="44.165" calcext:value-type="float">
            <text:p>44,165</text:p>
          </table:table-cell>
          <table:table-cell office:value-type="float" office:value="82.072" calcext:value-type="float">
            <text:p>82,07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19" calcext:value-type="date">
            <text:p>19 de mar de 97</text:p>
          </table:table-cell>
          <table:table-cell table:style-name="ce3" office:value-type="date" office:date-value="1997-03-19" calcext:value-type="date">
            <text:p>1997-03-19</text:p>
          </table:table-cell>
          <table:table-cell office:value-type="float" office:value="11" calcext:value-type="float">
            <text:p>11</text:p>
          </table:table-cell>
          <table:table-cell office:value-type="float" office:value="49.06" calcext:value-type="float">
            <text:p>49,06</text:p>
          </table:table-cell>
          <table:table-cell office:value-type="float" office:value="23.518" calcext:value-type="float">
            <text:p>23,518</text:p>
          </table:table-cell>
          <table:table-cell office:value-type="float" office:value="2.3871" calcext:value-type="float">
            <text:p>2,3871</text:p>
          </table:table-cell>
          <table:table-cell office:value-type="float" office:value="76.752" calcext:value-type="float">
            <text:p>76,752</text:p>
          </table:table-cell>
          <table:table-cell office:value-type="float" office:value="109.056" calcext:value-type="float">
            <text:p>109,05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20" calcext:value-type="date">
            <text:p>20 de mar de 97</text:p>
          </table:table-cell>
          <table:table-cell table:style-name="ce3" office:value-type="date" office:date-value="1997-03-20" calcext:value-type="date">
            <text:p>1997-03-20</text:p>
          </table:table-cell>
          <table:table-cell office:value-type="float" office:value="8" calcext:value-type="float">
            <text:p>8</text:p>
          </table:table-cell>
          <table:table-cell office:value-type="float" office:value="59.907" calcext:value-type="float">
            <text:p>59,907</text:p>
          </table:table-cell>
          <table:table-cell office:value-type="float" office:value="27.276" calcext:value-type="float">
            <text:p>27,276</text:p>
          </table:table-cell>
          <table:table-cell office:value-type="float" office:value="2.6443" calcext:value-type="float">
            <text:p>2,6443</text:p>
          </table:table-cell>
          <table:table-cell office:value-type="float" office:value="90.303" calcext:value-type="float">
            <text:p>90,303</text:p>
          </table:table-cell>
          <table:table-cell office:value-type="float" office:value="124.6" calcext:value-type="float">
            <text:p>124,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21" calcext:value-type="date">
            <text:p>21 de mar de 97</text:p>
          </table:table-cell>
          <table:table-cell table:style-name="ce3" office:value-type="date" office:date-value="1997-03-21" calcext:value-type="date">
            <text:p>1997-03-21</text:p>
          </table:table-cell>
          <table:table-cell office:value-type="float" office:value="8" calcext:value-type="float">
            <text:p>8</text:p>
          </table:table-cell>
          <table:table-cell office:value-type="float" office:value="57.016" calcext:value-type="float">
            <text:p>57,016</text:p>
          </table:table-cell>
          <table:table-cell office:value-type="float" office:value="27.764" calcext:value-type="float">
            <text:p>27,764</text:p>
          </table:table-cell>
          <table:table-cell office:value-type="float" office:value="2.5114" calcext:value-type="float">
            <text:p>2,5114</text:p>
          </table:table-cell>
          <table:table-cell office:value-type="float" office:value="106.917" calcext:value-type="float">
            <text:p>106,917</text:p>
          </table:table-cell>
          <table:table-cell office:value-type="float" office:value="139.396" calcext:value-type="float">
            <text:p>139,39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22" calcext:value-type="date">
            <text:p>22 de mar de 97</text:p>
          </table:table-cell>
          <table:table-cell table:style-name="ce3" office:value-type="date" office:date-value="1997-03-22" calcext:value-type="date">
            <text:p>1997-03-22</text:p>
          </table:table-cell>
          <table:table-cell office:value-type="float" office:value="9" calcext:value-type="float">
            <text:p>9</text:p>
          </table:table-cell>
          <table:table-cell office:value-type="float" office:value="48.166" calcext:value-type="float">
            <text:p>48,166</text:p>
          </table:table-cell>
          <table:table-cell office:value-type="float" office:value="24.232" calcext:value-type="float">
            <text:p>24,232</text:p>
          </table:table-cell>
          <table:table-cell office:value-type="float" office:value="2.1129" calcext:value-type="float">
            <text:p>2,1129</text:p>
          </table:table-cell>
          <table:table-cell office:value-type="float" office:value="76.265" calcext:value-type="float">
            <text:p>76,265</text:p>
          </table:table-cell>
          <table:table-cell office:value-type="float" office:value="81.494" calcext:value-type="float">
            <text:p>81,49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23" calcext:value-type="date">
            <text:p>23 de mar de 97</text:p>
          </table:table-cell>
          <table:table-cell table:style-name="ce3" office:value-type="date" office:date-value="1997-03-23" calcext:value-type="date">
            <text:p>1997-03-23</text:p>
          </table:table-cell>
          <table:table-cell office:value-type="float" office:value="8" calcext:value-type="float">
            <text:p>8</text:p>
          </table:table-cell>
          <table:table-cell office:value-type="float" office:value="56.917" calcext:value-type="float">
            <text:p>56,917</text:p>
          </table:table-cell>
          <table:table-cell office:value-type="float" office:value="19.516" calcext:value-type="float">
            <text:p>19,516</text:p>
          </table:table-cell>
          <table:table-cell office:value-type="float" office:value="2.1543" calcext:value-type="float">
            <text:p>2,1543</text:p>
          </table:table-cell>
          <table:table-cell office:value-type="float" office:value="142.313" calcext:value-type="float">
            <text:p>142,313</text:p>
          </table:table-cell>
          <table:table-cell office:value-type="float" office:value="96.248" calcext:value-type="float">
            <text:p>96,24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24" calcext:value-type="date">
            <text:p>24 de mar de 97</text:p>
          </table:table-cell>
          <table:table-cell table:style-name="ce3" office:value-type="date" office:date-value="1997-03-24" calcext:value-type="date">
            <text:p>1997-03-24</text:p>
          </table:table-cell>
          <table:table-cell office:value-type="float" office:value="9" calcext:value-type="float">
            <text:p>9</text:p>
          </table:table-cell>
          <table:table-cell office:value-type="float" office:value="77.742" calcext:value-type="float">
            <text:p>77,742</text:p>
          </table:table-cell>
          <table:table-cell office:value-type="float" office:value="30.918" calcext:value-type="float">
            <text:p>30,918</text:p>
          </table:table-cell>
          <table:table-cell office:value-type="float" office:value="3.6543" calcext:value-type="float">
            <text:p>3,6543</text:p>
          </table:table-cell>
          <table:table-cell office:value-type="float" office:value="152.877" calcext:value-type="float">
            <text:p>152,877</text:p>
          </table:table-cell>
          <table:table-cell office:value-type="float" office:value="197.16" calcext:value-type="float">
            <text:p>197,1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25" calcext:value-type="date">
            <text:p>25 de mar de 97</text:p>
          </table:table-cell>
          <table:table-cell table:style-name="ce3" office:value-type="date" office:date-value="1997-03-25" calcext:value-type="date">
            <text:p>1997-03-25</text:p>
          </table:table-cell>
          <table:table-cell office:value-type="float" office:value="6" calcext:value-type="float">
            <text:p>6</text:p>
          </table:table-cell>
          <table:table-cell office:value-type="float" office:value="51.94" calcext:value-type="float">
            <text:p>51,94</text:p>
          </table:table-cell>
          <table:table-cell office:value-type="float" office:value="23.89" calcext:value-type="float">
            <text:p>23,89</text:p>
          </table:table-cell>
          <table:table-cell office:value-type="float" office:value="2.1371" calcext:value-type="float">
            <text:p>2,1371</text:p>
          </table:table-cell>
          <table:table-cell office:value-type="float" office:value="68.632" calcext:value-type="float">
            <text:p>68,632</text:p>
          </table:table-cell>
          <table:table-cell office:value-type="float" office:value="81.957" calcext:value-type="float">
            <text:p>81,95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26" calcext:value-type="date">
            <text:p>26 de mar de 97</text:p>
          </table:table-cell>
          <table:table-cell table:style-name="ce3" office:value-type="date" office:date-value="1997-03-26" calcext:value-type="date">
            <text:p>1997-03-26</text:p>
          </table:table-cell>
          <table:table-cell office:value-type="float" office:value="5" calcext:value-type="float">
            <text:p>5</text:p>
          </table:table-cell>
          <table:table-cell office:value-type="float" office:value="45.997" calcext:value-type="float">
            <text:p>45,997</text:p>
          </table:table-cell>
          <table:table-cell office:value-type="float" office:value="20.8175" calcext:value-type="float">
            <text:p>20,8175</text:p>
          </table:table-cell>
          <table:table-cell office:value-type="float" office:value="2.2683" calcext:value-type="float">
            <text:p>2,2683</text:p>
          </table:table-cell>
          <table:table-cell office:value-type="float" office:value="54.645" calcext:value-type="float">
            <text:p>54,645</text:p>
          </table:table-cell>
          <table:table-cell office:value-type="float" office:value="78.788" calcext:value-type="float">
            <text:p>78,78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27" calcext:value-type="date">
            <text:p>27 de mar de 97</text:p>
          </table:table-cell>
          <table:table-cell table:style-name="ce3" office:value-type="date" office:date-value="1997-03-27" calcext:value-type="date">
            <text:p>1997-03-27</text:p>
          </table:table-cell>
          <table:table-cell office:value-type="float" office:value="11" calcext:value-type="float">
            <text:p>11</text:p>
          </table:table-cell>
          <table:table-cell office:value-type="float" office:value="48.741" calcext:value-type="float">
            <text:p>48,741</text:p>
          </table:table-cell>
          <table:table-cell office:value-type="float" office:value="20.708" calcext:value-type="float">
            <text:p>20,708</text:p>
          </table:table-cell>
          <table:table-cell office:value-type="float" office:value="1.9171" calcext:value-type="float">
            <text:p>1,9171</text:p>
          </table:table-cell>
          <table:table-cell office:value-type="float" office:value="71" calcext:value-type="float">
            <text:p>71</text:p>
          </table:table-cell>
          <table:table-cell office:value-type="float" office:value="82.485" calcext:value-type="float">
            <text:p>82,48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28" calcext:value-type="date">
            <text:p>28 de mar de 97</text:p>
          </table:table-cell>
          <table:table-cell table:style-name="ce3" office:value-type="date" office:date-value="1997-03-28" calcext:value-type="date">
            <text:p>1997-03-28</text:p>
          </table:table-cell>
          <table:table-cell office:value-type="float" office:value="7" calcext:value-type="float">
            <text:p>7</text:p>
          </table:table-cell>
          <table:table-cell office:value-type="float" office:value="39.83" calcext:value-type="float">
            <text:p>39,83</text:p>
          </table:table-cell>
          <table:table-cell office:value-type="float" office:value="12.3217" calcext:value-type="float">
            <text:p>12,3217</text:p>
          </table:table-cell>
          <table:table-cell office:value-type="float" office:value="1.6057" calcext:value-type="float">
            <text:p>1,6057</text:p>
          </table:table-cell>
          <table:table-cell office:value-type="float" office:value="64.71" calcext:value-type="float">
            <text:p>64,71</text:p>
          </table:table-cell>
          <table:table-cell office:value-type="float" office:value="46.018" calcext:value-type="float">
            <text:p>46,01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29" calcext:value-type="date">
            <text:p>29 de mar de 97</text:p>
          </table:table-cell>
          <table:table-cell table:style-name="ce3" office:value-type="date" office:date-value="1997-03-29" calcext:value-type="date">
            <text:p>1997-03-29</text:p>
          </table:table-cell>
          <table:table-cell office:value-type="float" office:value="4" calcext:value-type="float">
            <text:p>4</text:p>
          </table:table-cell>
          <table:table-cell office:value-type="float" office:value="39.619" calcext:value-type="float">
            <text:p>39,619</text:p>
          </table:table-cell>
          <table:table-cell office:value-type="float" office:value="12.5633" calcext:value-type="float">
            <text:p>12,5633</text:p>
          </table:table-cell>
          <table:table-cell office:value-type="float" office:value="1.1414" calcext:value-type="float">
            <text:p>1,1414</text:p>
          </table:table-cell>
          <table:table-cell office:value-type="float" office:value="59.508" calcext:value-type="float">
            <text:p>59,508</text:p>
          </table:table-cell>
          <table:table-cell office:value-type="float" office:value="54.98" calcext:value-type="float">
            <text:p>54,9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30" calcext:value-type="date">
            <text:p>30 de mar de 97</text:p>
          </table:table-cell>
          <table:table-cell table:style-name="ce3" office:value-type="date" office:date-value="1997-03-30" calcext:value-type="date">
            <text:p>1997-03-30</text:p>
          </table:table-cell>
          <table:table-cell office:value-type="float" office:value="8" calcext:value-type="float">
            <text:p>8</text:p>
          </table:table-cell>
          <table:table-cell office:value-type="float" office:value="48.09" calcext:value-type="float">
            <text:p>48,09</text:p>
          </table:table-cell>
          <table:table-cell office:value-type="float" office:value="17.6483" calcext:value-type="float">
            <text:p>17,6483</text:p>
          </table:table-cell>
          <table:table-cell office:value-type="float" office:value="1.7071" calcext:value-type="float">
            <text:p>1,7071</text:p>
          </table:table-cell>
          <table:table-cell office:value-type="float" office:value="56.723" calcext:value-type="float">
            <text:p>56,723</text:p>
          </table:table-cell>
          <table:table-cell office:value-type="float" office:value="70.512" calcext:value-type="float">
            <text:p>70,51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3-31" calcext:value-type="date">
            <text:p>31 de mar de 97</text:p>
          </table:table-cell>
          <table:table-cell table:style-name="ce3" office:value-type="date" office:date-value="1997-03-31" calcext:value-type="date">
            <text:p>1997-03-31</text:p>
          </table:table-cell>
          <table:table-cell office:value-type="float" office:value="8" calcext:value-type="float">
            <text:p>8</text:p>
          </table:table-cell>
          <table:table-cell office:value-type="float" office:value="52.972" calcext:value-type="float">
            <text:p>52,972</text:p>
          </table:table-cell>
          <table:table-cell office:value-type="float" office:value="24.9483" calcext:value-type="float">
            <text:p>24,9483</text:p>
          </table:table-cell>
          <table:table-cell office:value-type="float" office:value="3.115" calcext:value-type="float">
            <text:p>3,115</text:p>
          </table:table-cell>
          <table:table-cell office:value-type="float" office:value="39.005" calcext:value-type="float">
            <text:p>39,005</text:p>
          </table:table-cell>
          <table:table-cell office:value-type="float" office:value="115.22" calcext:value-type="float">
            <text:p>115,2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01" calcext:value-type="date">
            <text:p>1 de abr de 97</text:p>
          </table:table-cell>
          <table:table-cell table:style-name="ce3" office:value-type="date" office:date-value="1997-04-01" calcext:value-type="date">
            <text:p>1997-04-01</text:p>
          </table:table-cell>
          <table:table-cell office:value-type="float" office:value="12" calcext:value-type="float">
            <text:p>12</text:p>
          </table:table-cell>
          <table:table-cell office:value-type="float" office:value="54.86" calcext:value-type="float">
            <text:p>54,86</text:p>
          </table:table-cell>
          <table:table-cell office:value-type="float" office:value="31.106" calcext:value-type="float">
            <text:p>31,106</text:p>
          </table:table-cell>
          <table:table-cell office:value-type="float" office:value="4.3243" calcext:value-type="float">
            <text:p>4,3243</text:p>
          </table:table-cell>
          <table:table-cell office:value-type="float" office:value="26.508" calcext:value-type="float">
            <text:p>26,508</text:p>
          </table:table-cell>
          <table:table-cell office:value-type="float" office:value="90.482" calcext:value-type="float">
            <text:p>90,48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02" calcext:value-type="date">
            <text:p>2 de abr de 97</text:p>
          </table:table-cell>
          <table:table-cell table:style-name="ce3" office:value-type="date" office:date-value="1997-04-02" calcext:value-type="date">
            <text:p>1997-04-02</text:p>
          </table:table-cell>
          <table:table-cell office:value-type="float" office:value="7" calcext:value-type="float">
            <text:p>7</text:p>
          </table:table-cell>
          <table:table-cell office:value-type="float" office:value="52.235" calcext:value-type="float">
            <text:p>52,235</text:p>
          </table:table-cell>
          <table:table-cell office:value-type="float" office:value="29.696" calcext:value-type="float">
            <text:p>29,696</text:p>
          </table:table-cell>
          <table:table-cell office:value-type="float" office:value="4.48" calcext:value-type="float">
            <text:p>4,48</text:p>
          </table:table-cell>
          <table:table-cell office:value-type="float" office:value="41.483" calcext:value-type="float">
            <text:p>41,483</text:p>
          </table:table-cell>
          <table:table-cell office:value-type="float" office:value="97.822" calcext:value-type="float">
            <text:p>97,82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03" calcext:value-type="date">
            <text:p>3 de abr de 97</text:p>
          </table:table-cell>
          <table:table-cell table:style-name="ce3" office:value-type="date" office:date-value="1997-04-03" calcext:value-type="date">
            <text:p>1997-04-03</text:p>
          </table:table-cell>
          <table:table-cell office:value-type="float" office:value="5" calcext:value-type="float">
            <text:p>5</text:p>
          </table:table-cell>
          <table:table-cell office:value-type="float" office:value="46.97" calcext:value-type="float">
            <text:p>46,97</text:p>
          </table:table-cell>
          <table:table-cell office:value-type="float" office:value="31.378" calcext:value-type="float">
            <text:p>31,378</text:p>
          </table:table-cell>
          <table:table-cell office:value-type="float" office:value="4.3686" calcext:value-type="float">
            <text:p>4,3686</text:p>
          </table:table-cell>
          <table:table-cell office:value-type="float" office:value="40.287" calcext:value-type="float">
            <text:p>40,287</text:p>
          </table:table-cell>
          <table:table-cell office:value-type="float" office:value="97.337" calcext:value-type="float">
            <text:p>97,33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04" calcext:value-type="date">
            <text:p>4 de abr de 97</text:p>
          </table:table-cell>
          <table:table-cell table:style-name="ce3" office:value-type="date" office:date-value="1997-04-04" calcext:value-type="date">
            <text:p>1997-04-04</text:p>
          </table:table-cell>
          <table:table-cell office:value-type="float" office:value="8" calcext:value-type="float">
            <text:p>8</text:p>
          </table:table-cell>
          <table:table-cell office:value-type="float" office:value="53.791" calcext:value-type="float">
            <text:p>53,791</text:p>
          </table:table-cell>
          <table:table-cell office:value-type="float" office:value="32.3083" calcext:value-type="float">
            <text:p>32,3083</text:p>
          </table:table-cell>
          <table:table-cell office:value-type="float" office:value="4.5029" calcext:value-type="float">
            <text:p>4,5029</text:p>
          </table:table-cell>
          <table:table-cell office:value-type="float" office:value="41.7" calcext:value-type="float">
            <text:p>41,7</text:p>
          </table:table-cell>
          <table:table-cell office:value-type="float" office:value="99.312" calcext:value-type="float">
            <text:p>99,31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05" calcext:value-type="date">
            <text:p>5 de abr de 97</text:p>
          </table:table-cell>
          <table:table-cell table:style-name="ce3" office:value-type="date" office:date-value="1997-04-05" calcext:value-type="date">
            <text:p>1997-04-05</text:p>
          </table:table-cell>
          <table:table-cell office:value-type="float" office:value="10" calcext:value-type="float">
            <text:p>10</text:p>
          </table:table-cell>
          <table:table-cell office:value-type="float" office:value="48.84" calcext:value-type="float">
            <text:p>48,84</text:p>
          </table:table-cell>
          <table:table-cell office:value-type="float" office:value="18.4983" calcext:value-type="float">
            <text:p>18,4983</text:p>
          </table:table-cell>
          <table:table-cell office:value-type="float" office:value="2.91" calcext:value-type="float">
            <text:p>2,91</text:p>
          </table:table-cell>
          <table:table-cell office:value-type="float" office:value="53.627" calcext:value-type="float">
            <text:p>53,627</text:p>
          </table:table-cell>
          <table:table-cell office:value-type="float" office:value="74.557" calcext:value-type="float">
            <text:p>74,55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06" calcext:value-type="date">
            <text:p>6 de abr de 97</text:p>
          </table:table-cell>
          <table:table-cell table:style-name="ce3" office:value-type="date" office:date-value="1997-04-06" calcext:value-type="date">
            <text:p>1997-04-06</text:p>
          </table:table-cell>
          <table:table-cell office:value-type="float" office:value="8" calcext:value-type="float">
            <text:p>8</text:p>
          </table:table-cell>
          <table:table-cell office:value-type="float" office:value="45.581" calcext:value-type="float">
            <text:p>45,581</text:p>
          </table:table-cell>
          <table:table-cell office:value-type="float" office:value="15.545" calcext:value-type="float">
            <text:p>15,545</text:p>
          </table:table-cell>
          <table:table-cell office:value-type="float" office:value="1.6986" calcext:value-type="float">
            <text:p>1,6986</text:p>
          </table:table-cell>
          <table:table-cell office:value-type="float" office:value="46.698" calcext:value-type="float">
            <text:p>46,698</text:p>
          </table:table-cell>
          <table:table-cell office:value-type="float" office:value="57.778" calcext:value-type="float">
            <text:p>57,77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07" calcext:value-type="date">
            <text:p>7 de abr de 97</text:p>
          </table:table-cell>
          <table:table-cell table:style-name="ce3" office:value-type="date" office:date-value="1997-04-07" calcext:value-type="date">
            <text:p>1997-04-07</text:p>
          </table:table-cell>
          <table:table-cell office:value-type="float" office:value="6" calcext:value-type="float">
            <text:p>6</text:p>
          </table:table-cell>
          <table:table-cell office:value-type="float" office:value="44.422" calcext:value-type="float">
            <text:p>44,422</text:p>
          </table:table-cell>
          <table:table-cell office:value-type="float" office:value="19.4317" calcext:value-type="float">
            <text:p>19,4317</text:p>
          </table:table-cell>
          <table:table-cell office:value-type="float" office:value="2.2283" calcext:value-type="float">
            <text:p>2,2283</text:p>
          </table:table-cell>
          <table:table-cell office:value-type="float" office:value="50.697" calcext:value-type="float">
            <text:p>50,697</text:p>
          </table:table-cell>
          <table:table-cell office:value-type="float" office:value="94.262" calcext:value-type="float">
            <text:p>94,26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08" calcext:value-type="date">
            <text:p>8 de abr de 97</text:p>
          </table:table-cell>
          <table:table-cell table:style-name="ce3" office:value-type="date" office:date-value="1997-04-08" calcext:value-type="date">
            <text:p>1997-04-08</text:p>
          </table:table-cell>
          <table:table-cell office:value-type="float" office:value="9" calcext:value-type="float">
            <text:p>9</text:p>
          </table:table-cell>
          <table:table-cell office:value-type="float" office:value="38.735" calcext:value-type="float">
            <text:p>38,735</text:p>
          </table:table-cell>
          <table:table-cell office:value-type="float" office:value="17.785" calcext:value-type="float">
            <text:p>17,785</text:p>
          </table:table-cell>
          <table:table-cell office:value-type="float" office:value="2.2871" calcext:value-type="float">
            <text:p>2,2871</text:p>
          </table:table-cell>
          <table:table-cell office:value-type="float" office:value="34.88" calcext:value-type="float">
            <text:p>34,88</text:p>
          </table:table-cell>
          <table:table-cell office:value-type="float" office:value="79.665" calcext:value-type="float">
            <text:p>79,66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09" calcext:value-type="date">
            <text:p>9 de abr de 97</text:p>
          </table:table-cell>
          <table:table-cell table:style-name="ce3" office:value-type="date" office:date-value="1997-04-09" calcext:value-type="date">
            <text:p>1997-04-09</text:p>
          </table:table-cell>
          <table:table-cell office:value-type="float" office:value="7" calcext:value-type="float">
            <text:p>7</text:p>
          </table:table-cell>
          <table:table-cell office:value-type="float" office:value="38.478" calcext:value-type="float">
            <text:p>38,478</text:p>
          </table:table-cell>
          <table:table-cell office:value-type="float" office:value="16.702" calcext:value-type="float">
            <text:p>16,702</text:p>
          </table:table-cell>
          <table:table-cell office:value-type="float" office:value="2.1829" calcext:value-type="float">
            <text:p>2,1829</text:p>
          </table:table-cell>
          <table:table-cell office:value-type="float" office:value="49.038" calcext:value-type="float">
            <text:p>49,038</text:p>
          </table:table-cell>
          <table:table-cell office:value-type="float" office:value="82.16" calcext:value-type="float">
            <text:p>82,1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10" calcext:value-type="date">
            <text:p>10 de abr de 97</text:p>
          </table:table-cell>
          <table:table-cell table:style-name="ce3" office:value-type="date" office:date-value="1997-04-10" calcext:value-type="date">
            <text:p>1997-04-10</text:p>
          </table:table-cell>
          <table:table-cell office:value-type="float" office:value="9" calcext:value-type="float">
            <text:p>9</text:p>
          </table:table-cell>
          <table:table-cell office:value-type="float" office:value="52.687" calcext:value-type="float">
            <text:p>52,687</text:p>
          </table:table-cell>
          <table:table-cell office:value-type="float" office:value="26.62" calcext:value-type="float">
            <text:p>26,62</text:p>
          </table:table-cell>
          <table:table-cell office:value-type="float" office:value="2.4857" calcext:value-type="float">
            <text:p>2,4857</text:p>
          </table:table-cell>
          <table:table-cell office:value-type="float" office:value="78.542" calcext:value-type="float">
            <text:p>78,542</text:p>
          </table:table-cell>
          <table:table-cell office:value-type="float" office:value="111.645" calcext:value-type="float">
            <text:p>111,64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11" calcext:value-type="date">
            <text:p>11 de abr de 97</text:p>
          </table:table-cell>
          <table:table-cell table:style-name="ce3" office:value-type="date" office:date-value="1997-04-11" calcext:value-type="date">
            <text:p>1997-04-11</text:p>
          </table:table-cell>
          <table:table-cell office:value-type="float" office:value="9" calcext:value-type="float">
            <text:p>9</text:p>
          </table:table-cell>
          <table:table-cell office:value-type="float" office:value="81.087" calcext:value-type="float">
            <text:p>81,087</text:p>
          </table:table-cell>
          <table:table-cell office:value-type="float" office:value="35.95" calcext:value-type="float">
            <text:p>35,95</text:p>
          </table:table-cell>
          <table:table-cell office:value-type="float" office:value="4.0671" calcext:value-type="float">
            <text:p>4,0671</text:p>
          </table:table-cell>
          <table:table-cell office:value-type="float" office:value="84.265" calcext:value-type="float">
            <text:p>84,265</text:p>
          </table:table-cell>
          <table:table-cell office:value-type="float" office:value="179.79" calcext:value-type="float">
            <text:p>179,79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12" calcext:value-type="date">
            <text:p>12 de abr de 97</text:p>
          </table:table-cell>
          <table:table-cell table:style-name="ce3" office:value-type="date" office:date-value="1997-04-12" calcext:value-type="date">
            <text:p>1997-04-12</text:p>
          </table:table-cell>
          <table:table-cell office:value-type="float" office:value="15" calcext:value-type="float">
            <text:p>15</text:p>
          </table:table-cell>
          <table:table-cell office:value-type="float" office:value="83.678" calcext:value-type="float">
            <text:p>83,678</text:p>
          </table:table-cell>
          <table:table-cell office:value-type="float" office:value="32.1517" calcext:value-type="float">
            <text:p>32,1517</text:p>
          </table:table-cell>
          <table:table-cell office:value-type="float" office:value="5.1757" calcext:value-type="float">
            <text:p>5,1757</text:p>
          </table:table-cell>
          <table:table-cell office:value-type="float" office:value="68.23" calcext:value-type="float">
            <text:p>68,23</text:p>
          </table:table-cell>
          <table:table-cell office:value-type="float" office:value="117.707" calcext:value-type="float">
            <text:p>117,70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13" calcext:value-type="date">
            <text:p>13 de abr de 97</text:p>
          </table:table-cell>
          <table:table-cell table:style-name="ce3" office:value-type="date" office:date-value="1997-04-13" calcext:value-type="date">
            <text:p>1997-04-13</text:p>
          </table:table-cell>
          <table:table-cell office:value-type="float" office:value="6" calcext:value-type="float">
            <text:p>6</text:p>
          </table:table-cell>
          <table:table-cell office:value-type="float" office:value="65.324" calcext:value-type="float">
            <text:p>65,324</text:p>
          </table:table-cell>
          <table:table-cell office:value-type="float" office:value="22.2217" calcext:value-type="float">
            <text:p>22,2217</text:p>
          </table:table-cell>
          <table:table-cell office:value-type="float" office:value="2.5729" calcext:value-type="float">
            <text:p>2,5729</text:p>
          </table:table-cell>
          <table:table-cell office:value-type="float" office:value="115.642" calcext:value-type="float">
            <text:p>115,642</text:p>
          </table:table-cell>
          <table:table-cell office:value-type="float" office:value="108.835" calcext:value-type="float">
            <text:p>108,83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14" calcext:value-type="date">
            <text:p>14 de abr de 97</text:p>
          </table:table-cell>
          <table:table-cell table:style-name="ce3" office:value-type="date" office:date-value="1997-04-14" calcext:value-type="date">
            <text:p>1997-04-14</text:p>
          </table:table-cell>
          <table:table-cell office:value-type="float" office:value="5" calcext:value-type="float">
            <text:p>5</text:p>
          </table:table-cell>
          <table:table-cell office:value-type="float" office:value="87.096" calcext:value-type="float">
            <text:p>87,096</text:p>
          </table:table-cell>
          <table:table-cell office:value-type="float" office:value="39.69" calcext:value-type="float">
            <text:p>39,69</text:p>
          </table:table-cell>
          <table:table-cell office:value-type="float" office:value="4.0186" calcext:value-type="float">
            <text:p>4,0186</text:p>
          </table:table-cell>
          <table:table-cell office:value-type="float" office:value="123.844" calcext:value-type="float">
            <text:p>123,844</text:p>
          </table:table-cell>
          <table:table-cell office:value-type="float" office:value="223.333" calcext:value-type="float">
            <text:p>223,33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15" calcext:value-type="date">
            <text:p>15 de abr de 97</text:p>
          </table:table-cell>
          <table:table-cell table:style-name="ce3" office:value-type="date" office:date-value="1997-04-15" calcext:value-type="date">
            <text:p>1997-04-15</text:p>
          </table:table-cell>
          <table:table-cell office:value-type="float" office:value="12" calcext:value-type="float">
            <text:p>12</text:p>
          </table:table-cell>
          <table:table-cell office:value-type="float" office:value="83.186" calcext:value-type="float">
            <text:p>83,186</text:p>
          </table:table-cell>
          <table:table-cell office:value-type="float" office:value="47.1" calcext:value-type="float">
            <text:p>47,1</text:p>
          </table:table-cell>
          <table:table-cell office:value-type="float" office:value="3.2657" calcext:value-type="float">
            <text:p>3,2657</text:p>
          </table:table-cell>
          <table:table-cell office:value-type="float" office:value="118.094" calcext:value-type="float">
            <text:p>118,094</text:p>
          </table:table-cell>
          <table:table-cell office:value-type="float" office:value="150.702" calcext:value-type="float">
            <text:p>150,70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16" calcext:value-type="date">
            <text:p>16 de abr de 97</text:p>
          </table:table-cell>
          <table:table-cell table:style-name="ce3" office:value-type="date" office:date-value="1997-04-16" calcext:value-type="date">
            <text:p>1997-04-16</text:p>
          </table:table-cell>
          <table:table-cell office:value-type="float" office:value="10" calcext:value-type="float">
            <text:p>10</text:p>
          </table:table-cell>
          <table:table-cell office:value-type="float" office:value="92.515" calcext:value-type="float">
            <text:p>92,515</text:p>
          </table:table-cell>
          <table:table-cell office:value-type="float" office:value="39.8967" calcext:value-type="float">
            <text:p>39,8967</text:p>
          </table:table-cell>
          <table:table-cell office:value-type="float" office:value="3.4371" calcext:value-type="float">
            <text:p>3,4371</text:p>
          </table:table-cell>
          <table:table-cell office:value-type="float" office:value="105.816" calcext:value-type="float">
            <text:p>105,816</text:p>
          </table:table-cell>
          <table:table-cell office:value-type="float" office:value="167.842" calcext:value-type="float">
            <text:p>167,84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17" calcext:value-type="date">
            <text:p>17 de abr de 97</text:p>
          </table:table-cell>
          <table:table-cell table:style-name="ce3" office:value-type="date" office:date-value="1997-04-17" calcext:value-type="date">
            <text:p>1997-04-17</text:p>
          </table:table-cell>
          <table:table-cell office:value-type="float" office:value="12" calcext:value-type="float">
            <text:p>12</text:p>
          </table:table-cell>
          <table:table-cell office:value-type="float" office:value="64.572" calcext:value-type="float">
            <text:p>64,572</text:p>
          </table:table-cell>
          <table:table-cell office:value-type="float" office:value="30.915" calcext:value-type="float">
            <text:p>30,915</text:p>
          </table:table-cell>
          <table:table-cell office:value-type="float" office:value="4.9329" calcext:value-type="float">
            <text:p>4,9329</text:p>
          </table:table-cell>
          <table:table-cell office:value-type="float" office:value="37.68" calcext:value-type="float">
            <text:p>37,68</text:p>
          </table:table-cell>
          <table:table-cell office:value-type="float" office:value="109.698" calcext:value-type="float">
            <text:p>109,69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18" calcext:value-type="date">
            <text:p>18 de abr de 97</text:p>
          </table:table-cell>
          <table:table-cell table:style-name="ce3" office:value-type="date" office:date-value="1997-04-18" calcext:value-type="date">
            <text:p>1997-04-18</text:p>
          </table:table-cell>
          <table:table-cell office:value-type="float" office:value="10" calcext:value-type="float">
            <text:p>10</text:p>
          </table:table-cell>
          <table:table-cell office:value-type="float" office:value="55.98" calcext:value-type="float">
            <text:p>55,98</text:p>
          </table:table-cell>
          <table:table-cell office:value-type="float" office:value="35.3817" calcext:value-type="float">
            <text:p>35,3817</text:p>
          </table:table-cell>
          <table:table-cell office:value-type="float" office:value="4.6571" calcext:value-type="float">
            <text:p>4,6571</text:p>
          </table:table-cell>
          <table:table-cell office:value-type="float" office:value="34.137" calcext:value-type="float">
            <text:p>34,137</text:p>
          </table:table-cell>
          <table:table-cell office:value-type="float" office:value="108.538" calcext:value-type="float">
            <text:p>108,53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19" calcext:value-type="date">
            <text:p>19 de abr de 97</text:p>
          </table:table-cell>
          <table:table-cell table:style-name="ce3" office:value-type="date" office:date-value="1997-04-19" calcext:value-type="date">
            <text:p>1997-04-19</text:p>
          </table:table-cell>
          <table:table-cell office:value-type="float" office:value="12" calcext:value-type="float">
            <text:p>12</text:p>
          </table:table-cell>
          <table:table-cell office:value-type="float" office:value="50.361" calcext:value-type="float">
            <text:p>50,361</text:p>
          </table:table-cell>
          <table:table-cell office:value-type="float" office:value="30.7333" calcext:value-type="float">
            <text:p>30,7333</text:p>
          </table:table-cell>
          <table:table-cell office:value-type="float" office:value="4.0743" calcext:value-type="float">
            <text:p>4,0743</text:p>
          </table:table-cell>
          <table:table-cell office:value-type="float" office:value="47.117" calcext:value-type="float">
            <text:p>47,117</text:p>
          </table:table-cell>
          <table:table-cell office:value-type="float" office:value="104.892" calcext:value-type="float">
            <text:p>104,89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20" calcext:value-type="date">
            <text:p>20 de abr de 97</text:p>
          </table:table-cell>
          <table:table-cell table:style-name="ce3" office:value-type="date" office:date-value="1997-04-20" calcext:value-type="date">
            <text:p>1997-04-20</text:p>
          </table:table-cell>
          <table:table-cell office:value-type="float" office:value="13" calcext:value-type="float">
            <text:p>13</text:p>
          </table:table-cell>
          <table:table-cell office:value-type="float" office:value="34.508" calcext:value-type="float">
            <text:p>34,508</text:p>
          </table:table-cell>
          <table:table-cell office:value-type="float" office:value="16.0083" calcext:value-type="float">
            <text:p>16,0083</text:p>
          </table:table-cell>
          <table:table-cell office:value-type="float" office:value="4.0457" calcext:value-type="float">
            <text:p>4,0457</text:p>
          </table:table-cell>
          <table:table-cell office:value-type="float" office:value="29.482" calcext:value-type="float">
            <text:p>29,482</text:p>
          </table:table-cell>
          <table:table-cell office:value-type="float" office:value="55.325" calcext:value-type="float">
            <text:p>55,32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21" calcext:value-type="date">
            <text:p>21 de abr de 97</text:p>
          </table:table-cell>
          <table:table-cell table:style-name="ce3" office:value-type="date" office:date-value="1997-04-21" calcext:value-type="date">
            <text:p>1997-04-21</text:p>
          </table:table-cell>
          <table:table-cell office:value-type="float" office:value="15" calcext:value-type="float">
            <text:p>15</text:p>
          </table:table-cell>
          <table:table-cell office:value-type="float" office:value="25.518" calcext:value-type="float">
            <text:p>25,518</text:p>
          </table:table-cell>
          <table:table-cell office:value-type="float" office:value="8.3783" calcext:value-type="float">
            <text:p>8,3783</text:p>
          </table:table-cell>
          <table:table-cell office:value-type="float" office:value="2.4914" calcext:value-type="float">
            <text:p>2,4914</text:p>
          </table:table-cell>
          <table:table-cell office:value-type="float" office:value="56.648" calcext:value-type="float">
            <text:p>56,648</text:p>
          </table:table-cell>
          <table:table-cell office:value-type="float" office:value="57.47" calcext:value-type="float">
            <text:p>57,4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22" calcext:value-type="date">
            <text:p>22 de abr de 97</text:p>
          </table:table-cell>
          <table:table-cell table:style-name="ce3" office:value-type="date" office:date-value="1997-04-22" calcext:value-type="date">
            <text:p>1997-04-22</text:p>
          </table:table-cell>
          <table:table-cell office:value-type="float" office:value="13" calcext:value-type="float">
            <text:p>13</text:p>
          </table:table-cell>
          <table:table-cell office:value-type="float" office:value="43.587" calcext:value-type="float">
            <text:p>43,587</text:p>
          </table:table-cell>
          <table:table-cell office:value-type="float" office:value="23.47" calcext:value-type="float">
            <text:p>23,47</text:p>
          </table:table-cell>
          <table:table-cell office:value-type="float" office:value="2.5914" calcext:value-type="float">
            <text:p>2,5914</text:p>
          </table:table-cell>
          <table:table-cell office:value-type="float" office:value="67.25" calcext:value-type="float">
            <text:p>67,25</text:p>
          </table:table-cell>
          <table:table-cell office:value-type="float" office:value="111.522" calcext:value-type="float">
            <text:p>111,52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23" calcext:value-type="date">
            <text:p>23 de abr de 97</text:p>
          </table:table-cell>
          <table:table-cell table:style-name="ce3" office:value-type="date" office:date-value="1997-04-23" calcext:value-type="date">
            <text:p>1997-04-23</text:p>
          </table:table-cell>
          <table:table-cell office:value-type="float" office:value="8" calcext:value-type="float">
            <text:p>8</text:p>
          </table:table-cell>
          <table:table-cell office:value-type="float" office:value="43.611" calcext:value-type="float">
            <text:p>43,611</text:p>
          </table:table-cell>
          <table:table-cell office:value-type="float" office:value="23.2567" calcext:value-type="float">
            <text:p>23,2567</text:p>
          </table:table-cell>
          <table:table-cell office:value-type="float" office:value="2.7029" calcext:value-type="float">
            <text:p>2,7029</text:p>
          </table:table-cell>
          <table:table-cell office:value-type="float" office:value="51.313" calcext:value-type="float">
            <text:p>51,313</text:p>
          </table:table-cell>
          <table:table-cell office:value-type="float" office:value="96.774" calcext:value-type="float">
            <text:p>96,77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24" calcext:value-type="date">
            <text:p>24 de abr de 97</text:p>
          </table:table-cell>
          <table:table-cell table:style-name="ce3" office:value-type="date" office:date-value="1997-04-24" calcext:value-type="date">
            <text:p>1997-04-24</text:p>
          </table:table-cell>
          <table:table-cell office:value-type="float" office:value="11" calcext:value-type="float">
            <text:p>11</text:p>
          </table:table-cell>
          <table:table-cell office:value-type="float" office:value="66.258" calcext:value-type="float">
            <text:p>66,258</text:p>
          </table:table-cell>
          <table:table-cell office:value-type="float" office:value="35.31" calcext:value-type="float">
            <text:p>35,31</text:p>
          </table:table-cell>
          <table:table-cell office:value-type="float" office:value="3.3229" calcext:value-type="float">
            <text:p>3,3229</text:p>
          </table:table-cell>
          <table:table-cell office:value-type="float" office:value="63.518" calcext:value-type="float">
            <text:p>63,518</text:p>
          </table:table-cell>
          <table:table-cell office:value-type="float" office:value="164.328" calcext:value-type="float">
            <text:p>164,32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25" calcext:value-type="date">
            <text:p>25 de abr de 97</text:p>
          </table:table-cell>
          <table:table-cell table:style-name="ce3" office:value-type="date" office:date-value="1997-04-25" calcext:value-type="date">
            <text:p>1997-04-25</text:p>
          </table:table-cell>
          <table:table-cell office:value-type="float" office:value="13" calcext:value-type="float">
            <text:p>13</text:p>
          </table:table-cell>
          <table:table-cell office:value-type="float" office:value="86.661" calcext:value-type="float">
            <text:p>86,661</text:p>
          </table:table-cell>
          <table:table-cell office:value-type="float" office:value="56.9375" calcext:value-type="float">
            <text:p>56,9375</text:p>
          </table:table-cell>
          <table:table-cell office:value-type="float" office:value="5.424" calcext:value-type="float">
            <text:p>5,424</text:p>
          </table:table-cell>
          <table:table-cell office:value-type="float" office:value="57.148" calcext:value-type="float">
            <text:p>57,148</text:p>
          </table:table-cell>
          <table:table-cell office:value-type="float" office:value="127.406" calcext:value-type="float">
            <text:p>127,40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26" calcext:value-type="date">
            <text:p>26 de abr de 97</text:p>
          </table:table-cell>
          <table:table-cell table:style-name="ce3" office:value-type="date" office:date-value="1997-04-26" calcext:value-type="date">
            <text:p>1997-04-26</text:p>
          </table:table-cell>
          <table:table-cell office:value-type="float" office:value="5" calcext:value-type="float">
            <text:p>5</text:p>
          </table:table-cell>
          <table:table-cell office:value-type="float" office:value="54.765" calcext:value-type="float">
            <text:p>54,765</text:p>
          </table:table-cell>
          <table:table-cell office:value-type="float" office:value="19.21" calcext:value-type="float">
            <text:p>19,21</text:p>
          </table:table-cell>
          <table:table-cell office:value-type="float" office:value="3.5767" calcext:value-type="float">
            <text:p>3,5767</text:p>
          </table:table-cell>
          <table:table-cell office:value-type="float" office:value="99.184" calcext:value-type="float">
            <text:p>99,184</text:p>
          </table:table-cell>
          <table:table-cell office:value-type="float" office:value="98.228" calcext:value-type="float">
            <text:p>98,22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27" calcext:value-type="date">
            <text:p>27 de abr de 97</text:p>
          </table:table-cell>
          <table:table-cell table:style-name="ce3" office:value-type="date" office:date-value="1997-04-27" calcext:value-type="date">
            <text:p>1997-04-27</text:p>
          </table:table-cell>
          <table:table-cell office:value-type="float" office:value="11" calcext:value-type="float">
            <text:p>11</text:p>
          </table:table-cell>
          <table:table-cell office:value-type="float" office:value="56.449" calcext:value-type="float">
            <text:p>56,449</text:p>
          </table:table-cell>
          <table:table-cell office:value-type="float" office:value="21.482" calcext:value-type="float">
            <text:p>21,482</text:p>
          </table:table-cell>
          <table:table-cell office:value-type="float" office:value="1.76" calcext:value-type="float">
            <text:p>1,76</text:p>
          </table:table-cell>
          <table:table-cell office:value-type="float" office:value="101.398" calcext:value-type="float">
            <text:p>101,398</text:p>
          </table:table-cell>
          <table:table-cell office:value-type="float" office:value="88.054" calcext:value-type="float">
            <text:p>88,05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28" calcext:value-type="date">
            <text:p>28 de abr de 97</text:p>
          </table:table-cell>
          <table:table-cell table:style-name="ce3" office:value-type="date" office:date-value="1997-04-28" calcext:value-type="date">
            <text:p>1997-04-28</text:p>
          </table:table-cell>
          <table:table-cell office:value-type="float" office:value="11" calcext:value-type="float">
            <text:p>11</text:p>
          </table:table-cell>
          <table:table-cell office:value-type="float" office:value="59.217" calcext:value-type="float">
            <text:p>59,217</text:p>
          </table:table-cell>
          <table:table-cell office:value-type="float" office:value="38.272" calcext:value-type="float">
            <text:p>38,272</text:p>
          </table:table-cell>
          <table:table-cell office:value-type="float" office:value="4.3857" calcext:value-type="float">
            <text:p>4,3857</text:p>
          </table:table-cell>
          <table:table-cell office:value-type="float" office:value="56.352" calcext:value-type="float">
            <text:p>56,352</text:p>
          </table:table-cell>
          <table:table-cell office:value-type="float" office:value="112.895" calcext:value-type="float">
            <text:p>112,89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29" calcext:value-type="date">
            <text:p>29 de abr de 97</text:p>
          </table:table-cell>
          <table:table-cell table:style-name="ce3" office:value-type="date" office:date-value="1997-04-29" calcext:value-type="date">
            <text:p>1997-04-29</text:p>
          </table:table-cell>
          <table:table-cell office:value-type="float" office:value="15" calcext:value-type="float">
            <text:p>15</text:p>
          </table:table-cell>
          <table:table-cell office:value-type="float" office:value="80.285" calcext:value-type="float">
            <text:p>80,285</text:p>
          </table:table-cell>
          <table:table-cell office:value-type="float" office:value="31.99" calcext:value-type="float">
            <text:p>31,99</text:p>
          </table:table-cell>
          <table:table-cell office:value-type="float" office:value="4.3286" calcext:value-type="float">
            <text:p>4,3286</text:p>
          </table:table-cell>
          <table:table-cell office:value-type="float" office:value="47.723" calcext:value-type="float">
            <text:p>47,723</text:p>
          </table:table-cell>
          <table:table-cell office:value-type="float" office:value="137.22" calcext:value-type="float">
            <text:p>137,2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4-30" calcext:value-type="date">
            <text:p>30 de abr de 97</text:p>
          </table:table-cell>
          <table:table-cell table:style-name="ce3" office:value-type="date" office:date-value="1997-04-30" calcext:value-type="date">
            <text:p>1997-04-30</text:p>
          </table:table-cell>
          <table:table-cell office:value-type="float" office:value="11" calcext:value-type="float">
            <text:p>11</text:p>
          </table:table-cell>
          <table:table-cell office:value-type="float" office:value="94.72" calcext:value-type="float">
            <text:p>94,72</text:p>
          </table:table-cell>
          <table:table-cell office:value-type="float" office:value="38.894" calcext:value-type="float">
            <text:p>38,894</text:p>
          </table:table-cell>
          <table:table-cell office:value-type="float" office:value="4.4614" calcext:value-type="float">
            <text:p>4,4614</text:p>
          </table:table-cell>
          <table:table-cell office:value-type="float" office:value="60.547" calcext:value-type="float">
            <text:p>60,547</text:p>
          </table:table-cell>
          <table:table-cell office:value-type="float" office:value="192.033" calcext:value-type="float">
            <text:p>192,03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01" calcext:value-type="date">
            <text:p>1 de mai de 97</text:p>
          </table:table-cell>
          <table:table-cell table:style-name="ce3" office:value-type="date" office:date-value="1997-05-01" calcext:value-type="date">
            <text:p>1997-05-01</text:p>
          </table:table-cell>
          <table:table-cell office:value-type="float" office:value="7" calcext:value-type="float">
            <text:p>7</text:p>
          </table:table-cell>
          <table:table-cell office:value-type="float" office:value="77.622" calcext:value-type="float">
            <text:p>77,622</text:p>
          </table:table-cell>
          <table:table-cell office:value-type="float" office:value="35.068" calcext:value-type="float">
            <text:p>35,068</text:p>
          </table:table-cell>
          <table:table-cell office:value-type="float" office:value="4.0286" calcext:value-type="float">
            <text:p>4,0286</text:p>
          </table:table-cell>
          <table:table-cell office:value-type="float" office:value="93.168" calcext:value-type="float">
            <text:p>93,168</text:p>
          </table:table-cell>
          <table:table-cell office:value-type="float" office:value="123.455" calcext:value-type="float">
            <text:p>123,45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02" calcext:value-type="date">
            <text:p>2 de mai de 97</text:p>
          </table:table-cell>
          <table:table-cell table:style-name="ce3" office:value-type="date" office:date-value="1997-05-02" calcext:value-type="date">
            <text:p>1997-05-02</text:p>
          </table:table-cell>
          <table:table-cell office:value-type="float" office:value="10" calcext:value-type="float">
            <text:p>10</text:p>
          </table:table-cell>
          <table:table-cell office:value-type="float" office:value="99.1" calcext:value-type="float">
            <text:p>99,1</text:p>
          </table:table-cell>
          <table:table-cell office:value-type="float" office:value="37.952" calcext:value-type="float">
            <text:p>37,952</text:p>
          </table:table-cell>
          <table:table-cell office:value-type="float" office:value="4.3114" calcext:value-type="float">
            <text:p>4,3114</text:p>
          </table:table-cell>
          <table:table-cell office:value-type="float" office:value="75.078" calcext:value-type="float">
            <text:p>75,078</text:p>
          </table:table-cell>
          <table:table-cell office:value-type="float" office:value="171.57" calcext:value-type="float">
            <text:p>171,5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03" calcext:value-type="date">
            <text:p>3 de mai de 97</text:p>
          </table:table-cell>
          <table:table-cell table:style-name="ce3" office:value-type="date" office:date-value="1997-05-03" calcext:value-type="date">
            <text:p>1997-05-03</text:p>
          </table:table-cell>
          <table:table-cell office:value-type="float" office:value="10" calcext:value-type="float">
            <text:p>10</text:p>
          </table:table-cell>
          <table:table-cell office:value-type="float" office:value="94.352" calcext:value-type="float">
            <text:p>94,352</text:p>
          </table:table-cell>
          <table:table-cell office:value-type="float" office:value="34.48" calcext:value-type="float">
            <text:p>34,48</text:p>
          </table:table-cell>
          <table:table-cell office:value-type="float" office:value="3.92" calcext:value-type="float">
            <text:p>3,92</text:p>
          </table:table-cell>
          <table:table-cell office:value-type="float" office:value="187.628" calcext:value-type="float">
            <text:p>187,628</text:p>
          </table:table-cell>
          <table:table-cell office:value-type="float" office:value="207.488" calcext:value-type="float">
            <text:p>207,48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04" calcext:value-type="date">
            <text:p>4 de mai de 97</text:p>
          </table:table-cell>
          <table:table-cell table:style-name="ce3" office:value-type="date" office:date-value="1997-05-04" calcext:value-type="date">
            <text:p>1997-05-04</text:p>
          </table:table-cell>
          <table:table-cell office:value-type="float" office:value="11" calcext:value-type="float">
            <text:p>11</text:p>
          </table:table-cell>
          <table:table-cell office:value-type="float" office:value="47.819" calcext:value-type="float">
            <text:p>47,819</text:p>
          </table:table-cell>
          <table:table-cell office:value-type="float" office:value="13.238" calcext:value-type="float">
            <text:p>13,238</text:p>
          </table:table-cell>
          <table:table-cell office:value-type="float" office:value="1.7433" calcext:value-type="float">
            <text:p>1,7433</text:p>
          </table:table-cell>
          <table:table-cell office:value-type="float" office:value="46.495" calcext:value-type="float">
            <text:p>46,495</text:p>
          </table:table-cell>
          <table:table-cell office:value-type="float" office:value="57.428" calcext:value-type="float">
            <text:p>57,42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05" calcext:value-type="date">
            <text:p>5 de mai de 97</text:p>
          </table:table-cell>
          <table:table-cell table:style-name="ce3" office:value-type="date" office:date-value="1997-05-05" calcext:value-type="date">
            <text:p>1997-05-05</text:p>
          </table:table-cell>
          <table:table-cell office:value-type="float" office:value="16" calcext:value-type="float">
            <text:p>16</text:p>
          </table:table-cell>
          <table:table-cell office:value-type="float" office:value="49.204" calcext:value-type="float">
            <text:p>49,204</text:p>
          </table:table-cell>
          <table:table-cell office:value-type="float" office:value="18.076" calcext:value-type="float">
            <text:p>18,076</text:p>
          </table:table-cell>
          <table:table-cell office:value-type="float" office:value="2.7117" calcext:value-type="float">
            <text:p>2,7117</text:p>
          </table:table-cell>
          <table:table-cell office:value-type="float" office:value="69.562" calcext:value-type="float">
            <text:p>69,562</text:p>
          </table:table-cell>
          <table:table-cell office:value-type="float" office:value="105.893" calcext:value-type="float">
            <text:p>105,89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06" calcext:value-type="date">
            <text:p>6 de mai de 97</text:p>
          </table:table-cell>
          <table:table-cell table:style-name="ce3" office:value-type="date" office:date-value="1997-05-06" calcext:value-type="date">
            <text:p>1997-05-06</text:p>
          </table:table-cell>
          <table:table-cell office:value-type="float" office:value="10" calcext:value-type="float">
            <text:p>10</text:p>
          </table:table-cell>
          <table:table-cell office:value-type="float" office:value="67.932" calcext:value-type="float">
            <text:p>67,932</text:p>
          </table:table-cell>
          <table:table-cell office:value-type="float" office:value="26.076" calcext:value-type="float">
            <text:p>26,076</text:p>
          </table:table-cell>
          <table:table-cell office:value-type="float" office:value="2.8067" calcext:value-type="float">
            <text:p>2,8067</text:p>
          </table:table-cell>
          <table:table-cell office:value-type="float" office:value="100.464" calcext:value-type="float">
            <text:p>100,464</text:p>
          </table:table-cell>
          <table:table-cell office:value-type="float" office:value="125.838" calcext:value-type="float">
            <text:p>125,83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07" calcext:value-type="date">
            <text:p>7 de mai de 97</text:p>
          </table:table-cell>
          <table:table-cell table:style-name="ce3" office:value-type="date" office:date-value="1997-05-07" calcext:value-type="date">
            <text:p>1997-05-07</text:p>
          </table:table-cell>
          <table:table-cell office:value-type="float" office:value="8" calcext:value-type="float">
            <text:p>8</text:p>
          </table:table-cell>
          <table:table-cell office:value-type="float" office:value="75.645" calcext:value-type="float">
            <text:p>75,645</text:p>
          </table:table-cell>
          <table:table-cell office:value-type="float" office:value="29.384" calcext:value-type="float">
            <text:p>29,384</text:p>
          </table:table-cell>
          <table:table-cell office:value-type="float" office:value="2.9" calcext:value-type="float">
            <text:p>2,9</text:p>
          </table:table-cell>
          <table:table-cell office:value-type="float" office:value="79.682" calcext:value-type="float">
            <text:p>79,682</text:p>
          </table:table-cell>
          <table:table-cell office:value-type="float" office:value="123.89" calcext:value-type="float">
            <text:p>123,89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08" calcext:value-type="date">
            <text:p>8 de mai de 97</text:p>
          </table:table-cell>
          <table:table-cell table:style-name="ce3" office:value-type="date" office:date-value="1997-05-08" calcext:value-type="date">
            <text:p>1997-05-08</text:p>
          </table:table-cell>
          <table:table-cell office:value-type="float" office:value="6" calcext:value-type="float">
            <text:p>6</text:p>
          </table:table-cell>
          <table:table-cell office:value-type="float" office:value="82.638" calcext:value-type="float">
            <text:p>82,638</text:p>
          </table:table-cell>
          <table:table-cell office:value-type="float" office:value="29.54" calcext:value-type="float">
            <text:p>29,54</text:p>
          </table:table-cell>
          <table:table-cell office:value-type="float" office:value="3.0843" calcext:value-type="float">
            <text:p>3,0843</text:p>
          </table:table-cell>
          <table:table-cell office:value-type="float" office:value="115.254" calcext:value-type="float">
            <text:p>115,254</text:p>
          </table:table-cell>
          <table:table-cell office:value-type="float" office:value="141.288" calcext:value-type="float">
            <text:p>141,28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09" calcext:value-type="date">
            <text:p>9 de mai de 97</text:p>
          </table:table-cell>
          <table:table-cell table:style-name="ce3" office:value-type="date" office:date-value="1997-05-09" calcext:value-type="date">
            <text:p>1997-05-09</text:p>
          </table:table-cell>
          <table:table-cell office:value-type="float" office:value="12" calcext:value-type="float">
            <text:p>12</text:p>
          </table:table-cell>
          <table:table-cell office:value-type="float" office:value="86.515" calcext:value-type="float">
            <text:p>86,515</text:p>
          </table:table-cell>
          <table:table-cell office:value-type="float" office:value="32.762" calcext:value-type="float">
            <text:p>32,762</text:p>
          </table:table-cell>
          <table:table-cell office:value-type="float" office:value="3.4214" calcext:value-type="float">
            <text:p>3,4214</text:p>
          </table:table-cell>
          <table:table-cell office:value-type="float" office:value="143.126" calcext:value-type="float">
            <text:p>143,126</text:p>
          </table:table-cell>
          <table:table-cell office:value-type="float" office:value="184.342" calcext:value-type="float">
            <text:p>184,34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10" calcext:value-type="date">
            <text:p>10 de mai de 97</text:p>
          </table:table-cell>
          <table:table-cell table:style-name="ce3" office:value-type="date" office:date-value="1997-05-10" calcext:value-type="date">
            <text:p>1997-05-10</text:p>
          </table:table-cell>
          <table:table-cell office:value-type="float" office:value="14" calcext:value-type="float">
            <text:p>14</text:p>
          </table:table-cell>
          <table:table-cell office:value-type="float" office:value="66.237" calcext:value-type="float">
            <text:p>66,237</text:p>
          </table:table-cell>
          <table:table-cell office:value-type="float" office:value="20.39" calcext:value-type="float">
            <text:p>20,39</text:p>
          </table:table-cell>
          <table:table-cell office:value-type="float" office:value="2.2686" calcext:value-type="float">
            <text:p>2,2686</text:p>
          </table:table-cell>
          <table:table-cell office:value-type="float" office:value="117.814" calcext:value-type="float">
            <text:p>117,814</text:p>
          </table:table-cell>
          <table:table-cell office:value-type="float" office:value="103.685" calcext:value-type="float">
            <text:p>103,68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11" calcext:value-type="date">
            <text:p>11 de mai de 97</text:p>
          </table:table-cell>
          <table:table-cell table:style-name="ce3" office:value-type="date" office:date-value="1997-05-11" calcext:value-type="date">
            <text:p>1997-05-11</text:p>
          </table:table-cell>
          <table:table-cell office:value-type="float" office:value="16" calcext:value-type="float">
            <text:p>16</text:p>
          </table:table-cell>
          <table:table-cell office:value-type="float" office:value="61.252" calcext:value-type="float">
            <text:p>61,252</text:p>
          </table:table-cell>
          <table:table-cell office:value-type="float" office:value="16.794" calcext:value-type="float">
            <text:p>16,794</text:p>
          </table:table-cell>
          <table:table-cell office:value-type="float" office:value="1.9386" calcext:value-type="float">
            <text:p>1,9386</text:p>
          </table:table-cell>
          <table:table-cell office:value-type="float" office:value="98.692" calcext:value-type="float">
            <text:p>98,692</text:p>
          </table:table-cell>
          <table:table-cell office:value-type="float" office:value="80.573" calcext:value-type="float">
            <text:p>80,57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12" calcext:value-type="date">
            <text:p>12 de mai de 97</text:p>
          </table:table-cell>
          <table:table-cell table:style-name="ce3" office:value-type="date" office:date-value="1997-05-12" calcext:value-type="date">
            <text:p>1997-05-12</text:p>
          </table:table-cell>
          <table:table-cell office:value-type="float" office:value="9" calcext:value-type="float">
            <text:p>9</text:p>
          </table:table-cell>
          <table:table-cell office:value-type="float" office:value="83.833" calcext:value-type="float">
            <text:p>83,833</text:p>
          </table:table-cell>
          <table:table-cell office:value-type="float" office:value="32.278" calcext:value-type="float">
            <text:p>32,278</text:p>
          </table:table-cell>
          <table:table-cell office:value-type="float" office:value="4.3729" calcext:value-type="float">
            <text:p>4,3729</text:p>
          </table:table-cell>
          <table:table-cell office:value-type="float" office:value="56.65" calcext:value-type="float">
            <text:p>56,65</text:p>
          </table:table-cell>
          <table:table-cell office:value-type="float" office:value="169.797" calcext:value-type="float">
            <text:p>169,79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13" calcext:value-type="date">
            <text:p>13 de mai de 97</text:p>
          </table:table-cell>
          <table:table-cell table:style-name="ce3" office:value-type="date" office:date-value="1997-05-13" calcext:value-type="date">
            <text:p>1997-05-13</text:p>
          </table:table-cell>
          <table:table-cell office:value-type="float" office:value="15" calcext:value-type="float">
            <text:p>15</text:p>
          </table:table-cell>
          <table:table-cell office:value-type="float" office:value="86.794" calcext:value-type="float">
            <text:p>86,794</text:p>
          </table:table-cell>
          <table:table-cell office:value-type="float" office:value="29.894" calcext:value-type="float">
            <text:p>29,894</text:p>
          </table:table-cell>
          <table:table-cell office:value-type="float" office:value="4.5257" calcext:value-type="float">
            <text:p>4,5257</text:p>
          </table:table-cell>
          <table:table-cell office:value-type="float" office:value="51.258" calcext:value-type="float">
            <text:p>51,258</text:p>
          </table:table-cell>
          <table:table-cell office:value-type="float" office:value="95.358" calcext:value-type="float">
            <text:p>95,35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14" calcext:value-type="date">
            <text:p>14 de mai de 97</text:p>
          </table:table-cell>
          <table:table-cell table:style-name="ce3" office:value-type="date" office:date-value="1997-05-14" calcext:value-type="date">
            <text:p>1997-05-14</text:p>
          </table:table-cell>
          <table:table-cell office:value-type="float" office:value="11" calcext:value-type="float">
            <text:p>11</text:p>
          </table:table-cell>
          <table:table-cell office:value-type="float" office:value="52.832" calcext:value-type="float">
            <text:p>52,832</text:p>
          </table:table-cell>
          <table:table-cell office:value-type="float" office:value="18.066" calcext:value-type="float">
            <text:p>18,066</text:p>
          </table:table-cell>
          <table:table-cell office:value-type="float" office:value="2.1371" calcext:value-type="float">
            <text:p>2,1371</text:p>
          </table:table-cell>
          <table:table-cell office:value-type="float" office:value="39.277" calcext:value-type="float">
            <text:p>39,277</text:p>
          </table:table-cell>
          <table:table-cell office:value-type="float" office:value="79.578" calcext:value-type="float">
            <text:p>79,57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15" calcext:value-type="date">
            <text:p>15 de mai de 97</text:p>
          </table:table-cell>
          <table:table-cell table:style-name="ce3" office:value-type="date" office:date-value="1997-05-15" calcext:value-type="date">
            <text:p>1997-05-15</text:p>
          </table:table-cell>
          <table:table-cell office:value-type="float" office:value="7" calcext:value-type="float">
            <text:p>7</text:p>
          </table:table-cell>
          <table:table-cell office:value-type="float" office:value="58.889" calcext:value-type="float">
            <text:p>58,889</text:p>
          </table:table-cell>
          <table:table-cell office:value-type="float" office:value="24.29" calcext:value-type="float">
            <text:p>24,29</text:p>
          </table:table-cell>
          <table:table-cell office:value-type="float" office:value="2.56" calcext:value-type="float">
            <text:p>2,56</text:p>
          </table:table-cell>
          <table:table-cell office:value-type="float" office:value="35.518" calcext:value-type="float">
            <text:p>35,518</text:p>
          </table:table-cell>
          <table:table-cell office:value-type="float" office:value="91.068" calcext:value-type="float">
            <text:p>91,06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16" calcext:value-type="date">
            <text:p>16 de mai de 97</text:p>
          </table:table-cell>
          <table:table-cell table:style-name="ce3" office:value-type="date" office:date-value="1997-05-16" calcext:value-type="date">
            <text:p>1997-05-16</text:p>
          </table:table-cell>
          <table:table-cell office:value-type="float" office:value="13" calcext:value-type="float">
            <text:p>13</text:p>
          </table:table-cell>
          <table:table-cell office:value-type="float" office:value="75.808" calcext:value-type="float">
            <text:p>75,808</text:p>
          </table:table-cell>
          <table:table-cell office:value-type="float" office:value="34.626" calcext:value-type="float">
            <text:p>34,626</text:p>
          </table:table-cell>
          <table:table-cell office:value-type="float" office:value="3.14" calcext:value-type="float">
            <text:p>3,14</text:p>
          </table:table-cell>
          <table:table-cell office:value-type="float" office:value="56.316" calcext:value-type="float">
            <text:p>56,316</text:p>
          </table:table-cell>
          <table:table-cell office:value-type="float" office:value="120.59" calcext:value-type="float">
            <text:p>120,59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17" calcext:value-type="date">
            <text:p>17 de mai de 97</text:p>
          </table:table-cell>
          <table:table-cell table:style-name="ce3" office:value-type="date" office:date-value="1997-05-17" calcext:value-type="date">
            <text:p>1997-05-17</text:p>
          </table:table-cell>
          <table:table-cell office:value-type="float" office:value="4" calcext:value-type="float">
            <text:p>4</text:p>
          </table:table-cell>
          <table:table-cell office:value-type="float" office:value="72.283" calcext:value-type="float">
            <text:p>72,283</text:p>
          </table:table-cell>
          <table:table-cell office:value-type="float" office:value="25.942" calcext:value-type="float">
            <text:p>25,942</text:p>
          </table:table-cell>
          <table:table-cell office:value-type="float" office:value="2.82" calcext:value-type="float">
            <text:p>2,82</text:p>
          </table:table-cell>
          <table:table-cell office:value-type="float" office:value="70.85" calcext:value-type="float">
            <text:p>70,85</text:p>
          </table:table-cell>
          <table:table-cell office:value-type="float" office:value="100.143" calcext:value-type="float">
            <text:p>100,14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18" calcext:value-type="date">
            <text:p>18 de mai de 97</text:p>
          </table:table-cell>
          <table:table-cell table:style-name="ce3" office:value-type="date" office:date-value="1997-05-18" calcext:value-type="date">
            <text:p>1997-05-18</text:p>
          </table:table-cell>
          <table:table-cell office:value-type="float" office:value="8" calcext:value-type="float">
            <text:p>8</text:p>
          </table:table-cell>
          <table:table-cell office:value-type="float" office:value="68.508" calcext:value-type="float">
            <text:p>68,508</text:p>
          </table:table-cell>
          <table:table-cell office:value-type="float" office:value="21.968" calcext:value-type="float">
            <text:p>21,968</text:p>
          </table:table-cell>
          <table:table-cell office:value-type="float" office:value="2.555" calcext:value-type="float">
            <text:p>2,555</text:p>
          </table:table-cell>
          <table:table-cell office:value-type="float" office:value="68.845" calcext:value-type="float">
            <text:p>68,845</text:p>
          </table:table-cell>
          <table:table-cell office:value-type="float" office:value="86.822" calcext:value-type="float">
            <text:p>86,82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19" calcext:value-type="date">
            <text:p>19 de mai de 97</text:p>
          </table:table-cell>
          <table:table-cell table:style-name="ce3" office:value-type="date" office:date-value="1997-05-19" calcext:value-type="date">
            <text:p>1997-05-19</text:p>
          </table:table-cell>
          <table:table-cell office:value-type="float" office:value="11" calcext:value-type="float">
            <text:p>11</text:p>
          </table:table-cell>
          <table:table-cell office:value-type="float" office:value="89.022" calcext:value-type="float">
            <text:p>89,022</text:p>
          </table:table-cell>
          <table:table-cell office:value-type="float" office:value="36.338" calcext:value-type="float">
            <text:p>36,338</text:p>
          </table:table-cell>
          <table:table-cell office:value-type="float" office:value="5.625" calcext:value-type="float">
            <text:p>5,625</text:p>
          </table:table-cell>
          <table:table-cell office:value-type="float" office:value="65.973" calcext:value-type="float">
            <text:p>65,973</text:p>
          </table:table-cell>
          <table:table-cell office:value-type="float" office:value="142.265" calcext:value-type="float">
            <text:p>142,26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20" calcext:value-type="date">
            <text:p>20 de mai de 97</text:p>
          </table:table-cell>
          <table:table-cell table:style-name="ce3" office:value-type="date" office:date-value="1997-05-20" calcext:value-type="date">
            <text:p>1997-05-20</text:p>
          </table:table-cell>
          <table:table-cell office:value-type="float" office:value="11" calcext:value-type="float">
            <text:p>11</text:p>
          </table:table-cell>
          <table:table-cell office:value-type="float" office:value="97.534" calcext:value-type="float">
            <text:p>97,534</text:p>
          </table:table-cell>
          <table:table-cell office:value-type="float" office:value="41.868" calcext:value-type="float">
            <text:p>41,868</text:p>
          </table:table-cell>
          <table:table-cell office:value-type="float" office:value="5.6671" calcext:value-type="float">
            <text:p>5,6671</text:p>
          </table:table-cell>
          <table:table-cell office:value-type="float" office:value="49.898" calcext:value-type="float">
            <text:p>49,898</text:p>
          </table:table-cell>
          <table:table-cell office:value-type="float" office:value="173.61" calcext:value-type="float">
            <text:p>173,61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21" calcext:value-type="date">
            <text:p>21 de mai de 97</text:p>
          </table:table-cell>
          <table:table-cell table:style-name="ce3" office:value-type="date" office:date-value="1997-05-21" calcext:value-type="date">
            <text:p>1997-05-21</text:p>
          </table:table-cell>
          <table:table-cell office:value-type="float" office:value="11" calcext:value-type="float">
            <text:p>11</text:p>
          </table:table-cell>
          <table:table-cell office:value-type="float" office:value="83.655" calcext:value-type="float">
            <text:p>83,655</text:p>
          </table:table-cell>
          <table:table-cell office:value-type="float" office:value="35.846" calcext:value-type="float">
            <text:p>35,846</text:p>
          </table:table-cell>
          <table:table-cell office:value-type="float" office:value="4.99" calcext:value-type="float">
            <text:p>4,99</text:p>
          </table:table-cell>
          <table:table-cell office:value-type="float" office:value="54.722" calcext:value-type="float">
            <text:p>54,722</text:p>
          </table:table-cell>
          <table:table-cell office:value-type="float" office:value="128.422" calcext:value-type="float">
            <text:p>128,42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22" calcext:value-type="date">
            <text:p>22 de mai de 97</text:p>
          </table:table-cell>
          <table:table-cell table:style-name="ce3" office:value-type="date" office:date-value="1997-05-22" calcext:value-type="date">
            <text:p>1997-05-22</text:p>
          </table:table-cell>
          <table:table-cell office:value-type="float" office:value="10" calcext:value-type="float">
            <text:p>10</text:p>
          </table:table-cell>
          <table:table-cell office:value-type="float" office:value="57.398" calcext:value-type="float">
            <text:p>57,398</text:p>
          </table:table-cell>
          <table:table-cell office:value-type="float" office:value="20.518" calcext:value-type="float">
            <text:p>20,518</text:p>
          </table:table-cell>
          <table:table-cell office:value-type="float" office:value="4.7571" calcext:value-type="float">
            <text:p>4,7571</text:p>
          </table:table-cell>
          <table:table-cell office:value-type="float" office:value="28.04" calcext:value-type="float">
            <text:p>28,04</text:p>
          </table:table-cell>
          <table:table-cell office:value-type="float" office:value="85.513" calcext:value-type="float">
            <text:p>85,51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23" calcext:value-type="date">
            <text:p>23 de mai de 97</text:p>
          </table:table-cell>
          <table:table-cell table:style-name="ce3" office:value-type="date" office:date-value="1997-05-23" calcext:value-type="date">
            <text:p>1997-05-23</text:p>
          </table:table-cell>
          <table:table-cell office:value-type="float" office:value="16" calcext:value-type="float">
            <text:p>16</text:p>
          </table:table-cell>
          <table:table-cell office:value-type="float" office:value="46.015" calcext:value-type="float">
            <text:p>46,015</text:p>
          </table:table-cell>
          <table:table-cell office:value-type="float" office:value="21.068" calcext:value-type="float">
            <text:p>21,068</text:p>
          </table:table-cell>
          <table:table-cell office:value-type="float" office:value="3.0914" calcext:value-type="float">
            <text:p>3,0914</text:p>
          </table:table-cell>
          <table:table-cell office:value-type="float" office:value="36.57" calcext:value-type="float">
            <text:p>36,57</text:p>
          </table:table-cell>
          <table:table-cell office:value-type="float" office:value="75.623" calcext:value-type="float">
            <text:p>75,62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24" calcext:value-type="date">
            <text:p>24 de mai de 97</text:p>
          </table:table-cell>
          <table:table-cell table:style-name="ce3" office:value-type="date" office:date-value="1997-05-24" calcext:value-type="date">
            <text:p>1997-05-24</text:p>
          </table:table-cell>
          <table:table-cell office:value-type="float" office:value="11" calcext:value-type="float">
            <text:p>11</text:p>
          </table:table-cell>
          <table:table-cell office:value-type="float" office:value="40.832" calcext:value-type="float">
            <text:p>40,832</text:p>
          </table:table-cell>
          <table:table-cell office:value-type="float" office:value="12.632" calcext:value-type="float">
            <text:p>12,632</text:p>
          </table:table-cell>
          <table:table-cell office:value-type="float" office:value="2.5657" calcext:value-type="float">
            <text:p>2,5657</text:p>
          </table:table-cell>
          <table:table-cell office:value-type="float" office:value="23.015" calcext:value-type="float">
            <text:p>23,015</text:p>
          </table:table-cell>
          <table:table-cell office:value-type="float" office:value="69.65" calcext:value-type="float">
            <text:p>69,6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25" calcext:value-type="date">
            <text:p>25 de mai de 97</text:p>
          </table:table-cell>
          <table:table-cell table:style-name="ce3" office:value-type="date" office:date-value="1997-05-25" calcext:value-type="date">
            <text:p>1997-05-25</text:p>
          </table:table-cell>
          <table:table-cell office:value-type="float" office:value="12" calcext:value-type="float">
            <text:p>12</text:p>
          </table:table-cell>
          <table:table-cell office:value-type="float" office:value="27.584" calcext:value-type="float">
            <text:p>27,584</text:p>
          </table:table-cell>
          <table:table-cell office:value-type="float" office:value="9.768" calcext:value-type="float">
            <text:p>9,768</text:p>
          </table:table-cell>
          <table:table-cell office:value-type="float" office:value="2.1643" calcext:value-type="float">
            <text:p>2,1643</text:p>
          </table:table-cell>
          <table:table-cell office:value-type="float" office:value="28.878" calcext:value-type="float">
            <text:p>28,878</text:p>
          </table:table-cell>
          <table:table-cell office:value-type="float" office:value="63.648" calcext:value-type="float">
            <text:p>63,64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26" calcext:value-type="date">
            <text:p>26 de mai de 97</text:p>
          </table:table-cell>
          <table:table-cell table:style-name="ce3" office:value-type="date" office:date-value="1997-05-26" calcext:value-type="date">
            <text:p>1997-05-26</text:p>
          </table:table-cell>
          <table:table-cell office:value-type="float" office:value="9" calcext:value-type="float">
            <text:p>9</text:p>
          </table:table-cell>
          <table:table-cell office:value-type="float" office:value="57.061" calcext:value-type="float">
            <text:p>57,061</text:p>
          </table:table-cell>
          <table:table-cell office:value-type="float" office:value="30.838" calcext:value-type="float">
            <text:p>30,838</text:p>
          </table:table-cell>
          <table:table-cell office:value-type="float" office:value="3.1643" calcext:value-type="float">
            <text:p>3,1643</text:p>
          </table:table-cell>
          <table:table-cell office:value-type="float" office:value="41.977" calcext:value-type="float">
            <text:p>41,977</text:p>
          </table:table-cell>
          <table:table-cell office:value-type="float" office:value="126.513" calcext:value-type="float">
            <text:p>126,51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27" calcext:value-type="date">
            <text:p>27 de mai de 97</text:p>
          </table:table-cell>
          <table:table-cell table:style-name="ce3" office:value-type="date" office:date-value="1997-05-27" calcext:value-type="date">
            <text:p>1997-05-27</text:p>
          </table:table-cell>
          <table:table-cell office:value-type="float" office:value="14" calcext:value-type="float">
            <text:p>14</text:p>
          </table:table-cell>
          <table:table-cell office:value-type="float" office:value="62.071" calcext:value-type="float">
            <text:p>62,071</text:p>
          </table:table-cell>
          <table:table-cell office:value-type="float" office:value="28.804" calcext:value-type="float">
            <text:p>28,804</text:p>
          </table:table-cell>
          <table:table-cell office:value-type="float" office:value="4.08" calcext:value-type="float">
            <text:p>4,08</text:p>
          </table:table-cell>
          <table:table-cell office:value-type="float" office:value="56.162" calcext:value-type="float">
            <text:p>56,162</text:p>
          </table:table-cell>
          <table:table-cell office:value-type="float" office:value="123.163" calcext:value-type="float">
            <text:p>123,16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28" calcext:value-type="date">
            <text:p>28 de mai de 97</text:p>
          </table:table-cell>
          <table:table-cell table:style-name="ce3" office:value-type="date" office:date-value="1997-05-28" calcext:value-type="date">
            <text:p>1997-05-28</text:p>
          </table:table-cell>
          <table:table-cell office:value-type="float" office:value="15" calcext:value-type="float">
            <text:p>15</text:p>
          </table:table-cell>
          <table:table-cell office:value-type="float" office:value="56.925" calcext:value-type="float">
            <text:p>56,925</text:p>
          </table:table-cell>
          <table:table-cell office:value-type="float" office:value="27.908" calcext:value-type="float">
            <text:p>27,908</text:p>
          </table:table-cell>
          <table:table-cell office:value-type="float" office:value="4.63" calcext:value-type="float">
            <text:p>4,63</text:p>
          </table:table-cell>
          <table:table-cell office:value-type="float" office:value="17.455" calcext:value-type="float">
            <text:p>17,455</text:p>
          </table:table-cell>
          <table:table-cell office:value-type="float" office:value="93.358" calcext:value-type="float">
            <text:p>93,35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29" calcext:value-type="date">
            <text:p>29 de mai de 97</text:p>
          </table:table-cell>
          <table:table-cell table:style-name="ce3" office:value-type="date" office:date-value="1997-05-29" calcext:value-type="date">
            <text:p>1997-05-29</text:p>
          </table:table-cell>
          <table:table-cell office:value-type="float" office:value="12" calcext:value-type="float">
            <text:p>12</text:p>
          </table:table-cell>
          <table:table-cell office:value-type="float" office:value="26.068" calcext:value-type="float">
            <text:p>26,068</text:p>
          </table:table-cell>
          <table:table-cell office:value-type="float" office:value="13.36" calcext:value-type="float">
            <text:p>13,36</text:p>
          </table:table-cell>
          <table:table-cell office:value-type="float" office:value="3.5357" calcext:value-type="float">
            <text:p>3,5357</text:p>
          </table:table-cell>
          <table:table-cell office:value-type="float" office:value="34.382" calcext:value-type="float">
            <text:p>34,382</text:p>
          </table:table-cell>
          <table:table-cell office:value-type="float" office:value="50.398" calcext:value-type="float">
            <text:p>50,39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30" calcext:value-type="date">
            <text:p>30 de mai de 97</text:p>
          </table:table-cell>
          <table:table-cell table:style-name="ce3" office:value-type="date" office:date-value="1997-05-30" calcext:value-type="date">
            <text:p>1997-05-30</text:p>
          </table:table-cell>
          <table:table-cell office:value-type="float" office:value="10" calcext:value-type="float">
            <text:p>10</text:p>
          </table:table-cell>
          <table:table-cell office:value-type="float" office:value="30.139" calcext:value-type="float">
            <text:p>30,139</text:p>
          </table:table-cell>
          <table:table-cell office:value-type="float" office:value="14.378" calcext:value-type="float">
            <text:p>14,378</text:p>
          </table:table-cell>
          <table:table-cell office:value-type="float" office:value="2.2417" calcext:value-type="float">
            <text:p>2,2417</text:p>
          </table:table-cell>
          <table:table-cell office:value-type="float" office:value="32.763" calcext:value-type="float">
            <text:p>32,763</text:p>
          </table:table-cell>
          <table:table-cell office:value-type="float" office:value="76.015" calcext:value-type="float">
            <text:p>76,01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5-31" calcext:value-type="date">
            <text:p>31 de mai de 97</text:p>
          </table:table-cell>
          <table:table-cell table:style-name="ce3" office:value-type="date" office:date-value="1997-05-31" calcext:value-type="date">
            <text:p>1997-05-31</text:p>
          </table:table-cell>
          <table:table-cell office:value-type="float" office:value="20" calcext:value-type="float">
            <text:p>20</text:p>
          </table:table-cell>
          <table:table-cell office:value-type="float" office:value="40.348" calcext:value-type="float">
            <text:p>40,348</text:p>
          </table:table-cell>
          <table:table-cell office:value-type="float" office:value="15.904" calcext:value-type="float">
            <text:p>15,904</text:p>
          </table:table-cell>
          <table:table-cell office:value-type="float" office:value="1.7414" calcext:value-type="float">
            <text:p>1,7414</text:p>
          </table:table-cell>
          <table:table-cell office:value-type="float" office:value="35.615" calcext:value-type="float">
            <text:p>35,615</text:p>
          </table:table-cell>
          <table:table-cell office:value-type="float" office:value="65.315" calcext:value-type="float">
            <text:p>65,31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01" calcext:value-type="date">
            <text:p>1 de jun de 97</text:p>
          </table:table-cell>
          <table:table-cell table:style-name="ce3" office:value-type="date" office:date-value="1997-06-01" calcext:value-type="date">
            <text:p>1997-06-01</text:p>
          </table:table-cell>
          <table:table-cell office:value-type="float" office:value="10" calcext:value-type="float">
            <text:p>10</text:p>
          </table:table-cell>
          <table:table-cell office:value-type="float" office:value="36.697" calcext:value-type="float">
            <text:p>36,697</text:p>
          </table:table-cell>
          <table:table-cell office:value-type="float" office:value="19.052" calcext:value-type="float">
            <text:p>19,052</text:p>
          </table:table-cell>
          <table:table-cell office:value-type="float" office:value="1.8214" calcext:value-type="float">
            <text:p>1,8214</text:p>
          </table:table-cell>
          <table:table-cell office:value-type="float" office:value="39.738" calcext:value-type="float">
            <text:p>39,738</text:p>
          </table:table-cell>
          <table:table-cell office:value-type="float" office:value="63.245" calcext:value-type="float">
            <text:p>63,24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02" calcext:value-type="date">
            <text:p>2 de jun de 97</text:p>
          </table:table-cell>
          <table:table-cell table:style-name="ce3" office:value-type="date" office:date-value="1997-06-02" calcext:value-type="date">
            <text:p>1997-06-02</text:p>
          </table:table-cell>
          <table:table-cell office:value-type="float" office:value="15" calcext:value-type="float">
            <text:p>15</text:p>
          </table:table-cell>
          <table:table-cell office:value-type="float" office:value="55.647" calcext:value-type="float">
            <text:p>55,647</text:p>
          </table:table-cell>
          <table:table-cell office:value-type="float" office:value="28.82" calcext:value-type="float">
            <text:p>28,82</text:p>
          </table:table-cell>
          <table:table-cell office:value-type="float" office:value="2.9333" calcext:value-type="float">
            <text:p>2,9333</text:p>
          </table:table-cell>
          <table:table-cell office:value-type="float" office:value="54.013" calcext:value-type="float">
            <text:p>54,013</text:p>
          </table:table-cell>
          <table:table-cell office:value-type="float" office:value="108.94" calcext:value-type="float">
            <text:p>108,9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03" calcext:value-type="date">
            <text:p>3 de jun de 97</text:p>
          </table:table-cell>
          <table:table-cell table:style-name="ce3" office:value-type="date" office:date-value="1997-06-03" calcext:value-type="date">
            <text:p>1997-06-03</text:p>
          </table:table-cell>
          <table:table-cell office:value-type="float" office:value="21" calcext:value-type="float">
            <text:p>21</text:p>
          </table:table-cell>
          <table:table-cell office:value-type="float" office:value="94.481" calcext:value-type="float">
            <text:p>94,481</text:p>
          </table:table-cell>
          <table:table-cell office:value-type="float" office:value="43.675" calcext:value-type="float">
            <text:p>43,675</text:p>
          </table:table-cell>
          <table:table-cell office:value-type="float" office:value="4.7367" calcext:value-type="float">
            <text:p>4,7367</text:p>
          </table:table-cell>
          <table:table-cell office:value-type="float" office:value="32.715" calcext:value-type="float">
            <text:p>32,715</text:p>
          </table:table-cell>
          <table:table-cell office:value-type="float" office:value="263.738" calcext:value-type="float">
            <text:p>263,73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04" calcext:value-type="date">
            <text:p>4 de jun de 97</text:p>
          </table:table-cell>
          <table:table-cell table:style-name="ce3" office:value-type="date" office:date-value="1997-06-04" calcext:value-type="date">
            <text:p>1997-06-04</text:p>
          </table:table-cell>
          <table:table-cell office:value-type="float" office:value="14" calcext:value-type="float">
            <text:p>14</text:p>
          </table:table-cell>
          <table:table-cell office:value-type="float" office:value="76.791" calcext:value-type="float">
            <text:p>76,791</text:p>
          </table:table-cell>
          <table:table-cell office:value-type="float" office:value="38.135" calcext:value-type="float">
            <text:p>38,135</text:p>
          </table:table-cell>
          <table:table-cell office:value-type="float" office:value="4.5633" calcext:value-type="float">
            <text:p>4,5633</text:p>
          </table:table-cell>
          <table:table-cell office:value-type="float" office:value="29.5" calcext:value-type="float">
            <text:p>29,5</text:p>
          </table:table-cell>
          <table:table-cell office:value-type="float" office:value="99.026" calcext:value-type="float">
            <text:p>99,02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05" calcext:value-type="date">
            <text:p>5 de jun de 97</text:p>
          </table:table-cell>
          <table:table-cell table:style-name="ce3" office:value-type="date" office:date-value="1997-06-05" calcext:value-type="date">
            <text:p>1997-06-05</text:p>
          </table:table-cell>
          <table:table-cell office:value-type="float" office:value="17" calcext:value-type="float">
            <text:p>17</text:p>
          </table:table-cell>
          <table:table-cell office:value-type="float" office:value="50.119" calcext:value-type="float">
            <text:p>50,119</text:p>
          </table:table-cell>
          <table:table-cell office:value-type="float" office:value="29.66" calcext:value-type="float">
            <text:p>29,66</text:p>
          </table:table-cell>
          <table:table-cell office:value-type="float" office:value="5.3017" calcext:value-type="float">
            <text:p>5,3017</text:p>
          </table:table-cell>
          <table:table-cell office:value-type="float" office:value="11.672" calcext:value-type="float">
            <text:p>11,672</text:p>
          </table:table-cell>
          <table:table-cell office:value-type="float" office:value="116.136" calcext:value-type="float">
            <text:p>116,13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06" calcext:value-type="date">
            <text:p>6 de jun de 97</text:p>
          </table:table-cell>
          <table:table-cell table:style-name="ce3" office:value-type="date" office:date-value="1997-06-06" calcext:value-type="date">
            <text:p>1997-06-06</text:p>
          </table:table-cell>
          <table:table-cell office:value-type="float" office:value="14" calcext:value-type="float">
            <text:p>14</text:p>
          </table:table-cell>
          <table:table-cell office:value-type="float" office:value="49.438" calcext:value-type="float">
            <text:p>49,438</text:p>
          </table:table-cell>
          <table:table-cell office:value-type="float" office:value="28.8075" calcext:value-type="float">
            <text:p>28,8075</text:p>
          </table:table-cell>
          <table:table-cell office:value-type="float" office:value="3.8733" calcext:value-type="float">
            <text:p>3,8733</text:p>
          </table:table-cell>
          <table:table-cell office:value-type="float" office:value="19.89" calcext:value-type="float">
            <text:p>19,89</text:p>
          </table:table-cell>
          <table:table-cell office:value-type="float" office:value="83.924" calcext:value-type="float">
            <text:p>83,92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07" calcext:value-type="date">
            <text:p>7 de jun de 97</text:p>
          </table:table-cell>
          <table:table-cell table:style-name="ce3" office:value-type="date" office:date-value="1997-06-07" calcext:value-type="date">
            <text:p>1997-06-07</text:p>
          </table:table-cell>
          <table:table-cell office:value-type="float" office:value="23" calcext:value-type="float">
            <text:p>23</text:p>
          </table:table-cell>
          <table:table-cell office:value-type="float" office:value="40.001" calcext:value-type="float">
            <text:p>40,001</text:p>
          </table:table-cell>
          <table:table-cell office:value-type="float" office:value="19.4825" calcext:value-type="float">
            <text:p>19,4825</text:p>
          </table:table-cell>
          <table:table-cell office:value-type="float" office:value="3.4433" calcext:value-type="float">
            <text:p>3,4433</text:p>
          </table:table-cell>
          <table:table-cell office:value-type="float" office:value="35.962" calcext:value-type="float">
            <text:p>35,962</text:p>
          </table:table-cell>
          <table:table-cell office:value-type="float" office:value="73.198" calcext:value-type="float">
            <text:p>73,19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08" calcext:value-type="date">
            <text:p>8 de jun de 97</text:p>
          </table:table-cell>
          <table:table-cell table:style-name="ce3" office:value-type="date" office:date-value="1997-06-08" calcext:value-type="date">
            <text:p>1997-06-08</text:p>
          </table:table-cell>
          <table:table-cell office:value-type="float" office:value="21" calcext:value-type="float">
            <text:p>21</text:p>
          </table:table-cell>
          <table:table-cell office:value-type="float" office:value="39.089" calcext:value-type="float">
            <text:p>39,089</text:p>
          </table:table-cell>
          <table:table-cell office:value-type="float" office:value="12.85" calcext:value-type="float">
            <text:p>12,85</text:p>
          </table:table-cell>
          <table:table-cell office:value-type="float" office:value="2.6183" calcext:value-type="float">
            <text:p>2,6183</text:p>
          </table:table-cell>
          <table:table-cell office:value-type="float" office:value="40.483" calcext:value-type="float">
            <text:p>40,483</text:p>
          </table:table-cell>
          <table:table-cell office:value-type="float" office:value="65.806" calcext:value-type="float">
            <text:p>65,80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09" calcext:value-type="date">
            <text:p>9 de jun de 97</text:p>
          </table:table-cell>
          <table:table-cell table:style-name="ce3" office:value-type="date" office:date-value="1997-06-09" calcext:value-type="date">
            <text:p>1997-06-09</text:p>
          </table:table-cell>
          <table:table-cell office:value-type="float" office:value="20" calcext:value-type="float">
            <text:p>20</text:p>
          </table:table-cell>
          <table:table-cell office:value-type="float" office:value="70.492" calcext:value-type="float">
            <text:p>70,492</text:p>
          </table:table-cell>
          <table:table-cell office:value-type="float" office:value="37.4125" calcext:value-type="float">
            <text:p>37,4125</text:p>
          </table:table-cell>
          <table:table-cell office:value-type="float" office:value="3.2767" calcext:value-type="float">
            <text:p>3,2767</text:p>
          </table:table-cell>
          <table:table-cell office:value-type="float" office:value="103.912" calcext:value-type="float">
            <text:p>103,912</text:p>
          </table:table-cell>
          <table:table-cell office:value-type="float" office:value="165.1" calcext:value-type="float">
            <text:p>165,1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10" calcext:value-type="date">
            <text:p>10 de jun de 97</text:p>
          </table:table-cell>
          <table:table-cell table:style-name="ce3" office:value-type="date" office:date-value="1997-06-10" calcext:value-type="date">
            <text:p>1997-06-10</text:p>
          </table:table-cell>
          <table:table-cell office:value-type="float" office:value="20" calcext:value-type="float">
            <text:p>20</text:p>
          </table:table-cell>
          <table:table-cell office:value-type="float" office:value="93.601" calcext:value-type="float">
            <text:p>93,601</text:p>
          </table:table-cell>
          <table:table-cell office:value-type="float" office:value="43.7375" calcext:value-type="float">
            <text:p>43,7375</text:p>
          </table:table-cell>
          <table:table-cell office:value-type="float" office:value="5.0533" calcext:value-type="float">
            <text:p>5,0533</text:p>
          </table:table-cell>
          <table:table-cell office:value-type="float" office:value="79.698" calcext:value-type="float">
            <text:p>79,698</text:p>
          </table:table-cell>
          <table:table-cell office:value-type="float" office:value="197.754" calcext:value-type="float">
            <text:p>197,75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11" calcext:value-type="date">
            <text:p>11 de jun de 97</text:p>
          </table:table-cell>
          <table:table-cell table:style-name="ce3" office:value-type="date" office:date-value="1997-06-11" calcext:value-type="date">
            <text:p>1997-06-11</text:p>
          </table:table-cell>
          <table:table-cell office:value-type="float" office:value="24" calcext:value-type="float">
            <text:p>24</text:p>
          </table:table-cell>
          <table:table-cell office:value-type="float" office:value="100.32" calcext:value-type="float">
            <text:p>100,32</text:p>
          </table:table-cell>
          <table:table-cell office:value-type="float" office:value="51.71" calcext:value-type="float">
            <text:p>51,71</text:p>
          </table:table-cell>
          <table:table-cell office:value-type="float" office:value="5.9029" calcext:value-type="float">
            <text:p>5,9029</text:p>
          </table:table-cell>
          <table:table-cell office:value-type="float" office:value="42.73" calcext:value-type="float">
            <text:p>42,73</text:p>
          </table:table-cell>
          <table:table-cell office:value-type="float" office:value="198.013" calcext:value-type="float">
            <text:p>198,01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12" calcext:value-type="date">
            <text:p>12 de jun de 97</text:p>
          </table:table-cell>
          <table:table-cell table:style-name="ce3" office:value-type="date" office:date-value="1997-06-12" calcext:value-type="date">
            <text:p>1997-06-12</text:p>
          </table:table-cell>
          <table:table-cell office:value-type="float" office:value="25" calcext:value-type="float">
            <text:p>25</text:p>
          </table:table-cell>
          <table:table-cell office:value-type="float" office:value="62.301" calcext:value-type="float">
            <text:p>62,301</text:p>
          </table:table-cell>
          <table:table-cell office:value-type="float" office:value="33.6725" calcext:value-type="float">
            <text:p>33,6725</text:p>
          </table:table-cell>
          <table:table-cell office:value-type="float" office:value="5.9" calcext:value-type="float">
            <text:p>5,9</text:p>
          </table:table-cell>
          <table:table-cell office:value-type="float" office:value="30.14" calcext:value-type="float">
            <text:p>30,14</text:p>
          </table:table-cell>
          <table:table-cell office:value-type="float" office:value="98.64" calcext:value-type="float">
            <text:p>98,6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13" calcext:value-type="date">
            <text:p>13 de jun de 97</text:p>
          </table:table-cell>
          <table:table-cell table:style-name="ce3" office:value-type="date" office:date-value="1997-06-13" calcext:value-type="date">
            <text:p>1997-06-13</text:p>
          </table:table-cell>
          <table:table-cell office:value-type="float" office:value="27" calcext:value-type="float">
            <text:p>27</text:p>
          </table:table-cell>
          <table:table-cell office:value-type="float" office:value="98.207" calcext:value-type="float">
            <text:p>98,207</text:p>
          </table:table-cell>
          <table:table-cell office:value-type="float" office:value="40.542" calcext:value-type="float">
            <text:p>40,542</text:p>
          </table:table-cell>
          <table:table-cell office:value-type="float" office:value="6.9129" calcext:value-type="float">
            <text:p>6,9129</text:p>
          </table:table-cell>
          <table:table-cell office:value-type="float" office:value="44.012" calcext:value-type="float">
            <text:p>44,012</text:p>
          </table:table-cell>
          <table:table-cell office:value-type="float" office:value="233.888" calcext:value-type="float">
            <text:p>233,88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14" calcext:value-type="date">
            <text:p>14 de jun de 97</text:p>
          </table:table-cell>
          <table:table-cell table:style-name="ce3" office:value-type="date" office:date-value="1997-06-14" calcext:value-type="date">
            <text:p>1997-06-14</text:p>
          </table:table-cell>
          <table:table-cell office:value-type="float" office:value="19" calcext:value-type="float">
            <text:p>19</text:p>
          </table:table-cell>
          <table:table-cell office:value-type="float" office:value="51.818" calcext:value-type="float">
            <text:p>51,818</text:p>
          </table:table-cell>
          <table:table-cell office:value-type="float" office:value="19.676" calcext:value-type="float">
            <text:p>19,676</text:p>
          </table:table-cell>
          <table:table-cell office:value-type="float" office:value="5.5929" calcext:value-type="float">
            <text:p>5,5929</text:p>
          </table:table-cell>
          <table:table-cell office:value-type="float" office:value="11.765" calcext:value-type="float">
            <text:p>11,765</text:p>
          </table:table-cell>
          <table:table-cell office:value-type="float" office:value="70.735" calcext:value-type="float">
            <text:p>70,73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15" calcext:value-type="date">
            <text:p>15 de jun de 97</text:p>
          </table:table-cell>
          <table:table-cell table:style-name="ce3" office:value-type="date" office:date-value="1997-06-15" calcext:value-type="date">
            <text:p>1997-06-15</text:p>
          </table:table-cell>
          <table:table-cell office:value-type="float" office:value="21" calcext:value-type="float">
            <text:p>21</text:p>
          </table:table-cell>
          <table:table-cell office:value-type="float" office:value="26.649" calcext:value-type="float">
            <text:p>26,649</text:p>
          </table:table-cell>
          <table:table-cell office:value-type="float" office:value="10.124" calcext:value-type="float">
            <text:p>10,124</text:p>
          </table:table-cell>
          <table:table-cell office:value-type="float" office:value="2.7971" calcext:value-type="float">
            <text:p>2,7971</text:p>
          </table:table-cell>
          <table:table-cell office:value-type="float" office:value="20.408" calcext:value-type="float">
            <text:p>20,408</text:p>
          </table:table-cell>
          <table:table-cell office:value-type="float" office:value="50.135" calcext:value-type="float">
            <text:p>50,13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16" calcext:value-type="date">
            <text:p>16 de jun de 97</text:p>
          </table:table-cell>
          <table:table-cell table:style-name="ce3" office:value-type="date" office:date-value="1997-06-16" calcext:value-type="date">
            <text:p>1997-06-16</text:p>
          </table:table-cell>
          <table:table-cell office:value-type="float" office:value="19" calcext:value-type="float">
            <text:p>19</text:p>
          </table:table-cell>
          <table:table-cell office:value-type="float" office:value="39.219" calcext:value-type="float">
            <text:p>39,219</text:p>
          </table:table-cell>
          <table:table-cell office:value-type="float" office:value="21.742" calcext:value-type="float">
            <text:p>21,742</text:p>
          </table:table-cell>
          <table:table-cell office:value-type="float" office:value="3.4129" calcext:value-type="float">
            <text:p>3,4129</text:p>
          </table:table-cell>
          <table:table-cell office:value-type="float" office:value="27.487" calcext:value-type="float">
            <text:p>27,487</text:p>
          </table:table-cell>
          <table:table-cell office:value-type="float" office:value="84.95" calcext:value-type="float">
            <text:p>84,9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17" calcext:value-type="date">
            <text:p>17 de jun de 97</text:p>
          </table:table-cell>
          <table:table-cell table:style-name="ce3" office:value-type="date" office:date-value="1997-06-17" calcext:value-type="date">
            <text:p>1997-06-17</text:p>
          </table:table-cell>
          <table:table-cell office:value-type="float" office:value="15" calcext:value-type="float">
            <text:p>15</text:p>
          </table:table-cell>
          <table:table-cell office:value-type="float" office:value="66.67" calcext:value-type="float">
            <text:p>66,67</text:p>
          </table:table-cell>
          <table:table-cell office:value-type="float" office:value="39.194" calcext:value-type="float">
            <text:p>39,194</text:p>
          </table:table-cell>
          <table:table-cell office:value-type="float" office:value="5.2214" calcext:value-type="float">
            <text:p>5,2214</text:p>
          </table:table-cell>
          <table:table-cell office:value-type="float" office:value="17.257" calcext:value-type="float">
            <text:p>17,257</text:p>
          </table:table-cell>
          <table:table-cell office:value-type="float" office:value="95.665" calcext:value-type="float">
            <text:p>95,66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18" calcext:value-type="date">
            <text:p>18 de jun de 97</text:p>
          </table:table-cell>
          <table:table-cell table:style-name="ce3" office:value-type="date" office:date-value="1997-06-18" calcext:value-type="date">
            <text:p>1997-06-18</text:p>
          </table:table-cell>
          <table:table-cell office:value-type="float" office:value="24" calcext:value-type="float">
            <text:p>24</text:p>
          </table:table-cell>
          <table:table-cell office:value-type="float" office:value="78.975" calcext:value-type="float">
            <text:p>78,975</text:p>
          </table:table-cell>
          <table:table-cell office:value-type="float" office:value="34.892" calcext:value-type="float">
            <text:p>34,892</text:p>
          </table:table-cell>
          <table:table-cell office:value-type="float" office:value="4.6557" calcext:value-type="float">
            <text:p>4,6557</text:p>
          </table:table-cell>
          <table:table-cell office:value-type="float" office:value="58.703" calcext:value-type="float">
            <text:p>58,703</text:p>
          </table:table-cell>
          <table:table-cell office:value-type="float" office:value="122.525" calcext:value-type="float">
            <text:p>122,52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19" calcext:value-type="date">
            <text:p>19 de jun de 97</text:p>
          </table:table-cell>
          <table:table-cell table:style-name="ce3" office:value-type="date" office:date-value="1997-06-19" calcext:value-type="date">
            <text:p>1997-06-19</text:p>
          </table:table-cell>
          <table:table-cell office:value-type="float" office:value="26" calcext:value-type="float">
            <text:p>26</text:p>
          </table:table-cell>
          <table:table-cell office:value-type="float" office:value="73.343" calcext:value-type="float">
            <text:p>73,343</text:p>
          </table:table-cell>
          <table:table-cell office:value-type="float" office:value="34.072" calcext:value-type="float">
            <text:p>34,072</text:p>
          </table:table-cell>
          <table:table-cell office:value-type="float" office:value="4.4943" calcext:value-type="float">
            <text:p>4,4943</text:p>
          </table:table-cell>
          <table:table-cell office:value-type="float" office:value="37.255" calcext:value-type="float">
            <text:p>37,255</text:p>
          </table:table-cell>
          <table:table-cell office:value-type="float" office:value="159.142" calcext:value-type="float">
            <text:p>159,14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20" calcext:value-type="date">
            <text:p>20 de jun de 97</text:p>
          </table:table-cell>
          <table:table-cell table:style-name="ce3" office:value-type="date" office:date-value="1997-06-20" calcext:value-type="date">
            <text:p>1997-06-20</text:p>
          </table:table-cell>
          <table:table-cell office:value-type="float" office:value="15" calcext:value-type="float">
            <text:p>15</text:p>
          </table:table-cell>
          <table:table-cell office:value-type="float" office:value="61.89" calcext:value-type="float">
            <text:p>61,89</text:p>
          </table:table-cell>
          <table:table-cell office:value-type="float" office:value="29.61" calcext:value-type="float">
            <text:p>29,61</text:p>
          </table:table-cell>
          <table:table-cell office:value-type="float" office:value="6.6883" calcext:value-type="float">
            <text:p>6,6883</text:p>
          </table:table-cell>
          <table:table-cell office:value-type="float" office:value="16.25" calcext:value-type="float">
            <text:p>16,25</text:p>
          </table:table-cell>
          <table:table-cell office:value-type="float" office:value="105.24" calcext:value-type="float">
            <text:p>105,2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21" calcext:value-type="date">
            <text:p>21 de jun de 97</text:p>
          </table:table-cell>
          <table:table-cell table:style-name="ce3" office:value-type="date" office:date-value="1997-06-21" calcext:value-type="date">
            <text:p>1997-06-21</text:p>
          </table:table-cell>
          <table:table-cell office:value-type="float" office:value="18" calcext:value-type="float">
            <text:p>18</text:p>
          </table:table-cell>
          <table:table-cell office:value-type="float" office:value="61.948" calcext:value-type="float">
            <text:p>61,948</text:p>
          </table:table-cell>
          <table:table-cell office:value-type="float" office:value="30.162" calcext:value-type="float">
            <text:p>30,162</text:p>
          </table:table-cell>
          <table:table-cell office:value-type="float" office:value="5.8957" calcext:value-type="float">
            <text:p>5,8957</text:p>
          </table:table-cell>
          <table:table-cell office:value-type="float" office:value="28.343" calcext:value-type="float">
            <text:p>28,343</text:p>
          </table:table-cell>
          <table:table-cell office:value-type="float" office:value="82.792" calcext:value-type="float">
            <text:p>82,79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22" calcext:value-type="date">
            <text:p>22 de jun de 97</text:p>
          </table:table-cell>
          <table:table-cell table:style-name="ce3" office:value-type="date" office:date-value="1997-06-22" calcext:value-type="date">
            <text:p>1997-06-22</text:p>
          </table:table-cell>
          <table:table-cell office:value-type="float" office:value="23" calcext:value-type="float">
            <text:p>23</text:p>
          </table:table-cell>
          <table:table-cell office:value-type="float" office:value="52.478" calcext:value-type="float">
            <text:p>52,478</text:p>
          </table:table-cell>
          <table:table-cell office:value-type="float" office:value="25.422" calcext:value-type="float">
            <text:p>25,422</text:p>
          </table:table-cell>
          <table:table-cell office:value-type="float" office:value="4.9257" calcext:value-type="float">
            <text:p>4,9257</text:p>
          </table:table-cell>
          <table:table-cell office:value-type="float" office:value="33.602" calcext:value-type="float">
            <text:p>33,602</text:p>
          </table:table-cell>
          <table:table-cell office:value-type="float" office:value="73.21" calcext:value-type="float">
            <text:p>73,21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23" calcext:value-type="date">
            <text:p>23 de jun de 97</text:p>
          </table:table-cell>
          <table:table-cell table:style-name="ce3" office:value-type="date" office:date-value="1997-06-23" calcext:value-type="date">
            <text:p>1997-06-23</text:p>
          </table:table-cell>
          <table:table-cell office:value-type="float" office:value="21" calcext:value-type="float">
            <text:p>21</text:p>
          </table:table-cell>
          <table:table-cell office:value-type="float" office:value="66.561" calcext:value-type="float">
            <text:p>66,561</text:p>
          </table:table-cell>
          <table:table-cell office:value-type="float" office:value="31.17" calcext:value-type="float">
            <text:p>31,17</text:p>
          </table:table-cell>
          <table:table-cell office:value-type="float" office:value="4.42" calcext:value-type="float">
            <text:p>4,42</text:p>
          </table:table-cell>
          <table:table-cell office:value-type="float" office:value="41.345" calcext:value-type="float">
            <text:p>41,345</text:p>
          </table:table-cell>
          <table:table-cell office:value-type="float" office:value="140.36" calcext:value-type="float">
            <text:p>140,3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24" calcext:value-type="date">
            <text:p>24 de jun de 97</text:p>
          </table:table-cell>
          <table:table-cell table:style-name="ce3" office:value-type="date" office:date-value="1997-06-24" calcext:value-type="date">
            <text:p>1997-06-24</text:p>
          </table:table-cell>
          <table:table-cell office:value-type="float" office:value="26" calcext:value-type="float">
            <text:p>26</text:p>
          </table:table-cell>
          <table:table-cell office:value-type="float" office:value="68.869" calcext:value-type="float">
            <text:p>68,869</text:p>
          </table:table-cell>
          <table:table-cell office:value-type="float" office:value="33.78" calcext:value-type="float">
            <text:p>33,78</text:p>
          </table:table-cell>
          <table:table-cell office:value-type="float" office:value="5.4386" calcext:value-type="float">
            <text:p>5,4386</text:p>
          </table:table-cell>
          <table:table-cell office:value-type="float" office:value="41.792" calcext:value-type="float">
            <text:p>41,792</text:p>
          </table:table-cell>
          <table:table-cell office:value-type="float" office:value="109.957" calcext:value-type="float">
            <text:p>109,95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25" calcext:value-type="date">
            <text:p>25 de jun de 97</text:p>
          </table:table-cell>
          <table:table-cell table:style-name="ce3" office:value-type="date" office:date-value="1997-06-25" calcext:value-type="date">
            <text:p>1997-06-25</text:p>
          </table:table-cell>
          <table:table-cell office:value-type="float" office:value="24" calcext:value-type="float">
            <text:p>24</text:p>
          </table:table-cell>
          <table:table-cell office:value-type="float" office:value="104.533" calcext:value-type="float">
            <text:p>104,533</text:p>
          </table:table-cell>
          <table:table-cell office:value-type="float" office:value="45.906" calcext:value-type="float">
            <text:p>45,906</text:p>
          </table:table-cell>
          <table:table-cell office:value-type="float" office:value="6.3129" calcext:value-type="float">
            <text:p>6,3129</text:p>
          </table:table-cell>
          <table:table-cell office:value-type="float" office:value="51.093" calcext:value-type="float">
            <text:p>51,093</text:p>
          </table:table-cell>
          <table:table-cell office:value-type="float" office:value="165.477" calcext:value-type="float">
            <text:p>165,47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26" calcext:value-type="date">
            <text:p>26 de jun de 97</text:p>
          </table:table-cell>
          <table:table-cell table:style-name="ce3" office:value-type="date" office:date-value="1997-06-26" calcext:value-type="date">
            <text:p>1997-06-26</text:p>
          </table:table-cell>
          <table:table-cell office:value-type="float" office:value="20" calcext:value-type="float">
            <text:p>20</text:p>
          </table:table-cell>
          <table:table-cell office:value-type="float" office:value="84.055" calcext:value-type="float">
            <text:p>84,055</text:p>
          </table:table-cell>
          <table:table-cell office:value-type="float" office:value="35.272" calcext:value-type="float">
            <text:p>35,272</text:p>
          </table:table-cell>
          <table:table-cell office:value-type="float" office:value="5.8886" calcext:value-type="float">
            <text:p>5,8886</text:p>
          </table:table-cell>
          <table:table-cell office:value-type="float" office:value="52.035" calcext:value-type="float">
            <text:p>52,035</text:p>
          </table:table-cell>
          <table:table-cell office:value-type="float" office:value="129.22" calcext:value-type="float">
            <text:p>129,2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27" calcext:value-type="date">
            <text:p>27 de jun de 97</text:p>
          </table:table-cell>
          <table:table-cell table:style-name="ce3" office:value-type="date" office:date-value="1997-06-27" calcext:value-type="date">
            <text:p>1997-06-27</text:p>
          </table:table-cell>
          <table:table-cell office:value-type="float" office:value="17" calcext:value-type="float">
            <text:p>17</text:p>
          </table:table-cell>
          <table:table-cell office:value-type="float" office:value="68.881" calcext:value-type="float">
            <text:p>68,881</text:p>
          </table:table-cell>
          <table:table-cell office:value-type="float" office:value="35.0775" calcext:value-type="float">
            <text:p>35,0775</text:p>
          </table:table-cell>
          <table:table-cell office:value-type="float" office:value="4.4086" calcext:value-type="float">
            <text:p>4,4086</text:p>
          </table:table-cell>
          <table:table-cell office:value-type="float" office:value="30.202" calcext:value-type="float">
            <text:p>30,202</text:p>
          </table:table-cell>
          <table:table-cell office:value-type="float" office:value="117.908" calcext:value-type="float">
            <text:p>117,90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28" calcext:value-type="date">
            <text:p>28 de jun de 97</text:p>
          </table:table-cell>
          <table:table-cell table:style-name="ce3" office:value-type="date" office:date-value="1997-06-28" calcext:value-type="date">
            <text:p>1997-06-28</text:p>
          </table:table-cell>
          <table:table-cell office:value-type="float" office:value="12" calcext:value-type="float">
            <text:p>12</text:p>
          </table:table-cell>
          <table:table-cell office:value-type="float" office:value="48.419" calcext:value-type="float">
            <text:p>48,419</text:p>
          </table:table-cell>
          <table:table-cell office:value-type="float" office:value="16.012" calcext:value-type="float">
            <text:p>16,012</text:p>
          </table:table-cell>
          <table:table-cell office:value-type="float" office:value="3.4443" calcext:value-type="float">
            <text:p>3,4443</text:p>
          </table:table-cell>
          <table:table-cell office:value-type="float" office:value="18.512" calcext:value-type="float">
            <text:p>18,512</text:p>
          </table:table-cell>
          <table:table-cell office:value-type="float" office:value="103.207" calcext:value-type="float">
            <text:p>103,20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29" calcext:value-type="date">
            <text:p>29 de jun de 97</text:p>
          </table:table-cell>
          <table:table-cell table:style-name="ce3" office:value-type="date" office:date-value="1997-06-29" calcext:value-type="date">
            <text:p>1997-06-29</text:p>
          </table:table-cell>
          <table:table-cell office:value-type="float" office:value="23" calcext:value-type="float">
            <text:p>23</text:p>
          </table:table-cell>
          <table:table-cell office:value-type="float" office:value="37.816" calcext:value-type="float">
            <text:p>37,816</text:p>
          </table:table-cell>
          <table:table-cell office:value-type="float" office:value="10.946" calcext:value-type="float">
            <text:p>10,946</text:p>
          </table:table-cell>
          <table:table-cell office:value-type="float" office:value="3.4729" calcext:value-type="float">
            <text:p>3,4729</text:p>
          </table:table-cell>
          <table:table-cell office:value-type="float" office:value="24.912" calcext:value-type="float">
            <text:p>24,912</text:p>
          </table:table-cell>
          <table:table-cell office:value-type="float" office:value="91.468" calcext:value-type="float">
            <text:p>91,46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6-30" calcext:value-type="date">
            <text:p>30 de jun de 97</text:p>
          </table:table-cell>
          <table:table-cell table:style-name="ce3" office:value-type="date" office:date-value="1997-06-30" calcext:value-type="date">
            <text:p>1997-06-30</text:p>
          </table:table-cell>
          <table:table-cell office:value-type="float" office:value="21" calcext:value-type="float">
            <text:p>21</text:p>
          </table:table-cell>
          <table:table-cell office:value-type="float" office:value="36.307" calcext:value-type="float">
            <text:p>36,307</text:p>
          </table:table-cell>
          <table:table-cell office:value-type="float" office:value="16.766" calcext:value-type="float">
            <text:p>16,766</text:p>
          </table:table-cell>
          <table:table-cell office:value-type="float" office:value="2.5657" calcext:value-type="float">
            <text:p>2,5657</text:p>
          </table:table-cell>
          <table:table-cell office:value-type="float" office:value="26.217" calcext:value-type="float">
            <text:p>26,217</text:p>
          </table:table-cell>
          <table:table-cell office:value-type="float" office:value="97.215" calcext:value-type="float">
            <text:p>97,21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01" calcext:value-type="date">
            <text:p>1 de jul de 97</text:p>
          </table:table-cell>
          <table:table-cell table:style-name="ce3" office:value-type="date" office:date-value="1997-07-01" calcext:value-type="date">
            <text:p>1997-07-01</text:p>
          </table:table-cell>
          <table:table-cell office:value-type="float" office:value="12" calcext:value-type="float">
            <text:p>12</text:p>
          </table:table-cell>
          <table:table-cell office:value-type="float" office:value="48.633" calcext:value-type="float">
            <text:p>48,633</text:p>
          </table:table-cell>
          <table:table-cell office:value-type="float" office:value="14.24" calcext:value-type="float">
            <text:p>14,24</text:p>
          </table:table-cell>
          <table:table-cell office:value-type="float" office:value="2.9986" calcext:value-type="float">
            <text:p>2,9986</text:p>
          </table:table-cell>
          <table:table-cell office:value-type="float" office:value="22.218" calcext:value-type="float">
            <text:p>22,218</text:p>
          </table:table-cell>
          <table:table-cell office:value-type="float" office:value="80.288" calcext:value-type="float">
            <text:p>80,28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02" calcext:value-type="date">
            <text:p>2 de jul de 97</text:p>
          </table:table-cell>
          <table:table-cell table:style-name="ce3" office:value-type="date" office:date-value="1997-07-02" calcext:value-type="date">
            <text:p>1997-07-02</text:p>
          </table:table-cell>
          <table:table-cell office:value-type="float" office:value="13" calcext:value-type="float">
            <text:p>13</text:p>
          </table:table-cell>
          <table:table-cell office:value-type="float" office:value="73.087" calcext:value-type="float">
            <text:p>73,087</text:p>
          </table:table-cell>
          <table:table-cell office:value-type="float" office:value="24.305" calcext:value-type="float">
            <text:p>24,305</text:p>
          </table:table-cell>
          <table:table-cell office:value-type="float" office:value="5.2543" calcext:value-type="float">
            <text:p>5,2543</text:p>
          </table:table-cell>
          <table:table-cell office:value-type="float" office:value="38.105" calcext:value-type="float">
            <text:p>38,105</text:p>
          </table:table-cell>
          <table:table-cell office:value-type="float" office:value="128.737" calcext:value-type="float">
            <text:p>128,73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03" calcext:value-type="date">
            <text:p>3 de jul de 97</text:p>
          </table:table-cell>
          <table:table-cell table:style-name="ce3" office:value-type="date" office:date-value="1997-07-03" calcext:value-type="date">
            <text:p>1997-07-03</text:p>
          </table:table-cell>
          <table:table-cell office:value-type="float" office:value="22" calcext:value-type="float">
            <text:p>22</text:p>
          </table:table-cell>
          <table:table-cell office:value-type="float" office:value="76.176" calcext:value-type="float">
            <text:p>76,176</text:p>
          </table:table-cell>
          <table:table-cell office:value-type="float" office:value="22.935" calcext:value-type="float">
            <text:p>22,935</text:p>
          </table:table-cell>
          <table:table-cell office:value-type="float" office:value="6.2714" calcext:value-type="float">
            <text:p>6,2714</text:p>
          </table:table-cell>
          <table:table-cell office:value-type="float" office:value="37.652" calcext:value-type="float">
            <text:p>37,652</text:p>
          </table:table-cell>
          <table:table-cell office:value-type="float" office:value="102.668" calcext:value-type="float">
            <text:p>102,66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04" calcext:value-type="date">
            <text:p>4 de jul de 97</text:p>
          </table:table-cell>
          <table:table-cell table:style-name="ce3" office:value-type="date" office:date-value="1997-07-04" calcext:value-type="date">
            <text:p>1997-07-04</text:p>
          </table:table-cell>
          <table:table-cell office:value-type="float" office:value="17" calcext:value-type="float">
            <text:p>17</text:p>
          </table:table-cell>
          <table:table-cell office:value-type="float" office:value="77.469" calcext:value-type="float">
            <text:p>77,469</text:p>
          </table:table-cell>
          <table:table-cell office:value-type="float" office:value="25.6183" calcext:value-type="float">
            <text:p>25,6183</text:p>
          </table:table-cell>
          <table:table-cell office:value-type="float" office:value="6.0443" calcext:value-type="float">
            <text:p>6,0443</text:p>
          </table:table-cell>
          <table:table-cell office:value-type="float" office:value="31.892" calcext:value-type="float">
            <text:p>31,892</text:p>
          </table:table-cell>
          <table:table-cell office:value-type="float" office:value="103.89" calcext:value-type="float">
            <text:p>103,89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05" calcext:value-type="date">
            <text:p>5 de jul de 97</text:p>
          </table:table-cell>
          <table:table-cell table:style-name="ce3" office:value-type="date" office:date-value="1997-07-05" calcext:value-type="date">
            <text:p>1997-07-05</text:p>
          </table:table-cell>
          <table:table-cell office:value-type="float" office:value="20" calcext:value-type="float">
            <text:p>20</text:p>
          </table:table-cell>
          <table:table-cell office:value-type="float" office:value="49.072" calcext:value-type="float">
            <text:p>49,072</text:p>
          </table:table-cell>
          <table:table-cell office:value-type="float" office:value="13.654" calcext:value-type="float">
            <text:p>13,654</text:p>
          </table:table-cell>
          <table:table-cell office:value-type="float" office:value="3.0833" calcext:value-type="float">
            <text:p>3,0833</text:p>
          </table:table-cell>
          <table:table-cell office:value-type="float" office:value="35.874" calcext:value-type="float">
            <text:p>35,874</text:p>
          </table:table-cell>
          <table:table-cell office:value-type="float" office:value="68.956" calcext:value-type="float">
            <text:p>68,95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06" calcext:value-type="date">
            <text:p>6 de jul de 97</text:p>
          </table:table-cell>
          <table:table-cell table:style-name="ce3" office:value-type="date" office:date-value="1997-07-06" calcext:value-type="date">
            <text:p>1997-07-06</text:p>
          </table:table-cell>
          <table:table-cell office:value-type="float" office:value="23" calcext:value-type="float">
            <text:p>23</text:p>
          </table:table-cell>
          <table:table-cell office:value-type="float" office:value="60.571" calcext:value-type="float">
            <text:p>60,571</text:p>
          </table:table-cell>
          <table:table-cell office:value-type="float" office:value="14.262" calcext:value-type="float">
            <text:p>14,262</text:p>
          </table:table-cell>
          <table:table-cell office:value-type="float" office:value="5.5086" calcext:value-type="float">
            <text:p>5,5086</text:p>
          </table:table-cell>
          <table:table-cell office:value-type="float" office:value="57" calcext:value-type="float">
            <text:p>57</text:p>
          </table:table-cell>
          <table:table-cell office:value-type="float" office:value="93.508" calcext:value-type="float">
            <text:p>93,50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07" calcext:value-type="date">
            <text:p>7 de jul de 97</text:p>
          </table:table-cell>
          <table:table-cell table:style-name="ce3" office:value-type="date" office:date-value="1997-07-07" calcext:value-type="date">
            <text:p>1997-07-07</text:p>
          </table:table-cell>
          <table:table-cell office:value-type="float" office:value="29" calcext:value-type="float">
            <text:p>29</text:p>
          </table:table-cell>
          <table:table-cell office:value-type="float" office:value="88.018" calcext:value-type="float">
            <text:p>88,018</text:p>
          </table:table-cell>
          <table:table-cell office:value-type="float" office:value="18.8117" calcext:value-type="float">
            <text:p>18,8117</text:p>
          </table:table-cell>
          <table:table-cell office:value-type="float" office:value="5.8171" calcext:value-type="float">
            <text:p>5,8171</text:p>
          </table:table-cell>
          <table:table-cell office:value-type="float" office:value="67.002" calcext:value-type="float">
            <text:p>67,002</text:p>
          </table:table-cell>
          <table:table-cell office:value-type="float" office:value="203.18" calcext:value-type="float">
            <text:p>203,1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08" calcext:value-type="date">
            <text:p>8 de jul de 97</text:p>
          </table:table-cell>
          <table:table-cell table:style-name="ce3" office:value-type="date" office:date-value="1997-07-08" calcext:value-type="date">
            <text:p>1997-07-08</text:p>
          </table:table-cell>
          <table:table-cell office:value-type="float" office:value="10" calcext:value-type="float">
            <text:p>10</text:p>
          </table:table-cell>
          <table:table-cell office:value-type="float" office:value="75.884" calcext:value-type="float">
            <text:p>75,884</text:p>
          </table:table-cell>
          <table:table-cell office:value-type="float" office:value="17.44" calcext:value-type="float">
            <text:p>17,44</text:p>
          </table:table-cell>
          <table:table-cell office:value-type="float" office:value="2.7114" calcext:value-type="float">
            <text:p>2,7114</text:p>
          </table:table-cell>
          <table:table-cell office:value-type="float" office:value="71.668" calcext:value-type="float">
            <text:p>71,668</text:p>
          </table:table-cell>
          <table:table-cell office:value-type="float" office:value="127.882" calcext:value-type="float">
            <text:p>127,88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09" calcext:value-type="date">
            <text:p>9 de jul de 97</text:p>
          </table:table-cell>
          <table:table-cell table:style-name="ce3" office:value-type="date" office:date-value="1997-07-09" calcext:value-type="date">
            <text:p>1997-07-09</text:p>
          </table:table-cell>
          <table:table-cell office:value-type="float" office:value="11" calcext:value-type="float">
            <text:p>11</text:p>
          </table:table-cell>
          <table:table-cell office:value-type="float" office:value="90.038" calcext:value-type="float">
            <text:p>90,038</text:p>
          </table:table-cell>
          <table:table-cell office:value-type="float" office:value="17.1317" calcext:value-type="float">
            <text:p>17,1317</text:p>
          </table:table-cell>
          <table:table-cell office:value-type="float" office:value="5.0829" calcext:value-type="float">
            <text:p>5,0829</text:p>
          </table:table-cell>
          <table:table-cell office:value-type="float" office:value="75.18" calcext:value-type="float">
            <text:p>75,18</text:p>
          </table:table-cell>
          <table:table-cell office:value-type="float" office:value="124.96" calcext:value-type="float">
            <text:p>124,9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10" calcext:value-type="date">
            <text:p>10 de jul de 97</text:p>
          </table:table-cell>
          <table:table-cell table:style-name="ce3" office:value-type="date" office:date-value="1997-07-10" calcext:value-type="date">
            <text:p>1997-07-10</text:p>
          </table:table-cell>
          <table:table-cell office:value-type="float" office:value="12" calcext:value-type="float">
            <text:p>12</text:p>
          </table:table-cell>
          <table:table-cell office:value-type="float" office:value="123.753" calcext:value-type="float">
            <text:p>123,753</text:p>
          </table:table-cell>
          <table:table-cell office:value-type="float" office:value="30.4267" calcext:value-type="float">
            <text:p>30,4267</text:p>
          </table:table-cell>
          <table:table-cell office:value-type="float" office:value="7.1714" calcext:value-type="float">
            <text:p>7,1714</text:p>
          </table:table-cell>
          <table:table-cell office:value-type="float" office:value="55.273" calcext:value-type="float">
            <text:p>55,273</text:p>
          </table:table-cell>
          <table:table-cell office:value-type="float" office:value="197.505" calcext:value-type="float">
            <text:p>197,50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11" calcext:value-type="date">
            <text:p>11 de jul de 97</text:p>
          </table:table-cell>
          <table:table-cell table:style-name="ce3" office:value-type="date" office:date-value="1997-07-11" calcext:value-type="date">
            <text:p>1997-07-11</text:p>
          </table:table-cell>
          <table:table-cell office:value-type="float" office:value="13" calcext:value-type="float">
            <text:p>13</text:p>
          </table:table-cell>
          <table:table-cell office:value-type="float" office:value="102.706" calcext:value-type="float">
            <text:p>102,706</text:p>
          </table:table-cell>
          <table:table-cell office:value-type="float" office:value="16.798" calcext:value-type="float">
            <text:p>16,798</text:p>
          </table:table-cell>
          <table:table-cell office:value-type="float" office:value="7.6229" calcext:value-type="float">
            <text:p>7,6229</text:p>
          </table:table-cell>
          <table:table-cell office:value-type="float" office:value="53.582" calcext:value-type="float">
            <text:p>53,582</text:p>
          </table:table-cell>
          <table:table-cell office:value-type="float" office:value="169.213" calcext:value-type="float">
            <text:p>169,21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12" calcext:value-type="date">
            <text:p>12 de jul de 97</text:p>
          </table:table-cell>
          <table:table-cell table:style-name="ce3" office:value-type="date" office:date-value="1997-07-12" calcext:value-type="date">
            <text:p>1997-07-12</text:p>
          </table:table-cell>
          <table:table-cell office:value-type="float" office:value="14" calcext:value-type="float">
            <text:p>14</text:p>
          </table:table-cell>
          <table:table-cell office:value-type="float" office:value="69.534" calcext:value-type="float">
            <text:p>69,534</text:p>
          </table:table-cell>
          <table:table-cell office:value-type="float" office:value="9.04" calcext:value-type="float">
            <text:p>9,04</text:p>
          </table:table-cell>
          <table:table-cell office:value-type="float" office:value="2.6757" calcext:value-type="float">
            <text:p>2,6757</text:p>
          </table:table-cell>
          <table:table-cell office:value-type="float" office:value="50.825" calcext:value-type="float">
            <text:p>50,825</text:p>
          </table:table-cell>
          <table:table-cell office:value-type="float" office:value="114.825" calcext:value-type="float">
            <text:p>114,82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13" calcext:value-type="date">
            <text:p>13 de jul de 97</text:p>
          </table:table-cell>
          <table:table-cell table:style-name="ce3" office:value-type="date" office:date-value="1997-07-13" calcext:value-type="date">
            <text:p>1997-07-13</text:p>
          </table:table-cell>
          <table:table-cell office:value-type="float" office:value="12" calcext:value-type="float">
            <text:p>12</text:p>
          </table:table-cell>
          <table:table-cell office:value-type="float" office:value="64.483" calcext:value-type="float">
            <text:p>64,483</text:p>
          </table:table-cell>
          <table:table-cell office:value-type="float" office:value="9.342" calcext:value-type="float">
            <text:p>9,342</text:p>
          </table:table-cell>
          <table:table-cell office:value-type="float" office:value="4.78" calcext:value-type="float">
            <text:p>4,78</text:p>
          </table:table-cell>
          <table:table-cell office:value-type="float" office:value="61.735" calcext:value-type="float">
            <text:p>61,735</text:p>
          </table:table-cell>
          <table:table-cell office:value-type="float" office:value="112.817" calcext:value-type="float">
            <text:p>112,81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14" calcext:value-type="date">
            <text:p>14 de jul de 97</text:p>
          </table:table-cell>
          <table:table-cell table:style-name="ce3" office:value-type="date" office:date-value="1997-07-14" calcext:value-type="date">
            <text:p>1997-07-14</text:p>
          </table:table-cell>
          <table:table-cell office:value-type="float" office:value="21" calcext:value-type="float">
            <text:p>21</text:p>
          </table:table-cell>
          <table:table-cell office:value-type="float" office:value="105.808" calcext:value-type="float">
            <text:p>105,808</text:p>
          </table:table-cell>
          <table:table-cell office:value-type="float" office:value="27.814" calcext:value-type="float">
            <text:p>27,814</text:p>
          </table:table-cell>
          <table:table-cell office:value-type="float" office:value="6.7771" calcext:value-type="float">
            <text:p>6,7771</text:p>
          </table:table-cell>
          <table:table-cell office:value-type="float" office:value="46.423" calcext:value-type="float">
            <text:p>46,423</text:p>
          </table:table-cell>
          <table:table-cell office:value-type="float" office:value="158.795" calcext:value-type="float">
            <text:p>158,79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15" calcext:value-type="date">
            <text:p>15 de jul de 97</text:p>
          </table:table-cell>
          <table:table-cell table:style-name="ce3" office:value-type="date" office:date-value="1997-07-15" calcext:value-type="date">
            <text:p>1997-07-15</text:p>
          </table:table-cell>
          <table:table-cell office:value-type="float" office:value="15" calcext:value-type="float">
            <text:p>15</text:p>
          </table:table-cell>
          <table:table-cell office:value-type="float" office:value="147.408" calcext:value-type="float">
            <text:p>147,408</text:p>
          </table:table-cell>
          <table:table-cell office:value-type="float" office:value="37.2567" calcext:value-type="float">
            <text:p>37,2567</text:p>
          </table:table-cell>
          <table:table-cell office:value-type="float" office:value="7.7257" calcext:value-type="float">
            <text:p>7,7257</text:p>
          </table:table-cell>
          <table:table-cell office:value-type="float" office:value="55.678" calcext:value-type="float">
            <text:p>55,678</text:p>
          </table:table-cell>
          <table:table-cell office:value-type="float" office:value="256.608" calcext:value-type="float">
            <text:p>256,60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16" calcext:value-type="date">
            <text:p>16 de jul de 97</text:p>
          </table:table-cell>
          <table:table-cell table:style-name="ce3" office:value-type="date" office:date-value="1997-07-16" calcext:value-type="date">
            <text:p>1997-07-16</text:p>
          </table:table-cell>
          <table:table-cell office:value-type="float" office:value="10" calcext:value-type="float">
            <text:p>10</text:p>
          </table:table-cell>
          <table:table-cell office:value-type="float" office:value="141.655" calcext:value-type="float">
            <text:p>141,655</text:p>
          </table:table-cell>
          <table:table-cell office:value-type="float" office:value="29.21" calcext:value-type="float">
            <text:p>29,21</text:p>
          </table:table-cell>
          <table:table-cell office:value-type="float" office:value="8.4071" calcext:value-type="float">
            <text:p>8,4071</text:p>
          </table:table-cell>
          <table:table-cell office:value-type="float" office:value="39.57" calcext:value-type="float">
            <text:p>39,57</text:p>
          </table:table-cell>
          <table:table-cell office:value-type="float" office:value="154.898" calcext:value-type="float">
            <text:p>154,89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17" calcext:value-type="date">
            <text:p>17 de jul de 97</text:p>
          </table:table-cell>
          <table:table-cell table:style-name="ce3" office:value-type="date" office:date-value="1997-07-17" calcext:value-type="date">
            <text:p>1997-07-17</text:p>
          </table:table-cell>
          <table:table-cell office:value-type="float" office:value="18" calcext:value-type="float">
            <text:p>18</text:p>
          </table:table-cell>
          <table:table-cell office:value-type="float" office:value="129.638" calcext:value-type="float">
            <text:p>129,638</text:p>
          </table:table-cell>
          <table:table-cell office:value-type="float" office:value="26.665" calcext:value-type="float">
            <text:p>26,665</text:p>
          </table:table-cell>
          <table:table-cell office:value-type="float" office:value="7.5186" calcext:value-type="float">
            <text:p>7,5186</text:p>
          </table:table-cell>
          <table:table-cell office:value-type="float" office:value="32.143" calcext:value-type="float">
            <text:p>32,143</text:p>
          </table:table-cell>
          <table:table-cell office:value-type="float" office:value="268.765" calcext:value-type="float">
            <text:p>268,76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18" calcext:value-type="date">
            <text:p>18 de jul de 97</text:p>
          </table:table-cell>
          <table:table-cell table:style-name="ce3" office:value-type="date" office:date-value="1997-07-18" calcext:value-type="date">
            <text:p>1997-07-18</text:p>
          </table:table-cell>
          <table:table-cell office:value-type="float" office:value="10" calcext:value-type="float">
            <text:p>10</text:p>
          </table:table-cell>
          <table:table-cell office:value-type="float" office:value="66.744" calcext:value-type="float">
            <text:p>66,744</text:p>
          </table:table-cell>
          <table:table-cell office:value-type="float" office:value="13.705" calcext:value-type="float">
            <text:p>13,705</text:p>
          </table:table-cell>
          <table:table-cell office:value-type="float" office:value="3.1729" calcext:value-type="float">
            <text:p>3,1729</text:p>
          </table:table-cell>
          <table:table-cell office:value-type="float" office:value="33.947" calcext:value-type="float">
            <text:p>33,947</text:p>
          </table:table-cell>
          <table:table-cell office:value-type="float" office:value="97.188" calcext:value-type="float">
            <text:p>97,18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19" calcext:value-type="date">
            <text:p>19 de jul de 97</text:p>
          </table:table-cell>
          <table:table-cell table:style-name="ce3" office:value-type="date" office:date-value="1997-07-19" calcext:value-type="date">
            <text:p>1997-07-19</text:p>
          </table:table-cell>
          <table:table-cell office:value-type="float" office:value="12" calcext:value-type="float">
            <text:p>12</text:p>
          </table:table-cell>
          <table:table-cell office:value-type="float" office:value="74.961" calcext:value-type="float">
            <text:p>74,961</text:p>
          </table:table-cell>
          <table:table-cell office:value-type="float" office:value="15.515" calcext:value-type="float">
            <text:p>15,515</text:p>
          </table:table-cell>
          <table:table-cell office:value-type="float" office:value="5.57" calcext:value-type="float">
            <text:p>5,57</text:p>
          </table:table-cell>
          <table:table-cell office:value-type="float" office:value="50.4" calcext:value-type="float">
            <text:p>50,4</text:p>
          </table:table-cell>
          <table:table-cell office:value-type="float" office:value="104.833" calcext:value-type="float">
            <text:p>104,83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20" calcext:value-type="date">
            <text:p>20 de jul de 97</text:p>
          </table:table-cell>
          <table:table-cell table:style-name="ce3" office:value-type="date" office:date-value="1997-07-20" calcext:value-type="date">
            <text:p>1997-07-20</text:p>
          </table:table-cell>
          <table:table-cell office:value-type="float" office:value="10" calcext:value-type="float">
            <text:p>10</text:p>
          </table:table-cell>
          <table:table-cell office:value-type="float" office:value="97.178" calcext:value-type="float">
            <text:p>97,178</text:p>
          </table:table-cell>
          <table:table-cell office:value-type="float" office:value="17.125" calcext:value-type="float">
            <text:p>17,125</text:p>
          </table:table-cell>
          <table:table-cell office:value-type="float" office:value="7.5229" calcext:value-type="float">
            <text:p>7,5229</text:p>
          </table:table-cell>
          <table:table-cell office:value-type="float" office:value="39.147" calcext:value-type="float">
            <text:p>39,147</text:p>
          </table:table-cell>
          <table:table-cell office:value-type="float" office:value="103.375" calcext:value-type="float">
            <text:p>103,37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21" calcext:value-type="date">
            <text:p>21 de jul de 97</text:p>
          </table:table-cell>
          <table:table-cell table:style-name="ce3" office:value-type="date" office:date-value="1997-07-21" calcext:value-type="date">
            <text:p>1997-07-21</text:p>
          </table:table-cell>
          <table:table-cell office:value-type="float" office:value="13" calcext:value-type="float">
            <text:p>13</text:p>
          </table:table-cell>
          <table:table-cell office:value-type="float" office:value="59.059" calcext:value-type="float">
            <text:p>59,059</text:p>
          </table:table-cell>
          <table:table-cell office:value-type="float" office:value="13.44" calcext:value-type="float">
            <text:p>13,44</text:p>
          </table:table-cell>
          <table:table-cell office:value-type="float" office:value="3.7686" calcext:value-type="float">
            <text:p>3,7686</text:p>
          </table:table-cell>
          <table:table-cell office:value-type="float" office:value="14.33" calcext:value-type="float">
            <text:p>14,33</text:p>
          </table:table-cell>
          <table:table-cell office:value-type="float" office:value="87.123" calcext:value-type="float">
            <text:p>87,12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22" calcext:value-type="date">
            <text:p>22 de jul de 97</text:p>
          </table:table-cell>
          <table:table-cell table:style-name="ce3" office:value-type="date" office:date-value="1997-07-22" calcext:value-type="date">
            <text:p>1997-07-22</text:p>
          </table:table-cell>
          <table:table-cell office:value-type="float" office:value="12" calcext:value-type="float">
            <text:p>12</text:p>
          </table:table-cell>
          <table:table-cell office:value-type="float" office:value="57.236" calcext:value-type="float">
            <text:p>57,236</text:p>
          </table:table-cell>
          <table:table-cell office:value-type="float" office:value="18.495" calcext:value-type="float">
            <text:p>18,495</text:p>
          </table:table-cell>
          <table:table-cell office:value-type="float" office:value="3.51" calcext:value-type="float">
            <text:p>3,51</text:p>
          </table:table-cell>
          <table:table-cell office:value-type="float" office:value="39.908" calcext:value-type="float">
            <text:p>39,908</text:p>
          </table:table-cell>
          <table:table-cell office:value-type="float" office:value="110.227" calcext:value-type="float">
            <text:p>110,22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23" calcext:value-type="date">
            <text:p>23 de jul de 97</text:p>
          </table:table-cell>
          <table:table-cell table:style-name="ce3" office:value-type="date" office:date-value="1997-07-23" calcext:value-type="date">
            <text:p>1997-07-23</text:p>
          </table:table-cell>
          <table:table-cell office:value-type="float" office:value="12" calcext:value-type="float">
            <text:p>12</text:p>
          </table:table-cell>
          <table:table-cell office:value-type="float" office:value="56.497" calcext:value-type="float">
            <text:p>56,497</text:p>
          </table:table-cell>
          <table:table-cell office:value-type="float" office:value="15.4467" calcext:value-type="float">
            <text:p>15,4467</text:p>
          </table:table-cell>
          <table:table-cell office:value-type="float" office:value="3.05" calcext:value-type="float">
            <text:p>3,05</text:p>
          </table:table-cell>
          <table:table-cell office:value-type="float" office:value="40.873" calcext:value-type="float">
            <text:p>40,873</text:p>
          </table:table-cell>
          <table:table-cell office:value-type="float" office:value="83.377" calcext:value-type="float">
            <text:p>83,37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24" calcext:value-type="date">
            <text:p>24 de jul de 97</text:p>
          </table:table-cell>
          <table:table-cell table:style-name="ce3" office:value-type="date" office:date-value="1997-07-24" calcext:value-type="date">
            <text:p>1997-07-24</text:p>
          </table:table-cell>
          <table:table-cell office:value-type="float" office:value="13" calcext:value-type="float">
            <text:p>13</text:p>
          </table:table-cell>
          <table:table-cell office:value-type="float" office:value="46.959" calcext:value-type="float">
            <text:p>46,959</text:p>
          </table:table-cell>
          <table:table-cell office:value-type="float" office:value="14.8167" calcext:value-type="float">
            <text:p>14,8167</text:p>
          </table:table-cell>
          <table:table-cell office:value-type="float" office:value="2.1271" calcext:value-type="float">
            <text:p>2,1271</text:p>
          </table:table-cell>
          <table:table-cell office:value-type="float" office:value="34.317" calcext:value-type="float">
            <text:p>34,317</text:p>
          </table:table-cell>
          <table:table-cell office:value-type="float" office:value="76.888" calcext:value-type="float">
            <text:p>76,88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25" calcext:value-type="date">
            <text:p>25 de jul de 97</text:p>
          </table:table-cell>
          <table:table-cell table:style-name="ce3" office:value-type="date" office:date-value="1997-07-25" calcext:value-type="date">
            <text:p>1997-07-25</text:p>
          </table:table-cell>
          <table:table-cell office:value-type="float" office:value="11" calcext:value-type="float">
            <text:p>11</text:p>
          </table:table-cell>
          <table:table-cell office:value-type="float" office:value="51.331" calcext:value-type="float">
            <text:p>51,331</text:p>
          </table:table-cell>
          <table:table-cell office:value-type="float" office:value="16.29" calcext:value-type="float">
            <text:p>16,29</text:p>
          </table:table-cell>
          <table:table-cell office:value-type="float" office:value="2.2857" calcext:value-type="float">
            <text:p>2,2857</text:p>
          </table:table-cell>
          <table:table-cell office:value-type="float" office:value="61.033" calcext:value-type="float">
            <text:p>61,033</text:p>
          </table:table-cell>
          <table:table-cell office:value-type="float" office:value="89.534" calcext:value-type="float">
            <text:p>89,53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26" calcext:value-type="date">
            <text:p>26 de jul de 97</text:p>
          </table:table-cell>
          <table:table-cell table:style-name="ce3" office:value-type="date" office:date-value="1997-07-26" calcext:value-type="date">
            <text:p>1997-07-26</text:p>
          </table:table-cell>
          <table:table-cell office:value-type="float" office:value="12" calcext:value-type="float">
            <text:p>12</text:p>
          </table:table-cell>
          <table:table-cell office:value-type="float" office:value="53.974" calcext:value-type="float">
            <text:p>53,974</text:p>
          </table:table-cell>
          <table:table-cell office:value-type="float" office:value="11.055" calcext:value-type="float">
            <text:p>11,055</text:p>
          </table:table-cell>
          <table:table-cell office:value-type="float" office:value="1.9814" calcext:value-type="float">
            <text:p>1,9814</text:p>
          </table:table-cell>
          <table:table-cell office:value-type="float" office:value="96.51" calcext:value-type="float">
            <text:p>96,51</text:p>
          </table:table-cell>
          <table:table-cell office:value-type="float" office:value="103.272" calcext:value-type="float">
            <text:p>103,27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27" calcext:value-type="date">
            <text:p>27 de jul de 97</text:p>
          </table:table-cell>
          <table:table-cell table:style-name="ce3" office:value-type="date" office:date-value="1997-07-27" calcext:value-type="date">
            <text:p>1997-07-27</text:p>
          </table:table-cell>
          <table:table-cell office:value-type="float" office:value="12" calcext:value-type="float">
            <text:p>12</text:p>
          </table:table-cell>
          <table:table-cell office:value-type="float" office:value="82.355" calcext:value-type="float">
            <text:p>82,355</text:p>
          </table:table-cell>
          <table:table-cell office:value-type="float" office:value="15.4683" calcext:value-type="float">
            <text:p>15,4683</text:p>
          </table:table-cell>
          <table:table-cell office:value-type="float" office:value="4.5957" calcext:value-type="float">
            <text:p>4,5957</text:p>
          </table:table-cell>
          <table:table-cell office:value-type="float" office:value="95.445" calcext:value-type="float">
            <text:p>95,445</text:p>
          </table:table-cell>
          <table:table-cell office:value-type="float" office:value="175.628" calcext:value-type="float">
            <text:p>175,62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28" calcext:value-type="date">
            <text:p>28 de jul de 97</text:p>
          </table:table-cell>
          <table:table-cell table:style-name="ce3" office:value-type="date" office:date-value="1997-07-28" calcext:value-type="date">
            <text:p>1997-07-28</text:p>
          </table:table-cell>
          <table:table-cell office:value-type="float" office:value="17" calcext:value-type="float">
            <text:p>17</text:p>
          </table:table-cell>
          <table:table-cell office:value-type="float" office:value="132.24" calcext:value-type="float">
            <text:p>132,24</text:p>
          </table:table-cell>
          <table:table-cell office:value-type="float" office:value="34.9633" calcext:value-type="float">
            <text:p>34,9633</text:p>
          </table:table-cell>
          <table:table-cell office:value-type="float" office:value="7.78" calcext:value-type="float">
            <text:p>7,78</text:p>
          </table:table-cell>
          <table:table-cell office:value-type="float" office:value="75.692" calcext:value-type="float">
            <text:p>75,692</text:p>
          </table:table-cell>
          <table:table-cell office:value-type="float" office:value="218.022" calcext:value-type="float">
            <text:p>218,02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29" calcext:value-type="date">
            <text:p>29 de jul de 97</text:p>
          </table:table-cell>
          <table:table-cell table:style-name="ce3" office:value-type="date" office:date-value="1997-07-29" calcext:value-type="date">
            <text:p>1997-07-29</text:p>
          </table:table-cell>
          <table:table-cell office:value-type="float" office:value="13" calcext:value-type="float">
            <text:p>13</text:p>
          </table:table-cell>
          <table:table-cell office:value-type="float" office:value="145.888" calcext:value-type="float">
            <text:p>145,888</text:p>
          </table:table-cell>
          <table:table-cell office:value-type="float" office:value="31.7367" calcext:value-type="float">
            <text:p>31,7367</text:p>
          </table:table-cell>
          <table:table-cell office:value-type="float" office:value="8.3971" calcext:value-type="float">
            <text:p>8,3971</text:p>
          </table:table-cell>
          <table:table-cell office:value-type="float" office:value="65.947" calcext:value-type="float">
            <text:p>65,947</text:p>
          </table:table-cell>
          <table:table-cell office:value-type="float" office:value="241.665" calcext:value-type="float">
            <text:p>241,66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30" calcext:value-type="date">
            <text:p>30 de jul de 97</text:p>
          </table:table-cell>
          <table:table-cell table:style-name="ce3" office:value-type="date" office:date-value="1997-07-30" calcext:value-type="date">
            <text:p>1997-07-30</text:p>
          </table:table-cell>
          <table:table-cell office:value-type="float" office:value="14" calcext:value-type="float">
            <text:p>14</text:p>
          </table:table-cell>
          <table:table-cell office:value-type="float" office:value="121.795" calcext:value-type="float">
            <text:p>121,795</text:p>
          </table:table-cell>
          <table:table-cell office:value-type="float" office:value="28.7183" calcext:value-type="float">
            <text:p>28,7183</text:p>
          </table:table-cell>
          <table:table-cell office:value-type="float" office:value="7.9186" calcext:value-type="float">
            <text:p>7,9186</text:p>
          </table:table-cell>
          <table:table-cell office:value-type="float" office:value="46.703" calcext:value-type="float">
            <text:p>46,703</text:p>
          </table:table-cell>
          <table:table-cell office:value-type="float" office:value="261.512" calcext:value-type="float">
            <text:p>261,51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7-31" calcext:value-type="date">
            <text:p>31 de jul de 97</text:p>
          </table:table-cell>
          <table:table-cell table:style-name="ce3" office:value-type="date" office:date-value="1997-07-31" calcext:value-type="date">
            <text:p>1997-07-31</text:p>
          </table:table-cell>
          <table:table-cell office:value-type="float" office:value="11" calcext:value-type="float">
            <text:p>11</text:p>
          </table:table-cell>
          <table:table-cell office:value-type="float" office:value="103.952" calcext:value-type="float">
            <text:p>103,952</text:p>
          </table:table-cell>
          <table:table-cell office:value-type="float" office:value="27.2633" calcext:value-type="float">
            <text:p>27,2633</text:p>
          </table:table-cell>
          <table:table-cell office:value-type="float" office:value="6.7429" calcext:value-type="float">
            <text:p>6,7429</text:p>
          </table:table-cell>
          <table:table-cell office:value-type="float" office:value="56.825" calcext:value-type="float">
            <text:p>56,825</text:p>
          </table:table-cell>
          <table:table-cell office:value-type="float" office:value="162.868" calcext:value-type="float">
            <text:p>162,86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01" calcext:value-type="date">
            <text:p>1 de ago de 97</text:p>
          </table:table-cell>
          <table:table-cell table:style-name="ce3" office:value-type="date" office:date-value="1997-08-01" calcext:value-type="date">
            <text:p>1997-08-01</text:p>
          </table:table-cell>
          <table:table-cell office:value-type="float" office:value="14" calcext:value-type="float">
            <text:p>14</text:p>
          </table:table-cell>
          <table:table-cell office:value-type="float" office:value="147.259" calcext:value-type="float">
            <text:p>147,259</text:p>
          </table:table-cell>
          <table:table-cell office:value-type="float" office:value="31.5467" calcext:value-type="float">
            <text:p>31,5467</text:p>
          </table:table-cell>
          <table:table-cell office:value-type="float" office:value="8.0329" calcext:value-type="float">
            <text:p>8,0329</text:p>
          </table:table-cell>
          <table:table-cell office:value-type="float" office:value="62.283" calcext:value-type="float">
            <text:p>62,283</text:p>
          </table:table-cell>
          <table:table-cell office:value-type="float" office:value="244.417" calcext:value-type="float">
            <text:p>244,41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02" calcext:value-type="date">
            <text:p>2 de ago de 97</text:p>
          </table:table-cell>
          <table:table-cell table:style-name="ce3" office:value-type="date" office:date-value="1997-08-02" calcext:value-type="date">
            <text:p>1997-08-02</text:p>
          </table:table-cell>
          <table:table-cell office:value-type="float" office:value="14" calcext:value-type="float">
            <text:p>14</text:p>
          </table:table-cell>
          <table:table-cell office:value-type="float" office:value="148.15" calcext:value-type="float">
            <text:p>148,15</text:p>
          </table:table-cell>
          <table:table-cell office:value-type="float" office:value="25.4667" calcext:value-type="float">
            <text:p>25,4667</text:p>
          </table:table-cell>
          <table:table-cell office:value-type="float" office:value="9.4543" calcext:value-type="float">
            <text:p>9,4543</text:p>
          </table:table-cell>
          <table:table-cell office:value-type="float" office:value="85.143" calcext:value-type="float">
            <text:p>85,143</text:p>
          </table:table-cell>
          <table:table-cell office:value-type="float" office:value="240.343" calcext:value-type="float">
            <text:p>240,34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03" calcext:value-type="date">
            <text:p>3 de ago de 97</text:p>
          </table:table-cell>
          <table:table-cell table:style-name="ce3" office:value-type="date" office:date-value="1997-08-03" calcext:value-type="date">
            <text:p>1997-08-03</text:p>
          </table:table-cell>
          <table:table-cell office:value-type="float" office:value="13" calcext:value-type="float">
            <text:p>13</text:p>
          </table:table-cell>
          <table:table-cell office:value-type="float" office:value="106.487" calcext:value-type="float">
            <text:p>106,487</text:p>
          </table:table-cell>
          <table:table-cell office:value-type="float" office:value="18.8667" calcext:value-type="float">
            <text:p>18,8667</text:p>
          </table:table-cell>
          <table:table-cell office:value-type="float" office:value="3.6814" calcext:value-type="float">
            <text:p>3,6814</text:p>
          </table:table-cell>
          <table:table-cell office:value-type="float" office:value="44.676" calcext:value-type="float">
            <text:p>44,676</text:p>
          </table:table-cell>
          <table:table-cell office:value-type="float" office:value="125.113" calcext:value-type="float">
            <text:p>125,11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04" calcext:value-type="date">
            <text:p>4 de ago de 97</text:p>
          </table:table-cell>
          <table:table-cell table:style-name="ce3" office:value-type="date" office:date-value="1997-08-04" calcext:value-type="date">
            <text:p>1997-08-04</text:p>
          </table:table-cell>
          <table:table-cell office:value-type="float" office:value="13" calcext:value-type="float">
            <text:p>13</text:p>
          </table:table-cell>
          <table:table-cell office:value-type="float" office:value="59.158" calcext:value-type="float">
            <text:p>59,158</text:p>
          </table:table-cell>
          <table:table-cell office:value-type="float" office:value="17.5067" calcext:value-type="float">
            <text:p>17,5067</text:p>
          </table:table-cell>
          <table:table-cell office:value-type="float" office:value="3.6333" calcext:value-type="float">
            <text:p>3,6333</text:p>
          </table:table-cell>
          <table:table-cell office:value-type="float" office:value="26.1" calcext:value-type="float">
            <text:p>26,1</text:p>
          </table:table-cell>
          <table:table-cell office:value-type="float" office:value="114.758" calcext:value-type="float">
            <text:p>114,75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05" calcext:value-type="date">
            <text:p>5 de ago de 97</text:p>
          </table:table-cell>
          <table:table-cell table:style-name="ce3" office:value-type="date" office:date-value="1997-08-05" calcext:value-type="date">
            <text:p>1997-08-05</text:p>
          </table:table-cell>
          <table:table-cell office:value-type="float" office:value="8" calcext:value-type="float">
            <text:p>8</text:p>
          </table:table-cell>
          <table:table-cell office:value-type="float" office:value="26.879" calcext:value-type="float">
            <text:p>26,879</text:p>
          </table:table-cell>
          <table:table-cell office:value-type="float" office:value="6.3267" calcext:value-type="float">
            <text:p>6,3267</text:p>
          </table:table-cell>
          <table:table-cell office:value-type="float" office:value="2.0343" calcext:value-type="float">
            <text:p>2,0343</text:p>
          </table:table-cell>
          <table:table-cell office:value-type="float" office:value="20.1" calcext:value-type="float">
            <text:p>20,1</text:p>
          </table:table-cell>
          <table:table-cell office:value-type="float" office:value="70.467" calcext:value-type="float">
            <text:p>70,46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06" calcext:value-type="date">
            <text:p>6 de ago de 97</text:p>
          </table:table-cell>
          <table:table-cell table:style-name="ce3" office:value-type="date" office:date-value="1997-08-06" calcext:value-type="date">
            <text:p>1997-08-06</text:p>
          </table:table-cell>
          <table:table-cell office:value-type="float" office:value="9" calcext:value-type="float">
            <text:p>9</text:p>
          </table:table-cell>
          <table:table-cell office:value-type="float" office:value="49.602" calcext:value-type="float">
            <text:p>49,602</text:p>
          </table:table-cell>
          <table:table-cell office:value-type="float" office:value="12.9017" calcext:value-type="float">
            <text:p>12,9017</text:p>
          </table:table-cell>
          <table:table-cell office:value-type="float" office:value="2.3757" calcext:value-type="float">
            <text:p>2,3757</text:p>
          </table:table-cell>
          <table:table-cell office:value-type="float" office:value="48.688" calcext:value-type="float">
            <text:p>48,688</text:p>
          </table:table-cell>
          <table:table-cell office:value-type="float" office:value="114.278" calcext:value-type="float">
            <text:p>114,27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07" calcext:value-type="date">
            <text:p>7 de ago de 97</text:p>
          </table:table-cell>
          <table:table-cell table:style-name="ce3" office:value-type="date" office:date-value="1997-08-07" calcext:value-type="date">
            <text:p>1997-08-07</text:p>
          </table:table-cell>
          <table:table-cell office:value-type="float" office:value="10" calcext:value-type="float">
            <text:p>10</text:p>
          </table:table-cell>
          <table:table-cell office:value-type="float" office:value="72.233" calcext:value-type="float">
            <text:p>72,233</text:p>
          </table:table-cell>
          <table:table-cell office:value-type="float" office:value="19.8567" calcext:value-type="float">
            <text:p>19,8567</text:p>
          </table:table-cell>
          <table:table-cell office:value-type="float" office:value="5.2057" calcext:value-type="float">
            <text:p>5,2057</text:p>
          </table:table-cell>
          <table:table-cell office:value-type="float" office:value="46.986" calcext:value-type="float">
            <text:p>46,986</text:p>
          </table:table-cell>
          <table:table-cell office:value-type="float" office:value="138.953" calcext:value-type="float">
            <text:p>138,95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08" calcext:value-type="date">
            <text:p>8 de ago de 97</text:p>
          </table:table-cell>
          <table:table-cell table:style-name="ce3" office:value-type="date" office:date-value="1997-08-08" calcext:value-type="date">
            <text:p>1997-08-08</text:p>
          </table:table-cell>
          <table:table-cell office:value-type="float" office:value="11" calcext:value-type="float">
            <text:p>11</text:p>
          </table:table-cell>
          <table:table-cell office:value-type="float" office:value="30.158" calcext:value-type="float">
            <text:p>30,158</text:p>
          </table:table-cell>
          <table:table-cell office:value-type="float" office:value="4.884" calcext:value-type="float">
            <text:p>4,884</text:p>
          </table:table-cell>
          <table:table-cell office:value-type="float" office:value="4.4971" calcext:value-type="float">
            <text:p>4,4971</text:p>
          </table:table-cell>
          <table:table-cell office:value-type="float" office:value="24.7" calcext:value-type="float">
            <text:p>24,7</text:p>
          </table:table-cell>
          <table:table-cell office:value-type="float" office:value="70.853" calcext:value-type="float">
            <text:p>70,85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09" calcext:value-type="date">
            <text:p>9 de ago de 97</text:p>
          </table:table-cell>
          <table:table-cell table:style-name="ce3" office:value-type="date" office:date-value="1997-08-09" calcext:value-type="date">
            <text:p>1997-08-09</text:p>
          </table:table-cell>
          <table:table-cell office:value-type="float" office:value="10" calcext:value-type="float">
            <text:p>10</text:p>
          </table:table-cell>
          <table:table-cell office:value-type="float" office:value="26.222" calcext:value-type="float">
            <text:p>26,222</text:p>
          </table:table-cell>
          <table:table-cell office:value-type="float" office:value="3.346" calcext:value-type="float">
            <text:p>3,346</text:p>
          </table:table-cell>
          <table:table-cell office:value-type="float" office:value="1.6071" calcext:value-type="float">
            <text:p>1,6071</text:p>
          </table:table-cell>
          <table:table-cell office:value-type="float" office:value="31.588" calcext:value-type="float">
            <text:p>31,588</text:p>
          </table:table-cell>
          <table:table-cell office:value-type="float" office:value="63.092" calcext:value-type="float">
            <text:p>63,09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10" calcext:value-type="date">
            <text:p>10 de ago de 97</text:p>
          </table:table-cell>
          <table:table-cell table:style-name="ce3" office:value-type="date" office:date-value="1997-08-10" calcext:value-type="date">
            <text:p>1997-08-10</text:p>
          </table:table-cell>
          <table:table-cell office:value-type="float" office:value="12" calcext:value-type="float">
            <text:p>12</text:p>
          </table:table-cell>
          <table:table-cell office:value-type="float" office:value="32.48" calcext:value-type="float">
            <text:p>32,48</text:p>
          </table:table-cell>
          <table:table-cell office:value-type="float" office:value="8.274" calcext:value-type="float">
            <text:p>8,274</text:p>
          </table:table-cell>
          <table:table-cell office:value-type="float" office:value="1.67" calcext:value-type="float">
            <text:p>1,67</text:p>
          </table:table-cell>
          <table:table-cell office:value-type="float" office:value="37.992" calcext:value-type="float">
            <text:p>37,992</text:p>
          </table:table-cell>
          <table:table-cell office:value-type="float" office:value="61.348" calcext:value-type="float">
            <text:p>61,34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11" calcext:value-type="date">
            <text:p>11 de ago de 97</text:p>
          </table:table-cell>
          <table:table-cell table:style-name="ce3" office:value-type="date" office:date-value="1997-08-11" calcext:value-type="date">
            <text:p>1997-08-11</text:p>
          </table:table-cell>
          <table:table-cell office:value-type="float" office:value="12" calcext:value-type="float">
            <text:p>12</text:p>
          </table:table-cell>
          <table:table-cell office:value-type="float" office:value="55.688" calcext:value-type="float">
            <text:p>55,688</text:p>
          </table:table-cell>
          <table:table-cell office:value-type="float" office:value="16.038" calcext:value-type="float">
            <text:p>16,038</text:p>
          </table:table-cell>
          <table:table-cell office:value-type="float" office:value="3.43" calcext:value-type="float">
            <text:p>3,43</text:p>
          </table:table-cell>
          <table:table-cell office:value-type="float" office:value="78.6" calcext:value-type="float">
            <text:p>78,6</text:p>
          </table:table-cell>
          <table:table-cell office:value-type="float" office:value="192.358" calcext:value-type="float">
            <text:p>192,35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12" calcext:value-type="date">
            <text:p>12 de ago de 97</text:p>
          </table:table-cell>
          <table:table-cell table:style-name="ce3" office:value-type="date" office:date-value="1997-08-12" calcext:value-type="date">
            <text:p>1997-08-12</text:p>
          </table:table-cell>
          <table:table-cell office:value-type="float" office:value="15" calcext:value-type="float">
            <text:p>15</text:p>
          </table:table-cell>
          <table:table-cell office:value-type="float" office:value="91.812" calcext:value-type="float">
            <text:p>91,812</text:p>
          </table:table-cell>
          <table:table-cell office:value-type="float" office:value="20.834" calcext:value-type="float">
            <text:p>20,834</text:p>
          </table:table-cell>
          <table:table-cell office:value-type="float" office:value="4.6043" calcext:value-type="float">
            <text:p>4,6043</text:p>
          </table:table-cell>
          <table:table-cell office:value-type="float" office:value="83.182" calcext:value-type="float">
            <text:p>83,182</text:p>
          </table:table-cell>
          <table:table-cell office:value-type="float" office:value="239.195" calcext:value-type="float">
            <text:p>239,19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13" calcext:value-type="date">
            <text:p>13 de ago de 97</text:p>
          </table:table-cell>
          <table:table-cell table:style-name="ce3" office:value-type="date" office:date-value="1997-08-13" calcext:value-type="date">
            <text:p>1997-08-13</text:p>
          </table:table-cell>
          <table:table-cell office:value-type="float" office:value="18" calcext:value-type="float">
            <text:p>18</text:p>
          </table:table-cell>
          <table:table-cell office:value-type="float" office:value="86.09" calcext:value-type="float">
            <text:p>86,09</text:p>
          </table:table-cell>
          <table:table-cell office:value-type="float" office:value="16.6" calcext:value-type="float">
            <text:p>16,6</text:p>
          </table:table-cell>
          <table:table-cell office:value-type="float" office:value="4.0529" calcext:value-type="float">
            <text:p>4,0529</text:p>
          </table:table-cell>
          <table:table-cell office:value-type="float" office:value="110.302" calcext:value-type="float">
            <text:p>110,302</text:p>
          </table:table-cell>
          <table:table-cell office:value-type="float" office:value="174.798" calcext:value-type="float">
            <text:p>174,79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14" calcext:value-type="date">
            <text:p>14 de ago de 97</text:p>
          </table:table-cell>
          <table:table-cell table:style-name="ce3" office:value-type="date" office:date-value="1997-08-14" calcext:value-type="date">
            <text:p>1997-08-14</text:p>
          </table:table-cell>
          <table:table-cell office:value-type="float" office:value="13" calcext:value-type="float">
            <text:p>13</text:p>
          </table:table-cell>
          <table:table-cell office:value-type="float" office:value="84.432" calcext:value-type="float">
            <text:p>84,432</text:p>
          </table:table-cell>
          <table:table-cell office:value-type="float" office:value="20.652" calcext:value-type="float">
            <text:p>20,652</text:p>
          </table:table-cell>
          <table:table-cell office:value-type="float" office:value="3.785" calcext:value-type="float">
            <text:p>3,785</text:p>
          </table:table-cell>
          <table:table-cell office:value-type="float" office:value="91.383" calcext:value-type="float">
            <text:p>91,383</text:p>
          </table:table-cell>
          <table:table-cell office:value-type="float" office:value="179.497" calcext:value-type="float">
            <text:p>179,49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15" calcext:value-type="date">
            <text:p>15 de ago de 97</text:p>
          </table:table-cell>
          <table:table-cell table:style-name="ce3" office:value-type="date" office:date-value="1997-08-15" calcext:value-type="date">
            <text:p>1997-08-15</text:p>
          </table:table-cell>
          <table:table-cell office:value-type="float" office:value="18" calcext:value-type="float">
            <text:p>18</text:p>
          </table:table-cell>
          <table:table-cell office:value-type="float" office:value="111.227" calcext:value-type="float">
            <text:p>111,227</text:p>
          </table:table-cell>
          <table:table-cell office:value-type="float" office:value="29.85" calcext:value-type="float">
            <text:p>29,85</text:p>
          </table:table-cell>
          <table:table-cell office:value-type="float" office:value="8.1867" calcext:value-type="float">
            <text:p>8,1867</text:p>
          </table:table-cell>
          <table:table-cell office:value-type="float" office:value="72.166" calcext:value-type="float">
            <text:p>72,166</text:p>
          </table:table-cell>
          <table:table-cell office:value-type="float" office:value="212.593" calcext:value-type="float">
            <text:p>212,59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16" calcext:value-type="date">
            <text:p>16 de ago de 97</text:p>
          </table:table-cell>
          <table:table-cell table:style-name="ce3" office:value-type="date" office:date-value="1997-08-16" calcext:value-type="date">
            <text:p>1997-08-16</text:p>
          </table:table-cell>
          <table:table-cell office:value-type="float" office:value="9" calcext:value-type="float">
            <text:p>9</text:p>
          </table:table-cell>
          <table:table-cell office:value-type="float" office:value="121.726" calcext:value-type="float">
            <text:p>121,726</text:p>
          </table:table-cell>
          <table:table-cell office:value-type="float" office:value="32.836" calcext:value-type="float">
            <text:p>32,836</text:p>
          </table:table-cell>
          <table:table-cell office:value-type="float" office:value="10.1414" calcext:value-type="float">
            <text:p>10,1414</text:p>
          </table:table-cell>
          <table:table-cell office:value-type="float" office:value="73.994" calcext:value-type="float">
            <text:p>73,994</text:p>
          </table:table-cell>
          <table:table-cell office:value-type="float" office:value="170.458" calcext:value-type="float">
            <text:p>170,45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17" calcext:value-type="date">
            <text:p>17 de ago de 97</text:p>
          </table:table-cell>
          <table:table-cell table:style-name="ce3" office:value-type="date" office:date-value="1997-08-17" calcext:value-type="date">
            <text:p>1997-08-17</text:p>
          </table:table-cell>
          <table:table-cell office:value-type="float" office:value="16" calcext:value-type="float">
            <text:p>16</text:p>
          </table:table-cell>
          <table:table-cell office:value-type="float" office:value="123.306" calcext:value-type="float">
            <text:p>123,306</text:p>
          </table:table-cell>
          <table:table-cell office:value-type="float" office:value="28.0075" calcext:value-type="float">
            <text:p>28,0075</text:p>
          </table:table-cell>
          <table:table-cell office:value-type="float" office:value="11.4429" calcext:value-type="float">
            <text:p>11,4429</text:p>
          </table:table-cell>
          <table:table-cell office:value-type="float" office:value="74.453" calcext:value-type="float">
            <text:p>74,453</text:p>
          </table:table-cell>
          <table:table-cell office:value-type="float" office:value="181.198" calcext:value-type="float">
            <text:p>181,19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18" calcext:value-type="date">
            <text:p>18 de ago de 97</text:p>
          </table:table-cell>
          <table:table-cell table:style-name="ce3" office:value-type="date" office:date-value="1997-08-18" calcext:value-type="date">
            <text:p>1997-08-18</text:p>
          </table:table-cell>
          <table:table-cell office:value-type="float" office:value="7" calcext:value-type="float">
            <text:p>7</text:p>
          </table:table-cell>
          <table:table-cell office:value-type="float" office:value="99.497" calcext:value-type="float">
            <text:p>99,497</text:p>
          </table:table-cell>
          <table:table-cell office:value-type="float" office:value="24.135" calcext:value-type="float">
            <text:p>24,135</text:p>
          </table:table-cell>
          <table:table-cell office:value-type="float" office:value="6.8429" calcext:value-type="float">
            <text:p>6,8429</text:p>
          </table:table-cell>
          <table:table-cell office:value-type="float" office:value="56.038" calcext:value-type="float">
            <text:p>56,038</text:p>
          </table:table-cell>
          <table:table-cell office:value-type="float" office:value="155.752" calcext:value-type="float">
            <text:p>155,75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19" calcext:value-type="date">
            <text:p>19 de ago de 97</text:p>
          </table:table-cell>
          <table:table-cell table:style-name="ce3" office:value-type="date" office:date-value="1997-08-19" calcext:value-type="date">
            <text:p>1997-08-19</text:p>
          </table:table-cell>
          <table:table-cell office:value-type="float" office:value="8" calcext:value-type="float">
            <text:p>8</text:p>
          </table:table-cell>
          <table:table-cell office:value-type="float" office:value="97.834" calcext:value-type="float">
            <text:p>97,834</text:p>
          </table:table-cell>
          <table:table-cell office:value-type="float" office:value="22.6425" calcext:value-type="float">
            <text:p>22,6425</text:p>
          </table:table-cell>
          <table:table-cell office:value-type="float" office:value="6.9486" calcext:value-type="float">
            <text:p>6,9486</text:p>
          </table:table-cell>
          <table:table-cell office:value-type="float" office:value="61.26" calcext:value-type="float">
            <text:p>61,26</text:p>
          </table:table-cell>
          <table:table-cell office:value-type="float" office:value="167.905" calcext:value-type="float">
            <text:p>167,90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20" calcext:value-type="date">
            <text:p>20 de ago de 97</text:p>
          </table:table-cell>
          <table:table-cell table:style-name="ce3" office:value-type="date" office:date-value="1997-08-20" calcext:value-type="date">
            <text:p>1997-08-20</text:p>
          </table:table-cell>
          <table:table-cell office:value-type="float" office:value="16" calcext:value-type="float">
            <text:p>16</text:p>
          </table:table-cell>
          <table:table-cell office:value-type="float" office:value="102.022" calcext:value-type="float">
            <text:p>102,022</text:p>
          </table:table-cell>
          <table:table-cell office:value-type="float" office:value="16.425" calcext:value-type="float">
            <text:p>16,425</text:p>
          </table:table-cell>
          <table:table-cell office:value-type="float" office:value="7.1114" calcext:value-type="float">
            <text:p>7,1114</text:p>
          </table:table-cell>
          <table:table-cell office:value-type="float" office:value="52.225" calcext:value-type="float">
            <text:p>52,225</text:p>
          </table:table-cell>
          <table:table-cell office:value-type="float" office:value="152.728" calcext:value-type="float">
            <text:p>152,72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21" calcext:value-type="date">
            <text:p>21 de ago de 97</text:p>
          </table:table-cell>
          <table:table-cell table:style-name="ce3" office:value-type="date" office:date-value="1997-08-21" calcext:value-type="date">
            <text:p>1997-08-21</text:p>
          </table:table-cell>
          <table:table-cell office:value-type="float" office:value="10" calcext:value-type="float">
            <text:p>10</text:p>
          </table:table-cell>
          <table:table-cell office:value-type="float" office:value="95.109" calcext:value-type="float">
            <text:p>95,109</text:p>
          </table:table-cell>
          <table:table-cell office:value-type="float" office:value="11.33" calcext:value-type="float">
            <text:p>11,33</text:p>
          </table:table-cell>
          <table:table-cell office:value-type="float" office:value="3.9829" calcext:value-type="float">
            <text:p>3,9829</text:p>
          </table:table-cell>
          <table:table-cell office:value-type="float" office:value="31.052" calcext:value-type="float">
            <text:p>31,052</text:p>
          </table:table-cell>
          <table:table-cell office:value-type="float" office:value="155.172" calcext:value-type="float">
            <text:p>155,17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22" calcext:value-type="date">
            <text:p>22 de ago de 97</text:p>
          </table:table-cell>
          <table:table-cell table:style-name="ce3" office:value-type="date" office:date-value="1997-08-22" calcext:value-type="date">
            <text:p>1997-08-22</text:p>
          </table:table-cell>
          <table:table-cell office:value-type="float" office:value="13" calcext:value-type="float">
            <text:p>13</text:p>
          </table:table-cell>
          <table:table-cell office:value-type="float" office:value="92.098" calcext:value-type="float">
            <text:p>92,098</text:p>
          </table:table-cell>
          <table:table-cell office:value-type="float" office:value="16.456" calcext:value-type="float">
            <text:p>16,456</text:p>
          </table:table-cell>
          <table:table-cell office:value-type="float" office:value="3.8857" calcext:value-type="float">
            <text:p>3,8857</text:p>
          </table:table-cell>
          <table:table-cell office:value-type="float" office:value="94.108" calcext:value-type="float">
            <text:p>94,108</text:p>
          </table:table-cell>
          <table:table-cell office:value-type="float" office:value="191.698" calcext:value-type="float">
            <text:p>191,69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23" calcext:value-type="date">
            <text:p>23 de ago de 97</text:p>
          </table:table-cell>
          <table:table-cell table:style-name="ce3" office:value-type="date" office:date-value="1997-08-23" calcext:value-type="date">
            <text:p>1997-08-23</text:p>
          </table:table-cell>
          <table:table-cell office:value-type="float" office:value="13" calcext:value-type="float">
            <text:p>13</text:p>
          </table:table-cell>
          <table:table-cell office:value-type="float" office:value="52.441" calcext:value-type="float">
            <text:p>52,441</text:p>
          </table:table-cell>
          <table:table-cell office:value-type="float" office:value="7.104" calcext:value-type="float">
            <text:p>7,104</text:p>
          </table:table-cell>
          <table:table-cell office:value-type="float" office:value="3.8117" calcext:value-type="float">
            <text:p>3,8117</text:p>
          </table:table-cell>
          <table:table-cell office:value-type="float" office:value="27.792" calcext:value-type="float">
            <text:p>27,792</text:p>
          </table:table-cell>
          <table:table-cell office:value-type="float" office:value="108.383" calcext:value-type="float">
            <text:p>108,38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24" calcext:value-type="date">
            <text:p>24 de ago de 97</text:p>
          </table:table-cell>
          <table:table-cell table:style-name="ce3" office:value-type="date" office:date-value="1997-08-24" calcext:value-type="date">
            <text:p>1997-08-24</text:p>
          </table:table-cell>
          <table:table-cell office:value-type="float" office:value="13" calcext:value-type="float">
            <text:p>13</text:p>
          </table:table-cell>
          <table:table-cell office:value-type="float" office:value="29.449" calcext:value-type="float">
            <text:p>29,449</text:p>
          </table:table-cell>
          <table:table-cell office:value-type="float" office:value="5.382" calcext:value-type="float">
            <text:p>5,382</text:p>
          </table:table-cell>
          <table:table-cell office:value-type="float" office:value="3.7467" calcext:value-type="float">
            <text:p>3,7467</text:p>
          </table:table-cell>
          <table:table-cell office:value-type="float" office:value="23.68" calcext:value-type="float">
            <text:p>23,68</text:p>
          </table:table-cell>
          <table:table-cell office:value-type="float" office:value="71.907" calcext:value-type="float">
            <text:p>71,90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25" calcext:value-type="date">
            <text:p>25 de ago de 97</text:p>
          </table:table-cell>
          <table:table-cell table:style-name="ce3" office:value-type="date" office:date-value="1997-08-25" calcext:value-type="date">
            <text:p>1997-08-25</text:p>
          </table:table-cell>
          <table:table-cell office:value-type="float" office:value="16" calcext:value-type="float">
            <text:p>16</text:p>
          </table:table-cell>
          <table:table-cell office:value-type="float" office:value="40.437" calcext:value-type="float">
            <text:p>40,437</text:p>
          </table:table-cell>
          <table:table-cell office:value-type="float" office:value="12.248" calcext:value-type="float">
            <text:p>12,248</text:p>
          </table:table-cell>
          <table:table-cell office:value-type="float" office:value="2.0786" calcext:value-type="float">
            <text:p>2,0786</text:p>
          </table:table-cell>
          <table:table-cell office:value-type="float" office:value="43.222" calcext:value-type="float">
            <text:p>43,222</text:p>
          </table:table-cell>
          <table:table-cell office:value-type="float" office:value="95.76" calcext:value-type="float">
            <text:p>95,7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26" calcext:value-type="date">
            <text:p>26 de ago de 97</text:p>
          </table:table-cell>
          <table:table-cell table:style-name="ce3" office:value-type="date" office:date-value="1997-08-26" calcext:value-type="date">
            <text:p>1997-08-26</text:p>
          </table:table-cell>
          <table:table-cell office:value-type="float" office:value="12" calcext:value-type="float">
            <text:p>12</text:p>
          </table:table-cell>
          <table:table-cell office:value-type="float" office:value="52.875" calcext:value-type="float">
            <text:p>52,875</text:p>
          </table:table-cell>
          <table:table-cell office:value-type="float" office:value="13.856" calcext:value-type="float">
            <text:p>13,856</text:p>
          </table:table-cell>
          <table:table-cell office:value-type="float" office:value="2.4786" calcext:value-type="float">
            <text:p>2,4786</text:p>
          </table:table-cell>
          <table:table-cell office:value-type="float" office:value="69.293" calcext:value-type="float">
            <text:p>69,293</text:p>
          </table:table-cell>
          <table:table-cell office:value-type="float" office:value="131.63" calcext:value-type="float">
            <text:p>131,6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27" calcext:value-type="date">
            <text:p>27 de ago de 97</text:p>
          </table:table-cell>
          <table:table-cell table:style-name="ce3" office:value-type="date" office:date-value="1997-08-27" calcext:value-type="date">
            <text:p>1997-08-27</text:p>
          </table:table-cell>
          <table:table-cell office:value-type="float" office:value="7" calcext:value-type="float">
            <text:p>7</text:p>
          </table:table-cell>
          <table:table-cell office:value-type="float" office:value="77.113" calcext:value-type="float">
            <text:p>77,113</text:p>
          </table:table-cell>
          <table:table-cell office:value-type="float" office:value="21.498" calcext:value-type="float">
            <text:p>21,498</text:p>
          </table:table-cell>
          <table:table-cell office:value-type="float" office:value="3.68" calcext:value-type="float">
            <text:p>3,68</text:p>
          </table:table-cell>
          <table:table-cell office:value-type="float" office:value="102.342" calcext:value-type="float">
            <text:p>102,342</text:p>
          </table:table-cell>
          <table:table-cell office:value-type="float" office:value="167.585" calcext:value-type="float">
            <text:p>167,58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28" calcext:value-type="date">
            <text:p>28 de ago de 97</text:p>
          </table:table-cell>
          <table:table-cell table:style-name="ce3" office:value-type="date" office:date-value="1997-08-28" calcext:value-type="date">
            <text:p>1997-08-28</text:p>
          </table:table-cell>
          <table:table-cell office:value-type="float" office:value="14" calcext:value-type="float">
            <text:p>14</text:p>
          </table:table-cell>
          <table:table-cell office:value-type="float" office:value="95.22" calcext:value-type="float">
            <text:p>95,22</text:p>
          </table:table-cell>
          <table:table-cell office:value-type="float" office:value="31.822" calcext:value-type="float">
            <text:p>31,822</text:p>
          </table:table-cell>
          <table:table-cell office:value-type="float" office:value="4.4586" calcext:value-type="float">
            <text:p>4,4586</text:p>
          </table:table-cell>
          <table:table-cell office:value-type="float" office:value="81.238" calcext:value-type="float">
            <text:p>81,238</text:p>
          </table:table-cell>
          <table:table-cell office:value-type="float" office:value="164.228" calcext:value-type="float">
            <text:p>164,22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29" calcext:value-type="date">
            <text:p>29 de ago de 97</text:p>
          </table:table-cell>
          <table:table-cell table:style-name="ce3" office:value-type="date" office:date-value="1997-08-29" calcext:value-type="date">
            <text:p>1997-08-29</text:p>
          </table:table-cell>
          <table:table-cell office:value-type="float" office:value="9" calcext:value-type="float">
            <text:p>9</text:p>
          </table:table-cell>
          <table:table-cell office:value-type="float" office:value="107.661" calcext:value-type="float">
            <text:p>107,661</text:p>
          </table:table-cell>
          <table:table-cell office:value-type="float" office:value="30.5083" calcext:value-type="float">
            <text:p>30,5083</text:p>
          </table:table-cell>
          <table:table-cell office:value-type="float" office:value="4.4414" calcext:value-type="float">
            <text:p>4,4414</text:p>
          </table:table-cell>
          <table:table-cell office:value-type="float" office:value="126.477" calcext:value-type="float">
            <text:p>126,477</text:p>
          </table:table-cell>
          <table:table-cell office:value-type="float" office:value="219.08" calcext:value-type="float">
            <text:p>219,0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30" calcext:value-type="date">
            <text:p>30 de ago de 97</text:p>
          </table:table-cell>
          <table:table-cell table:style-name="ce3" office:value-type="date" office:date-value="1997-08-30" calcext:value-type="date">
            <text:p>1997-08-30</text:p>
          </table:table-cell>
          <table:table-cell office:value-type="float" office:value="9" calcext:value-type="float">
            <text:p>9</text:p>
          </table:table-cell>
          <table:table-cell office:value-type="float" office:value="110.963" calcext:value-type="float">
            <text:p>110,963</text:p>
          </table:table-cell>
          <table:table-cell office:value-type="float" office:value="21.465" calcext:value-type="float">
            <text:p>21,465</text:p>
          </table:table-cell>
          <table:table-cell office:value-type="float" office:value="4.0586" calcext:value-type="float">
            <text:p>4,0586</text:p>
          </table:table-cell>
          <table:table-cell office:value-type="float" office:value="143.262" calcext:value-type="float">
            <text:p>143,262</text:p>
          </table:table-cell>
          <table:table-cell office:value-type="float" office:value="215.895" calcext:value-type="float">
            <text:p>215,89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8-31" calcext:value-type="date">
            <text:p>31 de ago de 97</text:p>
          </table:table-cell>
          <table:table-cell table:style-name="ce3" office:value-type="date" office:date-value="1997-08-31" calcext:value-type="date">
            <text:p>1997-08-31</text:p>
          </table:table-cell>
          <table:table-cell office:value-type="float" office:value="10" calcext:value-type="float">
            <text:p>10</text:p>
          </table:table-cell>
          <table:table-cell office:value-type="float" office:value="90.646" calcext:value-type="float">
            <text:p>90,646</text:p>
          </table:table-cell>
          <table:table-cell office:value-type="float" office:value="14.6983" calcext:value-type="float">
            <text:p>14,6983</text:p>
          </table:table-cell>
          <table:table-cell office:value-type="float" office:value="4.8214" calcext:value-type="float">
            <text:p>4,8214</text:p>
          </table:table-cell>
          <table:table-cell office:value-type="float" office:value="112.105" calcext:value-type="float">
            <text:p>112,105</text:p>
          </table:table-cell>
          <table:table-cell office:value-type="float" office:value="159.34" calcext:value-type="float">
            <text:p>159,3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01" calcext:value-type="date">
            <text:p>1 de set de 97</text:p>
          </table:table-cell>
          <table:table-cell table:style-name="ce3" office:value-type="date" office:date-value="1997-09-01" calcext:value-type="date">
            <text:p>1997-09-01</text:p>
          </table:table-cell>
          <table:table-cell office:value-type="float" office:value="10" calcext:value-type="float">
            <text:p>10</text:p>
          </table:table-cell>
          <table:table-cell office:value-type="float" office:value="108.549" calcext:value-type="float">
            <text:p>108,549</text:p>
          </table:table-cell>
          <table:table-cell office:value-type="float" office:value="25.395" calcext:value-type="float">
            <text:p>25,395</text:p>
          </table:table-cell>
          <table:table-cell office:value-type="float" office:value="5.3486" calcext:value-type="float">
            <text:p>5,3486</text:p>
          </table:table-cell>
          <table:table-cell office:value-type="float" office:value="86.703" calcext:value-type="float">
            <text:p>86,703</text:p>
          </table:table-cell>
          <table:table-cell office:value-type="float" office:value="383.575" calcext:value-type="float">
            <text:p>383,57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02" calcext:value-type="date">
            <text:p>2 de set de 97</text:p>
          </table:table-cell>
          <table:table-cell table:style-name="ce3" office:value-type="date" office:date-value="1997-09-02" calcext:value-type="date">
            <text:p>1997-09-02</text:p>
          </table:table-cell>
          <table:table-cell office:value-type="float" office:value="13" calcext:value-type="float">
            <text:p>13</text:p>
          </table:table-cell>
          <table:table-cell office:value-type="float" office:value="120.765" calcext:value-type="float">
            <text:p>120,765</text:p>
          </table:table-cell>
          <table:table-cell office:value-type="float" office:value="35.97" calcext:value-type="float">
            <text:p>35,97</text:p>
          </table:table-cell>
          <table:table-cell office:value-type="float" office:value="6.82" calcext:value-type="float">
            <text:p>6,82</text:p>
          </table:table-cell>
          <table:table-cell office:value-type="float" office:value="86.957" calcext:value-type="float">
            <text:p>86,957</text:p>
          </table:table-cell>
          <table:table-cell office:value-type="float" office:value="399.56" calcext:value-type="float">
            <text:p>399,5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03" calcext:value-type="date">
            <text:p>3 de set de 97</text:p>
          </table:table-cell>
          <table:table-cell table:style-name="ce3" office:value-type="date" office:date-value="1997-09-03" calcext:value-type="date">
            <text:p>1997-09-03</text:p>
          </table:table-cell>
          <table:table-cell office:value-type="float" office:value="14" calcext:value-type="float">
            <text:p>14</text:p>
          </table:table-cell>
          <table:table-cell office:value-type="float" office:value="132.792" calcext:value-type="float">
            <text:p>132,792</text:p>
          </table:table-cell>
          <table:table-cell office:value-type="float" office:value="39.9367" calcext:value-type="float">
            <text:p>39,9367</text:p>
          </table:table-cell>
          <table:table-cell office:value-type="float" office:value="5.6371" calcext:value-type="float">
            <text:p>5,6371</text:p>
          </table:table-cell>
          <table:table-cell office:value-type="float" office:value="79.442" calcext:value-type="float">
            <text:p>79,442</text:p>
          </table:table-cell>
          <table:table-cell office:value-type="float" office:value="252.735" calcext:value-type="float">
            <text:p>252,73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04" calcext:value-type="date">
            <text:p>4 de set de 97</text:p>
          </table:table-cell>
          <table:table-cell table:style-name="ce3" office:value-type="date" office:date-value="1997-09-04" calcext:value-type="date">
            <text:p>1997-09-04</text:p>
          </table:table-cell>
          <table:table-cell office:value-type="float" office:value="14" calcext:value-type="float">
            <text:p>14</text:p>
          </table:table-cell>
          <table:table-cell office:value-type="float" office:value="152.976" calcext:value-type="float">
            <text:p>152,976</text:p>
          </table:table-cell>
          <table:table-cell office:value-type="float" office:value="28.395" calcext:value-type="float">
            <text:p>28,395</text:p>
          </table:table-cell>
          <table:table-cell office:value-type="float" office:value="7.1871" calcext:value-type="float">
            <text:p>7,1871</text:p>
          </table:table-cell>
          <table:table-cell office:value-type="float" office:value="73.697" calcext:value-type="float">
            <text:p>73,697</text:p>
          </table:table-cell>
          <table:table-cell office:value-type="float" office:value="300.632" calcext:value-type="float">
            <text:p>300,63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05" calcext:value-type="date">
            <text:p>5 de set de 97</text:p>
          </table:table-cell>
          <table:table-cell table:style-name="ce3" office:value-type="date" office:date-value="1997-09-05" calcext:value-type="date">
            <text:p>1997-09-05</text:p>
          </table:table-cell>
          <table:table-cell office:value-type="float" office:value="14" calcext:value-type="float">
            <text:p>14</text:p>
          </table:table-cell>
          <table:table-cell office:value-type="float" office:value="97.191" calcext:value-type="float">
            <text:p>97,191</text:p>
          </table:table-cell>
          <table:table-cell office:value-type="float" office:value="18.844" calcext:value-type="float">
            <text:p>18,844</text:p>
          </table:table-cell>
          <table:table-cell office:value-type="float" office:value="4.9233" calcext:value-type="float">
            <text:p>4,9233</text:p>
          </table:table-cell>
          <table:table-cell office:value-type="float" office:value="47.175" calcext:value-type="float">
            <text:p>47,175</text:p>
          </table:table-cell>
          <table:table-cell office:value-type="float" office:value="191.612" calcext:value-type="float">
            <text:p>191,61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06" calcext:value-type="date">
            <text:p>6 de set de 97</text:p>
          </table:table-cell>
          <table:table-cell table:style-name="ce3" office:value-type="date" office:date-value="1997-09-06" calcext:value-type="date">
            <text:p>1997-09-06</text:p>
          </table:table-cell>
          <table:table-cell office:value-type="float" office:value="13" calcext:value-type="float">
            <text:p>13</text:p>
          </table:table-cell>
          <table:table-cell office:value-type="float" office:value="45.955" calcext:value-type="float">
            <text:p>45,955</text:p>
          </table:table-cell>
          <table:table-cell office:value-type="float" office:value="9.376" calcext:value-type="float">
            <text:p>9,376</text:p>
          </table:table-cell>
          <table:table-cell office:value-type="float" office:value="3.8514" calcext:value-type="float">
            <text:p>3,8514</text:p>
          </table:table-cell>
          <table:table-cell office:value-type="float" office:value="45.505" calcext:value-type="float">
            <text:p>45,505</text:p>
          </table:table-cell>
          <table:table-cell office:value-type="float" office:value="90.858" calcext:value-type="float">
            <text:p>90,85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07" calcext:value-type="date">
            <text:p>7 de set de 97</text:p>
          </table:table-cell>
          <table:table-cell table:style-name="ce3" office:value-type="date" office:date-value="1997-09-07" calcext:value-type="date">
            <text:p>1997-09-07</text:p>
          </table:table-cell>
          <table:table-cell office:value-type="float" office:value="17" calcext:value-type="float">
            <text:p>17</text:p>
          </table:table-cell>
          <table:table-cell office:value-type="float" office:value="59.144" calcext:value-type="float">
            <text:p>59,144</text:p>
          </table:table-cell>
          <table:table-cell office:value-type="float" office:value="8.1" calcext:value-type="float">
            <text:p>8,1</text:p>
          </table:table-cell>
          <table:table-cell office:value-type="float" office:value="2.6886" calcext:value-type="float">
            <text:p>2,6886</text:p>
          </table:table-cell>
          <table:table-cell office:value-type="float" office:value="71.523" calcext:value-type="float">
            <text:p>71,523</text:p>
          </table:table-cell>
          <table:table-cell office:value-type="float" office:value="110.707" calcext:value-type="float">
            <text:p>110,70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08" calcext:value-type="date">
            <text:p>8 de set de 97</text:p>
          </table:table-cell>
          <table:table-cell table:style-name="ce3" office:value-type="date" office:date-value="1997-09-08" calcext:value-type="date">
            <text:p>1997-09-08</text:p>
          </table:table-cell>
          <table:table-cell office:value-type="float" office:value="8" calcext:value-type="float">
            <text:p>8</text:p>
          </table:table-cell>
          <table:table-cell office:value-type="float" office:value="103.65" calcext:value-type="float">
            <text:p>103,65</text:p>
          </table:table-cell>
          <table:table-cell office:value-type="float" office:value="26.36" calcext:value-type="float">
            <text:p>26,36</text:p>
          </table:table-cell>
          <table:table-cell office:value-type="float" office:value="8.3429" calcext:value-type="float">
            <text:p>8,3429</text:p>
          </table:table-cell>
          <table:table-cell office:value-type="float" office:value="74.543" calcext:value-type="float">
            <text:p>74,543</text:p>
          </table:table-cell>
          <table:table-cell office:value-type="float" office:value="191.117" calcext:value-type="float">
            <text:p>191,11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09" calcext:value-type="date">
            <text:p>9 de set de 97</text:p>
          </table:table-cell>
          <table:table-cell table:style-name="ce3" office:value-type="date" office:date-value="1997-09-09" calcext:value-type="date">
            <text:p>1997-09-09</text:p>
          </table:table-cell>
          <table:table-cell office:value-type="float" office:value="13" calcext:value-type="float">
            <text:p>13</text:p>
          </table:table-cell>
          <table:table-cell office:value-type="float" office:value="150.489" calcext:value-type="float">
            <text:p>150,489</text:p>
          </table:table-cell>
          <table:table-cell office:value-type="float" office:value="30.812" calcext:value-type="float">
            <text:p>30,812</text:p>
          </table:table-cell>
          <table:table-cell office:value-type="float" office:value="9.5586" calcext:value-type="float">
            <text:p>9,5586</text:p>
          </table:table-cell>
          <table:table-cell office:value-type="float" office:value="85.958" calcext:value-type="float">
            <text:p>85,958</text:p>
          </table:table-cell>
          <table:table-cell office:value-type="float" office:value="188.527" calcext:value-type="float">
            <text:p>188,52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10" calcext:value-type="date">
            <text:p>10 de set de 97</text:p>
          </table:table-cell>
          <table:table-cell table:style-name="ce3" office:value-type="date" office:date-value="1997-09-10" calcext:value-type="date">
            <text:p>1997-09-10</text:p>
          </table:table-cell>
          <table:table-cell office:value-type="float" office:value="10" calcext:value-type="float">
            <text:p>10</text:p>
          </table:table-cell>
          <table:table-cell office:value-type="float" office:value="50.485" calcext:value-type="float">
            <text:p>50,485</text:p>
          </table:table-cell>
          <table:table-cell office:value-type="float" office:value="7.3575" calcext:value-type="float">
            <text:p>7,3575</text:p>
          </table:table-cell>
          <table:table-cell office:value-type="float" office:value="5.9014" calcext:value-type="float">
            <text:p>5,9014</text:p>
          </table:table-cell>
          <table:table-cell office:value-type="float" office:value="35.563" calcext:value-type="float">
            <text:p>35,563</text:p>
          </table:table-cell>
          <table:table-cell office:value-type="float" office:value="118.914" calcext:value-type="float">
            <text:p>118,91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11" calcext:value-type="date">
            <text:p>11 de set de 97</text:p>
          </table:table-cell>
          <table:table-cell table:style-name="ce3" office:value-type="date" office:date-value="1997-09-11" calcext:value-type="date">
            <text:p>1997-09-11</text:p>
          </table:table-cell>
          <table:table-cell office:value-type="float" office:value="9" calcext:value-type="float">
            <text:p>9</text:p>
          </table:table-cell>
          <table:table-cell office:value-type="float" office:value="34.41" calcext:value-type="float">
            <text:p>34,41</text:p>
          </table:table-cell>
          <table:table-cell office:value-type="float" office:value="10.33" calcext:value-type="float">
            <text:p>10,33</text:p>
          </table:table-cell>
          <table:table-cell office:value-type="float" office:value="1.7943" calcext:value-type="float">
            <text:p>1,7943</text:p>
          </table:table-cell>
          <table:table-cell office:value-type="float" office:value="24.078" calcext:value-type="float">
            <text:p>24,078</text:p>
          </table:table-cell>
          <table:table-cell office:value-type="float" office:value="72.39" calcext:value-type="float">
            <text:p>72,39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12" calcext:value-type="date">
            <text:p>12 de set de 97</text:p>
          </table:table-cell>
          <table:table-cell table:style-name="ce3" office:value-type="date" office:date-value="1997-09-12" calcext:value-type="date">
            <text:p>1997-09-12</text:p>
          </table:table-cell>
          <table:table-cell office:value-type="float" office:value="14" calcext:value-type="float">
            <text:p>14</text:p>
          </table:table-cell>
          <table:table-cell office:value-type="float" office:value="70.961" calcext:value-type="float">
            <text:p>70,961</text:p>
          </table:table-cell>
          <table:table-cell office:value-type="float" office:value="18.494" calcext:value-type="float">
            <text:p>18,494</text:p>
          </table:table-cell>
          <table:table-cell office:value-type="float" office:value="4.1833" calcext:value-type="float">
            <text:p>4,1833</text:p>
          </table:table-cell>
          <table:table-cell office:value-type="float" office:value="60.018" calcext:value-type="float">
            <text:p>60,018</text:p>
          </table:table-cell>
          <table:table-cell office:value-type="float" office:value="133.568" calcext:value-type="float">
            <text:p>133,56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13" calcext:value-type="date">
            <text:p>13 de set de 97</text:p>
          </table:table-cell>
          <table:table-cell table:style-name="ce3" office:value-type="date" office:date-value="1997-09-13" calcext:value-type="date">
            <text:p>1997-09-13</text:p>
          </table:table-cell>
          <table:table-cell office:value-type="float" office:value="13" calcext:value-type="float">
            <text:p>13</text:p>
          </table:table-cell>
          <table:table-cell office:value-type="float" office:value="113.717" calcext:value-type="float">
            <text:p>113,717</text:p>
          </table:table-cell>
          <table:table-cell office:value-type="float" office:value="15.4683" calcext:value-type="float">
            <text:p>15,4683</text:p>
          </table:table-cell>
          <table:table-cell office:value-type="float" office:value="4.3357" calcext:value-type="float">
            <text:p>4,3357</text:p>
          </table:table-cell>
          <table:table-cell office:value-type="float" office:value="60.667" calcext:value-type="float">
            <text:p>60,667</text:p>
          </table:table-cell>
          <table:table-cell office:value-type="float" office:value="125.287" calcext:value-type="float">
            <text:p>125,28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14" calcext:value-type="date">
            <text:p>14 de set de 97</text:p>
          </table:table-cell>
          <table:table-cell table:style-name="ce3" office:value-type="date" office:date-value="1997-09-14" calcext:value-type="date">
            <text:p>1997-09-14</text:p>
          </table:table-cell>
          <table:table-cell office:value-type="float" office:value="11" calcext:value-type="float">
            <text:p>11</text:p>
          </table:table-cell>
          <table:table-cell office:value-type="float" office:value="49.659" calcext:value-type="float">
            <text:p>49,659</text:p>
          </table:table-cell>
          <table:table-cell office:value-type="float" office:value="6.39" calcext:value-type="float">
            <text:p>6,39</text:p>
          </table:table-cell>
          <table:table-cell office:value-type="float" office:value="3.7429" calcext:value-type="float">
            <text:p>3,7429</text:p>
          </table:table-cell>
          <table:table-cell office:value-type="float" office:value="63.622" calcext:value-type="float">
            <text:p>63,622</text:p>
          </table:table-cell>
          <table:table-cell office:value-type="float" office:value="80.158" calcext:value-type="float">
            <text:p>80,15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15" calcext:value-type="date">
            <text:p>15 de set de 97</text:p>
          </table:table-cell>
          <table:table-cell table:style-name="ce3" office:value-type="date" office:date-value="1997-09-15" calcext:value-type="date">
            <text:p>1997-09-15</text:p>
          </table:table-cell>
          <table:table-cell office:value-type="float" office:value="10" calcext:value-type="float">
            <text:p>10</text:p>
          </table:table-cell>
          <table:table-cell office:value-type="float" office:value="31.075" calcext:value-type="float">
            <text:p>31,075</text:p>
          </table:table-cell>
          <table:table-cell office:value-type="float" office:value="6.436" calcext:value-type="float">
            <text:p>6,436</text:p>
          </table:table-cell>
          <table:table-cell office:value-type="float" office:value="2.5343" calcext:value-type="float">
            <text:p>2,5343</text:p>
          </table:table-cell>
          <table:table-cell office:value-type="float" office:value="19.893" calcext:value-type="float">
            <text:p>19,893</text:p>
          </table:table-cell>
          <table:table-cell office:value-type="float" office:value="84.325" calcext:value-type="float">
            <text:p>84,32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16" calcext:value-type="date">
            <text:p>16 de set de 97</text:p>
          </table:table-cell>
          <table:table-cell table:style-name="ce3" office:value-type="date" office:date-value="1997-09-16" calcext:value-type="date">
            <text:p>1997-09-16</text:p>
          </table:table-cell>
          <table:table-cell office:value-type="float" office:value="8" calcext:value-type="float">
            <text:p>8</text:p>
          </table:table-cell>
          <table:table-cell office:value-type="float" office:value="49.359" calcext:value-type="float">
            <text:p>49,359</text:p>
          </table:table-cell>
          <table:table-cell office:value-type="float" office:value="14.002" calcext:value-type="float">
            <text:p>14,002</text:p>
          </table:table-cell>
          <table:table-cell office:value-type="float" office:value="1.8157" calcext:value-type="float">
            <text:p>1,8157</text:p>
          </table:table-cell>
          <table:table-cell office:value-type="float" office:value="37.497" calcext:value-type="float">
            <text:p>37,497</text:p>
          </table:table-cell>
          <table:table-cell office:value-type="float" office:value="74.68" calcext:value-type="float">
            <text:p>74,6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17" calcext:value-type="date">
            <text:p>17 de set de 97</text:p>
          </table:table-cell>
          <table:table-cell table:style-name="ce3" office:value-type="date" office:date-value="1997-09-17" calcext:value-type="date">
            <text:p>1997-09-17</text:p>
          </table:table-cell>
          <table:table-cell office:value-type="float" office:value="15" calcext:value-type="float">
            <text:p>15</text:p>
          </table:table-cell>
          <table:table-cell office:value-type="float" office:value="57.112" calcext:value-type="float">
            <text:p>57,112</text:p>
          </table:table-cell>
          <table:table-cell office:value-type="float" office:value="18.772" calcext:value-type="float">
            <text:p>18,772</text:p>
          </table:table-cell>
          <table:table-cell office:value-type="float" office:value="2.97" calcext:value-type="float">
            <text:p>2,97</text:p>
          </table:table-cell>
          <table:table-cell office:value-type="float" office:value="123.975" calcext:value-type="float">
            <text:p>123,975</text:p>
          </table:table-cell>
          <table:table-cell office:value-type="float" office:value="180.442" calcext:value-type="float">
            <text:p>180,44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18" calcext:value-type="date">
            <text:p>18 de set de 97</text:p>
          </table:table-cell>
          <table:table-cell table:style-name="ce3" office:value-type="date" office:date-value="1997-09-18" calcext:value-type="date">
            <text:p>1997-09-18</text:p>
          </table:table-cell>
          <table:table-cell office:value-type="float" office:value="10" calcext:value-type="float">
            <text:p>10</text:p>
          </table:table-cell>
          <table:table-cell office:value-type="float" office:value="50.922" calcext:value-type="float">
            <text:p>50,922</text:p>
          </table:table-cell>
          <table:table-cell office:value-type="float" office:value="13.112" calcext:value-type="float">
            <text:p>13,112</text:p>
          </table:table-cell>
          <table:table-cell office:value-type="float" office:value="2.4967" calcext:value-type="float">
            <text:p>2,4967</text:p>
          </table:table-cell>
          <table:table-cell office:value-type="float" office:value="37.078" calcext:value-type="float">
            <text:p>37,078</text:p>
          </table:table-cell>
          <table:table-cell office:value-type="float" office:value="77.163" calcext:value-type="float">
            <text:p>77,16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19" calcext:value-type="date">
            <text:p>19 de set de 97</text:p>
          </table:table-cell>
          <table:table-cell table:style-name="ce3" office:value-type="date" office:date-value="1997-09-19" calcext:value-type="date">
            <text:p>1997-09-19</text:p>
          </table:table-cell>
          <table:table-cell office:value-type="float" office:value="10" calcext:value-type="float">
            <text:p>10</text:p>
          </table:table-cell>
          <table:table-cell office:value-type="float" office:value="58.824" calcext:value-type="float">
            <text:p>58,824</text:p>
          </table:table-cell>
          <table:table-cell office:value-type="float" office:value="13.306" calcext:value-type="float">
            <text:p>13,306</text:p>
          </table:table-cell>
          <table:table-cell office:value-type="float" office:value="2.4567" calcext:value-type="float">
            <text:p>2,4567</text:p>
          </table:table-cell>
          <table:table-cell office:value-type="float" office:value="78.942" calcext:value-type="float">
            <text:p>78,942</text:p>
          </table:table-cell>
          <table:table-cell office:value-type="float" office:value="120.113" calcext:value-type="float">
            <text:p>120,11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20" calcext:value-type="date">
            <text:p>20 de set de 97</text:p>
          </table:table-cell>
          <table:table-cell table:style-name="ce3" office:value-type="date" office:date-value="1997-09-20" calcext:value-type="date">
            <text:p>1997-09-20</text:p>
          </table:table-cell>
          <table:table-cell office:value-type="float" office:value="17" calcext:value-type="float">
            <text:p>17</text:p>
          </table:table-cell>
          <table:table-cell office:value-type="float" office:value="49.925" calcext:value-type="float">
            <text:p>49,925</text:p>
          </table:table-cell>
          <table:table-cell office:value-type="float" office:value="6.02" calcext:value-type="float">
            <text:p>6,02</text:p>
          </table:table-cell>
          <table:table-cell office:value-type="float" office:value="2.7367" calcext:value-type="float">
            <text:p>2,7367</text:p>
          </table:table-cell>
          <table:table-cell office:value-type="float" office:value="36.168" calcext:value-type="float">
            <text:p>36,168</text:p>
          </table:table-cell>
          <table:table-cell office:value-type="float" office:value="137.544" calcext:value-type="float">
            <text:p>137,54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21" calcext:value-type="date">
            <text:p>21 de set de 97</text:p>
          </table:table-cell>
          <table:table-cell table:style-name="ce3" office:value-type="date" office:date-value="1997-09-21" calcext:value-type="date">
            <text:p>1997-09-21</text:p>
          </table:table-cell>
          <table:table-cell office:value-type="float" office:value="9" calcext:value-type="float">
            <text:p>9</text:p>
          </table:table-cell>
          <table:table-cell office:value-type="float" office:value="26.588" calcext:value-type="float">
            <text:p>26,588</text:p>
          </table:table-cell>
          <table:table-cell office:value-type="float" office:value="4.234" calcext:value-type="float">
            <text:p>4,234</text:p>
          </table:table-cell>
          <table:table-cell office:value-type="float" office:value="2.824" calcext:value-type="float">
            <text:p>2,824</text:p>
          </table:table-cell>
          <table:table-cell office:value-type="float" office:value="39.94" calcext:value-type="float">
            <text:p>39,94</text:p>
          </table:table-cell>
          <table:table-cell office:value-type="float" office:value="78.437" calcext:value-type="float">
            <text:p>78,43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22" calcext:value-type="date">
            <text:p>22 de set de 97</text:p>
          </table:table-cell>
          <table:table-cell table:style-name="ce3" office:value-type="date" office:date-value="1997-09-22" calcext:value-type="date">
            <text:p>1997-09-22</text:p>
          </table:table-cell>
          <table:table-cell office:value-type="float" office:value="10" calcext:value-type="float">
            <text:p>10</text:p>
          </table:table-cell>
          <table:table-cell office:value-type="float" office:value="31.229" calcext:value-type="float">
            <text:p>31,229</text:p>
          </table:table-cell>
          <table:table-cell office:value-type="float" office:value="4.078" calcext:value-type="float">
            <text:p>4,078</text:p>
          </table:table-cell>
          <table:table-cell office:value-type="float" office:value="2.556" calcext:value-type="float">
            <text:p>2,556</text:p>
          </table:table-cell>
          <table:table-cell office:value-type="float" office:value="35.603" calcext:value-type="float">
            <text:p>35,603</text:p>
          </table:table-cell>
          <table:table-cell office:value-type="float" office:value="74.465" calcext:value-type="float">
            <text:p>74,46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23" calcext:value-type="date">
            <text:p>23 de set de 97</text:p>
          </table:table-cell>
          <table:table-cell table:style-name="ce3" office:value-type="date" office:date-value="1997-09-23" calcext:value-type="date">
            <text:p>1997-09-23</text:p>
          </table:table-cell>
          <table:table-cell office:value-type="float" office:value="9" calcext:value-type="float">
            <text:p>9</text:p>
          </table:table-cell>
          <table:table-cell office:value-type="float" office:value="51.678" calcext:value-type="float">
            <text:p>51,678</text:p>
          </table:table-cell>
          <table:table-cell office:value-type="float" office:value="12.9433" calcext:value-type="float">
            <text:p>12,9433</text:p>
          </table:table-cell>
          <table:table-cell office:value-type="float" office:value="2.866" calcext:value-type="float">
            <text:p>2,866</text:p>
          </table:table-cell>
          <table:table-cell office:value-type="float" office:value="39.02" calcext:value-type="float">
            <text:p>39,02</text:p>
          </table:table-cell>
          <table:table-cell office:value-type="float" office:value="104.32" calcext:value-type="float">
            <text:p>104,3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24" calcext:value-type="date">
            <text:p>24 de set de 97</text:p>
          </table:table-cell>
          <table:table-cell table:style-name="ce3" office:value-type="date" office:date-value="1997-09-24" calcext:value-type="date">
            <text:p>1997-09-24</text:p>
          </table:table-cell>
          <table:table-cell office:value-type="float" office:value="13" calcext:value-type="float">
            <text:p>13</text:p>
          </table:table-cell>
          <table:table-cell office:value-type="float" office:value="65.747" calcext:value-type="float">
            <text:p>65,747</text:p>
          </table:table-cell>
          <table:table-cell office:value-type="float" office:value="16.068" calcext:value-type="float">
            <text:p>16,068</text:p>
          </table:table-cell>
          <table:table-cell office:value-type="float" office:value="4.2" calcext:value-type="float">
            <text:p>4,2</text:p>
          </table:table-cell>
          <table:table-cell office:value-type="float" office:value="78.778" calcext:value-type="float">
            <text:p>78,778</text:p>
          </table:table-cell>
          <table:table-cell office:value-type="float" office:value="148.682" calcext:value-type="float">
            <text:p>148,68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25" calcext:value-type="date">
            <text:p>25 de set de 97</text:p>
          </table:table-cell>
          <table:table-cell table:style-name="ce3" office:value-type="date" office:date-value="1997-09-25" calcext:value-type="date">
            <text:p>1997-09-25</text:p>
          </table:table-cell>
          <table:table-cell office:value-type="float" office:value="9" calcext:value-type="float">
            <text:p>9</text:p>
          </table:table-cell>
          <table:table-cell office:value-type="float" office:value="63.89" calcext:value-type="float">
            <text:p>63,89</text:p>
          </table:table-cell>
          <table:table-cell office:value-type="float" office:value="11.965" calcext:value-type="float">
            <text:p>11,965</text:p>
          </table:table-cell>
          <table:table-cell office:value-type="float" office:value="3.99" calcext:value-type="float">
            <text:p>3,99</text:p>
          </table:table-cell>
          <table:table-cell office:value-type="float" office:value="59.982" calcext:value-type="float">
            <text:p>59,982</text:p>
          </table:table-cell>
          <table:table-cell office:value-type="float" office:value="144.078" calcext:value-type="float">
            <text:p>144,07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26" calcext:value-type="date">
            <text:p>26 de set de 97</text:p>
          </table:table-cell>
          <table:table-cell table:style-name="ce3" office:value-type="date" office:date-value="1997-09-26" calcext:value-type="date">
            <text:p>1997-09-26</text:p>
          </table:table-cell>
          <table:table-cell office:value-type="float" office:value="8" calcext:value-type="float">
            <text:p>8</text:p>
          </table:table-cell>
          <table:table-cell office:value-type="float" office:value="30.816" calcext:value-type="float">
            <text:p>30,816</text:p>
          </table:table-cell>
          <table:table-cell office:value-type="float" office:value="8.8033" calcext:value-type="float">
            <text:p>8,8033</text:p>
          </table:table-cell>
          <table:table-cell office:value-type="float" office:value="2.66" calcext:value-type="float">
            <text:p>2,66</text:p>
          </table:table-cell>
          <table:table-cell office:value-type="float" office:value="18.468" calcext:value-type="float">
            <text:p>18,468</text:p>
          </table:table-cell>
          <table:table-cell office:value-type="float" office:value="75.146" calcext:value-type="float">
            <text:p>75,14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27" calcext:value-type="date">
            <text:p>27 de set de 97</text:p>
          </table:table-cell>
          <table:table-cell table:style-name="ce3" office:value-type="date" office:date-value="1997-09-27" calcext:value-type="date">
            <text:p>1997-09-27</text:p>
          </table:table-cell>
          <table:table-cell office:value-type="float" office:value="13" calcext:value-type="float">
            <text:p>13</text:p>
          </table:table-cell>
          <table:table-cell office:value-type="float" office:value="31.636" calcext:value-type="float">
            <text:p>31,636</text:p>
          </table:table-cell>
          <table:table-cell office:value-type="float" office:value="8.5733" calcext:value-type="float">
            <text:p>8,5733</text:p>
          </table:table-cell>
          <table:table-cell office:value-type="float" office:value="2.4217" calcext:value-type="float">
            <text:p>2,4217</text:p>
          </table:table-cell>
          <table:table-cell office:value-type="float" office:value="28.925" calcext:value-type="float">
            <text:p>28,925</text:p>
          </table:table-cell>
          <table:table-cell office:value-type="float" office:value="62.04" calcext:value-type="float">
            <text:p>62,0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28" calcext:value-type="date">
            <text:p>28 de set de 97</text:p>
          </table:table-cell>
          <table:table-cell table:style-name="ce3" office:value-type="date" office:date-value="1997-09-28" calcext:value-type="date">
            <text:p>1997-09-28</text:p>
          </table:table-cell>
          <table:table-cell office:value-type="float" office:value="11" calcext:value-type="float">
            <text:p>11</text:p>
          </table:table-cell>
          <table:table-cell office:value-type="float" office:value="43.714" calcext:value-type="float">
            <text:p>43,714</text:p>
          </table:table-cell>
          <table:table-cell office:value-type="float" office:value="9.7667" calcext:value-type="float">
            <text:p>9,7667</text:p>
          </table:table-cell>
          <table:table-cell office:value-type="float" office:value="2.9633" calcext:value-type="float">
            <text:p>2,9633</text:p>
          </table:table-cell>
          <table:table-cell office:value-type="float" office:value="64.836" calcext:value-type="float">
            <text:p>64,836</text:p>
          </table:table-cell>
          <table:table-cell office:value-type="float" office:value="99.775" calcext:value-type="float">
            <text:p>99,77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29" calcext:value-type="date">
            <text:p>29 de set de 97</text:p>
          </table:table-cell>
          <table:table-cell table:style-name="ce3" office:value-type="date" office:date-value="1997-09-29" calcext:value-type="date">
            <text:p>1997-09-29</text:p>
          </table:table-cell>
          <table:table-cell office:value-type="float" office:value="18" calcext:value-type="float">
            <text:p>18</text:p>
          </table:table-cell>
          <table:table-cell office:value-type="float" office:value="50.599" calcext:value-type="float">
            <text:p>50,599</text:p>
          </table:table-cell>
          <table:table-cell office:value-type="float" office:value="10.452" calcext:value-type="float">
            <text:p>10,452</text:p>
          </table:table-cell>
          <table:table-cell office:value-type="float" office:value="3.6467" calcext:value-type="float">
            <text:p>3,6467</text:p>
          </table:table-cell>
          <table:table-cell office:value-type="float" office:value="42.1" calcext:value-type="float">
            <text:p>42,1</text:p>
          </table:table-cell>
          <table:table-cell office:value-type="float" office:value="189.3" calcext:value-type="float">
            <text:p>189,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09-30" calcext:value-type="date">
            <text:p>30 de set de 97</text:p>
          </table:table-cell>
          <table:table-cell table:style-name="ce3" office:value-type="date" office:date-value="1997-09-30" calcext:value-type="date">
            <text:p>1997-09-30</text:p>
          </table:table-cell>
          <table:table-cell office:value-type="float" office:value="17" calcext:value-type="float">
            <text:p>17</text:p>
          </table:table-cell>
          <table:table-cell office:value-type="float" office:value="42.955" calcext:value-type="float">
            <text:p>42,955</text:p>
          </table:table-cell>
          <table:table-cell office:value-type="float" office:value="10.852" calcext:value-type="float">
            <text:p>10,852</text:p>
          </table:table-cell>
          <table:table-cell office:value-type="float" office:value="2.8333" calcext:value-type="float">
            <text:p>2,8333</text:p>
          </table:table-cell>
          <table:table-cell office:value-type="float" office:value="44.7" calcext:value-type="float">
            <text:p>44,7</text:p>
          </table:table-cell>
          <table:table-cell office:value-type="float" office:value="114.677" calcext:value-type="float">
            <text:p>114,67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01" calcext:value-type="date">
            <text:p>1 de out de 97</text:p>
          </table:table-cell>
          <table:table-cell table:style-name="ce3" office:value-type="date" office:date-value="1997-10-01" calcext:value-type="date">
            <text:p>1997-10-01</text:p>
          </table:table-cell>
          <table:table-cell office:value-type="float" office:value="13" calcext:value-type="float">
            <text:p>13</text:p>
          </table:table-cell>
          <table:table-cell office:value-type="float" office:value="50.017" calcext:value-type="float">
            <text:p>50,017</text:p>
          </table:table-cell>
          <table:table-cell office:value-type="float" office:value="7.124" calcext:value-type="float">
            <text:p>7,124</text:p>
          </table:table-cell>
          <table:table-cell office:value-type="float" office:value="4.894" calcext:value-type="float">
            <text:p>4,894</text:p>
          </table:table-cell>
          <table:table-cell office:value-type="float" office:value="30.79" calcext:value-type="float">
            <text:p>30,79</text:p>
          </table:table-cell>
          <table:table-cell office:value-type="float" office:value="137.082" calcext:value-type="float">
            <text:p>137,08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02" calcext:value-type="date">
            <text:p>2 de out de 97</text:p>
          </table:table-cell>
          <table:table-cell table:style-name="ce3" office:value-type="date" office:date-value="1997-10-02" calcext:value-type="date">
            <text:p>1997-10-02</text:p>
          </table:table-cell>
          <table:table-cell office:value-type="float" office:value="10" calcext:value-type="float">
            <text:p>10</text:p>
          </table:table-cell>
          <table:table-cell office:value-type="float" office:value="38.517" calcext:value-type="float">
            <text:p>38,517</text:p>
          </table:table-cell>
          <table:table-cell office:value-type="float" office:value="10.64" calcext:value-type="float">
            <text:p>10,64</text:p>
          </table:table-cell>
          <table:table-cell office:value-type="float" office:value="3.685" calcext:value-type="float">
            <text:p>3,685</text:p>
          </table:table-cell>
          <table:table-cell office:value-type="float" office:value="41.345" calcext:value-type="float">
            <text:p>41,345</text:p>
          </table:table-cell>
          <table:table-cell office:value-type="float" office:value="91.3" calcext:value-type="float">
            <text:p>91,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03" calcext:value-type="date">
            <text:p>3 de out de 97</text:p>
          </table:table-cell>
          <table:table-cell table:style-name="ce3" office:value-type="date" office:date-value="1997-10-03" calcext:value-type="date">
            <text:p>1997-10-03</text:p>
          </table:table-cell>
          <table:table-cell office:value-type="float" office:value="5" calcext:value-type="float">
            <text:p>5</text:p>
          </table:table-cell>
          <table:table-cell office:value-type="float" office:value="31.633" calcext:value-type="float">
            <text:p>31,633</text:p>
          </table:table-cell>
          <table:table-cell office:value-type="float" office:value="13.268" calcext:value-type="float">
            <text:p>13,268</text:p>
          </table:table-cell>
          <table:table-cell office:value-type="float" office:value="1.9786" calcext:value-type="float">
            <text:p>1,9786</text:p>
          </table:table-cell>
          <table:table-cell office:value-type="float" office:value="28.712" calcext:value-type="float">
            <text:p>28,712</text:p>
          </table:table-cell>
          <table:table-cell office:value-type="float" office:value="69.593" calcext:value-type="float">
            <text:p>69,59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04" calcext:value-type="date">
            <text:p>4 de out de 97</text:p>
          </table:table-cell>
          <table:table-cell table:style-name="ce3" office:value-type="date" office:date-value="1997-10-04" calcext:value-type="date">
            <text:p>1997-10-04</text:p>
          </table:table-cell>
          <table:table-cell office:value-type="float" office:value="10" calcext:value-type="float">
            <text:p>10</text:p>
          </table:table-cell>
          <table:table-cell office:value-type="float" office:value="53.426" calcext:value-type="float">
            <text:p>53,426</text:p>
          </table:table-cell>
          <table:table-cell office:value-type="float" office:value="11.784" calcext:value-type="float">
            <text:p>11,784</text:p>
          </table:table-cell>
          <table:table-cell office:value-type="float" office:value="2.6257" calcext:value-type="float">
            <text:p>2,6257</text:p>
          </table:table-cell>
          <table:table-cell office:value-type="float" office:value="88.865" calcext:value-type="float">
            <text:p>88,865</text:p>
          </table:table-cell>
          <table:table-cell office:value-type="float" office:value="111.988" calcext:value-type="float">
            <text:p>111,98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05" calcext:value-type="date">
            <text:p>5 de out de 97</text:p>
          </table:table-cell>
          <table:table-cell table:style-name="ce3" office:value-type="date" office:date-value="1997-10-05" calcext:value-type="date">
            <text:p>1997-10-05</text:p>
          </table:table-cell>
          <table:table-cell office:value-type="float" office:value="15" calcext:value-type="float">
            <text:p>15</text:p>
          </table:table-cell>
          <table:table-cell office:value-type="float" office:value="60.812" calcext:value-type="float">
            <text:p>60,812</text:p>
          </table:table-cell>
          <table:table-cell office:value-type="float" office:value="11.792" calcext:value-type="float">
            <text:p>11,792</text:p>
          </table:table-cell>
          <table:table-cell office:value-type="float" office:value="3.0029" calcext:value-type="float">
            <text:p>3,0029</text:p>
          </table:table-cell>
          <table:table-cell office:value-type="float" office:value="65.042" calcext:value-type="float">
            <text:p>65,042</text:p>
          </table:table-cell>
          <table:table-cell office:value-type="float" office:value="99.533" calcext:value-type="float">
            <text:p>99,53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06" calcext:value-type="date">
            <text:p>6 de out de 97</text:p>
          </table:table-cell>
          <table:table-cell table:style-name="ce3" office:value-type="date" office:date-value="1997-10-06" calcext:value-type="date">
            <text:p>1997-10-06</text:p>
          </table:table-cell>
          <table:table-cell office:value-type="float" office:value="11" calcext:value-type="float">
            <text:p>11</text:p>
          </table:table-cell>
          <table:table-cell office:value-type="float" office:value="47.041" calcext:value-type="float">
            <text:p>47,041</text:p>
          </table:table-cell>
          <table:table-cell office:value-type="float" office:value="7.2475" calcext:value-type="float">
            <text:p>7,2475</text:p>
          </table:table-cell>
          <table:table-cell office:value-type="float" office:value="3.44" calcext:value-type="float">
            <text:p>3,44</text:p>
          </table:table-cell>
          <table:table-cell office:value-type="float" office:value="34.524" calcext:value-type="float">
            <text:p>34,524</text:p>
          </table:table-cell>
          <table:table-cell office:value-type="float" office:value="88.19" calcext:value-type="float">
            <text:p>88,19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07" calcext:value-type="date">
            <text:p>7 de out de 97</text:p>
          </table:table-cell>
          <table:table-cell table:style-name="ce3" office:value-type="date" office:date-value="1997-10-07" calcext:value-type="date">
            <text:p>1997-10-07</text:p>
          </table:table-cell>
          <table:table-cell office:value-type="float" office:value="9" calcext:value-type="float">
            <text:p>9</text:p>
          </table:table-cell>
          <table:table-cell office:value-type="float" office:value="33.326" calcext:value-type="float">
            <text:p>33,326</text:p>
          </table:table-cell>
          <table:table-cell office:value-type="float" office:value="9.678" calcext:value-type="float">
            <text:p>9,678</text:p>
          </table:table-cell>
          <table:table-cell office:value-type="float" office:value="2.0686" calcext:value-type="float">
            <text:p>2,0686</text:p>
          </table:table-cell>
          <table:table-cell office:value-type="float" office:value="25.925" calcext:value-type="float">
            <text:p>25,925</text:p>
          </table:table-cell>
          <table:table-cell office:value-type="float" office:value="64.242" calcext:value-type="float">
            <text:p>64,24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08" calcext:value-type="date">
            <text:p>8 de out de 97</text:p>
          </table:table-cell>
          <table:table-cell table:style-name="ce3" office:value-type="date" office:date-value="1997-10-08" calcext:value-type="date">
            <text:p>1997-10-08</text:p>
          </table:table-cell>
          <table:table-cell office:value-type="float" office:value="12" calcext:value-type="float">
            <text:p>12</text:p>
          </table:table-cell>
          <table:table-cell office:value-type="float" office:value="36.52" calcext:value-type="float">
            <text:p>36,52</text:p>
          </table:table-cell>
          <table:table-cell office:value-type="float" office:value="12.796" calcext:value-type="float">
            <text:p>12,796</text:p>
          </table:table-cell>
          <table:table-cell office:value-type="float" office:value="2.6257" calcext:value-type="float">
            <text:p>2,6257</text:p>
          </table:table-cell>
          <table:table-cell office:value-type="float" office:value="21.357" calcext:value-type="float">
            <text:p>21,357</text:p>
          </table:table-cell>
          <table:table-cell office:value-type="float" office:value="69.013" calcext:value-type="float">
            <text:p>69,01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09" calcext:value-type="date">
            <text:p>9 de out de 97</text:p>
          </table:table-cell>
          <table:table-cell table:style-name="ce3" office:value-type="date" office:date-value="1997-10-09" calcext:value-type="date">
            <text:p>1997-10-09</text:p>
          </table:table-cell>
          <table:table-cell office:value-type="float" office:value="7" calcext:value-type="float">
            <text:p>7</text:p>
          </table:table-cell>
          <table:table-cell office:value-type="float" office:value="64.078" calcext:value-type="float">
            <text:p>64,078</text:p>
          </table:table-cell>
          <table:table-cell office:value-type="float" office:value="15.69" calcext:value-type="float">
            <text:p>15,69</text:p>
          </table:table-cell>
          <table:table-cell office:value-type="float" office:value="3.8643" calcext:value-type="float">
            <text:p>3,8643</text:p>
          </table:table-cell>
          <table:table-cell office:value-type="float" office:value="98.165" calcext:value-type="float">
            <text:p>98,165</text:p>
          </table:table-cell>
          <table:table-cell office:value-type="float" office:value="138.105" calcext:value-type="float">
            <text:p>138,10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10" calcext:value-type="date">
            <text:p>10 de out de 97</text:p>
          </table:table-cell>
          <table:table-cell table:style-name="ce3" office:value-type="date" office:date-value="1997-10-10" calcext:value-type="date">
            <text:p>1997-10-10</text:p>
          </table:table-cell>
          <table:table-cell office:value-type="float" office:value="10" calcext:value-type="float">
            <text:p>10</text:p>
          </table:table-cell>
          <table:table-cell office:value-type="float" office:value="91.945" calcext:value-type="float">
            <text:p>91,945</text:p>
          </table:table-cell>
          <table:table-cell office:value-type="float" office:value="23.266" calcext:value-type="float">
            <text:p>23,266</text:p>
          </table:table-cell>
          <table:table-cell office:value-type="float" office:value="5.4971" calcext:value-type="float">
            <text:p>5,4971</text:p>
          </table:table-cell>
          <table:table-cell office:value-type="float" office:value="114.323" calcext:value-type="float">
            <text:p>114,323</text:p>
          </table:table-cell>
          <table:table-cell office:value-type="float" office:value="199.203" calcext:value-type="float">
            <text:p>199,20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11" calcext:value-type="date">
            <text:p>11 de out de 97</text:p>
          </table:table-cell>
          <table:table-cell table:style-name="ce3" office:value-type="date" office:date-value="1997-10-11" calcext:value-type="date">
            <text:p>1997-10-11</text:p>
          </table:table-cell>
          <table:table-cell office:value-type="float" office:value="16" calcext:value-type="float">
            <text:p>16</text:p>
          </table:table-cell>
          <table:table-cell office:value-type="float" office:value="63.475" calcext:value-type="float">
            <text:p>63,475</text:p>
          </table:table-cell>
          <table:table-cell office:value-type="float" office:value="10.368" calcext:value-type="float">
            <text:p>10,368</text:p>
          </table:table-cell>
          <table:table-cell office:value-type="float" office:value="4.7829" calcext:value-type="float">
            <text:p>4,7829</text:p>
          </table:table-cell>
          <table:table-cell office:value-type="float" office:value="64.922" calcext:value-type="float">
            <text:p>64,922</text:p>
          </table:table-cell>
          <table:table-cell office:value-type="float" office:value="113.353" calcext:value-type="float">
            <text:p>113,35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12" calcext:value-type="date">
            <text:p>12 de out de 97</text:p>
          </table:table-cell>
          <table:table-cell table:style-name="ce3" office:value-type="date" office:date-value="1997-10-12" calcext:value-type="date">
            <text:p>1997-10-12</text:p>
          </table:table-cell>
          <table:table-cell office:value-type="float" office:value="9" calcext:value-type="float">
            <text:p>9</text:p>
          </table:table-cell>
          <table:table-cell office:value-type="float" office:value="73.376" calcext:value-type="float">
            <text:p>73,376</text:p>
          </table:table-cell>
          <table:table-cell office:value-type="float" office:value="10.462" calcext:value-type="float">
            <text:p>10,462</text:p>
          </table:table-cell>
          <table:table-cell office:value-type="float" office:value="2.7786" calcext:value-type="float">
            <text:p>2,7786</text:p>
          </table:table-cell>
          <table:table-cell office:value-type="float" office:value="138.977" calcext:value-type="float">
            <text:p>138,977</text:p>
          </table:table-cell>
          <table:table-cell office:value-type="float" office:value="94.92" calcext:value-type="float">
            <text:p>94,9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13" calcext:value-type="date">
            <text:p>13 de out de 97</text:p>
          </table:table-cell>
          <table:table-cell table:style-name="ce3" office:value-type="date" office:date-value="1997-10-13" calcext:value-type="date">
            <text:p>1997-10-13</text:p>
          </table:table-cell>
          <table:table-cell office:value-type="float" office:value="11" calcext:value-type="float">
            <text:p>11</text:p>
          </table:table-cell>
          <table:table-cell office:value-type="float" office:value="74.875" calcext:value-type="float">
            <text:p>74,875</text:p>
          </table:table-cell>
          <table:table-cell office:value-type="float" office:value="12.11" calcext:value-type="float">
            <text:p>12,11</text:p>
          </table:table-cell>
          <table:table-cell office:value-type="float" office:value="3.2214" calcext:value-type="float">
            <text:p>3,2214</text:p>
          </table:table-cell>
          <table:table-cell office:value-type="float" office:value="146.143" calcext:value-type="float">
            <text:p>146,143</text:p>
          </table:table-cell>
          <table:table-cell office:value-type="float" office:value="202.022" calcext:value-type="float">
            <text:p>202,02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14" calcext:value-type="date">
            <text:p>14 de out de 97</text:p>
          </table:table-cell>
          <table:table-cell table:style-name="ce3" office:value-type="date" office:date-value="1997-10-14" calcext:value-type="date">
            <text:p>1997-10-14</text:p>
          </table:table-cell>
          <table:table-cell office:value-type="float" office:value="10" calcext:value-type="float">
            <text:p>10</text:p>
          </table:table-cell>
          <table:table-cell office:value-type="float" office:value="60.325" calcext:value-type="float">
            <text:p>60,325</text:p>
          </table:table-cell>
          <table:table-cell office:value-type="float" office:value="9.854" calcext:value-type="float">
            <text:p>9,854</text:p>
          </table:table-cell>
          <table:table-cell office:value-type="float" office:value="2.4114" calcext:value-type="float">
            <text:p>2,4114</text:p>
          </table:table-cell>
          <table:table-cell office:value-type="float" office:value="93.43" calcext:value-type="float">
            <text:p>93,43</text:p>
          </table:table-cell>
          <table:table-cell office:value-type="float" office:value="111.342" calcext:value-type="float">
            <text:p>111,34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15" calcext:value-type="date">
            <text:p>15 de out de 97</text:p>
          </table:table-cell>
          <table:table-cell table:style-name="ce3" office:value-type="date" office:date-value="1997-10-15" calcext:value-type="date">
            <text:p>1997-10-15</text:p>
          </table:table-cell>
          <table:table-cell office:value-type="float" office:value="17" calcext:value-type="float">
            <text:p>17</text:p>
          </table:table-cell>
          <table:table-cell office:value-type="float" office:value="74.832" calcext:value-type="float">
            <text:p>74,832</text:p>
          </table:table-cell>
          <table:table-cell office:value-type="float" office:value="14.832" calcext:value-type="float">
            <text:p>14,832</text:p>
          </table:table-cell>
          <table:table-cell office:value-type="float" office:value="3.7914" calcext:value-type="float">
            <text:p>3,7914</text:p>
          </table:table-cell>
          <table:table-cell office:value-type="float" office:value="70.105" calcext:value-type="float">
            <text:p>70,105</text:p>
          </table:table-cell>
          <table:table-cell office:value-type="float" office:value="152.23" calcext:value-type="float">
            <text:p>152,2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16" calcext:value-type="date">
            <text:p>16 de out de 97</text:p>
          </table:table-cell>
          <table:table-cell table:style-name="ce3" office:value-type="date" office:date-value="1997-10-16" calcext:value-type="date">
            <text:p>1997-10-16</text:p>
          </table:table-cell>
          <table:table-cell office:value-type="float" office:value="9" calcext:value-type="float">
            <text:p>9</text:p>
          </table:table-cell>
          <table:table-cell office:value-type="float" office:value="51.412" calcext:value-type="float">
            <text:p>51,412</text:p>
          </table:table-cell>
          <table:table-cell office:value-type="float" office:value="9.7" calcext:value-type="float">
            <text:p>9,7</text:p>
          </table:table-cell>
          <table:table-cell office:value-type="float" office:value="3.5243" calcext:value-type="float">
            <text:p>3,5243</text:p>
          </table:table-cell>
          <table:table-cell office:value-type="float" office:value="18.598" calcext:value-type="float">
            <text:p>18,598</text:p>
          </table:table-cell>
          <table:table-cell office:value-type="float" office:value="93.893" calcext:value-type="float">
            <text:p>93,89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17" calcext:value-type="date">
            <text:p>17 de out de 97</text:p>
          </table:table-cell>
          <table:table-cell table:style-name="ce3" office:value-type="date" office:date-value="1997-10-17" calcext:value-type="date">
            <text:p>1997-10-17</text:p>
          </table:table-cell>
          <table:table-cell office:value-type="float" office:value="13" calcext:value-type="float">
            <text:p>13</text:p>
          </table:table-cell>
          <table:table-cell office:value-type="float" office:value="39.619" calcext:value-type="float">
            <text:p>39,619</text:p>
          </table:table-cell>
          <table:table-cell office:value-type="float" office:value="8.514" calcext:value-type="float">
            <text:p>8,514</text:p>
          </table:table-cell>
          <table:table-cell office:value-type="float" office:value="2.0986" calcext:value-type="float">
            <text:p>2,0986</text:p>
          </table:table-cell>
          <table:table-cell office:value-type="float" office:value="28.482" calcext:value-type="float">
            <text:p>28,482</text:p>
          </table:table-cell>
          <table:table-cell office:value-type="float" office:value="59.603" calcext:value-type="float">
            <text:p>59,60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18" calcext:value-type="date">
            <text:p>18 de out de 97</text:p>
          </table:table-cell>
          <table:table-cell table:style-name="ce3" office:value-type="date" office:date-value="1997-10-18" calcext:value-type="date">
            <text:p>1997-10-18</text:p>
          </table:table-cell>
          <table:table-cell office:value-type="float" office:value="5" calcext:value-type="float">
            <text:p>5</text:p>
          </table:table-cell>
          <table:table-cell office:value-type="float" office:value="33.381" calcext:value-type="float">
            <text:p>33,381</text:p>
          </table:table-cell>
          <table:table-cell office:value-type="float" office:value="9.518" calcext:value-type="float">
            <text:p>9,518</text:p>
          </table:table-cell>
          <table:table-cell office:value-type="float" office:value="1.6657" calcext:value-type="float">
            <text:p>1,6657</text:p>
          </table:table-cell>
          <table:table-cell office:value-type="float" office:value="31.996" calcext:value-type="float">
            <text:p>31,996</text:p>
          </table:table-cell>
          <table:table-cell office:value-type="float" office:value="51.217" calcext:value-type="float">
            <text:p>51,21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19" calcext:value-type="date">
            <text:p>19 de out de 97</text:p>
          </table:table-cell>
          <table:table-cell table:style-name="ce3" office:value-type="date" office:date-value="1997-10-19" calcext:value-type="date">
            <text:p>1997-10-19</text:p>
          </table:table-cell>
          <table:table-cell office:value-type="float" office:value="13" calcext:value-type="float">
            <text:p>13</text:p>
          </table:table-cell>
          <table:table-cell office:value-type="float" office:value="39.523" calcext:value-type="float">
            <text:p>39,523</text:p>
          </table:table-cell>
          <table:table-cell office:value-type="float" office:value="7.25" calcext:value-type="float">
            <text:p>7,25</text:p>
          </table:table-cell>
          <table:table-cell office:value-type="float" office:value="1.4371" calcext:value-type="float">
            <text:p>1,4371</text:p>
          </table:table-cell>
          <table:table-cell office:value-type="float" office:value="71.61" calcext:value-type="float">
            <text:p>71,61</text:p>
          </table:table-cell>
          <table:table-cell office:value-type="float" office:value="57.307" calcext:value-type="float">
            <text:p>57,30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20" calcext:value-type="date">
            <text:p>20 de out de 97</text:p>
          </table:table-cell>
          <table:table-cell table:style-name="ce3" office:value-type="date" office:date-value="1997-10-20" calcext:value-type="date">
            <text:p>1997-10-20</text:p>
          </table:table-cell>
          <table:table-cell office:value-type="float" office:value="2" calcext:value-type="float">
            <text:p>2</text:p>
          </table:table-cell>
          <table:table-cell office:value-type="float" office:value="35.556" calcext:value-type="float">
            <text:p>35,556</text:p>
          </table:table-cell>
          <table:table-cell office:value-type="float" office:value="5.9125" calcext:value-type="float">
            <text:p>5,9125</text:p>
          </table:table-cell>
          <table:table-cell office:value-type="float" office:value="2.8871" calcext:value-type="float">
            <text:p>2,8871</text:p>
          </table:table-cell>
          <table:table-cell office:value-type="float" office:value="26.16" calcext:value-type="float">
            <text:p>26,16</text:p>
          </table:table-cell>
          <table:table-cell office:value-type="float" office:value="66.313" calcext:value-type="float">
            <text:p>66,31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21" calcext:value-type="date">
            <text:p>21 de out de 97</text:p>
          </table:table-cell>
          <table:table-cell table:style-name="ce3" office:value-type="date" office:date-value="1997-10-21" calcext:value-type="date">
            <text:p>1997-10-21</text:p>
          </table:table-cell>
          <table:table-cell office:value-type="float" office:value="9" calcext:value-type="float">
            <text:p>9</text:p>
          </table:table-cell>
          <table:table-cell office:value-type="float" office:value="48.199" calcext:value-type="float">
            <text:p>48,199</text:p>
          </table:table-cell>
          <table:table-cell office:value-type="float" office:value="12.08" calcext:value-type="float">
            <text:p>12,08</text:p>
          </table:table-cell>
          <table:table-cell office:value-type="float" office:value="5.2043" calcext:value-type="float">
            <text:p>5,2043</text:p>
          </table:table-cell>
          <table:table-cell office:value-type="float" office:value="13.805" calcext:value-type="float">
            <text:p>13,805</text:p>
          </table:table-cell>
          <table:table-cell office:value-type="float" office:value="95.498" calcext:value-type="float">
            <text:p>95,49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22" calcext:value-type="date">
            <text:p>22 de out de 97</text:p>
          </table:table-cell>
          <table:table-cell table:style-name="ce3" office:value-type="date" office:date-value="1997-10-22" calcext:value-type="date">
            <text:p>1997-10-22</text:p>
          </table:table-cell>
          <table:table-cell office:value-type="float" office:value="8" calcext:value-type="float">
            <text:p>8</text:p>
          </table:table-cell>
          <table:table-cell office:value-type="float" office:value="40.562" calcext:value-type="float">
            <text:p>40,562</text:p>
          </table:table-cell>
          <table:table-cell office:value-type="float" office:value="6.9625" calcext:value-type="float">
            <text:p>6,9625</text:p>
          </table:table-cell>
          <table:table-cell office:value-type="float" office:value="5.2657" calcext:value-type="float">
            <text:p>5,2657</text:p>
          </table:table-cell>
          <table:table-cell office:value-type="float" office:value="21.765" calcext:value-type="float">
            <text:p>21,765</text:p>
          </table:table-cell>
          <table:table-cell office:value-type="float" office:value="64.8" calcext:value-type="float">
            <text:p>64,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23" calcext:value-type="date">
            <text:p>23 de out de 97</text:p>
          </table:table-cell>
          <table:table-cell table:style-name="ce3" office:value-type="date" office:date-value="1997-10-23" calcext:value-type="date">
            <text:p>1997-10-23</text:p>
          </table:table-cell>
          <table:table-cell office:value-type="float" office:value="9" calcext:value-type="float">
            <text:p>9</text:p>
          </table:table-cell>
          <table:table-cell office:value-type="float" office:value="34.541" calcext:value-type="float">
            <text:p>34,541</text:p>
          </table:table-cell>
          <table:table-cell office:value-type="float" office:value="5.495" calcext:value-type="float">
            <text:p>5,495</text:p>
          </table:table-cell>
          <table:table-cell office:value-type="float" office:value="2.0857" calcext:value-type="float">
            <text:p>2,0857</text:p>
          </table:table-cell>
          <table:table-cell office:value-type="float" office:value="39.247" calcext:value-type="float">
            <text:p>39,247</text:p>
          </table:table-cell>
          <table:table-cell office:value-type="float" office:value="69.928" calcext:value-type="float">
            <text:p>69,92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24" calcext:value-type="date">
            <text:p>24 de out de 97</text:p>
          </table:table-cell>
          <table:table-cell table:style-name="ce3" office:value-type="date" office:date-value="1997-10-24" calcext:value-type="date">
            <text:p>1997-10-24</text:p>
          </table:table-cell>
          <table:table-cell office:value-type="float" office:value="12" calcext:value-type="float">
            <text:p>12</text:p>
          </table:table-cell>
          <table:table-cell office:value-type="float" office:value="53.411" calcext:value-type="float">
            <text:p>53,411</text:p>
          </table:table-cell>
          <table:table-cell office:value-type="float" office:value="13.355" calcext:value-type="float">
            <text:p>13,355</text:p>
          </table:table-cell>
          <table:table-cell office:value-type="float" office:value="3.8814" calcext:value-type="float">
            <text:p>3,8814</text:p>
          </table:table-cell>
          <table:table-cell office:value-type="float" office:value="56.415" calcext:value-type="float">
            <text:p>56,415</text:p>
          </table:table-cell>
          <table:table-cell office:value-type="float" office:value="122.685" calcext:value-type="float">
            <text:p>122,68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25" calcext:value-type="date">
            <text:p>25 de out de 97</text:p>
          </table:table-cell>
          <table:table-cell table:style-name="ce3" office:value-type="date" office:date-value="1997-10-25" calcext:value-type="date">
            <text:p>1997-10-25</text:p>
          </table:table-cell>
          <table:table-cell office:value-type="float" office:value="12" calcext:value-type="float">
            <text:p>12</text:p>
          </table:table-cell>
          <table:table-cell office:value-type="float" office:value="73.364" calcext:value-type="float">
            <text:p>73,364</text:p>
          </table:table-cell>
          <table:table-cell office:value-type="float" office:value="16.574" calcext:value-type="float">
            <text:p>16,574</text:p>
          </table:table-cell>
          <table:table-cell office:value-type="float" office:value="3.9043" calcext:value-type="float">
            <text:p>3,9043</text:p>
          </table:table-cell>
          <table:table-cell office:value-type="float" office:value="73.345" calcext:value-type="float">
            <text:p>73,345</text:p>
          </table:table-cell>
          <table:table-cell office:value-type="float" office:value="125.353" calcext:value-type="float">
            <text:p>125,35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26" calcext:value-type="date">
            <text:p>26 de out de 97</text:p>
          </table:table-cell>
          <table:table-cell table:style-name="ce3" office:value-type="date" office:date-value="1997-10-26" calcext:value-type="date">
            <text:p>1997-10-26</text:p>
          </table:table-cell>
          <table:table-cell office:value-type="float" office:value="5" calcext:value-type="float">
            <text:p>5</text:p>
          </table:table-cell>
          <table:table-cell office:value-type="float" office:value="43.218" calcext:value-type="float">
            <text:p>43,218</text:p>
          </table:table-cell>
          <table:table-cell office:value-type="float" office:value="5.8725" calcext:value-type="float">
            <text:p>5,8725</text:p>
          </table:table-cell>
          <table:table-cell office:value-type="float" office:value="2.5129" calcext:value-type="float">
            <text:p>2,5129</text:p>
          </table:table-cell>
          <table:table-cell office:value-type="float" office:value="53.282" calcext:value-type="float">
            <text:p>53,282</text:p>
          </table:table-cell>
          <table:table-cell office:value-type="float" office:value="75.077" calcext:value-type="float">
            <text:p>75,07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27" calcext:value-type="date">
            <text:p>27 de out de 97</text:p>
          </table:table-cell>
          <table:table-cell table:style-name="ce3" office:value-type="date" office:date-value="1997-10-27" calcext:value-type="date">
            <text:p>1997-10-27</text:p>
          </table:table-cell>
          <table:table-cell office:value-type="float" office:value="14" calcext:value-type="float">
            <text:p>14</text:p>
          </table:table-cell>
          <table:table-cell office:value-type="float" office:value="53.001" calcext:value-type="float">
            <text:p>53,001</text:p>
          </table:table-cell>
          <table:table-cell office:value-type="float" office:value="8.465" calcext:value-type="float">
            <text:p>8,465</text:p>
          </table:table-cell>
          <table:table-cell office:value-type="float" office:value="2.2086" calcext:value-type="float">
            <text:p>2,2086</text:p>
          </table:table-cell>
          <table:table-cell office:value-type="float" office:value="66.826" calcext:value-type="float">
            <text:p>66,826</text:p>
          </table:table-cell>
          <table:table-cell office:value-type="float" office:value="101.19" calcext:value-type="float">
            <text:p>101,19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28" calcext:value-type="date">
            <text:p>28 de out de 97</text:p>
          </table:table-cell>
          <table:table-cell table:style-name="ce3" office:value-type="date" office:date-value="1997-10-28" calcext:value-type="date">
            <text:p>1997-10-28</text:p>
          </table:table-cell>
          <table:table-cell office:value-type="float" office:value="7" calcext:value-type="float">
            <text:p>7</text:p>
          </table:table-cell>
          <table:table-cell office:value-type="float" office:value="69.322" calcext:value-type="float">
            <text:p>69,322</text:p>
          </table:table-cell>
          <table:table-cell office:value-type="float" office:value="15.222" calcext:value-type="float">
            <text:p>15,222</text:p>
          </table:table-cell>
          <table:table-cell office:value-type="float" office:value="4.6686" calcext:value-type="float">
            <text:p>4,6686</text:p>
          </table:table-cell>
          <table:table-cell office:value-type="float" office:value="77.314" calcext:value-type="float">
            <text:p>77,314</text:p>
          </table:table-cell>
          <table:table-cell office:value-type="float" office:value="175.943" calcext:value-type="float">
            <text:p>175,94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29" calcext:value-type="date">
            <text:p>29 de out de 97</text:p>
          </table:table-cell>
          <table:table-cell table:style-name="ce3" office:value-type="date" office:date-value="1997-10-29" calcext:value-type="date">
            <text:p>1997-10-29</text:p>
          </table:table-cell>
          <table:table-cell office:value-type="float" office:value="13" calcext:value-type="float">
            <text:p>13</text:p>
          </table:table-cell>
          <table:table-cell office:value-type="float" office:value="81.587" calcext:value-type="float">
            <text:p>81,587</text:p>
          </table:table-cell>
          <table:table-cell office:value-type="float" office:value="19.6" calcext:value-type="float">
            <text:p>19,6</text:p>
          </table:table-cell>
          <table:table-cell office:value-type="float" office:value="5.0629" calcext:value-type="float">
            <text:p>5,0629</text:p>
          </table:table-cell>
          <table:table-cell office:value-type="float" office:value="72.323" calcext:value-type="float">
            <text:p>72,323</text:p>
          </table:table-cell>
          <table:table-cell office:value-type="float" office:value="163.917" calcext:value-type="float">
            <text:p>163,91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30" calcext:value-type="date">
            <text:p>30 de out de 97</text:p>
          </table:table-cell>
          <table:table-cell table:style-name="ce3" office:value-type="date" office:date-value="1997-10-30" calcext:value-type="date">
            <text:p>1997-10-30</text:p>
          </table:table-cell>
          <table:table-cell office:value-type="float" office:value="15" calcext:value-type="float">
            <text:p>15</text:p>
          </table:table-cell>
          <table:table-cell office:value-type="float" office:value="51.601" calcext:value-type="float">
            <text:p>51,601</text:p>
          </table:table-cell>
          <table:table-cell office:value-type="float" office:value="6.7867" calcext:value-type="float">
            <text:p>6,7867</text:p>
          </table:table-cell>
          <table:table-cell office:value-type="float" office:value="2.5729" calcext:value-type="float">
            <text:p>2,5729</text:p>
          </table:table-cell>
          <table:table-cell office:value-type="float" office:value="57.043" calcext:value-type="float">
            <text:p>57,043</text:p>
          </table:table-cell>
          <table:table-cell office:value-type="float" office:value="105.775" calcext:value-type="float">
            <text:p>105,77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0-31" calcext:value-type="date">
            <text:p>31 de out de 97</text:p>
          </table:table-cell>
          <table:table-cell table:style-name="ce3" office:value-type="date" office:date-value="1997-10-31" calcext:value-type="date">
            <text:p>1997-10-31</text:p>
          </table:table-cell>
          <table:table-cell office:value-type="float" office:value="11" calcext:value-type="float">
            <text:p>11</text:p>
          </table:table-cell>
          <table:table-cell office:value-type="float" office:value="61.688" calcext:value-type="float">
            <text:p>61,688</text:p>
          </table:table-cell>
          <table:table-cell office:value-type="float" office:value="7.6425" calcext:value-type="float">
            <text:p>7,6425</text:p>
          </table:table-cell>
          <table:table-cell office:value-type="float" office:value="3.1586" calcext:value-type="float">
            <text:p>3,1586</text:p>
          </table:table-cell>
          <table:table-cell office:value-type="float" office:value="85.555" calcext:value-type="float">
            <text:p>85,555</text:p>
          </table:table-cell>
          <table:table-cell office:value-type="float" office:value="136.287" calcext:value-type="float">
            <text:p>136,28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01" calcext:value-type="date">
            <text:p>1 de nov de 97</text:p>
          </table:table-cell>
          <table:table-cell table:style-name="ce3" office:value-type="date" office:date-value="1997-11-01" calcext:value-type="date">
            <text:p>1997-11-01</text:p>
          </table:table-cell>
          <table:table-cell office:value-type="float" office:value="11" calcext:value-type="float">
            <text:p>11</text:p>
          </table:table-cell>
          <table:table-cell office:value-type="float" office:value="63.134" calcext:value-type="float">
            <text:p>63,134</text:p>
          </table:table-cell>
          <table:table-cell office:value-type="float" office:value="7.31" calcext:value-type="float">
            <text:p>7,31</text:p>
          </table:table-cell>
          <table:table-cell office:value-type="float" office:value="3.5986" calcext:value-type="float">
            <text:p>3,5986</text:p>
          </table:table-cell>
          <table:table-cell office:value-type="float" office:value="64.093" calcext:value-type="float">
            <text:p>64,093</text:p>
          </table:table-cell>
          <table:table-cell office:value-type="float" office:value="99.568" calcext:value-type="float">
            <text:p>99,56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02" calcext:value-type="date">
            <text:p>2 de nov de 97</text:p>
          </table:table-cell>
          <table:table-cell table:style-name="ce3" office:value-type="date" office:date-value="1997-11-02" calcext:value-type="date">
            <text:p>1997-11-02</text:p>
          </table:table-cell>
          <table:table-cell office:value-type="float" office:value="3" calcext:value-type="float">
            <text:p>3</text:p>
          </table:table-cell>
          <table:table-cell office:value-type="float" office:value="42.499" calcext:value-type="float">
            <text:p>42,499</text:p>
          </table:table-cell>
          <table:table-cell office:value-type="float" office:value="5.754" calcext:value-type="float">
            <text:p>5,754</text:p>
          </table:table-cell>
          <table:table-cell office:value-type="float" office:value="3.2343" calcext:value-type="float">
            <text:p>3,2343</text:p>
          </table:table-cell>
          <table:table-cell office:value-type="float" office:value="62.247" calcext:value-type="float">
            <text:p>62,247</text:p>
          </table:table-cell>
          <table:table-cell office:value-type="float" office:value="89.945" calcext:value-type="float">
            <text:p>89,94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03" calcext:value-type="date">
            <text:p>3 de nov de 97</text:p>
          </table:table-cell>
          <table:table-cell table:style-name="ce3" office:value-type="date" office:date-value="1997-11-03" calcext:value-type="date">
            <text:p>1997-11-03</text:p>
          </table:table-cell>
          <table:table-cell office:value-type="float" office:value="9" calcext:value-type="float">
            <text:p>9</text:p>
          </table:table-cell>
          <table:table-cell office:value-type="float" office:value="51.655" calcext:value-type="float">
            <text:p>51,655</text:p>
          </table:table-cell>
          <table:table-cell office:value-type="float" office:value="8.82" calcext:value-type="float">
            <text:p>8,82</text:p>
          </table:table-cell>
          <table:table-cell office:value-type="float" office:value="3.8443" calcext:value-type="float">
            <text:p>3,8443</text:p>
          </table:table-cell>
          <table:table-cell office:value-type="float" office:value="90.183" calcext:value-type="float">
            <text:p>90,183</text:p>
          </table:table-cell>
          <table:table-cell office:value-type="float" office:value="134.368" calcext:value-type="float">
            <text:p>134,36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04" calcext:value-type="date">
            <text:p>4 de nov de 97</text:p>
          </table:table-cell>
          <table:table-cell table:style-name="ce3" office:value-type="date" office:date-value="1997-11-04" calcext:value-type="date">
            <text:p>1997-11-04</text:p>
          </table:table-cell>
          <table:table-cell office:value-type="float" office:value="12" calcext:value-type="float">
            <text:p>12</text:p>
          </table:table-cell>
          <table:table-cell office:value-type="float" office:value="37.531" calcext:value-type="float">
            <text:p>37,531</text:p>
          </table:table-cell>
          <table:table-cell office:value-type="float" office:value="10.9" calcext:value-type="float">
            <text:p>10,9</text:p>
          </table:table-cell>
          <table:table-cell office:value-type="float" office:value="2.07" calcext:value-type="float">
            <text:p>2,07</text:p>
          </table:table-cell>
          <table:table-cell office:value-type="float" office:value="26.543" calcext:value-type="float">
            <text:p>26,543</text:p>
          </table:table-cell>
          <table:table-cell office:value-type="float" office:value="65.298" calcext:value-type="float">
            <text:p>65,29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05" calcext:value-type="date">
            <text:p>5 de nov de 97</text:p>
          </table:table-cell>
          <table:table-cell table:style-name="ce3" office:value-type="date" office:date-value="1997-11-05" calcext:value-type="date">
            <text:p>1997-11-05</text:p>
          </table:table-cell>
          <table:table-cell office:value-type="float" office:value="10" calcext:value-type="float">
            <text:p>10</text:p>
          </table:table-cell>
          <table:table-cell office:value-type="float" office:value="47.737" calcext:value-type="float">
            <text:p>47,737</text:p>
          </table:table-cell>
          <table:table-cell office:value-type="float" office:value="10.016" calcext:value-type="float">
            <text:p>10,016</text:p>
          </table:table-cell>
          <table:table-cell office:value-type="float" office:value="2.2971" calcext:value-type="float">
            <text:p>2,2971</text:p>
          </table:table-cell>
          <table:table-cell office:value-type="float" office:value="37.788" calcext:value-type="float">
            <text:p>37,788</text:p>
          </table:table-cell>
          <table:table-cell office:value-type="float" office:value="68.137" calcext:value-type="float">
            <text:p>68,13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06" calcext:value-type="date">
            <text:p>6 de nov de 97</text:p>
          </table:table-cell>
          <table:table-cell table:style-name="ce3" office:value-type="date" office:date-value="1997-11-06" calcext:value-type="date">
            <text:p>1997-11-06</text:p>
          </table:table-cell>
          <table:table-cell office:value-type="float" office:value="9" calcext:value-type="float">
            <text:p>9</text:p>
          </table:table-cell>
          <table:table-cell office:value-type="float" office:value="67.961" calcext:value-type="float">
            <text:p>67,961</text:p>
          </table:table-cell>
          <table:table-cell office:value-type="float" office:value="12.302" calcext:value-type="float">
            <text:p>12,302</text:p>
          </table:table-cell>
          <table:table-cell office:value-type="float" office:value="3.8643" calcext:value-type="float">
            <text:p>3,8643</text:p>
          </table:table-cell>
          <table:table-cell office:value-type="float" office:value="58.167" calcext:value-type="float">
            <text:p>58,167</text:p>
          </table:table-cell>
          <table:table-cell office:value-type="float" office:value="156.458" calcext:value-type="float">
            <text:p>156,45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07" calcext:value-type="date">
            <text:p>7 de nov de 97</text:p>
          </table:table-cell>
          <table:table-cell table:style-name="ce3" office:value-type="date" office:date-value="1997-11-07" calcext:value-type="date">
            <text:p>1997-11-07</text:p>
          </table:table-cell>
          <table:table-cell office:value-type="float" office:value="15" calcext:value-type="float">
            <text:p>15</text:p>
          </table:table-cell>
          <table:table-cell office:value-type="float" office:value="63.308" calcext:value-type="float">
            <text:p>63,308</text:p>
          </table:table-cell>
          <table:table-cell office:value-type="float" office:value="9.424" calcext:value-type="float">
            <text:p>9,424</text:p>
          </table:table-cell>
          <table:table-cell office:value-type="float" office:value="3.8257" calcext:value-type="float">
            <text:p>3,8257</text:p>
          </table:table-cell>
          <table:table-cell office:value-type="float" office:value="69.453" calcext:value-type="float">
            <text:p>69,453</text:p>
          </table:table-cell>
          <table:table-cell office:value-type="float" office:value="143.658" calcext:value-type="float">
            <text:p>143,65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08" calcext:value-type="date">
            <text:p>8 de nov de 97</text:p>
          </table:table-cell>
          <table:table-cell table:style-name="ce3" office:value-type="date" office:date-value="1997-11-08" calcext:value-type="date">
            <text:p>1997-11-08</text:p>
          </table:table-cell>
          <table:table-cell office:value-type="float" office:value="10" calcext:value-type="float">
            <text:p>10</text:p>
          </table:table-cell>
          <table:table-cell office:value-type="float" office:value="43.653" calcext:value-type="float">
            <text:p>43,653</text:p>
          </table:table-cell>
          <table:table-cell office:value-type="float" office:value="6.542" calcext:value-type="float">
            <text:p>6,542</text:p>
          </table:table-cell>
          <table:table-cell office:value-type="float" office:value="2.815" calcext:value-type="float">
            <text:p>2,815</text:p>
          </table:table-cell>
          <table:table-cell office:value-type="float" office:value="96.83" calcext:value-type="float">
            <text:p>96,83</text:p>
          </table:table-cell>
          <table:table-cell office:value-type="float" office:value="77.992" calcext:value-type="float">
            <text:p>77,99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09" calcext:value-type="date">
            <text:p>9 de nov de 97</text:p>
          </table:table-cell>
          <table:table-cell table:style-name="ce3" office:value-type="date" office:date-value="1997-11-09" calcext:value-type="date">
            <text:p>1997-11-09</text:p>
          </table:table-cell>
          <table:table-cell office:value-type="float" office:value="13" calcext:value-type="float">
            <text:p>13</text:p>
          </table:table-cell>
          <table:table-cell office:value-type="float" office:value="50.565" calcext:value-type="float">
            <text:p>50,565</text:p>
          </table:table-cell>
          <table:table-cell office:value-type="float" office:value="10.506" calcext:value-type="float">
            <text:p>10,506</text:p>
          </table:table-cell>
          <table:table-cell office:value-type="float" office:value="2.155" calcext:value-type="float">
            <text:p>2,155</text:p>
          </table:table-cell>
          <table:table-cell office:value-type="float" office:value="104.495" calcext:value-type="float">
            <text:p>104,495</text:p>
          </table:table-cell>
          <table:table-cell office:value-type="float" office:value="78.028" calcext:value-type="float">
            <text:p>78,02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10" calcext:value-type="date">
            <text:p>10 de nov de 97</text:p>
          </table:table-cell>
          <table:table-cell table:style-name="ce3" office:value-type="date" office:date-value="1997-11-10" calcext:value-type="date">
            <text:p>1997-11-10</text:p>
          </table:table-cell>
          <table:table-cell office:value-type="float" office:value="12" calcext:value-type="float">
            <text:p>12</text:p>
          </table:table-cell>
          <table:table-cell office:value-type="float" office:value="99.133" calcext:value-type="float">
            <text:p>99,133</text:p>
          </table:table-cell>
          <table:table-cell office:value-type="float" office:value="20.82" calcext:value-type="float">
            <text:p>20,82</text:p>
          </table:table-cell>
          <table:table-cell office:value-type="float" office:value="3.435" calcext:value-type="float">
            <text:p>3,435</text:p>
          </table:table-cell>
          <table:table-cell office:value-type="float" office:value="130.215" calcext:value-type="float">
            <text:p>130,215</text:p>
          </table:table-cell>
          <table:table-cell office:value-type="float" office:value="167.342" calcext:value-type="float">
            <text:p>167,34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11" calcext:value-type="date">
            <text:p>11 de nov de 97</text:p>
          </table:table-cell>
          <table:table-cell table:style-name="ce3" office:value-type="date" office:date-value="1997-11-11" calcext:value-type="date">
            <text:p>1997-11-11</text:p>
          </table:table-cell>
          <table:table-cell office:value-type="float" office:value="8" calcext:value-type="float">
            <text:p>8</text:p>
          </table:table-cell>
          <table:table-cell office:value-type="float" office:value="98.228" calcext:value-type="float">
            <text:p>98,228</text:p>
          </table:table-cell>
          <table:table-cell office:value-type="float" office:value="20.328" calcext:value-type="float">
            <text:p>20,328</text:p>
          </table:table-cell>
          <table:table-cell office:value-type="float" office:value="5.2917" calcext:value-type="float">
            <text:p>5,2917</text:p>
          </table:table-cell>
          <table:table-cell office:value-type="float" office:value="108.818" calcext:value-type="float">
            <text:p>108,818</text:p>
          </table:table-cell>
          <table:table-cell office:value-type="float" office:value="224.103" calcext:value-type="float">
            <text:p>224,10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12" calcext:value-type="date">
            <text:p>12 de nov de 97</text:p>
          </table:table-cell>
          <table:table-cell table:style-name="ce3" office:value-type="date" office:date-value="1997-11-12" calcext:value-type="date">
            <text:p>1997-11-12</text:p>
          </table:table-cell>
          <table:table-cell office:value-type="float" office:value="12" calcext:value-type="float">
            <text:p>12</text:p>
          </table:table-cell>
          <table:table-cell office:value-type="float" office:value="72.944" calcext:value-type="float">
            <text:p>72,944</text:p>
          </table:table-cell>
          <table:table-cell office:value-type="float" office:value="12.114" calcext:value-type="float">
            <text:p>12,114</text:p>
          </table:table-cell>
          <table:table-cell office:value-type="float" office:value="5.3357" calcext:value-type="float">
            <text:p>5,3357</text:p>
          </table:table-cell>
          <table:table-cell office:value-type="float" office:value="81.462" calcext:value-type="float">
            <text:p>81,462</text:p>
          </table:table-cell>
          <table:table-cell office:value-type="float" office:value="146.037" calcext:value-type="float">
            <text:p>146,03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13" calcext:value-type="date">
            <text:p>13 de nov de 97</text:p>
          </table:table-cell>
          <table:table-cell table:style-name="ce3" office:value-type="date" office:date-value="1997-11-13" calcext:value-type="date">
            <text:p>1997-11-13</text:p>
          </table:table-cell>
          <table:table-cell office:value-type="float" office:value="13" calcext:value-type="float">
            <text:p>13</text:p>
          </table:table-cell>
          <table:table-cell office:value-type="float" office:value="79.685" calcext:value-type="float">
            <text:p>79,685</text:p>
          </table:table-cell>
          <table:table-cell office:value-type="float" office:value="14.035" calcext:value-type="float">
            <text:p>14,035</text:p>
          </table:table-cell>
          <table:table-cell office:value-type="float" office:value="4.17" calcext:value-type="float">
            <text:p>4,17</text:p>
          </table:table-cell>
          <table:table-cell office:value-type="float" office:value="70.613" calcext:value-type="float">
            <text:p>70,613</text:p>
          </table:table-cell>
          <table:table-cell office:value-type="float" office:value="117.792" calcext:value-type="float">
            <text:p>117,79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14" calcext:value-type="date">
            <text:p>14 de nov de 97</text:p>
          </table:table-cell>
          <table:table-cell table:style-name="ce3" office:value-type="date" office:date-value="1997-11-14" calcext:value-type="date">
            <text:p>1997-11-14</text:p>
          </table:table-cell>
          <table:table-cell office:value-type="float" office:value="13" calcext:value-type="float">
            <text:p>13</text:p>
          </table:table-cell>
          <table:table-cell office:value-type="float" office:value="48.871" calcext:value-type="float">
            <text:p>48,871</text:p>
          </table:table-cell>
          <table:table-cell office:value-type="float" office:value="10.5667" calcext:value-type="float">
            <text:p>10,5667</text:p>
          </table:table-cell>
          <table:table-cell office:value-type="float" office:value="4.0683" calcext:value-type="float">
            <text:p>4,0683</text:p>
          </table:table-cell>
          <table:table-cell office:value-type="float" office:value="48.832" calcext:value-type="float">
            <text:p>48,832</text:p>
          </table:table-cell>
          <table:table-cell office:value-type="float" office:value="88.13" calcext:value-type="float">
            <text:p>88,1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15" calcext:value-type="date">
            <text:p>15 de nov de 97</text:p>
          </table:table-cell>
          <table:table-cell table:style-name="ce3" office:value-type="date" office:date-value="1997-11-15" calcext:value-type="date">
            <text:p>1997-11-15</text:p>
          </table:table-cell>
          <table:table-cell office:value-type="float" office:value="11" calcext:value-type="float">
            <text:p>11</text:p>
          </table:table-cell>
          <table:table-cell office:value-type="float" office:value="26.877" calcext:value-type="float">
            <text:p>26,877</text:p>
          </table:table-cell>
          <table:table-cell office:value-type="float" office:value="7.1533" calcext:value-type="float">
            <text:p>7,1533</text:p>
          </table:table-cell>
          <table:table-cell office:value-type="float" office:value="1.8517" calcext:value-type="float">
            <text:p>1,8517</text:p>
          </table:table-cell>
          <table:table-cell office:value-type="float" office:value="28.943" calcext:value-type="float">
            <text:p>28,943</text:p>
          </table:table-cell>
          <table:table-cell office:value-type="float" office:value="58.676" calcext:value-type="float">
            <text:p>58,67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16" calcext:value-type="date">
            <text:p>16 de nov de 97</text:p>
          </table:table-cell>
          <table:table-cell table:style-name="ce3" office:value-type="date" office:date-value="1997-11-16" calcext:value-type="date">
            <text:p>1997-11-16</text:p>
          </table:table-cell>
          <table:table-cell office:value-type="float" office:value="7" calcext:value-type="float">
            <text:p>7</text:p>
          </table:table-cell>
          <table:table-cell office:value-type="float" office:value="37.922" calcext:value-type="float">
            <text:p>37,922</text:p>
          </table:table-cell>
          <table:table-cell office:value-type="float" office:value="5.7367" calcext:value-type="float">
            <text:p>5,7367</text:p>
          </table:table-cell>
          <table:table-cell office:value-type="float" office:value="2.3433" calcext:value-type="float">
            <text:p>2,3433</text:p>
          </table:table-cell>
          <table:table-cell office:value-type="float" office:value="71.332" calcext:value-type="float">
            <text:p>71,332</text:p>
          </table:table-cell>
          <table:table-cell office:value-type="float" office:value="83.636" calcext:value-type="float">
            <text:p>83,63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17" calcext:value-type="date">
            <text:p>17 de nov de 97</text:p>
          </table:table-cell>
          <table:table-cell table:style-name="ce3" office:value-type="date" office:date-value="1997-11-17" calcext:value-type="date">
            <text:p>1997-11-17</text:p>
          </table:table-cell>
          <table:table-cell office:value-type="float" office:value="8" calcext:value-type="float">
            <text:p>8</text:p>
          </table:table-cell>
          <table:table-cell office:value-type="float" office:value="50.927" calcext:value-type="float">
            <text:p>50,927</text:p>
          </table:table-cell>
          <table:table-cell office:value-type="float" office:value="7.3667" calcext:value-type="float">
            <text:p>7,3667</text:p>
          </table:table-cell>
          <table:table-cell office:value-type="float" office:value="4.3083" calcext:value-type="float">
            <text:p>4,3083</text:p>
          </table:table-cell>
          <table:table-cell office:value-type="float" office:value="63.782" calcext:value-type="float">
            <text:p>63,782</text:p>
          </table:table-cell>
          <table:table-cell office:value-type="float" office:value="183.09" calcext:value-type="float">
            <text:p>183,09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18" calcext:value-type="date">
            <text:p>18 de nov de 97</text:p>
          </table:table-cell>
          <table:table-cell table:style-name="ce3" office:value-type="date" office:date-value="1997-11-18" calcext:value-type="date">
            <text:p>1997-11-18</text:p>
          </table:table-cell>
          <table:table-cell office:value-type="float" office:value="9" calcext:value-type="float">
            <text:p>9</text:p>
          </table:table-cell>
          <table:table-cell office:value-type="float" office:value="37.668" calcext:value-type="float">
            <text:p>37,668</text:p>
          </table:table-cell>
          <table:table-cell office:value-type="float" office:value="6.47" calcext:value-type="float">
            <text:p>6,47</text:p>
          </table:table-cell>
          <table:table-cell office:value-type="float" office:value="4.4867" calcext:value-type="float">
            <text:p>4,4867</text:p>
          </table:table-cell>
          <table:table-cell office:value-type="float" office:value="25.778" calcext:value-type="float">
            <text:p>25,778</text:p>
          </table:table-cell>
          <table:table-cell office:value-type="float" office:value="95.068" calcext:value-type="float">
            <text:p>95,06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19" calcext:value-type="date">
            <text:p>19 de nov de 97</text:p>
          </table:table-cell>
          <table:table-cell table:style-name="ce3" office:value-type="date" office:date-value="1997-11-19" calcext:value-type="date">
            <text:p>1997-11-19</text:p>
          </table:table-cell>
          <table:table-cell office:value-type="float" office:value="8" calcext:value-type="float">
            <text:p>8</text:p>
          </table:table-cell>
          <table:table-cell office:value-type="float" office:value="32.051" calcext:value-type="float">
            <text:p>32,051</text:p>
          </table:table-cell>
          <table:table-cell office:value-type="float" office:value="9.97" calcext:value-type="float">
            <text:p>9,97</text:p>
          </table:table-cell>
          <table:table-cell office:value-type="float" office:value="2.4783" calcext:value-type="float">
            <text:p>2,4783</text:p>
          </table:table-cell>
          <table:table-cell office:value-type="float" office:value="27.848" calcext:value-type="float">
            <text:p>27,848</text:p>
          </table:table-cell>
          <table:table-cell office:value-type="float" office:value="66.38" calcext:value-type="float">
            <text:p>66,3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20" calcext:value-type="date">
            <text:p>20 de nov de 97</text:p>
          </table:table-cell>
          <table:table-cell table:style-name="ce3" office:value-type="date" office:date-value="1997-11-20" calcext:value-type="date">
            <text:p>1997-11-20</text:p>
          </table:table-cell>
          <table:table-cell office:value-type="float" office:value="8" calcext:value-type="float">
            <text:p>8</text:p>
          </table:table-cell>
          <table:table-cell office:value-type="float" office:value="43.319" calcext:value-type="float">
            <text:p>43,319</text:p>
          </table:table-cell>
          <table:table-cell office:value-type="float" office:value="12.765" calcext:value-type="float">
            <text:p>12,765</text:p>
          </table:table-cell>
          <table:table-cell office:value-type="float" office:value="2.605" calcext:value-type="float">
            <text:p>2,605</text:p>
          </table:table-cell>
          <table:table-cell office:value-type="float" office:value="54.376" calcext:value-type="float">
            <text:p>54,376</text:p>
          </table:table-cell>
          <table:table-cell office:value-type="float" office:value="85.475" calcext:value-type="float">
            <text:p>85,47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21" calcext:value-type="date">
            <text:p>21 de nov de 97</text:p>
          </table:table-cell>
          <table:table-cell table:style-name="ce3" office:value-type="date" office:date-value="1997-11-21" calcext:value-type="date">
            <text:p>1997-11-21</text:p>
          </table:table-cell>
          <table:table-cell office:value-type="float" office:value="9" calcext:value-type="float">
            <text:p>9</text:p>
          </table:table-cell>
          <table:table-cell office:value-type="float" office:value="54.37" calcext:value-type="float">
            <text:p>54,37</text:p>
          </table:table-cell>
          <table:table-cell office:value-type="float" office:value="14.035" calcext:value-type="float">
            <text:p>14,035</text:p>
          </table:table-cell>
          <table:table-cell office:value-type="float" office:value="3.9471" calcext:value-type="float">
            <text:p>3,9471</text:p>
          </table:table-cell>
          <table:table-cell office:value-type="float" office:value="48.268" calcext:value-type="float">
            <text:p>48,268</text:p>
          </table:table-cell>
          <table:table-cell office:value-type="float" office:value="111.02" calcext:value-type="float">
            <text:p>111,0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22" calcext:value-type="date">
            <text:p>22 de nov de 97</text:p>
          </table:table-cell>
          <table:table-cell table:style-name="ce3" office:value-type="date" office:date-value="1997-11-22" calcext:value-type="date">
            <text:p>1997-11-22</text:p>
          </table:table-cell>
          <table:table-cell office:value-type="float" office:value="7" calcext:value-type="float">
            <text:p>7</text:p>
          </table:table-cell>
          <table:table-cell office:value-type="float" office:value="47.938" calcext:value-type="float">
            <text:p>47,938</text:p>
          </table:table-cell>
          <table:table-cell office:value-type="float" office:value="8.295" calcext:value-type="float">
            <text:p>8,295</text:p>
          </table:table-cell>
          <table:table-cell office:value-type="float" office:value="3.5571" calcext:value-type="float">
            <text:p>3,5571</text:p>
          </table:table-cell>
          <table:table-cell office:value-type="float" office:value="68.817" calcext:value-type="float">
            <text:p>68,817</text:p>
          </table:table-cell>
          <table:table-cell office:value-type="float" office:value="88.157" calcext:value-type="float">
            <text:p>88,15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23" calcext:value-type="date">
            <text:p>23 de nov de 97</text:p>
          </table:table-cell>
          <table:table-cell table:style-name="ce3" office:value-type="date" office:date-value="1997-11-23" calcext:value-type="date">
            <text:p>1997-11-23</text:p>
          </table:table-cell>
          <table:table-cell office:value-type="float" office:value="10" calcext:value-type="float">
            <text:p>10</text:p>
          </table:table-cell>
          <table:table-cell office:value-type="float" office:value="46.672" calcext:value-type="float">
            <text:p>46,672</text:p>
          </table:table-cell>
          <table:table-cell office:value-type="float" office:value="5.8525" calcext:value-type="float">
            <text:p>5,8525</text:p>
          </table:table-cell>
          <table:table-cell office:value-type="float" office:value="2.7686" calcext:value-type="float">
            <text:p>2,7686</text:p>
          </table:table-cell>
          <table:table-cell office:value-type="float" office:value="60.195" calcext:value-type="float">
            <text:p>60,195</text:p>
          </table:table-cell>
          <table:table-cell office:value-type="float" office:value="77.74" calcext:value-type="float">
            <text:p>77,7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24" calcext:value-type="date">
            <text:p>24 de nov de 97</text:p>
          </table:table-cell>
          <table:table-cell table:style-name="ce3" office:value-type="date" office:date-value="1997-11-24" calcext:value-type="date">
            <text:p>1997-11-24</text:p>
          </table:table-cell>
          <table:table-cell office:value-type="float" office:value="7" calcext:value-type="float">
            <text:p>7</text:p>
          </table:table-cell>
          <table:table-cell office:value-type="float" office:value="40.365" calcext:value-type="float">
            <text:p>40,365</text:p>
          </table:table-cell>
          <table:table-cell office:value-type="float" office:value="9.915" calcext:value-type="float">
            <text:p>9,915</text:p>
          </table:table-cell>
          <table:table-cell office:value-type="float" office:value="3.8114" calcext:value-type="float">
            <text:p>3,8114</text:p>
          </table:table-cell>
          <table:table-cell office:value-type="float" office:value="56.587" calcext:value-type="float">
            <text:p>56,587</text:p>
          </table:table-cell>
          <table:table-cell office:value-type="float" office:value="102.698" calcext:value-type="float">
            <text:p>102,69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25" calcext:value-type="date">
            <text:p>25 de nov de 97</text:p>
          </table:table-cell>
          <table:table-cell table:style-name="ce3" office:value-type="date" office:date-value="1997-11-25" calcext:value-type="date">
            <text:p>1997-11-25</text:p>
          </table:table-cell>
          <table:table-cell office:value-type="float" office:value="16" calcext:value-type="float">
            <text:p>16</text:p>
          </table:table-cell>
          <table:table-cell office:value-type="float" office:value="38.898" calcext:value-type="float">
            <text:p>38,898</text:p>
          </table:table-cell>
          <table:table-cell office:value-type="float" office:value="8.45" calcext:value-type="float">
            <text:p>8,45</text:p>
          </table:table-cell>
          <table:table-cell office:value-type="float" office:value="2.32" calcext:value-type="float">
            <text:p>2,32</text:p>
          </table:table-cell>
          <table:table-cell office:value-type="float" office:value="38.115" calcext:value-type="float">
            <text:p>38,115</text:p>
          </table:table-cell>
          <table:table-cell office:value-type="float" office:value="72.878" calcext:value-type="float">
            <text:p>72,87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26" calcext:value-type="date">
            <text:p>26 de nov de 97</text:p>
          </table:table-cell>
          <table:table-cell table:style-name="ce3" office:value-type="date" office:date-value="1997-11-26" calcext:value-type="date">
            <text:p>1997-11-26</text:p>
          </table:table-cell>
          <table:table-cell office:value-type="float" office:value="12" calcext:value-type="float">
            <text:p>12</text:p>
          </table:table-cell>
          <table:table-cell office:value-type="float" office:value="42.872" calcext:value-type="float">
            <text:p>42,872</text:p>
          </table:table-cell>
          <table:table-cell office:value-type="float" office:value="8.5575" calcext:value-type="float">
            <text:p>8,5575</text:p>
          </table:table-cell>
          <table:table-cell office:value-type="float" office:value="2.8729" calcext:value-type="float">
            <text:p>2,8729</text:p>
          </table:table-cell>
          <table:table-cell office:value-type="float" office:value="29.688" calcext:value-type="float">
            <text:p>29,688</text:p>
          </table:table-cell>
          <table:table-cell office:value-type="float" office:value="67.478" calcext:value-type="float">
            <text:p>67,47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27" calcext:value-type="date">
            <text:p>27 de nov de 97</text:p>
          </table:table-cell>
          <table:table-cell table:style-name="ce3" office:value-type="date" office:date-value="1997-11-27" calcext:value-type="date">
            <text:p>1997-11-27</text:p>
          </table:table-cell>
          <table:table-cell office:value-type="float" office:value="16" calcext:value-type="float">
            <text:p>16</text:p>
          </table:table-cell>
          <table:table-cell office:value-type="float" office:value="45.472" calcext:value-type="float">
            <text:p>45,472</text:p>
          </table:table-cell>
          <table:table-cell office:value-type="float" office:value="12.395" calcext:value-type="float">
            <text:p>12,395</text:p>
          </table:table-cell>
          <table:table-cell office:value-type="float" office:value="3.6771" calcext:value-type="float">
            <text:p>3,6771</text:p>
          </table:table-cell>
          <table:table-cell office:value-type="float" office:value="31.098" calcext:value-type="float">
            <text:p>31,098</text:p>
          </table:table-cell>
          <table:table-cell office:value-type="float" office:value="75.42" calcext:value-type="float">
            <text:p>75,4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28" calcext:value-type="date">
            <text:p>28 de nov de 97</text:p>
          </table:table-cell>
          <table:table-cell table:style-name="ce3" office:value-type="date" office:date-value="1997-11-28" calcext:value-type="date">
            <text:p>1997-11-28</text:p>
          </table:table-cell>
          <table:table-cell office:value-type="float" office:value="14" calcext:value-type="float">
            <text:p>14</text:p>
          </table:table-cell>
          <table:table-cell office:value-type="float" office:value="37.075" calcext:value-type="float">
            <text:p>37,075</text:p>
          </table:table-cell>
          <table:table-cell office:value-type="float" office:value="9.71" calcext:value-type="float">
            <text:p>9,71</text:p>
          </table:table-cell>
          <table:table-cell office:value-type="float" office:value="3.3367" calcext:value-type="float">
            <text:p>3,3367</text:p>
          </table:table-cell>
          <table:table-cell office:value-type="float" office:value="32.322" calcext:value-type="float">
            <text:p>32,322</text:p>
          </table:table-cell>
          <table:table-cell office:value-type="float" office:value="80.65" calcext:value-type="float">
            <text:p>80,6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29" calcext:value-type="date">
            <text:p>29 de nov de 97</text:p>
          </table:table-cell>
          <table:table-cell table:style-name="ce3" office:value-type="date" office:date-value="1997-11-29" calcext:value-type="date">
            <text:p>1997-11-29</text:p>
          </table:table-cell>
          <table:table-cell office:value-type="float" office:value="10" calcext:value-type="float">
            <text:p>10</text:p>
          </table:table-cell>
          <table:table-cell office:value-type="float" office:value="43.873" calcext:value-type="float">
            <text:p>43,873</text:p>
          </table:table-cell>
          <table:table-cell office:value-type="float" office:value="11.205" calcext:value-type="float">
            <text:p>11,205</text:p>
          </table:table-cell>
          <table:table-cell office:value-type="float" office:value="2.1383" calcext:value-type="float">
            <text:p>2,1383</text:p>
          </table:table-cell>
          <table:table-cell office:value-type="float" office:value="46.947" calcext:value-type="float">
            <text:p>46,947</text:p>
          </table:table-cell>
          <table:table-cell office:value-type="float" office:value="54.356" calcext:value-type="float">
            <text:p>54,35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1-30" calcext:value-type="date">
            <text:p>30 de nov de 97</text:p>
          </table:table-cell>
          <table:table-cell table:style-name="ce3" office:value-type="date" office:date-value="1997-11-30" calcext:value-type="date">
            <text:p>1997-11-30</text:p>
          </table:table-cell>
          <table:table-cell office:value-type="float" office:value="10" calcext:value-type="float">
            <text:p>10</text:p>
          </table:table-cell>
          <table:table-cell office:value-type="float" office:value="39.691" calcext:value-type="float">
            <text:p>39,691</text:p>
          </table:table-cell>
          <table:table-cell office:value-type="float" office:value="8.5" calcext:value-type="float">
            <text:p>8,5</text:p>
          </table:table-cell>
          <table:table-cell office:value-type="float" office:value="1.6017" calcext:value-type="float">
            <text:p>1,6017</text:p>
          </table:table-cell>
          <table:table-cell office:value-type="float" office:value="69.562" calcext:value-type="float">
            <text:p>69,562</text:p>
          </table:table-cell>
          <table:table-cell office:value-type="float" office:value="57.72" calcext:value-type="float">
            <text:p>57,7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01" calcext:value-type="date">
            <text:p>1 de dez de 97</text:p>
          </table:table-cell>
          <table:table-cell table:style-name="ce3" office:value-type="date" office:date-value="1997-12-01" calcext:value-type="date">
            <text:p>1997-12-01</text:p>
          </table:table-cell>
          <table:table-cell office:value-type="float" office:value="8" calcext:value-type="float">
            <text:p>8</text:p>
          </table:table-cell>
          <table:table-cell office:value-type="float" office:value="52.262" calcext:value-type="float">
            <text:p>52,262</text:p>
          </table:table-cell>
          <table:table-cell office:value-type="float" office:value="10.7" calcext:value-type="float">
            <text:p>10,7</text:p>
          </table:table-cell>
          <table:table-cell office:value-type="float" office:value="4.2567" calcext:value-type="float">
            <text:p>4,2567</text:p>
          </table:table-cell>
          <table:table-cell office:value-type="float" office:value="36.702" calcext:value-type="float">
            <text:p>36,702</text:p>
          </table:table-cell>
          <table:table-cell office:value-type="float" office:value="93.342" calcext:value-type="float">
            <text:p>93,34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02" calcext:value-type="date">
            <text:p>2 de dez de 97</text:p>
          </table:table-cell>
          <table:table-cell table:style-name="ce3" office:value-type="date" office:date-value="1997-12-02" calcext:value-type="date">
            <text:p>1997-12-02</text:p>
          </table:table-cell>
          <table:table-cell office:value-type="float" office:value="10" calcext:value-type="float">
            <text:p>10</text:p>
          </table:table-cell>
          <table:table-cell office:value-type="float" office:value="40.948" calcext:value-type="float">
            <text:p>40,948</text:p>
          </table:table-cell>
          <table:table-cell office:value-type="float" office:value="6.925" calcext:value-type="float">
            <text:p>6,925</text:p>
          </table:table-cell>
          <table:table-cell office:value-type="float" office:value="4.205" calcext:value-type="float">
            <text:p>4,205</text:p>
          </table:table-cell>
          <table:table-cell office:value-type="float" office:value="22.5" calcext:value-type="float">
            <text:p>22,5</text:p>
          </table:table-cell>
          <table:table-cell office:value-type="float" office:value="71.336" calcext:value-type="float">
            <text:p>71,33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03" calcext:value-type="date">
            <text:p>3 de dez de 97</text:p>
          </table:table-cell>
          <table:table-cell table:style-name="ce3" office:value-type="date" office:date-value="1997-12-03" calcext:value-type="date">
            <text:p>1997-12-03</text:p>
          </table:table-cell>
          <table:table-cell office:value-type="float" office:value="11" calcext:value-type="float">
            <text:p>11</text:p>
          </table:table-cell>
          <table:table-cell office:value-type="float" office:value="53.832" calcext:value-type="float">
            <text:p>53,832</text:p>
          </table:table-cell>
          <table:table-cell office:value-type="float" office:value="15.7875" calcext:value-type="float">
            <text:p>15,7875</text:p>
          </table:table-cell>
          <table:table-cell office:value-type="float" office:value="3.74" calcext:value-type="float">
            <text:p>3,74</text:p>
          </table:table-cell>
          <table:table-cell office:value-type="float" office:value="50.4" calcext:value-type="float">
            <text:p>50,4</text:p>
          </table:table-cell>
          <table:table-cell office:value-type="float" office:value="91.714" calcext:value-type="float">
            <text:p>91,71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04" calcext:value-type="date">
            <text:p>4 de dez de 97</text:p>
          </table:table-cell>
          <table:table-cell table:style-name="ce3" office:value-type="date" office:date-value="1997-12-04" calcext:value-type="date">
            <text:p>1997-12-04</text:p>
          </table:table-cell>
          <table:table-cell office:value-type="float" office:value="6" calcext:value-type="float">
            <text:p>6</text:p>
          </table:table-cell>
          <table:table-cell office:value-type="float" office:value="61.694" calcext:value-type="float">
            <text:p>61,694</text:p>
          </table:table-cell>
          <table:table-cell office:value-type="float" office:value="10.5875" calcext:value-type="float">
            <text:p>10,5875</text:p>
          </table:table-cell>
          <table:table-cell office:value-type="float" office:value="4.6043" calcext:value-type="float">
            <text:p>4,6043</text:p>
          </table:table-cell>
          <table:table-cell office:value-type="float" office:value="31.474" calcext:value-type="float">
            <text:p>31,474</text:p>
          </table:table-cell>
          <table:table-cell office:value-type="float" office:value="112.36" calcext:value-type="float">
            <text:p>112,3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05" calcext:value-type="date">
            <text:p>5 de dez de 97</text:p>
          </table:table-cell>
          <table:table-cell table:style-name="ce3" office:value-type="date" office:date-value="1997-12-05" calcext:value-type="date">
            <text:p>1997-12-05</text:p>
          </table:table-cell>
          <table:table-cell office:value-type="float" office:value="5" calcext:value-type="float">
            <text:p>5</text:p>
          </table:table-cell>
          <table:table-cell office:value-type="float" office:value="65.241" calcext:value-type="float">
            <text:p>65,241</text:p>
          </table:table-cell>
          <table:table-cell office:value-type="float" office:value="18.4975" calcext:value-type="float">
            <text:p>18,4975</text:p>
          </table:table-cell>
          <table:table-cell office:value-type="float" office:value="3.9471" calcext:value-type="float">
            <text:p>3,9471</text:p>
          </table:table-cell>
          <table:table-cell office:value-type="float" office:value="179.746" calcext:value-type="float">
            <text:p>179,746</text:p>
          </table:table-cell>
          <table:table-cell office:value-type="float" office:value="202.098" calcext:value-type="float">
            <text:p>202,09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06" calcext:value-type="date">
            <text:p>6 de dez de 97</text:p>
          </table:table-cell>
          <table:table-cell table:style-name="ce3" office:value-type="date" office:date-value="1997-12-06" calcext:value-type="date">
            <text:p>1997-12-06</text:p>
          </table:table-cell>
          <table:table-cell office:value-type="float" office:value="5" calcext:value-type="float">
            <text:p>5</text:p>
          </table:table-cell>
          <table:table-cell office:value-type="float" office:value="64.922" calcext:value-type="float">
            <text:p>64,922</text:p>
          </table:table-cell>
          <table:table-cell office:value-type="float" office:value="16.5625" calcext:value-type="float">
            <text:p>16,5625</text:p>
          </table:table-cell>
          <table:table-cell office:value-type="float" office:value="3.2186" calcext:value-type="float">
            <text:p>3,2186</text:p>
          </table:table-cell>
          <table:table-cell office:value-type="float" office:value="69.088" calcext:value-type="float">
            <text:p>69,088</text:p>
          </table:table-cell>
          <table:table-cell office:value-type="float" office:value="87.69" calcext:value-type="float">
            <text:p>87,69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07" calcext:value-type="date">
            <text:p>7 de dez de 97</text:p>
          </table:table-cell>
          <table:table-cell table:style-name="ce3" office:value-type="date" office:date-value="1997-12-07" calcext:value-type="date">
            <text:p>1997-12-07</text:p>
          </table:table-cell>
          <table:table-cell office:value-type="float" office:value="8" calcext:value-type="float">
            <text:p>8</text:p>
          </table:table-cell>
          <table:table-cell office:value-type="float" office:value="46.218" calcext:value-type="float">
            <text:p>46,218</text:p>
          </table:table-cell>
          <table:table-cell office:value-type="float" office:value="9.7875" calcext:value-type="float">
            <text:p>9,7875</text:p>
          </table:table-cell>
          <table:table-cell office:value-type="float" office:value="2.3843" calcext:value-type="float">
            <text:p>2,3843</text:p>
          </table:table-cell>
          <table:table-cell office:value-type="float" office:value="45.725" calcext:value-type="float">
            <text:p>45,725</text:p>
          </table:table-cell>
          <table:table-cell office:value-type="float" office:value="79.782" calcext:value-type="float">
            <text:p>79,78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08" calcext:value-type="date">
            <text:p>8 de dez de 97</text:p>
          </table:table-cell>
          <table:table-cell table:style-name="ce3" office:value-type="date" office:date-value="1997-12-08" calcext:value-type="date">
            <text:p>1997-12-08</text:p>
          </table:table-cell>
          <table:table-cell office:value-type="float" office:value="7" calcext:value-type="float">
            <text:p>7</text:p>
          </table:table-cell>
          <table:table-cell office:value-type="float" office:value="48.568" calcext:value-type="float">
            <text:p>48,568</text:p>
          </table:table-cell>
          <table:table-cell office:value-type="float" office:value="10.245" calcext:value-type="float">
            <text:p>10,245</text:p>
          </table:table-cell>
          <table:table-cell office:value-type="float" office:value="3.0114" calcext:value-type="float">
            <text:p>3,0114</text:p>
          </table:table-cell>
          <table:table-cell office:value-type="float" office:value="48.202" calcext:value-type="float">
            <text:p>48,202</text:p>
          </table:table-cell>
          <table:table-cell office:value-type="float" office:value="81.822" calcext:value-type="float">
            <text:p>81,82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09" calcext:value-type="date">
            <text:p>9 de dez de 97</text:p>
          </table:table-cell>
          <table:table-cell table:style-name="ce3" office:value-type="date" office:date-value="1997-12-09" calcext:value-type="date">
            <text:p>1997-12-09</text:p>
          </table:table-cell>
          <table:table-cell office:value-type="float" office:value="8" calcext:value-type="float">
            <text:p>8</text:p>
          </table:table-cell>
          <table:table-cell office:value-type="float" office:value="58.278" calcext:value-type="float">
            <text:p>58,278</text:p>
          </table:table-cell>
          <table:table-cell office:value-type="float" office:value="13.52" calcext:value-type="float">
            <text:p>13,52</text:p>
          </table:table-cell>
          <table:table-cell office:value-type="float" office:value="2.7043" calcext:value-type="float">
            <text:p>2,7043</text:p>
          </table:table-cell>
          <table:table-cell office:value-type="float" office:value="134.107" calcext:value-type="float">
            <text:p>134,107</text:p>
          </table:table-cell>
          <table:table-cell office:value-type="float" office:value="141.91" calcext:value-type="float">
            <text:p>141,91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10" calcext:value-type="date">
            <text:p>10 de dez de 97</text:p>
          </table:table-cell>
          <table:table-cell table:style-name="ce3" office:value-type="date" office:date-value="1997-12-10" calcext:value-type="date">
            <text:p>1997-12-10</text:p>
          </table:table-cell>
          <table:table-cell office:value-type="float" office:value="9" calcext:value-type="float">
            <text:p>9</text:p>
          </table:table-cell>
          <table:table-cell office:value-type="float" office:value="51.662" calcext:value-type="float">
            <text:p>51,662</text:p>
          </table:table-cell>
          <table:table-cell office:value-type="float" office:value="16.04" calcext:value-type="float">
            <text:p>16,04</text:p>
          </table:table-cell>
          <table:table-cell office:value-type="float" office:value="2.3886" calcext:value-type="float">
            <text:p>2,3886</text:p>
          </table:table-cell>
          <table:table-cell office:value-type="float" office:value="81.61" calcext:value-type="float">
            <text:p>81,61</text:p>
          </table:table-cell>
          <table:table-cell office:value-type="float" office:value="116.327" calcext:value-type="float">
            <text:p>116,32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11" calcext:value-type="date">
            <text:p>11 de dez de 97</text:p>
          </table:table-cell>
          <table:table-cell table:style-name="ce3" office:value-type="date" office:date-value="1997-12-11" calcext:value-type="date">
            <text:p>1997-12-11</text:p>
          </table:table-cell>
          <table:table-cell office:value-type="float" office:value="11" calcext:value-type="float">
            <text:p>11</text:p>
          </table:table-cell>
          <table:table-cell office:value-type="float" office:value="59.873" calcext:value-type="float">
            <text:p>59,873</text:p>
          </table:table-cell>
          <table:table-cell office:value-type="float" office:value="14.8925" calcext:value-type="float">
            <text:p>14,8925</text:p>
          </table:table-cell>
          <table:table-cell office:value-type="float" office:value="2.32" calcext:value-type="float">
            <text:p>2,32</text:p>
          </table:table-cell>
          <table:table-cell office:value-type="float" office:value="86.06" calcext:value-type="float">
            <text:p>86,06</text:p>
          </table:table-cell>
          <table:table-cell office:value-type="float" office:value="108.252" calcext:value-type="float">
            <text:p>108,25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12" calcext:value-type="date">
            <text:p>12 de dez de 97</text:p>
          </table:table-cell>
          <table:table-cell table:style-name="ce3" office:value-type="date" office:date-value="1997-12-12" calcext:value-type="date">
            <text:p>1997-12-12</text:p>
          </table:table-cell>
          <table:table-cell office:value-type="float" office:value="13" calcext:value-type="float">
            <text:p>13</text:p>
          </table:table-cell>
          <table:table-cell office:value-type="float" office:value="67.465" calcext:value-type="float">
            <text:p>67,465</text:p>
          </table:table-cell>
          <table:table-cell office:value-type="float" office:value="14.3825" calcext:value-type="float">
            <text:p>14,3825</text:p>
          </table:table-cell>
          <table:table-cell office:value-type="float" office:value="3.2071" calcext:value-type="float">
            <text:p>3,2071</text:p>
          </table:table-cell>
          <table:table-cell office:value-type="float" office:value="65.002" calcext:value-type="float">
            <text:p>65,002</text:p>
          </table:table-cell>
          <table:table-cell office:value-type="float" office:value="129.45" calcext:value-type="float">
            <text:p>129,4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13" calcext:value-type="date">
            <text:p>13 de dez de 97</text:p>
          </table:table-cell>
          <table:table-cell table:style-name="ce3" office:value-type="date" office:date-value="1997-12-13" calcext:value-type="date">
            <text:p>1997-12-13</text:p>
          </table:table-cell>
          <table:table-cell office:value-type="float" office:value="12" calcext:value-type="float">
            <text:p>12</text:p>
          </table:table-cell>
          <table:table-cell office:value-type="float" office:value="47.408" calcext:value-type="float">
            <text:p>47,408</text:p>
          </table:table-cell>
          <table:table-cell office:value-type="float" office:value="6.6525" calcext:value-type="float">
            <text:p>6,6525</text:p>
          </table:table-cell>
          <table:table-cell office:value-type="float" office:value="3.8157" calcext:value-type="float">
            <text:p>3,8157</text:p>
          </table:table-cell>
          <table:table-cell office:value-type="float" office:value="34.165" calcext:value-type="float">
            <text:p>34,165</text:p>
          </table:table-cell>
          <table:table-cell office:value-type="float" office:value="85.002" calcext:value-type="float">
            <text:p>85,00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14" calcext:value-type="date">
            <text:p>14 de dez de 97</text:p>
          </table:table-cell>
          <table:table-cell table:style-name="ce3" office:value-type="date" office:date-value="1997-12-14" calcext:value-type="date">
            <text:p>1997-12-14</text:p>
          </table:table-cell>
          <table:table-cell office:value-type="float" office:value="13" calcext:value-type="float">
            <text:p>13</text:p>
          </table:table-cell>
          <table:table-cell office:value-type="float" office:value="32.588" calcext:value-type="float">
            <text:p>32,588</text:p>
          </table:table-cell>
          <table:table-cell office:value-type="float" office:value="5.8" calcext:value-type="float">
            <text:p>5,8</text:p>
          </table:table-cell>
          <table:table-cell office:value-type="float" office:value="3.2986" calcext:value-type="float">
            <text:p>3,2986</text:p>
          </table:table-cell>
          <table:table-cell office:value-type="float" office:value="34.67" calcext:value-type="float">
            <text:p>34,67</text:p>
          </table:table-cell>
          <table:table-cell office:value-type="float" office:value="54.388" calcext:value-type="float">
            <text:p>54,38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15" calcext:value-type="date">
            <text:p>15 de dez de 97</text:p>
          </table:table-cell>
          <table:table-cell table:style-name="ce3" office:value-type="date" office:date-value="1997-12-15" calcext:value-type="date">
            <text:p>1997-12-15</text:p>
          </table:table-cell>
          <table:table-cell office:value-type="float" office:value="6" calcext:value-type="float">
            <text:p>6</text:p>
          </table:table-cell>
          <table:table-cell office:value-type="float" office:value="35.633" calcext:value-type="float">
            <text:p>35,633</text:p>
          </table:table-cell>
          <table:table-cell office:value-type="float" office:value="7.3367" calcext:value-type="float">
            <text:p>7,3367</text:p>
          </table:table-cell>
          <table:table-cell office:value-type="float" office:value="3.3" calcext:value-type="float">
            <text:p>3,3</text:p>
          </table:table-cell>
          <table:table-cell office:value-type="float" office:value="27.238" calcext:value-type="float">
            <text:p>27,238</text:p>
          </table:table-cell>
          <table:table-cell office:value-type="float" office:value="66.273" calcext:value-type="float">
            <text:p>66,27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16" calcext:value-type="date">
            <text:p>16 de dez de 97</text:p>
          </table:table-cell>
          <table:table-cell table:style-name="ce3" office:value-type="date" office:date-value="1997-12-16" calcext:value-type="date">
            <text:p>1997-12-16</text:p>
          </table:table-cell>
          <table:table-cell office:value-type="float" office:value="10" calcext:value-type="float">
            <text:p>10</text:p>
          </table:table-cell>
          <table:table-cell office:value-type="float" office:value="49.994" calcext:value-type="float">
            <text:p>49,994</text:p>
          </table:table-cell>
          <table:table-cell office:value-type="float" office:value="11.53" calcext:value-type="float">
            <text:p>11,53</text:p>
          </table:table-cell>
          <table:table-cell office:value-type="float" office:value="3.2729" calcext:value-type="float">
            <text:p>3,2729</text:p>
          </table:table-cell>
          <table:table-cell office:value-type="float" office:value="84.33" calcext:value-type="float">
            <text:p>84,33</text:p>
          </table:table-cell>
          <table:table-cell office:value-type="float" office:value="110.117" calcext:value-type="float">
            <text:p>110,11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17" calcext:value-type="date">
            <text:p>17 de dez de 97</text:p>
          </table:table-cell>
          <table:table-cell table:style-name="ce3" office:value-type="date" office:date-value="1997-12-17" calcext:value-type="date">
            <text:p>1997-12-17</text:p>
          </table:table-cell>
          <table:table-cell office:value-type="float" office:value="9" calcext:value-type="float">
            <text:p>9</text:p>
          </table:table-cell>
          <table:table-cell office:value-type="float" office:value="35.432" calcext:value-type="float">
            <text:p>35,432</text:p>
          </table:table-cell>
          <table:table-cell office:value-type="float" office:value="9.4833" calcext:value-type="float">
            <text:p>9,4833</text:p>
          </table:table-cell>
          <table:table-cell office:value-type="float" office:value="1.8714" calcext:value-type="float">
            <text:p>1,8714</text:p>
          </table:table-cell>
          <table:table-cell office:value-type="float" office:value="30.14" calcext:value-type="float">
            <text:p>30,14</text:p>
          </table:table-cell>
          <table:table-cell office:value-type="float" office:value="55.46" calcext:value-type="float">
            <text:p>55,46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18" calcext:value-type="date">
            <text:p>18 de dez de 97</text:p>
          </table:table-cell>
          <table:table-cell table:style-name="ce3" office:value-type="date" office:date-value="1997-12-18" calcext:value-type="date">
            <text:p>1997-12-18</text:p>
          </table:table-cell>
          <table:table-cell office:value-type="float" office:value="9" calcext:value-type="float">
            <text:p>9</text:p>
          </table:table-cell>
          <table:table-cell office:value-type="float" office:value="44.781" calcext:value-type="float">
            <text:p>44,781</text:p>
          </table:table-cell>
          <table:table-cell office:value-type="float" office:value="10.8825" calcext:value-type="float">
            <text:p>10,8825</text:p>
          </table:table-cell>
          <table:table-cell office:value-type="float" office:value="2.9071" calcext:value-type="float">
            <text:p>2,9071</text:p>
          </table:table-cell>
          <table:table-cell office:value-type="float" office:value="46.348" calcext:value-type="float">
            <text:p>46,348</text:p>
          </table:table-cell>
          <table:table-cell office:value-type="float" office:value="92.12" calcext:value-type="float">
            <text:p>92,1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19" calcext:value-type="date">
            <text:p>19 de dez de 97</text:p>
          </table:table-cell>
          <table:table-cell table:style-name="ce3" office:value-type="date" office:date-value="1997-12-19" calcext:value-type="date">
            <text:p>1997-12-19</text:p>
          </table:table-cell>
          <table:table-cell office:value-type="float" office:value="11" calcext:value-type="float">
            <text:p>11</text:p>
          </table:table-cell>
          <table:table-cell office:value-type="float" office:value="45.595" calcext:value-type="float">
            <text:p>45,595</text:p>
          </table:table-cell>
          <table:table-cell office:value-type="float" office:value="11.85" calcext:value-type="float">
            <text:p>11,85</text:p>
          </table:table-cell>
          <table:table-cell office:value-type="float" office:value="3.5743" calcext:value-type="float">
            <text:p>3,5743</text:p>
          </table:table-cell>
          <table:table-cell office:value-type="float" office:value="39.985" calcext:value-type="float">
            <text:p>39,985</text:p>
          </table:table-cell>
          <table:table-cell office:value-type="float" office:value="102.803" calcext:value-type="float">
            <text:p>102,80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20" calcext:value-type="date">
            <text:p>20 de dez de 97</text:p>
          </table:table-cell>
          <table:table-cell table:style-name="ce3" office:value-type="date" office:date-value="1997-12-20" calcext:value-type="date">
            <text:p>1997-12-20</text:p>
          </table:table-cell>
          <table:table-cell office:value-type="float" office:value="8" calcext:value-type="float">
            <text:p>8</text:p>
          </table:table-cell>
          <table:table-cell office:value-type="float" office:value="41.559" calcext:value-type="float">
            <text:p>41,559</text:p>
          </table:table-cell>
          <table:table-cell office:value-type="float" office:value="10.565" calcext:value-type="float">
            <text:p>10,565</text:p>
          </table:table-cell>
          <table:table-cell office:value-type="float" office:value="3.58" calcext:value-type="float">
            <text:p>3,58</text:p>
          </table:table-cell>
          <table:table-cell office:value-type="float" office:value="44.217" calcext:value-type="float">
            <text:p>44,217</text:p>
          </table:table-cell>
          <table:table-cell office:value-type="float" office:value="72.948" calcext:value-type="float">
            <text:p>72,948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21" calcext:value-type="date">
            <text:p>21 de dez de 97</text:p>
          </table:table-cell>
          <table:table-cell table:style-name="ce3" office:value-type="date" office:date-value="1997-12-21" calcext:value-type="date">
            <text:p>1997-12-21</text:p>
          </table:table-cell>
          <table:table-cell office:value-type="float" office:value="17" calcext:value-type="float">
            <text:p>17</text:p>
          </table:table-cell>
          <table:table-cell office:value-type="float" office:value="37.005" calcext:value-type="float">
            <text:p>37,005</text:p>
          </table:table-cell>
          <table:table-cell office:value-type="float" office:value="6.05" calcext:value-type="float">
            <text:p>6,05</text:p>
          </table:table-cell>
          <table:table-cell office:value-type="float" office:value="3.2033" calcext:value-type="float">
            <text:p>3,2033</text:p>
          </table:table-cell>
          <table:table-cell office:value-type="float" office:value="52.752" calcext:value-type="float">
            <text:p>52,752</text:p>
          </table:table-cell>
          <table:table-cell office:value-type="float" office:value="69.305" calcext:value-type="float">
            <text:p>69,30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22" calcext:value-type="date">
            <text:p>22 de dez de 97</text:p>
          </table:table-cell>
          <table:table-cell table:style-name="ce3" office:value-type="date" office:date-value="1997-12-22" calcext:value-type="date">
            <text:p>1997-12-22</text:p>
          </table:table-cell>
          <table:table-cell office:value-type="float" office:value="17" calcext:value-type="float">
            <text:p>17</text:p>
          </table:table-cell>
          <table:table-cell office:value-type="float" office:value="52.238" calcext:value-type="float">
            <text:p>52,238</text:p>
          </table:table-cell>
          <table:table-cell office:value-type="float" office:value="8.2825" calcext:value-type="float">
            <text:p>8,2825</text:p>
          </table:table-cell>
          <table:table-cell office:value-type="float" office:value="3.9433" calcext:value-type="float">
            <text:p>3,9433</text:p>
          </table:table-cell>
          <table:table-cell office:value-type="float" office:value="45.618" calcext:value-type="float">
            <text:p>45,618</text:p>
          </table:table-cell>
          <table:table-cell office:value-type="float" office:value="117.145" calcext:value-type="float">
            <text:p>117,14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23" calcext:value-type="date">
            <text:p>23 de dez de 97</text:p>
          </table:table-cell>
          <table:table-cell table:style-name="ce3" office:value-type="date" office:date-value="1997-12-23" calcext:value-type="date">
            <text:p>1997-12-23</text:p>
          </table:table-cell>
          <table:table-cell office:value-type="float" office:value="8" calcext:value-type="float">
            <text:p>8</text:p>
          </table:table-cell>
          <table:table-cell office:value-type="float" office:value="50.731" calcext:value-type="float">
            <text:p>50,731</text:p>
          </table:table-cell>
          <table:table-cell office:value-type="float" office:value="9.108" calcext:value-type="float">
            <text:p>9,108</text:p>
          </table:table-cell>
          <table:table-cell office:value-type="float" office:value="3.8229" calcext:value-type="float">
            <text:p>3,8229</text:p>
          </table:table-cell>
          <table:table-cell office:value-type="float" office:value="50.732" calcext:value-type="float">
            <text:p>50,732</text:p>
          </table:table-cell>
          <table:table-cell office:value-type="float" office:value="85.687" calcext:value-type="float">
            <text:p>85,68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24" calcext:value-type="date">
            <text:p>24 de dez de 97</text:p>
          </table:table-cell>
          <table:table-cell table:style-name="ce3" office:value-type="date" office:date-value="1997-12-24" calcext:value-type="date">
            <text:p>1997-12-24</text:p>
          </table:table-cell>
          <table:table-cell office:value-type="float" office:value="9" calcext:value-type="float">
            <text:p>9</text:p>
          </table:table-cell>
          <table:table-cell office:value-type="float" office:value="54.308" calcext:value-type="float">
            <text:p>54,308</text:p>
          </table:table-cell>
          <table:table-cell office:value-type="float" office:value="7.334" calcext:value-type="float">
            <text:p>7,334</text:p>
          </table:table-cell>
          <table:table-cell office:value-type="float" office:value="3.4229" calcext:value-type="float">
            <text:p>3,4229</text:p>
          </table:table-cell>
          <table:table-cell office:value-type="float" office:value="153.115" calcext:value-type="float">
            <text:p>153,115</text:p>
          </table:table-cell>
          <table:table-cell office:value-type="float" office:value="148.45" calcext:value-type="float">
            <text:p>148,4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25" calcext:value-type="date">
            <text:p>25 de dez de 97</text:p>
          </table:table-cell>
          <table:table-cell table:style-name="ce3" office:value-type="date" office:date-value="1997-12-25" calcext:value-type="date">
            <text:p>1997-12-25</text:p>
          </table:table-cell>
          <table:table-cell office:value-type="float" office:value="11" calcext:value-type="float">
            <text:p>11</text:p>
          </table:table-cell>
          <table:table-cell office:value-type="float" office:value="40.713" calcext:value-type="float">
            <text:p>40,713</text:p>
          </table:table-cell>
          <table:table-cell office:value-type="float" office:value="5.31" calcext:value-type="float">
            <text:p>5,31</text:p>
          </table:table-cell>
          <table:table-cell office:value-type="float" office:value="1.56" calcext:value-type="float">
            <text:p>1,56</text:p>
          </table:table-cell>
          <table:table-cell office:value-type="float" office:value="93.538" calcext:value-type="float">
            <text:p>93,538</text:p>
          </table:table-cell>
          <table:table-cell office:value-type="float" office:value="55.442" calcext:value-type="float">
            <text:p>55,442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26" calcext:value-type="date">
            <text:p>26 de dez de 97</text:p>
          </table:table-cell>
          <table:table-cell table:style-name="ce3" office:value-type="date" office:date-value="1997-12-26" calcext:value-type="date">
            <text:p>1997-12-26</text:p>
          </table:table-cell>
          <table:table-cell office:value-type="float" office:value="14" calcext:value-type="float">
            <text:p>14</text:p>
          </table:table-cell>
          <table:table-cell office:value-type="float" office:value="46.513" calcext:value-type="float">
            <text:p>46,513</text:p>
          </table:table-cell>
          <table:table-cell office:value-type="float" office:value="5.302" calcext:value-type="float">
            <text:p>5,302</text:p>
          </table:table-cell>
          <table:table-cell office:value-type="float" office:value="2.2143" calcext:value-type="float">
            <text:p>2,2143</text:p>
          </table:table-cell>
          <table:table-cell office:value-type="float" office:value="68.305" calcext:value-type="float">
            <text:p>68,305</text:p>
          </table:table-cell>
          <table:table-cell office:value-type="float" office:value="84.23" calcext:value-type="float">
            <text:p>84,23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27" calcext:value-type="date">
            <text:p>27 de dez de 97</text:p>
          </table:table-cell>
          <table:table-cell table:style-name="ce3" office:value-type="date" office:date-value="1997-12-27" calcext:value-type="date">
            <text:p>1997-12-27</text:p>
          </table:table-cell>
          <table:table-cell office:value-type="float" office:value="15" calcext:value-type="float">
            <text:p>15</text:p>
          </table:table-cell>
          <table:table-cell office:value-type="float" office:value="38.002" calcext:value-type="float">
            <text:p>38,002</text:p>
          </table:table-cell>
          <table:table-cell office:value-type="float" office:value="5.528" calcext:value-type="float">
            <text:p>5,528</text:p>
          </table:table-cell>
          <table:table-cell office:value-type="float" office:value="2.1571" calcext:value-type="float">
            <text:p>2,1571</text:p>
          </table:table-cell>
          <table:table-cell office:value-type="float" office:value="49.807" calcext:value-type="float">
            <text:p>49,807</text:p>
          </table:table-cell>
          <table:table-cell office:value-type="float" office:value="63.95" calcext:value-type="float">
            <text:p>63,9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28" calcext:value-type="date">
            <text:p>28 de dez de 97</text:p>
          </table:table-cell>
          <table:table-cell table:style-name="ce3" office:value-type="date" office:date-value="1997-12-28" calcext:value-type="date">
            <text:p>1997-12-28</text:p>
          </table:table-cell>
          <table:table-cell office:value-type="float" office:value="18" calcext:value-type="float">
            <text:p>18</text:p>
          </table:table-cell>
          <table:table-cell office:value-type="float" office:value="32.869" calcext:value-type="float">
            <text:p>32,869</text:p>
          </table:table-cell>
          <table:table-cell office:value-type="float" office:value="4.02" calcext:value-type="float">
            <text:p>4,02</text:p>
          </table:table-cell>
          <table:table-cell office:value-type="float" office:value="1.8914" calcext:value-type="float">
            <text:p>1,8914</text:p>
          </table:table-cell>
          <table:table-cell office:value-type="float" office:value="43.913" calcext:value-type="float">
            <text:p>43,913</text:p>
          </table:table-cell>
          <table:table-cell office:value-type="float" office:value="53.817" calcext:value-type="float">
            <text:p>53,817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29" calcext:value-type="date">
            <text:p>29 de dez de 97</text:p>
          </table:table-cell>
          <table:table-cell table:style-name="ce3" office:value-type="date" office:date-value="1997-12-29" calcext:value-type="date">
            <text:p>1997-12-29</text:p>
          </table:table-cell>
          <table:table-cell office:value-type="float" office:value="24" calcext:value-type="float">
            <text:p>24</text:p>
          </table:table-cell>
          <table:table-cell office:value-type="float" office:value="37.888" calcext:value-type="float">
            <text:p>37,888</text:p>
          </table:table-cell>
          <table:table-cell office:value-type="float" office:value="6.748" calcext:value-type="float">
            <text:p>6,748</text:p>
          </table:table-cell>
          <table:table-cell office:value-type="float" office:value="2.9" calcext:value-type="float">
            <text:p>2,9</text:p>
          </table:table-cell>
          <table:table-cell office:value-type="float" office:value="69.402" calcext:value-type="float">
            <text:p>69,402</text:p>
          </table:table-cell>
          <table:table-cell office:value-type="float" office:value="101.205" calcext:value-type="float">
            <text:p>101,205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30" calcext:value-type="date">
            <text:p>30 de dez de 97</text:p>
          </table:table-cell>
          <table:table-cell table:style-name="ce3" office:value-type="date" office:date-value="1997-12-30" calcext:value-type="date">
            <text:p>1997-12-30</text:p>
          </table:table-cell>
          <table:table-cell office:value-type="float" office:value="21" calcext:value-type="float">
            <text:p>21</text:p>
          </table:table-cell>
          <table:table-cell office:value-type="float" office:value="52.08" calcext:value-type="float">
            <text:p>52,08</text:p>
          </table:table-cell>
          <table:table-cell office:value-type="float" office:value="6.775" calcext:value-type="float">
            <text:p>6,775</text:p>
          </table:table-cell>
          <table:table-cell office:value-type="float" office:value="3.1086" calcext:value-type="float">
            <text:p>3,1086</text:p>
          </table:table-cell>
          <table:table-cell office:value-type="float" office:value="62.876" calcext:value-type="float">
            <text:p>62,876</text:p>
          </table:table-cell>
          <table:table-cell office:value-type="float" office:value="96.364" calcext:value-type="float">
            <text:p>96,364</text:p>
          </table:table-cell>
          <table:table-cell table:number-columns-repeated="250"/>
        </table:table-row>
        <table:table-row table:style-name="ro1">
          <table:table-cell table:style-name="ce2" office:value-type="date" office:date-value="1997-12-31" calcext:value-type="date">
            <text:p>31 de dez de 97</text:p>
          </table:table-cell>
          <table:table-cell table:style-name="ce3" office:value-type="date" office:date-value="1997-12-31" calcext:value-type="date">
            <text:p>1997-12-31</text:p>
          </table:table-cell>
          <table:table-cell office:value-type="float" office:value="15" calcext:value-type="float">
            <text:p>15</text:p>
          </table:table-cell>
          <table:table-cell office:value-type="float" office:value="40.815" calcext:value-type="float">
            <text:p>40,815</text:p>
          </table:table-cell>
          <table:table-cell office:value-type="float" office:value="4.7075" calcext:value-type="float">
            <text:p>4,7075</text:p>
          </table:table-cell>
          <table:table-cell office:value-type="float" office:value="2.6617" calcext:value-type="float">
            <text:p>2,6617</text:p>
          </table:table-cell>
          <table:table-cell office:value-type="float" office:value="128.692" calcext:value-type="float">
            <text:p>128,692</text:p>
          </table:table-cell>
          <table:table-cell office:value-type="float" office:value="102.865" calcext:value-type="float">
            <text:p>102,865</text:p>
          </table:table-cell>
          <table:table-cell table:number-columns-repeated="250"/>
        </table:table-row>
        <table:table-row table:style-name="ro1" table:number-rows-repeated="1048209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Plan2" table:style-name="ta2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lan3" table:style-name="ta3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lan4" table:style-name="ta4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lan5" table:style-name="ta5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lan6" table:style-name="ta6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lan7" table:style-name="ta7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lan8" table:style-name="ta8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lan9" table:style-name="ta9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lan10" table:style-name="ta10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lan11" table:style-name="ta11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lan12" table:style-name="ta12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lan13" table:style-name="ta13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lan14" table:style-name="ta14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lan15" table:style-name="ta15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lan16" table:style-name="ta16">
        <table:table-column table:style-name="co3" table:number-columns-repeated="257" table:default-cell-style-name="ce1"/>
        <table:table-column table:style-name="co3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</number:number-style>
    <number:number-style style:name="N114">
      <number:text>-R$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</number:number-style>
    <number:number-style style:name="N116">
      <number:text>-R$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R$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1.251cm" fo:margin-bottom="1.251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.937cm"/>
      </style:header-style>
      <style:footer-style>
        <style:header-footer-properties fo:min-height="0.75cm" fo:margin-left="0cm" fo:margin-right="0cm" fo:margin-top="0.937cm"/>
      </style:footer-style>
    </style:page-layout>
    <style:page-layout style:name="Mpm2">
      <style:page-layout-properties fo:margin-top="1.251cm" fo:margin-bottom="1.251cm" fo:margin-left="1.905cm" fo:margin-right="1.905cm" style:first-page-number="continue" style:writing-mode="lr-tb"/>
      <style:header-style>
        <style:header-footer-properties fo:min-height="0.75cm" fo:margin-left="0cm" fo:margin-right="0cm" fo:margin-bottom="0.937cm"/>
      </style:header-style>
      <style:footer-style>
        <style:header-footer-properties fo:min-height="0.75cm" fo:margin-left="0cm" fo:margin-right="0cm" fo:margin-top="0.93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Plan1" style:display-name="PageStyle_Plan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2" style:display-name="PageStyle_Plan2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3" style:display-name="PageStyle_Plan3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4" style:display-name="PageStyle_Plan4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5" style:display-name="PageStyle_Plan5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6" style:display-name="PageStyle_Plan6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7" style:display-name="PageStyle_Plan7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8" style:display-name="PageStyle_Plan8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9" style:display-name="PageStyle_Plan9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10" style:display-name="PageStyle_Plan10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11" style:display-name="PageStyle_Plan11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12" style:display-name="PageStyle_Plan12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13" style:display-name="PageStyle_Plan13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14" style:display-name="PageStyle_Plan14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15" style:display-name="PageStyle_Plan15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16" style:display-name="PageStyle_Plan16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ruscato</meta:initial-creator>
    <meta:creation-date>1999-03-29T15:32:16</meta:creation-date>
    <dc:date>2023-03-13T11:09:57.952000000</dc:date>
    <meta:print-date>1999-08-09T19:42:09</meta:print-date>
    <meta:editing-duration>PT1M37S</meta:editing-duration>
    <meta:editing-cycles>1</meta:editing-cycles>
    <meta:document-statistic meta:table-count="16" meta:cell-count="2928" meta:object-count="0"/>
    <meta:generator>LibreOffice/7.5.1.2$Windows_X86_64 LibreOffice_project/fcbaee479e84c6cd81291587d2ee68cba099e129</meta:generator>
  </office:meta>
</office:document-meta>
</file>